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7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HP Cap</text:p>
          </table:table-cell>
          <table:table-cell table:style-name="Default" office:value-type="string" calcext:value-type="string">
            <text:p>Atk Cap</text:p>
          </table:table-cell>
          <table:table-cell table:style-name="Default" office:value-type="string" calcext:value-type="string">
            <text:p>Skl Cap</text:p>
          </table:table-cell>
          <table:table-cell table:style-name="Default" office:value-type="string" calcext:value-type="string">
            <text:p>Spd Cap</text:p>
          </table:table-cell>
          <table:table-cell table:style-name="Default" office:value-type="string" calcext:value-type="string">
            <text:p>Def Cap</text:p>
          </table:table-cell>
          <table:table-cell table:style-name="Default" office:value-type="string" calcext:value-type="string">
            <text:p>Res Cap</text:p>
          </table:table-cell>
          <table:table-cell table:style-name="Default"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8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93" calcext:value-type="float">
            <text:p>0.93</text:p>
          </table:table-cell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$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$D3]+[.$G3]+[.$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20" calcext:value-type="float">
            <text:p>20</text:p>
          </table:table-cell>
          <table:table-cell table:formula="of:=IFERROR(ROUND(((MIN(([.$E3]^2)/([.$T3]^2);[.$R$2]))*([.$J3]+3)*[.$T$2]))*5;0)" office:value-type="float" office:value="30" calcext:value-type="float">
            <text:p>30</text:p>
          </table:table-cell>
          <table:table-cell table:formula="of:=IFERROR(ROUND(((MIN(([.$G3]^2)/([.$T3]^2);[.$R$2]))*([.$J3]+3)*[.$T$2]))*5;0)" office:value-type="float" office:value="40" calcext:value-type="float">
            <text:p>4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32" calcext:value-type="float">
            <text:p>32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 table:formula="of:=ROUND(MIN(([.D3]/10); 60);0)*5" office:value-type="float" office:value="30" calcext:value-type="float">
            <text:p>30</text:p>
          </table:table-cell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formula="of:=IFERROR(MIN(MAX(ROUND(AVERAGE((MIN(([.$D3]+[.$G3]+[.$H3])/3/[.$T3];[.$AE$2]))*([.$J3]+3)*[.$AG$2];([.I3]/50));0)*5; [.$AI$2]); [.$AH$2]);0)" office:value-type="float" office:value="35" calcext:value-type="float">
            <text:p>35</text:p>
          </table:table-cell>
          <table:table-cell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 table:formula="of:=ROUND(AVERAGE([.AM3:.AS3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$D4]+[.$G4]+[.$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5" calcext:value-type="float">
            <text:p>25</text:p>
          </table:table-cell>
          <table:table-cell table:formula="of:=IFERROR(ROUND(((MIN(([.$E4]^2)/([.$T4]^2);[.$R$2]))*([.$J4]+3)*[.$T$2]))*5;0)" office:value-type="float" office:value="30" calcext:value-type="float">
            <text:p>30</text:p>
          </table:table-cell>
          <table:table-cell table:formula="of:=IFERROR(ROUND(((MIN(([.$G4]^2)/([.$T4]^2);[.$R$2]))*([.$J4]+3)*[.$T$2]))*5;0)" office:value-type="float" office:value="45" calcext:value-type="float">
            <text:p>4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7" calcext:value-type="float">
            <text:p>37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 table:style-name="ce29" table:formula="of:=ROUND(MIN(([.D4]/10); 60);0)*5" office:value-type="float" office:value="30" calcext:value-type="float">
            <text:p>30</text:p>
          </table:table-cell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IFERROR(MIN(MAX((ROUND(AVERAGE((((MIN(([.$C4]^[.$AC$2])/([.$T4]^[.$AC$2]);[.$AE$2])))*[.$J4]*0.8)+([.$C4]/10);([.C4]/8));0)*5)+10; 30); 99); 0)" office:value-type="float" office:value="50" calcext:value-type="float">
            <text:p>50</text:p>
          </table:table-cell>
          <table:table-cell table:formula="of:=IFERROR(MIN(MAX(ROUND(AVERAGE((MIN(([.$D4]^[.$L$2])/([.$T4]^[.$AC$2]);[.$AE$2]))*([.$J4]+[.$AF$2]);([.D4]/10));0)*5; [.$AI$2]); [.$AH$2]);0)" office:value-type="float" office:value="30" calcext:value-type="float">
            <text:p>30</text:p>
          </table:table-cell>
          <table:table-cell table:formula="of:=IFERROR(MIN(MAX(ROUND(AVERAGE((MIN(([.$D4]+[.$G4]+[.$H4])/3/[.$T4];[.$AE$2]))*([.$J4]+3)*[.$AG$2];([.I4]/50));0)*5; [.$AI$2]); [.$AH$2]);0)" office:value-type="float" office:value="40" calcext:value-type="float">
            <text:p>40</text:p>
          </table:table-cell>
          <table:table-cell table:formula="of:=IFERROR(MIN(MAX(ROUND(AVERAGE(((MIN(([.$H4]^2)/([.$T4]^[.$AC$2]);[.$AE$2]))*([.$J4]+3)*[.$AG$2]);([.H4]/10));0)*5; [.$AI$2]); [.$AH$2]);0)" office:value-type="float" office:value="30" calcext:value-type="float">
            <text:p>30</text:p>
          </table:table-cell>
          <table:table-cell table:formula="of:=IFERROR(MIN(MAX(ROUND(AVERAGE(((MIN(([.$E4]^[.$AC$2])/([.$T4]^[.$AC$2]);[.$AE$2]))*([.$J4]+3)*[.$AG$2]);([.E4]/10));0)*5; [.$AI$2]); [.$AH$2]);0)" office:value-type="float" office:value="35" calcext:value-type="float">
            <text:p>35</text:p>
          </table:table-cell>
          <table:table-cell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formula="of:=IFERROR(MIN(MAX(ROUND(AVERAGE((MIN(([.$F4]^[.$Q$2])/([.$T4]^[.$AC$2]);[.$AE$2]))*([.$J4]+[.$AF$2]);([.F4]/10));0)*5; [.$AI$2]); [.$AH$2]);0)" office:value-type="float" office:value="40" calcext:value-type="float">
            <text:p>40</text:p>
          </table:table-cell>
          <table:table-cell table:formula="of:=ROUND(AVERAGE([.AD4:.AJ4]);2)" office:value-type="float" office:value="37.86" calcext:value-type="float">
            <text:p>37.86</text:p>
          </table:table-cell>
          <table:table-cell table:formula="of:=ROUND(AVERAGE([.AM4:.AS4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$D5]+[.$G5]+[.$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35" calcext:value-type="float">
            <text:p>35</text:p>
          </table:table-cell>
          <table:table-cell table:formula="of:=IFERROR(ROUND(((MIN(([.$E5]^2)/([.$T5]^2);[.$R$2]))*([.$J5]+3)*[.$T$2]))*5;0)" office:value-type="float" office:value="35" calcext:value-type="float">
            <text:p>35</text:p>
          </table:table-cell>
          <table:table-cell table:formula="of:=IFERROR(ROUND(((MIN(([.$G5]^2)/([.$T5]^2);[.$R$2]))*([.$J5]+3)*[.$T$2]))*5;0)" office:value-type="float" office:value="55" calcext:value-type="float">
            <text:p>55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6" calcext:value-type="float">
            <text:p>46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 table:style-name="ce29" table:formula="of:=ROUND(MIN(([.D5]/10); 60);0)*5" office:value-type="float" office:value="40" calcext:value-type="float">
            <text:p>40</text:p>
          </table:table-cell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formula="of:=IFERROR(MIN(MAX(ROUND(AVERAGE((MIN(([.$D5]^[.$L$2])/([.$T5]^[.$AC$2]);[.$AE$2]))*([.$J5]+[.$AF$2]);([.D5]/10));0)*5; [.$AI$2]); [.$AH$2]);0)" office:value-type="float" office:value="40" calcext:value-type="float">
            <text:p>40</text:p>
          </table:table-cell>
          <table:table-cell table:formula="of:=IFERROR(MIN(MAX(ROUND(AVERAGE((MIN(([.$D5]+[.$G5]+[.$H5])/3/[.$T5];[.$AE$2]))*([.$J5]+3)*[.$AG$2];([.I5]/50));0)*5; [.$AI$2]); [.$AH$2]);0)" office:value-type="float" office:value="50" calcext:value-type="float">
            <text:p>50</text:p>
          </table:table-cell>
          <table:table-cell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formula="of:=IFERROR(MIN(MAX(ROUND(AVERAGE(((MIN(([.$E5]^[.$AC$2])/([.$T5]^[.$AC$2]);[.$AE$2]))*([.$J5]+3)*[.$AG$2]);([.E5]/10));0)*5; [.$AI$2]); [.$AH$2]);0)" office:value-type="float" office:value="45" calcext:value-type="float">
            <text:p>45</text:p>
          </table:table-cell>
          <table:table-cell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 table:formula="of:=ROUND(AVERAGE([.AM5:.AS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$D6]+[.$G6]+[.$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45" calcext:value-type="float">
            <text:p>45</text:p>
          </table:table-cell>
          <table:table-cell table:formula="of:=IFERROR(ROUND(((MIN(([.$E6]^2)/([.$T6]^2);[.$R$2]))*([.$J6]+3)*[.$T$2]))*5;0)" office:value-type="float" office:value="25" calcext:value-type="float">
            <text:p>25</text:p>
          </table:table-cell>
          <table:table-cell table:formula="of:=IFERROR(ROUND(((MIN(([.$G6]^2)/([.$T6]^2);[.$R$2]))*([.$J6]+3)*[.$T$2]))*5;0)" office:value-type="float" office:value="25" calcext:value-type="float">
            <text:p>25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33" calcext:value-type="float">
            <text:p>33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 table:style-name="ce29" table:formula="of:=ROUND(MIN(([.D6]/10); 60);0)*5" office:value-type="float" office:value="30" calcext:value-type="float">
            <text:p>30</text:p>
          </table:table-cell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2" calcext:value-type="float">
            <text:p>2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formula="of:=IFERROR(MIN(MAX(ROUND(AVERAGE((MIN(([.$D6]+[.$G6]+[.$H6])/3/[.$T6];[.$AE$2]))*([.$J6]+3)*[.$AG$2];([.I6]/50));0)*5; [.$AI$2]); [.$AH$2]);0)" office:value-type="float" office:value="35" calcext:value-type="float">
            <text:p>35</text:p>
          </table:table-cell>
          <table:table-cell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formula="of:=IFERROR(MIN(MAX(ROUND(AVERAGE(((MIN(([.$G6]^[.$AC$2])/([.$T6]^[.$AC$2]);[.$AE$2]))*([.$J6]+3)*[.$AG$2]);([.G6]/10));0)*5; [.$AI$2]); [.$AH$2]);0)" office:value-type="float" office:value="30" calcext:value-type="float">
            <text:p>30</text:p>
          </table:table-cell>
          <table:table-cell table:formula="of:=IFERROR(MIN(MAX(ROUND(AVERAGE((MIN(([.$F6]^[.$Q$2])/([.$T6]^[.$AC$2]);[.$AE$2]))*([.$J6]+[.$AF$2]);([.F6]/10));0)*5; [.$AI$2]); [.$AH$2]);0)" office:value-type="float" office:value="30" calcext:value-type="float">
            <text:p>30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 table:formula="of:=ROUND(AVERAGE([.AM6:.AS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$D7]+[.$G7]+[.$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45" calcext:value-type="float">
            <text:p>45</text:p>
          </table:table-cell>
          <table:table-cell table:formula="of:=IFERROR(ROUND(((MIN(([.$E7]^2)/([.$T7]^2);[.$R$2]))*([.$J7]+3)*[.$T$2]))*5;0)" office:value-type="float" office:value="25" calcext:value-type="float">
            <text:p>25</text:p>
          </table:table-cell>
          <table:table-cell table:formula="of:=IFERROR(ROUND(((MIN(([.$G7]^2)/([.$T7]^2);[.$R$2]))*([.$J7]+3)*[.$T$2]))*5;0)" office:value-type="float" office:value="30" calcext:value-type="float">
            <text:p>30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8" calcext:value-type="float">
            <text:p>38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 table:style-name="ce29" table:formula="of:=ROUND(MIN(([.D7]/10); 60);0)*5" office:value-type="float" office:value="40" calcext:value-type="float">
            <text:p>40</text:p>
          </table:table-cell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IFERROR(MIN(MAX((ROUND(AVERAGE((((MIN(([.$C7]^[.$AC$2])/([.$T7]^[.$AC$2]);[.$AE$2])))*[.$J7]*0.8)+([.$C7]/10);([.C7]/8));0)*5)+10; 30); 99); 0)" office:value-type="float" office:value="50" calcext:value-type="float">
            <text:p>50</text:p>
          </table:table-cell>
          <table:table-cell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formula="of:=IFERROR(MIN(MAX(ROUND(AVERAGE((MIN(([.$D7]+[.$G7]+[.$H7])/3/[.$T7];[.$AE$2]))*([.$J7]+3)*[.$AG$2];([.I7]/50));0)*5; [.$AI$2]); [.$AH$2]);0)" office:value-type="float" office:value="40" calcext:value-type="float">
            <text:p>40</text:p>
          </table:table-cell>
          <table:table-cell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formula="of:=IFERROR(MIN(MAX(ROUND(AVERAGE((MIN(([.$F7]^[.$Q$2])/([.$T7]^[.$AC$2]);[.$AE$2]))*([.$J7]+[.$AF$2]);([.F7]/10));0)*5; [.$AI$2]); [.$AH$2]);0)" office:value-type="float" office:value="35" calcext:value-type="float">
            <text:p>35</text:p>
          </table:table-cell>
          <table:table-cell table:formula="of:=ROUND(AVERAGE([.AD7:.AJ7]);2)" office:value-type="float" office:value="38.57" calcext:value-type="float">
            <text:p>38.57</text:p>
          </table:table-cell>
          <table:table-cell table:formula="of:=ROUND(AVERAGE([.AM7:.AS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45" calcext:value-type="float">
            <text:p>45</text:p>
          </table:table-cell>
          <table:table-cell table:formula="of:=IFERROR(ROUND((MIN(([.$D8]+[.$G8]+[.$H8])/3/[.$T8];[.$R$2]))*([.$J8]+3))*5;0)" office:value-type="float" office:value="55" calcext:value-type="float">
            <text:p>55</text:p>
          </table:table-cell>
          <table:table-cell table:formula="of:=IFERROR(ROUND(((MIN(([.$H8]^2)/([.$T8]^2);[.$R$2]))*([.$J8]+3)*[.$T$2]))*5;0)" office:value-type="float" office:value="55" calcext:value-type="float">
            <text:p>55</text:p>
          </table:table-cell>
          <table:table-cell table:formula="of:=IFERROR(ROUND(((MIN(([.$E8]^2)/([.$T8]^2);[.$R$2]))*([.$J8]+3)*[.$T$2]))*5;0)" office:value-type="float" office:value="30" calcext:value-type="float">
            <text:p>30</text:p>
          </table:table-cell>
          <table:table-cell table:formula="of:=IFERROR(ROUND(((MIN(([.$G8]^2)/([.$T8]^2);[.$R$2]))*([.$J8]+3)*[.$T$2]))*5;0)" office:value-type="float" office:value="40" calcext:value-type="float">
            <text:p>40</text:p>
          </table:table-cell>
          <table:table-cell table:formula="of:=IFERROR(ROUND((MIN(([.$F8]^[.$Q$2])/([.$T8]^2);[.$R$2]))*([.$J8]+[.$M$2]))*5;0)" office:value-type="float" office:value="40" calcext:value-type="float">
            <text:p>40</text:p>
          </table:table-cell>
          <table:table-cell table:formula="of:=ROUND(AVERAGE([.K8:.Q8]))" office:value-type="float" office:value="48" calcext:value-type="float">
            <text:p>48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 table:style-name="ce29" table:formula="of:=ROUND(MIN(([.D8]/10); 60);0)*5" office:value-type="float" office:value="50" calcext:value-type="float">
            <text:p>50</text:p>
          </table:table-cell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1" calcext:value-type="float">
            <text:p>11</text:p>
          </table:table-cell>
          <table:table-cell table:formula="of:=IFERROR(ROUND(MIN(([.D8]+[.G8]+[.H8])/3/[.$T8];[.$S$2])^2*[.$S8]);0)" office:value-type="float" office:value="10" calcext:value-type="float">
            <text:p>10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10" calcext:value-type="float">
            <text:p>10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formula="of:=IFERROR(MIN(MAX(ROUND(AVERAGE((MIN(([.$D8]+[.$G8]+[.$H8])/3/[.$T8];[.$AE$2]))*([.$J8]+3)*[.$AG$2];([.I8]/50));0)*5; [.$AI$2]); [.$AH$2]);0)" office:value-type="float" office:value="50" calcext:value-type="float">
            <text:p>50</text:p>
          </table:table-cell>
          <table:table-cell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formula="of:=IFERROR(MIN(MAX(ROUND(AVERAGE(((MIN(([.$E8]^[.$AC$2])/([.$T8]^[.$AC$2]);[.$AE$2]))*([.$J8]+3)*[.$AG$2]);([.E8]/10));0)*5; [.$AI$2]); [.$AH$2]);0)" office:value-type="float" office:value="40" calcext:value-type="float">
            <text:p>40</text:p>
          </table:table-cell>
          <table:table-cell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50" calcext:value-type="float">
            <text:p>50</text:p>
          </table:table-cell>
          <table:table-cell table:formula="of:=ROUND(AVERAGE([.AM8:.AS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$D9]+[.$G9]+[.$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20" calcext:value-type="float">
            <text:p>20</text:p>
          </table:table-cell>
          <table:table-cell table:formula="of:=IFERROR(ROUND(((MIN(([.$E9]^2)/([.$T9]^2);[.$R$2]))*([.$J9]+3)*[.$T$2]))*5;0)" office:value-type="float" office:value="40" calcext:value-type="float">
            <text:p>40</text:p>
          </table:table-cell>
          <table:table-cell table:formula="of:=IFERROR(ROUND(((MIN(([.$G9]^2)/([.$T9]^2);[.$R$2]))*([.$J9]+3)*[.$T$2]))*5;0)" office:value-type="float" office:value="40" calcext:value-type="float">
            <text:p>40</text:p>
          </table:table-cell>
          <table:table-cell table:formula="of:=IFERROR(ROUND((MIN(([.$F9]^[.$Q$2])/([.$T9]^2);[.$R$2]))*([.$J9]+[.$M$2]))*5;0)" office:value-type="float" office:value="25" calcext:value-type="float">
            <text:p>25</text:p>
          </table:table-cell>
          <table:table-cell table:formula="of:=ROUND(AVERAGE([.K9:.Q9]))" office:value-type="float" office:value="33" calcext:value-type="float">
            <text:p>33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 table:style-name="ce29" table:formula="of:=ROUND(MIN(([.D9]/10); 60);0)*5" office:value-type="float" office:value="25" calcext:value-type="float">
            <text:p>25</text:p>
          </table:table-cell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formula="of:=IFERROR(MIN(MAX(ROUND(AVERAGE((MIN(([.$D9]+[.$G9]+[.$H9])/3/[.$T9];[.$AE$2]))*([.$J9]+3)*[.$AG$2];([.I9]/50));0)*5; [.$AI$2]); [.$AH$2]);0)" office:value-type="float" office:value="35" calcext:value-type="float">
            <text:p>35</text:p>
          </table:table-cell>
          <table:table-cell table:formula="of:=IFERROR(MIN(MAX(ROUND(AVERAGE(((MIN(([.$H9]^2)/([.$T9]^[.$AC$2]);[.$AE$2]))*([.$J9]+3)*[.$AG$2]);([.H9]/10));0)*5; [.$AI$2]); [.$AH$2]);0)" office:value-type="float" office:value="20" calcext:value-type="float">
            <text:p>20</text:p>
          </table:table-cell>
          <table:table-cell table:formula="of:=IFERROR(MIN(MAX(ROUND(AVERAGE(((MIN(([.$E9]^[.$AC$2])/([.$T9]^[.$AC$2]);[.$AE$2]))*([.$J9]+3)*[.$AG$2]);([.E9]/10));0)*5; [.$AI$2]); [.$AH$2]);0)" office:value-type="float" office:value="35" calcext:value-type="float">
            <text:p>35</text:p>
          </table:table-cell>
          <table:table-cell table:formula="of:=IFERROR(MIN(MAX(ROUND(AVERAGE(((MIN(([.$G9]^[.$AC$2])/([.$T9]^[.$AC$2]);[.$AE$2]))*([.$J9]+3)*[.$AG$2]);([.G9]/10));0)*5; [.$AI$2]); [.$AH$2]);0)" office:value-type="float" office:value="35" calcext:value-type="float">
            <text:p>35</text:p>
          </table:table-cell>
          <table:table-cell table:formula="of:=IFERROR(MIN(MAX(ROUND(AVERAGE((MIN(([.$F9]^[.$Q$2])/([.$T9]^[.$AC$2]);[.$AE$2]))*([.$J9]+[.$AF$2]);([.F9]/10));0)*5; [.$AI$2]); [.$AH$2]);0)" office:value-type="float" office:value="30" calcext:value-type="float">
            <text:p>30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 table:formula="of:=ROUND(AVERAGE([.AM9:.AS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$D10]+[.$G10]+[.$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5" calcext:value-type="float">
            <text:p>25</text:p>
          </table:table-cell>
          <table:table-cell table:formula="of:=IFERROR(ROUND(((MIN(([.$E10]^2)/([.$T10]^2);[.$R$2]))*([.$J10]+3)*[.$T$2]))*5;0)" office:value-type="float" office:value="45" calcext:value-type="float">
            <text:p>45</text:p>
          </table:table-cell>
          <table:table-cell table:formula="of:=IFERROR(ROUND(((MIN(([.$G10]^2)/([.$T10]^2);[.$R$2]))*([.$J10]+3)*[.$T$2]))*5;0)" office:value-type="float" office:value="45" calcext:value-type="float">
            <text:p>4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7" calcext:value-type="float">
            <text:p>37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 table:style-name="ce29" table:formula="of:=ROUND(MIN(([.D10]/10); 60);0)*5" office:value-type="float" office:value="30" calcext:value-type="float">
            <text:p>30</text:p>
          </table:table-cell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IFERROR(MIN(MAX((ROUND(AVERAGE((((MIN(([.$C10]^[.$AC$2])/([.$T10]^[.$AC$2]);[.$AE$2])))*[.$J10]*0.8)+([.$C10]/10);([.C10]/8));0)*5)+10; 30); 99); 0)" office:value-type="float" office:value="50" calcext:value-type="float">
            <text:p>50</text:p>
          </table:table-cell>
          <table:table-cell table:formula="of:=IFERROR(MIN(MAX(ROUND(AVERAGE((MIN(([.$D10]^[.$L$2])/([.$T10]^[.$AC$2]);[.$AE$2]))*([.$J10]+[.$AF$2]);([.D10]/10));0)*5; [.$AI$2]); [.$AH$2]);0)" office:value-type="float" office:value="35" calcext:value-type="float">
            <text:p>35</text:p>
          </table:table-cell>
          <table:table-cell table:formula="of:=IFERROR(MIN(MAX(ROUND(AVERAGE((MIN(([.$D10]+[.$G10]+[.$H10])/3/[.$T10];[.$AE$2]))*([.$J10]+3)*[.$AG$2];([.I10]/50));0)*5; [.$AI$2]); [.$AH$2]);0)" office:value-type="float" office:value="40" calcext:value-type="float">
            <text:p>40</text:p>
          </table:table-cell>
          <table:table-cell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formula="of:=IFERROR(MIN(MAX(ROUND(AVERAGE((MIN(([.$F10]^[.$Q$2])/([.$T10]^[.$AC$2]);[.$AE$2]))*([.$J10]+[.$AF$2]);([.F10]/10));0)*5; [.$AI$2]); [.$AH$2]);0)" office:value-type="float" office:value="35" calcext:value-type="float">
            <text:p>35</text:p>
          </table:table-cell>
          <table:table-cell table:formula="of:=ROUND(AVERAGE([.AD10:.AJ10]);2)" office:value-type="float" office:value="38.57" calcext:value-type="float">
            <text:p>38.57</text:p>
          </table:table-cell>
          <table:table-cell table:formula="of:=ROUND(AVERAGE([.AM10:.AS1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$D11]+[.$G11]+[.$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35" calcext:value-type="float">
            <text:p>35</text:p>
          </table:table-cell>
          <table:table-cell table:formula="of:=IFERROR(ROUND(((MIN(([.$E11]^2)/([.$T11]^2);[.$R$2]))*([.$J11]+3)*[.$T$2]))*5;0)" office:value-type="float" office:value="55" calcext:value-type="float">
            <text:p>55</text:p>
          </table:table-cell>
          <table:table-cell table:formula="of:=IFERROR(ROUND(((MIN(([.$G11]^2)/([.$T11]^2);[.$R$2]))*([.$J11]+3)*[.$T$2]))*5;0)" office:value-type="float" office:value="60" calcext:value-type="float">
            <text:p>60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9" calcext:value-type="float">
            <text:p>49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 table:style-name="ce29" table:formula="of:=ROUND(MIN(([.D11]/10); 60);0)*5" office:value-type="float" office:value="40" calcext:value-type="float">
            <text:p>40</text:p>
          </table:table-cell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formula="of:=IFERROR(MIN(MAX(ROUND(AVERAGE((MIN(([.$D11]^[.$L$2])/([.$T11]^[.$AC$2]);[.$AE$2]))*([.$J11]+[.$AF$2]);([.D11]/10));0)*5; [.$AI$2]); [.$AH$2]);0)" office:value-type="float" office:value="40" calcext:value-type="float">
            <text:p>40</text:p>
          </table:table-cell>
          <table:table-cell table:formula="of:=IFERROR(MIN(MAX(ROUND(AVERAGE((MIN(([.$D11]+[.$G11]+[.$H11])/3/[.$T11];[.$AE$2]))*([.$J11]+3)*[.$AG$2];([.I11]/50));0)*5; [.$AI$2]); [.$AH$2]);0)" office:value-type="float" office:value="50" calcext:value-type="float">
            <text:p>50</text:p>
          </table:table-cell>
          <table:table-cell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formula="of:=IFERROR(MIN(MAX(ROUND(AVERAGE(((MIN(([.$G11]^[.$AC$2])/([.$T11]^[.$AC$2]);[.$AE$2]))*([.$J11]+3)*[.$AG$2]);([.G11]/10));0)*5; [.$AI$2]); [.$AH$2]);0)" office:value-type="float" office:value="50" calcext:value-type="float">
            <text:p>50</text:p>
          </table:table-cell>
          <table:table-cell table:formula="of:=IFERROR(MIN(MAX(ROUND(AVERAGE((MIN(([.$F11]^[.$Q$2])/([.$T11]^[.$AC$2]);[.$AE$2]))*([.$J11]+[.$AF$2]);([.F11]/10));0)*5; [.$AI$2]); [.$AH$2]);0)" office:value-type="float" office:value="45" calcext:value-type="float">
            <text:p>45</text:p>
          </table:table-cell>
          <table:table-cell table:formula="of:=ROUND(AVERAGE([.AD11:.AJ11]);2)" office:value-type="float" office:value="48.57" calcext:value-type="float">
            <text:p>48.57</text:p>
          </table:table-cell>
          <table:table-cell table:formula="of:=ROUND(AVERAGE([.AM11:.AS1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$D12]+[.$G12]+[.$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45" calcext:value-type="float">
            <text:p>45</text:p>
          </table:table-cell>
          <table:table-cell table:formula="of:=IFERROR(ROUND(((MIN(([.$E12]^2)/([.$T12]^2);[.$R$2]))*([.$J12]+3)*[.$T$2]))*5;0)" office:value-type="float" office:value="25" calcext:value-type="float">
            <text:p>25</text:p>
          </table:table-cell>
          <table:table-cell table:formula="of:=IFERROR(ROUND(((MIN(([.$G12]^2)/([.$T12]^2);[.$R$2]))*([.$J12]+3)*[.$T$2]))*5;0)" office:value-type="float" office:value="10" calcext:value-type="float">
            <text:p>10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4" calcext:value-type="float">
            <text:p>24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 table:style-name="ce29" table:formula="of:=ROUND(MIN(([.D12]/10); 60);0)*5" office:value-type="float" office:value="15" calcext:value-type="float">
            <text:p>15</text:p>
          </table:table-cell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formula="of:=IFERROR(MIN(MAX(ROUND(AVERAGE((MIN(([.$D12]+[.$G12]+[.$H12])/3/[.$T12];[.$AE$2]))*([.$J12]+3)*[.$AG$2];([.I12]/50));0)*5; [.$AI$2]); [.$AH$2]);0)" office:value-type="float" office:value="25" calcext:value-type="float">
            <text:p>25</text:p>
          </table:table-cell>
          <table:table-cell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formula="of:=IFERROR(MIN(MAX(ROUND(AVERAGE(((MIN(([.$E12]^[.$AC$2])/([.$T12]^[.$AC$2]);[.$AE$2]))*([.$J12]+3)*[.$AG$2]);([.E12]/10));0)*5; [.$AI$2]); [.$AH$2]);0)" office:value-type="float" office:value="20" calcext:value-type="float">
            <text:p>20</text:p>
          </table:table-cell>
          <table:table-cell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formula="of:=IFERROR(MIN(MAX(ROUND(AVERAGE((MIN(([.$F12]^[.$Q$2])/([.$T12]^[.$AC$2]);[.$AE$2]))*([.$J12]+[.$AF$2]);([.F12]/10));0)*5; [.$AI$2]); [.$AH$2]);0)" office:value-type="float" office:value="10" calcext:value-type="float">
            <text:p>10</text:p>
          </table:table-cell>
          <table:table-cell table:formula="of:=ROUND(AVERAGE([.AD12:.AJ12]);2)" office:value-type="float" office:value="21.43" calcext:value-type="float">
            <text:p>21.43</text:p>
          </table:table-cell>
          <table:table-cell table:formula="of:=ROUND(AVERAGE([.AM12:.AS12]);2)" office:value-type="float" office:value="21.43" calcext:value-type="float">
            <text:p>21.4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3:.H13])" office:value-type="float" office:value="245" calcext:value-type="float">
            <text:p>245</text:p>
          </table:table-cell>
          <table:table-cell table:formula="of:=ROUND((([.I13]/[.$S$1])*MAX([.I13]/420; 1.2));2)" office:value-type="float" office:value="3.27" calcext:value-type="float">
            <text:p>3.27</text:p>
          </table:table-cell>
          <table:table-cell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formula="of:=IFERROR(ROUND((MIN(([.$D13]^[.$L$2])/([.$T13]^2);[.$R$2]))*([.$J13]+[.$M$2]))*5;0)" office:value-type="float" office:value="15" calcext:value-type="float">
            <text:p>15</text:p>
          </table:table-cell>
          <table:table-cell table:formula="of:=IFERROR(ROUND((MIN(([.$D13]+[.$G13]+[.$H13])/3/[.$T13];[.$R$2]))*([.$J13]+3))*5;0)" office:value-type="float" office:value="25" calcext:value-type="float">
            <text:p>25</text:p>
          </table:table-cell>
          <table:table-cell table:formula="of:=IFERROR(ROUND(((MIN(([.$H13]^2)/([.$T13]^2);[.$R$2]))*([.$J13]+3)*[.$T$2]))*5;0)" office:value-type="float" office:value="20" calcext:value-type="float">
            <text:p>20</text:p>
          </table:table-cell>
          <table:table-cell table:formula="of:=IFERROR(ROUND(((MIN(([.$E13]^2)/([.$T13]^2);[.$R$2]))*([.$J13]+3)*[.$T$2]))*5;0)" office:value-type="float" office:value="45" calcext:value-type="float">
            <text:p>45</text:p>
          </table:table-cell>
          <table:table-cell table:formula="of:=IFERROR(ROUND(((MIN(([.$G13]^2)/([.$T13]^2);[.$R$2]))*([.$J13]+3)*[.$T$2]))*5;0)" office:value-type="float" office:value="10" calcext:value-type="float">
            <text:p>10</text:p>
          </table:table-cell>
          <table:table-cell table:formula="of:=IFERROR(ROUND((MIN(([.$F13]^[.$Q$2])/([.$T13]^2);[.$R$2]))*([.$J13]+[.$M$2]))*5;0)" office:value-type="float" office:value="15" calcext:value-type="float">
            <text:p>15</text:p>
          </table:table-cell>
          <table:table-cell table:formula="of:=ROUND(AVERAGE([.K13:.Q13]))" office:value-type="float" office:value="26" calcext:value-type="float">
            <text:p>26</text:p>
          </table:table-cell>
          <table:table-cell table:formula="of:=ROUND((([.I13]/[.$S$1])*MAX([.I13]/350;0.8));2)" office:value-type="float" office:value="2.18" calcext:value-type="float">
            <text:p>2.18</text:p>
          </table:table-cell>
          <table:table-cell table:formula="of:=ROUND([.I13]/6;2)" office:value-type="float" office:value="40.83" calcext:value-type="float">
            <text:p>40.83</text:p>
          </table:table-cell>
          <table:table-cell table:style-name="ce29" table:formula="of:=ROUND(MIN(([.D13]/10); 60);0)*5" office:value-type="float" office:value="20" calcext:value-type="float">
            <text:p>20</text:p>
          </table:table-cell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2" calcext:value-type="float">
            <text:p>2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67" calcext:value-type="float">
            <text:p>1.67</text:p>
          </table:table-cell>
          <table:table-cell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formula="of:=IFERROR(MIN(MAX(ROUND(AVERAGE((MIN(([.$D13]+[.$G13]+[.$H13])/3/[.$T13];[.$AE$2]))*([.$J13]+3)*[.$AG$2];([.I13]/50));0)*5; [.$AI$2]); [.$AH$2]);0)" office:value-type="float" office:value="25" calcext:value-type="float">
            <text:p>25</text:p>
          </table:table-cell>
          <table:table-cell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 table:formula="of:=ROUND(AVERAGE([.AM13:.AS1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395" calcext:value-type="float">
            <text:p>395</text:p>
          </table:table-cell>
          <table:table-cell table:formula="of:=ROUND((([.I14]/[.$S$1])*MAX([.I14]/420; 1.2));2)" office:value-type="float" office:value="5.27" calcext:value-type="float">
            <text:p>5.27</text:p>
          </table:table-cell>
          <table:table-cell table:formula="of:=IFERROR((ROUND((((MIN(([.$C14]^2)/([.$T14]^2);[.$R$2])))*[.$J14]*0.8)+([.C14]/10))*5)+10; 0)" office:value-type="float" office:value="60" calcext:value-type="float">
            <text:p>60</text:p>
          </table:table-cell>
          <table:table-cell table:formula="of:=IFERROR(ROUND((MIN(([.$D14]^[.$L$2])/([.$T14]^2);[.$R$2]))*([.$J14]+[.$M$2]))*5;0)" office:value-type="float" office:value="10" calcext:value-type="float">
            <text:p>10</text:p>
          </table:table-cell>
          <table:table-cell table:formula="of:=IFERROR(ROUND((MIN(([.$D14]+[.$G14]+[.$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5" calcext:value-type="float">
            <text:p>35</text:p>
          </table:table-cell>
          <table:table-cell table:formula="of:=IFERROR(ROUND(((MIN(([.$E14]^2)/([.$T14]^2);[.$R$2]))*([.$J14]+3)*[.$T$2]))*5;0)" office:value-type="float" office:value="20" calcext:value-type="float">
            <text:p>20</text:p>
          </table:table-cell>
          <table:table-cell table:formula="of:=IFERROR(ROUND(((MIN(([.$G14]^2)/([.$T14]^2);[.$R$2]))*([.$J14]+3)*[.$T$2]))*5;0)" office:value-type="float" office:value="50" calcext:value-type="float">
            <text:p>50</text:p>
          </table:table-cell>
          <table:table-cell table:formula="of:=IFERROR(ROUND((MIN(([.$F14]^[.$Q$2])/([.$T14]^2);[.$R$2]))*([.$J14]+[.$M$2]))*5;0)" office:value-type="float" office:value="50" calcext:value-type="float">
            <text:p>50</text:p>
          </table:table-cell>
          <table:table-cell table:formula="of:=ROUND(AVERAGE([.K14:.Q14]))" office:value-type="float" office:value="38" calcext:value-type="float">
            <text:p>38</text:p>
          </table:table-cell>
          <table:table-cell table:formula="of:=ROUND((([.I14]/[.$S$1])*MAX([.I14]/350;0.8));2)" office:value-type="float" office:value="4.95" calcext:value-type="float">
            <text:p>4.95</text:p>
          </table:table-cell>
          <table:table-cell table:formula="of:=ROUND([.I14]/6;2)" office:value-type="float" office:value="65.83" calcext:value-type="float">
            <text:p>65.83</text:p>
          </table:table-cell>
          <table:table-cell table:style-name="ce29" table:formula="of:=ROUND(MIN(([.D14]/10); 60);0)*5" office:value-type="float" office:value="25" calcext:value-type="float">
            <text:p>25</text:p>
          </table:table-cell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2" calcext:value-type="float">
            <text:p>2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2" calcext:value-type="float">
            <text:p>2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9" calcext:value-type="float">
            <text:p>9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formula="of:=IFERROR(MIN(MAX((ROUND(AVERAGE((((MIN(([.$C14]^[.$AC$2])/([.$T14]^[.$AC$2]);[.$AE$2])))*[.$J14]*0.8)+([.$C14]/10);([.C14]/8));0)*5)+10; 30); 99); 0)" office:value-type="float" office:value="55" calcext:value-type="float">
            <text:p>55</text:p>
          </table:table-cell>
          <table:table-cell table:formula="of:=IFERROR(MIN(MAX(ROUND(AVERAGE((MIN(([.$D14]^[.$L$2])/([.$T14]^[.$AC$2]);[.$AE$2]))*([.$J14]+[.$AF$2]);([.D14]/10));0)*5; [.$AI$2]); [.$AH$2]);0)" office:value-type="float" office:value="20" calcext:value-type="float">
            <text:p>20</text:p>
          </table:table-cell>
          <table:table-cell table:formula="of:=IFERROR(MIN(MAX(ROUND(AVERAGE((MIN(([.$D14]+[.$G14]+[.$H14])/3/[.$T14];[.$AE$2]))*([.$J14]+3)*[.$AG$2];([.I14]/50));0)*5; [.$AI$2]); [.$AH$2]);0)" office:value-type="float" office:value="40" calcext:value-type="float">
            <text:p>40</text:p>
          </table:table-cell>
          <table:table-cell table:formula="of:=IFERROR(MIN(MAX(ROUND(AVERAGE(((MIN(([.$H14]^2)/([.$T14]^[.$AC$2]);[.$AE$2]))*([.$J14]+3)*[.$AG$2]);([.H14]/10));0)*5; [.$AI$2]); [.$AH$2]);0)" office:value-type="float" office:value="35" calcext:value-type="float">
            <text:p>35</text:p>
          </table:table-cell>
          <table:table-cell table:formula="of:=IFERROR(MIN(MAX(ROUND(AVERAGE(((MIN(([.$E14]^[.$AC$2])/([.$T14]^[.$AC$2]);[.$AE$2]))*([.$J14]+3)*[.$AG$2]);([.E14]/10));0)*5; [.$AI$2]); [.$AH$2]);0)" office:value-type="float" office:value="25" calcext:value-type="float">
            <text:p>25</text:p>
          </table:table-cell>
          <table:table-cell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6.43" calcext:value-type="float">
            <text:p>36.43</text:p>
          </table:table-cell>
          <table:table-cell table:formula="of:=ROUND(AVERAGE([.AM14:.AS1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$D15]+[.$G15]+[.$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50" calcext:value-type="float">
            <text:p>50</text:p>
          </table:table-cell>
          <table:table-cell table:formula="of:=IFERROR(ROUND(((MIN(([.$E15]^2)/([.$T15]^2);[.$R$2]))*([.$J15]+3)*[.$T$2]))*5;0)" office:value-type="float" office:value="20" calcext:value-type="float">
            <text:p>20</text:p>
          </table:table-cell>
          <table:table-cell table:formula="of:=IFERROR(ROUND(((MIN(([.$G15]^2)/([.$T15]^2);[.$R$2]))*([.$J15]+3)*[.$T$2]))*5;0)" office:value-type="float" office:value="10" calcext:value-type="float">
            <text:p>10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5" calcext:value-type="float">
            <text:p>25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 table:style-name="ce29" table:formula="of:=ROUND(MIN(([.D15]/10); 60);0)*5" office:value-type="float" office:value="20" calcext:value-type="float">
            <text:p>20</text:p>
          </table:table-cell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formula="of:=IFERROR(MIN(MAX(ROUND(AVERAGE((MIN(([.$D15]^[.$L$2])/([.$T15]^[.$AC$2]);[.$AE$2]))*([.$J15]+[.$AF$2]);([.D15]/10));0)*5; [.$AI$2]); [.$AH$2]);0)" office:value-type="float" office:value="20" calcext:value-type="float">
            <text:p>20</text:p>
          </table:table-cell>
          <table:table-cell table:formula="of:=IFERROR(MIN(MAX(ROUND(AVERAGE((MIN(([.$D15]+[.$G15]+[.$H15])/3/[.$T15];[.$AE$2]))*([.$J15]+3)*[.$AG$2];([.I15]/50));0)*5; [.$AI$2]); [.$AH$2]);0)" office:value-type="float" office:value="25" calcext:value-type="float">
            <text:p>25</text:p>
          </table:table-cell>
          <table:table-cell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0.71" calcext:value-type="float">
            <text:p>20.71</text:p>
          </table:table-cell>
          <table:table-cell table:formula="of:=ROUND(AVERAGE([.AM15:.AS15]);2)" office:value-type="float" office:value="20.71" calcext:value-type="float">
            <text:p>20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6:.H16])" office:value-type="float" office:value="245" calcext:value-type="float">
            <text:p>245</text:p>
          </table:table-cell>
          <table:table-cell table:formula="of:=ROUND((([.I16]/[.$S$1])*MAX([.I16]/420; 1.2));2)" office:value-type="float" office:value="3.27" calcext:value-type="float">
            <text:p>3.27</text:p>
          </table:table-cell>
          <table:table-cell table:formula="of:=IFERROR((ROUND((((MIN(([.$C16]^2)/([.$T16]^2);[.$R$2])))*[.$J16]*0.8)+([.C16]/10))*5)+10; 0)" office:value-type="float" office:value="60" calcext:value-type="float">
            <text:p>60</text:p>
          </table:table-cell>
          <table:table-cell table:formula="of:=IFERROR(ROUND((MIN(([.$D16]^[.$L$2])/([.$T16]^2);[.$R$2]))*([.$J16]+[.$M$2]))*5;0)" office:value-type="float" office:value="20" calcext:value-type="float">
            <text:p>20</text:p>
          </table:table-cell>
          <table:table-cell table:formula="of:=IFERROR(ROUND((MIN(([.$D16]+[.$G16]+[.$H16])/3/[.$T16];[.$R$2]))*([.$J16]+3))*5;0)" office:value-type="float" office:value="30" calcext:value-type="float">
            <text:p>30</text:p>
          </table:table-cell>
          <table:table-cell table:formula="of:=IFERROR(ROUND(((MIN(([.$H16]^2)/([.$T16]^2);[.$R$2]))*([.$J16]+3)*[.$T$2]))*5;0)" office:value-type="float" office:value="25" calcext:value-type="float">
            <text:p>25</text:p>
          </table:table-cell>
          <table:table-cell table:formula="of:=IFERROR(ROUND(((MIN(([.$E16]^2)/([.$T16]^2);[.$R$2]))*([.$J16]+3)*[.$T$2]))*5;0)" office:value-type="float" office:value="40" calcext:value-type="float">
            <text:p>40</text:p>
          </table:table-cell>
          <table:table-cell table:formula="of:=IFERROR(ROUND(((MIN(([.$G16]^2)/([.$T16]^2);[.$R$2]))*([.$J16]+3)*[.$T$2]))*5;0)" office:value-type="float" office:value="10" calcext:value-type="float">
            <text:p>10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8" calcext:value-type="float">
            <text:p>28</text:p>
          </table:table-cell>
          <table:table-cell table:formula="of:=ROUND((([.I16]/[.$S$1])*MAX([.I16]/350;0.8));2)" office:value-type="float" office:value="2.18" calcext:value-type="float">
            <text:p>2.18</text:p>
          </table:table-cell>
          <table:table-cell table:formula="of:=ROUND([.I16]/6;2)" office:value-type="float" office:value="40.83" calcext:value-type="float">
            <text:p>40.83</text:p>
          </table:table-cell>
          <table:table-cell table:style-name="ce29" table:formula="of:=ROUND(MIN(([.D16]/10); 60);0)*5" office:value-type="float" office:value="25" calcext:value-type="float">
            <text:p>25</text:p>
          </table:table-cell>
          <table:table-cell table:formula="of:=IFERROR(ROUND((((MIN(([.$C16]^2)/([.$T16]^2);[.$S$2])))*[.$S16]*0.8)+([.C16]/10))+10;10)" office:value-type="float" office:value="19" calcext:value-type="float">
            <text:p>19</text:p>
          </table:table-cell>
          <table:table-cell table:formula="of:=IFERROR(ROUND(((MIN(([.$D16]^2)/([.$T16]^2);[.$S$2])))*[.$S16]);0)" office:value-type="float" office:value="3" calcext:value-type="float">
            <text:p>3</text:p>
          </table:table-cell>
          <table:table-cell table:formula="of:=IFERROR(ROUND(MIN(([.D16]+[.G16]+[.H16])/3/[.$T16];[.$S$2])^2*[.$S16]);0)" office:value-type="float" office:value="2" calcext:value-type="float">
            <text:p>2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2" calcext:value-type="float">
            <text:p>2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67" calcext:value-type="float">
            <text:p>1.67</text:p>
          </table:table-cell>
          <table:table-cell table:formula="of:=IFERROR(MIN(MAX((ROUND(AVERAGE((((MIN(([.$C16]^[.$AC$2])/([.$T16]^[.$AC$2]);[.$AE$2])))*[.$J16]*0.8)+([.$C16]/10);([.C16]/8));0)*5)+10; 30); 99); 0)" office:value-type="float" office:value="45" calcext:value-type="float">
            <text:p>45</text:p>
          </table:table-cell>
          <table:table-cell table:formula="of:=IFERROR(MIN(MAX(ROUND(AVERAGE((MIN(([.$D16]^[.$L$2])/([.$T16]^[.$AC$2]);[.$AE$2]))*([.$J16]+[.$AF$2]);([.D16]/10));0)*5; [.$AI$2]); [.$AH$2]);0)" office:value-type="float" office:value="25" calcext:value-type="float">
            <text:p>25</text:p>
          </table:table-cell>
          <table:table-cell table:formula="of:=IFERROR(MIN(MAX(ROUND(AVERAGE((MIN(([.$D16]+[.$G16]+[.$H16])/3/[.$T16];[.$AE$2]))*([.$J16]+3)*[.$AG$2];([.I16]/50));0)*5; [.$AI$2]); [.$AH$2]);0)" office:value-type="float" office:value="25" calcext:value-type="float">
            <text:p>25</text:p>
          </table:table-cell>
          <table:table-cell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 table:formula="of:=ROUND(AVERAGE([.AM16:.AS16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45" calcext:value-type="float">
            <text:p>45</text:p>
          </table:table-cell>
          <table:table-cell table:formula="of:=IFERROR(ROUND((MIN(([.$D17]+[.$G17]+[.$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45" calcext:value-type="float">
            <text:p>45</text:p>
          </table:table-cell>
          <table:table-cell table:formula="of:=IFERROR(ROUND(((MIN(([.$E17]^2)/([.$T17]^2);[.$R$2]))*([.$J17]+3)*[.$T$2]))*5;0)" office:value-type="float" office:value="15" calcext:value-type="float">
            <text:p>15</text:p>
          </table:table-cell>
          <table:table-cell table:formula="of:=IFERROR(ROUND(((MIN(([.$G17]^2)/([.$T17]^2);[.$R$2]))*([.$J17]+3)*[.$T$2]))*5;0)" office:value-type="float" office:value="50" calcext:value-type="float">
            <text:p>50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40" calcext:value-type="float">
            <text:p>40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 table:style-name="ce29" table:formula="of:=ROUND(MIN(([.D17]/10); 60);0)*5" office:value-type="float" office:value="45" calcext:value-type="float">
            <text:p>45</text:p>
          </table:table-cell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8" calcext:value-type="float">
            <text:p>8</text:p>
          </table:table-cell>
          <table:table-cell table:formula="of:=IFERROR(ROUND(MIN(([.D17]+[.G17]+[.H17])/3/[.$T17];[.$S$2])^2*[.$S17]);0)" office:value-type="float" office:value="7" calcext:value-type="float">
            <text:p>7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2" calcext:value-type="float">
            <text:p>2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formula="of:=IFERROR(MIN(MAX(ROUND(AVERAGE((MIN(([.$D17]+[.$G17]+[.$H17])/3/[.$T17];[.$AE$2]))*([.$J17]+3)*[.$AG$2];([.I17]/50));0)*5; [.$AI$2]); [.$AH$2]);0)" office:value-type="float" office:value="40" calcext:value-type="float">
            <text:p>40</text:p>
          </table:table-cell>
          <table:table-cell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 table:formula="of:=ROUND(AVERAGE([.AM17:.AS1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$D18]+[.$G18]+[.$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45" calcext:value-type="float">
            <text:p>45</text:p>
          </table:table-cell>
          <table:table-cell table:formula="of:=IFERROR(ROUND(((MIN(([.$E18]^2)/([.$T18]^2);[.$R$2]))*([.$J18]+3)*[.$T$2]))*5;0)" office:value-type="float" office:value="25" calcext:value-type="float">
            <text:p>25</text:p>
          </table:table-cell>
          <table:table-cell table:formula="of:=IFERROR(ROUND(((MIN(([.$G18]^2)/([.$T18]^2);[.$R$2]))*([.$J18]+3)*[.$T$2]))*5;0)" office:value-type="float" office:value="20" calcext:value-type="float">
            <text:p>20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9" calcext:value-type="float">
            <text:p>29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 table:style-name="ce29" table:formula="of:=ROUND(MIN(([.D18]/10); 60);0)*5" office:value-type="float" office:value="25" calcext:value-type="float">
            <text:p>25</text:p>
          </table:table-cell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formula="of:=IFERROR(MIN(MAX(ROUND(AVERAGE((MIN(([.$D18]^[.$L$2])/([.$T18]^[.$AC$2]);[.$AE$2]))*([.$J18]+[.$AF$2]);([.D18]/10));0)*5; [.$AI$2]); [.$AH$2]);0)" office:value-type="float" office:value="25" calcext:value-type="float">
            <text:p>25</text:p>
          </table:table-cell>
          <table:table-cell table:formula="of:=IFERROR(MIN(MAX(ROUND(AVERAGE((MIN(([.$D18]+[.$G18]+[.$H18])/3/[.$T18];[.$AE$2]))*([.$J18]+3)*[.$AG$2];([.I18]/50));0)*5; [.$AI$2]); [.$AH$2]);0)" office:value-type="float" office:value="25" calcext:value-type="float">
            <text:p>25</text:p>
          </table:table-cell>
          <table:table-cell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formula="of:=IFERROR(MIN(MAX(ROUND(AVERAGE((MIN(([.$F18]^[.$Q$2])/([.$T18]^[.$AC$2]);[.$AE$2]))*([.$J18]+[.$AF$2]);([.F18]/10));0)*5; [.$AI$2]); [.$AH$2]);0)" office:value-type="float" office:value="20" calcext:value-type="float">
            <text:p>20</text:p>
          </table:table-cell>
          <table:table-cell table:formula="of:=ROUND(AVERAGE([.AD18:.AJ18]);2)" office:value-type="float" office:value="26.43" calcext:value-type="float">
            <text:p>26.43</text:p>
          </table:table-cell>
          <table:table-cell table:formula="of:=ROUND(AVERAGE([.AM18:.AS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$D19]+[.$G19]+[.$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45" calcext:value-type="float">
            <text:p>45</text:p>
          </table:table-cell>
          <table:table-cell table:formula="of:=IFERROR(ROUND(((MIN(([.$E19]^2)/([.$T19]^2);[.$R$2]))*([.$J19]+3)*[.$T$2]))*5;0)" office:value-type="float" office:value="25" calcext:value-type="float">
            <text:p>25</text:p>
          </table:table-cell>
          <table:table-cell table:formula="of:=IFERROR(ROUND(((MIN(([.$G19]^2)/([.$T19]^2);[.$R$2]))*([.$J19]+3)*[.$T$2]))*5;0)" office:value-type="float" office:value="25" calcext:value-type="float">
            <text:p>2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5" calcext:value-type="float">
            <text:p>35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 table:style-name="ce29" table:formula="of:=ROUND(MIN(([.D19]/10); 60);0)*5" office:value-type="float" office:value="30" calcext:value-type="float">
            <text:p>30</text:p>
          </table:table-cell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IFERROR(MIN(MAX((ROUND(AVERAGE((((MIN(([.$C19]^[.$AC$2])/([.$T19]^[.$AC$2]);[.$AE$2])))*[.$J19]*0.8)+([.$C19]/10);([.C19]/8));0)*5)+10; 30); 99); 0)" office:value-type="float" office:value="55" calcext:value-type="float">
            <text:p>55</text:p>
          </table:table-cell>
          <table:table-cell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formula="of:=IFERROR(MIN(MAX(ROUND(AVERAGE((MIN(([.$D19]+[.$G19]+[.$H19])/3/[.$T19];[.$AE$2]))*([.$J19]+3)*[.$AG$2];([.I19]/50));0)*5; [.$AI$2]); [.$AH$2]);0)" office:value-type="float" office:value="35" calcext:value-type="float">
            <text:p>35</text:p>
          </table:table-cell>
          <table:table-cell table:formula="of:=IFERROR(MIN(MAX(ROUND(AVERAGE(((MIN(([.$H19]^2)/([.$T19]^[.$AC$2]);[.$AE$2]))*([.$J19]+3)*[.$AG$2]);([.H19]/10));0)*5; [.$AI$2]); [.$AH$2]);0)" office:value-type="float" office:value="35" calcext:value-type="float">
            <text:p>35</text:p>
          </table:table-cell>
          <table:table-cell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formula="of:=IFERROR(MIN(MAX(ROUND(AVERAGE((MIN(([.$F19]^[.$Q$2])/([.$T19]^[.$AC$2]);[.$AE$2]))*([.$J19]+[.$AF$2]);([.F19]/10));0)*5; [.$AI$2]); [.$AH$2]);0)" office:value-type="float" office:value="25" calcext:value-type="float">
            <text:p>25</text:p>
          </table:table-cell>
          <table:table-cell table:formula="of:=ROUND(AVERAGE([.AD19:.AJ19]);2)" office:value-type="float" office:value="34.29" calcext:value-type="float">
            <text:p>34.29</text:p>
          </table:table-cell>
          <table:table-cell table:formula="of:=ROUND(AVERAGE([.AM19:.AS1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$D20]+[.$G20]+[.$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60" calcext:value-type="float">
            <text:p>60</text:p>
          </table:table-cell>
          <table:table-cell table:formula="of:=IFERROR(ROUND(((MIN(([.$E20]^2)/([.$T20]^2);[.$R$2]))*([.$J20]+3)*[.$T$2]))*5;0)" office:value-type="float" office:value="30" calcext:value-type="float">
            <text:p>30</text:p>
          </table:table-cell>
          <table:table-cell table:formula="of:=IFERROR(ROUND(((MIN(([.$G20]^2)/([.$T20]^2);[.$R$2]))*([.$J20]+3)*[.$T$2]))*5;0)" office:value-type="float" office:value="30" calcext:value-type="float">
            <text:p>3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5" calcext:value-type="float">
            <text:p>45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IFERROR(MIN(MAX((ROUND(AVERAGE((((MIN(([.$C20]^[.$AC$2])/([.$T20]^[.$AC$2]);[.$AE$2])))*[.$J20]*0.8)+([.$C20]/10);([.C20]/8));0)*5)+10; 30); 99); 0)" office:value-type="float" office:value="70" calcext:value-type="float">
            <text:p>70</text:p>
          </table:table-cell>
          <table:table-cell table:formula="of:=IFERROR(MIN(MAX(ROUND(AVERAGE((MIN(([.$D20]^[.$L$2])/([.$T20]^[.$AC$2]);[.$AE$2]))*([.$J20]+[.$AF$2]);([.D20]/10));0)*5; [.$AI$2]); [.$AH$2]);0)" office:value-type="float" office:value="40" calcext:value-type="float">
            <text:p>40</text:p>
          </table:table-cell>
          <table:table-cell table:formula="of:=IFERROR(MIN(MAX(ROUND(AVERAGE((MIN(([.$D20]+[.$G20]+[.$H20])/3/[.$T20];[.$AE$2]))*([.$J20]+3)*[.$AG$2];([.I20]/50));0)*5; [.$AI$2]); [.$AH$2]);0)" office:value-type="float" office:value="45" calcext:value-type="float">
            <text:p>45</text:p>
          </table:table-cell>
          <table:table-cell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6.43" calcext:value-type="float">
            <text:p>46.43</text:p>
          </table:table-cell>
          <table:table-cell table:formula="of:=ROUND(AVERAGE([.AM20:.AS2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1:.H21])" office:value-type="float" office:value="140" calcext:value-type="float">
            <text:p>140</text:p>
          </table:table-cell>
          <table:table-cell table:formula="of:=ROUND((([.I21]/[.$S$1])*MAX([.I21]/420; 1.2));2)" office:value-type="float" office:value="1.87" calcext:value-type="float">
            <text:p>1.87</text:p>
          </table:table-cell>
          <table:table-cell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formula="of:=IFERROR(ROUND((MIN(([.$D21]^[.$L$2])/([.$T21]^2);[.$R$2]))*([.$J21]+[.$M$2]))*5;0)" office:value-type="float" office:value="10" calcext:value-type="float">
            <text:p>10</text:p>
          </table:table-cell>
          <table:table-cell table:formula="of:=IFERROR(ROUND((MIN(([.$D21]+[.$G21]+[.$H21])/3/[.$T21];[.$R$2]))*([.$J21]+3))*5;0)" office:value-type="float" office:value="20" calcext:value-type="float">
            <text:p>20</text:p>
          </table:table-cell>
          <table:table-cell table:formula="of:=IFERROR(ROUND(((MIN(([.$H21]^2)/([.$T21]^2);[.$R$2]))*([.$J21]+3)*[.$T$2]))*5;0)" office:value-type="float" office:value="15" calcext:value-type="float">
            <text:p>15</text:p>
          </table:table-cell>
          <table:table-cell table:formula="of:=IFERROR(ROUND(((MIN(([.$E21]^2)/([.$T21]^2);[.$R$2]))*([.$J21]+3)*[.$T$2]))*5;0)" office:value-type="float" office:value="15" calcext:value-type="float">
            <text:p>15</text:p>
          </table:table-cell>
          <table:table-cell table:formula="of:=IFERROR(ROUND(((MIN(([.$G21]^2)/([.$T21]^2);[.$R$2]))*([.$J21]+3)*[.$T$2]))*5;0)" office:value-type="float" office:value="15" calcext:value-type="float">
            <text:p>15</text:p>
          </table:table-cell>
          <table:table-cell table:formula="of:=IFERROR(ROUND((MIN(([.$F21]^[.$Q$2])/([.$T21]^2);[.$R$2]))*([.$J21]+[.$M$2]))*5;0)" office:value-type="float" office:value="10" calcext:value-type="float">
            <text:p>10</text:p>
          </table:table-cell>
          <table:table-cell table:formula="of:=ROUND(AVERAGE([.K21:.Q21]))" office:value-type="float" office:value="19" calcext:value-type="float">
            <text:p>19</text:p>
          </table:table-cell>
          <table:table-cell table:formula="of:=ROUND((([.I21]/[.$S$1])*MAX([.I21]/350;0.8));2)" office:value-type="float" office:value="1.24" calcext:value-type="float">
            <text:p>1.24</text:p>
          </table:table-cell>
          <table:table-cell table:formula="of:=ROUND([.I21]/6;2)" office:value-type="float" office:value="23.33" calcext:value-type="float">
            <text:p>23.33</text:p>
          </table:table-cell>
          <table:table-cell/>
          <table:table-cell table:formula="of:=IFERROR(ROUND((((MIN(([.$C21]^2)/([.$T21]^2);[.$S$2])))*[.$S21]*0.8)+([.C21]/10))+10;10)" office:value-type="float" office:value="16" calcext:value-type="float">
            <text:p>16</text:p>
          </table:table-cell>
          <table:table-cell table:formula="of:=IFERROR(ROUND(((MIN(([.$D21]^2)/([.$T21]^2);[.$S$2])))*[.$S21]);0)" office:value-type="float" office:value="1" calcext:value-type="float">
            <text:p>1</text:p>
          </table:table-cell>
          <table:table-cell table:formula="of:=IFERROR(ROUND(MIN(([.D21]+[.G21]+[.H21])/3/[.$T21];[.$S$2])^2*[.$S21]);0)" office:value-type="float" office:value="1" calcext:value-type="float">
            <text:p>1</text:p>
          </table:table-cell>
          <table:table-cell table:formula="of:=IFERROR(ROUND(((MIN(([.H21]^2)/([.$T21]^2);[.$S$2])))*[.$S21]*[.$T$1]);0)" office:value-type="float" office:value="1" calcext:value-type="float">
            <text:p>1</text:p>
          </table:table-cell>
          <table:table-cell table:formula="of:=IFERROR(ROUND(((MIN(([.E21]^2)/([.$T21]^2);[.$S$2])))*[.$S21]*[.$T$1]);0)" office:value-type="float" office:value="1" calcext:value-type="float">
            <text:p>1</text:p>
          </table:table-cell>
          <table:table-cell table:formula="of:=IFERROR(ROUND(((MIN(([.G21]^2)/([.$T21]^2);[.$S$2])))*[.$S21]*[.$T$1]);0)" office:value-type="float" office:value="1" calcext:value-type="float">
            <text:p>1</text:p>
          </table:table-cell>
          <table:table-cell table:formula="of:=IFERROR(ROUND(((MIN(([.F21]^2)/([.$T21]^2);[.$S$2]))*[.$S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formula="of:=IFERROR(MIN(MAX(ROUND(AVERAGE((MIN(([.$D21]+[.$G21]+[.$H21])/3/[.$T21];[.$AE$2]))*([.$J21]+3)*[.$AG$2];([.I21]/50));0)*5; [.$AI$2]); [.$AH$2]);0)" office:value-type="float" office:value="15" calcext:value-type="float">
            <text:p>15</text:p>
          </table:table-cell>
          <table:table-cell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7.86" calcext:value-type="float">
            <text:p>17.86</text:p>
          </table:table-cell>
          <table:table-cell table:formula="of:=ROUND(AVERAGE([.AM21:.AS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2:.H22])" office:value-type="float" office:value="140" calcext:value-type="float">
            <text:p>140</text:p>
          </table:table-cell>
          <table:table-cell table:formula="of:=ROUND((([.I22]/[.$S$1])*MAX([.I22]/420; 1.2));2)" office:value-type="float" office:value="1.87" calcext:value-type="float">
            <text:p>1.87</text:p>
          </table:table-cell>
          <table:table-cell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formula="of:=IFERROR(ROUND((MIN(([.$D22]^[.$L$2])/([.$T22]^2);[.$R$2]))*([.$J22]+[.$M$2]))*5;0)" office:value-type="float" office:value="10" calcext:value-type="float">
            <text:p>10</text:p>
          </table:table-cell>
          <table:table-cell table:formula="of:=IFERROR(ROUND((MIN(([.$D22]+[.$G22]+[.$H22])/3/[.$T22];[.$R$2]))*([.$J22]+3))*5;0)" office:value-type="float" office:value="20" calcext:value-type="float">
            <text:p>20</text:p>
          </table:table-cell>
          <table:table-cell table:formula="of:=IFERROR(ROUND(((MIN(([.$H22]^2)/([.$T22]^2);[.$R$2]))*([.$J22]+3)*[.$T$2]))*5;0)" office:value-type="float" office:value="15" calcext:value-type="float">
            <text:p>15</text:p>
          </table:table-cell>
          <table:table-cell table:formula="of:=IFERROR(ROUND(((MIN(([.$E22]^2)/([.$T22]^2);[.$R$2]))*([.$J22]+3)*[.$T$2]))*5;0)" office:value-type="float" office:value="15" calcext:value-type="float">
            <text:p>15</text:p>
          </table:table-cell>
          <table:table-cell table:formula="of:=IFERROR(ROUND(((MIN(([.$G22]^2)/([.$T22]^2);[.$R$2]))*([.$J22]+3)*[.$T$2]))*5;0)" office:value-type="float" office:value="15" calcext:value-type="float">
            <text:p>15</text:p>
          </table:table-cell>
          <table:table-cell table:formula="of:=IFERROR(ROUND((MIN(([.$F22]^[.$Q$2])/([.$T22]^2);[.$R$2]))*([.$J22]+[.$M$2]))*5;0)" office:value-type="float" office:value="10" calcext:value-type="float">
            <text:p>10</text:p>
          </table:table-cell>
          <table:table-cell table:formula="of:=ROUND(AVERAGE([.K22:.Q22]))" office:value-type="float" office:value="19" calcext:value-type="float">
            <text:p>19</text:p>
          </table:table-cell>
          <table:table-cell table:formula="of:=ROUND((([.I22]/[.$S$1])*MAX([.I22]/350;0.8));2)" office:value-type="float" office:value="1.24" calcext:value-type="float">
            <text:p>1.24</text:p>
          </table:table-cell>
          <table:table-cell table:formula="of:=ROUND([.I22]/6;2)" office:value-type="float" office:value="23.33" calcext:value-type="float">
            <text:p>23.33</text:p>
          </table:table-cell>
          <table:table-cell/>
          <table:table-cell table:formula="of:=IFERROR(ROUND((((MIN(([.$C22]^2)/([.$T22]^2);[.$S$2])))*[.$S22]*0.8)+([.C22]/10))+10;10)" office:value-type="float" office:value="16" calcext:value-type="float">
            <text:p>16</text:p>
          </table:table-cell>
          <table:table-cell table:formula="of:=IFERROR(ROUND(((MIN(([.$D22]^2)/([.$T22]^2);[.$S$2])))*[.$S22]);0)" office:value-type="float" office:value="1" calcext:value-type="float">
            <text:p>1</text:p>
          </table:table-cell>
          <table:table-cell table:formula="of:=IFERROR(ROUND(MIN(([.D22]+[.G22]+[.H22])/3/[.$T22];[.$S$2])^2*[.$S22]);0)" office:value-type="float" office:value="1" calcext:value-type="float">
            <text:p>1</text:p>
          </table:table-cell>
          <table:table-cell table:formula="of:=IFERROR(ROUND(((MIN(([.H22]^2)/([.$T22]^2);[.$S$2])))*[.$S22]*[.$T$1]);0)" office:value-type="float" office:value="1" calcext:value-type="float">
            <text:p>1</text:p>
          </table:table-cell>
          <table:table-cell table:formula="of:=IFERROR(ROUND(((MIN(([.E22]^2)/([.$T22]^2);[.$S$2])))*[.$S22]*[.$T$1]);0)" office:value-type="float" office:value="1" calcext:value-type="float">
            <text:p>1</text:p>
          </table:table-cell>
          <table:table-cell table:formula="of:=IFERROR(ROUND(((MIN(([.G22]^2)/([.$T22]^2);[.$S$2])))*[.$S22]*[.$T$1]);0)" office:value-type="float" office:value="1" calcext:value-type="float">
            <text:p>1</text:p>
          </table:table-cell>
          <table:table-cell table:formula="of:=IFERROR(ROUND(((MIN(([.F22]^2)/([.$T22]^2);[.$S$2]))*[.$S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formula="of:=IFERROR(MIN(MAX(ROUND(AVERAGE((MIN(([.$D22]+[.$G22]+[.$H22])/3/[.$T22];[.$AE$2]))*([.$J22]+3)*[.$AG$2];([.I22]/50));0)*5; [.$AI$2]); [.$AH$2]);0)" office:value-type="float" office:value="15" calcext:value-type="float">
            <text:p>15</text:p>
          </table:table-cell>
          <table:table-cell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7.86" calcext:value-type="float">
            <text:p>17.86</text:p>
          </table:table-cell>
          <table:table-cell table:formula="of:=ROUND(AVERAGE([.AM22:.AS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3:.H23])" office:value-type="float" office:value="140" calcext:value-type="float">
            <text:p>140</text:p>
          </table:table-cell>
          <table:table-cell table:formula="of:=ROUND((([.I23]/[.$S$1])*MAX([.I23]/420; 1.2));2)" office:value-type="float" office:value="1.87" calcext:value-type="float">
            <text:p>1.87</text:p>
          </table:table-cell>
          <table:table-cell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formula="of:=IFERROR(ROUND((MIN(([.$D23]^[.$L$2])/([.$T23]^2);[.$R$2]))*([.$J23]+[.$M$2]))*5;0)" office:value-type="float" office:value="10" calcext:value-type="float">
            <text:p>10</text:p>
          </table:table-cell>
          <table:table-cell table:formula="of:=IFERROR(ROUND((MIN(([.$D23]+[.$G23]+[.$H23])/3/[.$T23];[.$R$2]))*([.$J23]+3))*5;0)" office:value-type="float" office:value="20" calcext:value-type="float">
            <text:p>20</text:p>
          </table:table-cell>
          <table:table-cell table:formula="of:=IFERROR(ROUND(((MIN(([.$H23]^2)/([.$T23]^2);[.$R$2]))*([.$J23]+3)*[.$T$2]))*5;0)" office:value-type="float" office:value="15" calcext:value-type="float">
            <text:p>15</text:p>
          </table:table-cell>
          <table:table-cell table:formula="of:=IFERROR(ROUND(((MIN(([.$E23]^2)/([.$T23]^2);[.$R$2]))*([.$J23]+3)*[.$T$2]))*5;0)" office:value-type="float" office:value="15" calcext:value-type="float">
            <text:p>15</text:p>
          </table:table-cell>
          <table:table-cell table:formula="of:=IFERROR(ROUND(((MIN(([.$G23]^2)/([.$T23]^2);[.$R$2]))*([.$J23]+3)*[.$T$2]))*5;0)" office:value-type="float" office:value="15" calcext:value-type="float">
            <text:p>15</text:p>
          </table:table-cell>
          <table:table-cell table:formula="of:=IFERROR(ROUND((MIN(([.$F23]^[.$Q$2])/([.$T23]^2);[.$R$2]))*([.$J23]+[.$M$2]))*5;0)" office:value-type="float" office:value="10" calcext:value-type="float">
            <text:p>10</text:p>
          </table:table-cell>
          <table:table-cell table:formula="of:=ROUND(AVERAGE([.K23:.Q23]))" office:value-type="float" office:value="19" calcext:value-type="float">
            <text:p>19</text:p>
          </table:table-cell>
          <table:table-cell table:formula="of:=ROUND((([.I23]/[.$S$1])*MAX([.I23]/350;0.8));2)" office:value-type="float" office:value="1.24" calcext:value-type="float">
            <text:p>1.24</text:p>
          </table:table-cell>
          <table:table-cell table:formula="of:=ROUND([.I23]/6;2)" office:value-type="float" office:value="23.33" calcext:value-type="float">
            <text:p>23.33</text:p>
          </table:table-cell>
          <table:table-cell/>
          <table:table-cell table:formula="of:=IFERROR(ROUND((((MIN(([.$C23]^2)/([.$T23]^2);[.$S$2])))*[.$S23]*0.8)+([.C23]/10))+10;10)" office:value-type="float" office:value="16" calcext:value-type="float">
            <text:p>16</text:p>
          </table:table-cell>
          <table:table-cell table:formula="of:=IFERROR(ROUND(((MIN(([.$D23]^2)/([.$T23]^2);[.$S$2])))*[.$S23]);0)" office:value-type="float" office:value="1" calcext:value-type="float">
            <text:p>1</text:p>
          </table:table-cell>
          <table:table-cell table:formula="of:=IFERROR(ROUND(MIN(([.D23]+[.G23]+[.H23])/3/[.$T23];[.$S$2])^2*[.$S23]);0)" office:value-type="float" office:value="1" calcext:value-type="float">
            <text:p>1</text:p>
          </table:table-cell>
          <table:table-cell table:formula="of:=IFERROR(ROUND(((MIN(([.H23]^2)/([.$T23]^2);[.$S$2])))*[.$S23]*[.$T$1]);0)" office:value-type="float" office:value="1" calcext:value-type="float">
            <text:p>1</text:p>
          </table:table-cell>
          <table:table-cell table:formula="of:=IFERROR(ROUND(((MIN(([.E23]^2)/([.$T23]^2);[.$S$2])))*[.$S23]*[.$T$1]);0)" office:value-type="float" office:value="1" calcext:value-type="float">
            <text:p>1</text:p>
          </table:table-cell>
          <table:table-cell table:formula="of:=IFERROR(ROUND(((MIN(([.G23]^2)/([.$T23]^2);[.$S$2])))*[.$S23]*[.$T$1]);0)" office:value-type="float" office:value="1" calcext:value-type="float">
            <text:p>1</text:p>
          </table:table-cell>
          <table:table-cell table:formula="of:=IFERROR(ROUND(((MIN(([.F23]^2)/([.$T23]^2);[.$S$2]))*[.$S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formula="of:=IFERROR(MIN(MAX(ROUND(AVERAGE((MIN(([.$D23]+[.$G23]+[.$H23])/3/[.$T23];[.$AE$2]))*([.$J23]+3)*[.$AG$2];([.I23]/50));0)*5; [.$AI$2]); [.$AH$2]);0)" office:value-type="float" office:value="15" calcext:value-type="float">
            <text:p>15</text:p>
          </table:table-cell>
          <table:table-cell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7.86" calcext:value-type="float">
            <text:p>17.86</text:p>
          </table:table-cell>
          <table:table-cell table:formula="of:=ROUND(AVERAGE([.AM23:.AS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4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4:.H24])" office:value-type="float" office:value="140" calcext:value-type="float">
            <text:p>140</text:p>
          </table:table-cell>
          <table:table-cell table:formula="of:=ROUND((([.I24]/[.$S$1])*MAX([.I24]/420; 1.2));2)" office:value-type="float" office:value="1.87" calcext:value-type="float">
            <text:p>1.87</text:p>
          </table:table-cell>
          <table:table-cell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formula="of:=IFERROR(ROUND((MIN(([.$D24]^[.$L$2])/([.$T24]^2);[.$R$2]))*([.$J24]+[.$M$2]))*5;0)" office:value-type="float" office:value="10" calcext:value-type="float">
            <text:p>10</text:p>
          </table:table-cell>
          <table:table-cell table:formula="of:=IFERROR(ROUND((MIN(([.$D24]+[.$G24]+[.$H24])/3/[.$T24];[.$R$2]))*([.$J24]+3))*5;0)" office:value-type="float" office:value="20" calcext:value-type="float">
            <text:p>20</text:p>
          </table:table-cell>
          <table:table-cell table:formula="of:=IFERROR(ROUND(((MIN(([.$H24]^2)/([.$T24]^2);[.$R$2]))*([.$J24]+3)*[.$T$2]))*5;0)" office:value-type="float" office:value="15" calcext:value-type="float">
            <text:p>15</text:p>
          </table:table-cell>
          <table:table-cell table:formula="of:=IFERROR(ROUND(((MIN(([.$E24]^2)/([.$T24]^2);[.$R$2]))*([.$J24]+3)*[.$T$2]))*5;0)" office:value-type="float" office:value="15" calcext:value-type="float">
            <text:p>15</text:p>
          </table:table-cell>
          <table:table-cell table:formula="of:=IFERROR(ROUND(((MIN(([.$G24]^2)/([.$T24]^2);[.$R$2]))*([.$J24]+3)*[.$T$2]))*5;0)" office:value-type="float" office:value="15" calcext:value-type="float">
            <text:p>15</text:p>
          </table:table-cell>
          <table:table-cell table:formula="of:=IFERROR(ROUND((MIN(([.$F24]^[.$Q$2])/([.$T24]^2);[.$R$2]))*([.$J24]+[.$M$2]))*5;0)" office:value-type="float" office:value="10" calcext:value-type="float">
            <text:p>10</text:p>
          </table:table-cell>
          <table:table-cell table:formula="of:=ROUND(AVERAGE([.K24:.Q24]))" office:value-type="float" office:value="19" calcext:value-type="float">
            <text:p>19</text:p>
          </table:table-cell>
          <table:table-cell table:formula="of:=ROUND((([.I24]/[.$S$1])*MAX([.I24]/350;0.8));2)" office:value-type="float" office:value="1.24" calcext:value-type="float">
            <text:p>1.24</text:p>
          </table:table-cell>
          <table:table-cell table:formula="of:=ROUND([.I24]/6;2)" office:value-type="float" office:value="23.33" calcext:value-type="float">
            <text:p>23.33</text:p>
          </table:table-cell>
          <table:table-cell/>
          <table:table-cell table:formula="of:=IFERROR(ROUND((((MIN(([.$C24]^2)/([.$T24]^2);[.$S$2])))*[.$S24]*0.8)+([.C24]/10))+10;10)" office:value-type="float" office:value="16" calcext:value-type="float">
            <text:p>16</text:p>
          </table:table-cell>
          <table:table-cell table:formula="of:=IFERROR(ROUND(((MIN(([.$D24]^2)/([.$T24]^2);[.$S$2])))*[.$S24]);0)" office:value-type="float" office:value="1" calcext:value-type="float">
            <text:p>1</text:p>
          </table:table-cell>
          <table:table-cell table:formula="of:=IFERROR(ROUND(MIN(([.D24]+[.G24]+[.H24])/3/[.$T24];[.$S$2])^2*[.$S24]);0)" office:value-type="float" office:value="1" calcext:value-type="float">
            <text:p>1</text:p>
          </table:table-cell>
          <table:table-cell table:formula="of:=IFERROR(ROUND(((MIN(([.H24]^2)/([.$T24]^2);[.$S$2])))*[.$S24]*[.$T$1]);0)" office:value-type="float" office:value="1" calcext:value-type="float">
            <text:p>1</text:p>
          </table:table-cell>
          <table:table-cell table:formula="of:=IFERROR(ROUND(((MIN(([.E24]^2)/([.$T24]^2);[.$S$2])))*[.$S24]*[.$T$1]);0)" office:value-type="float" office:value="1" calcext:value-type="float">
            <text:p>1</text:p>
          </table:table-cell>
          <table:table-cell table:formula="of:=IFERROR(ROUND(((MIN(([.G24]^2)/([.$T24]^2);[.$S$2])))*[.$S24]*[.$T$1]);0)" office:value-type="float" office:value="1" calcext:value-type="float">
            <text:p>1</text:p>
          </table:table-cell>
          <table:table-cell table:formula="of:=IFERROR(ROUND(((MIN(([.F24]^2)/([.$T24]^2);[.$S$2]))*[.$S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formula="of:=IFERROR(MIN(MAX(ROUND(AVERAGE((MIN(([.$D24]+[.$G24]+[.$H24])/3/[.$T24];[.$AE$2]))*([.$J24]+3)*[.$AG$2];([.I24]/50));0)*5; [.$AI$2]); [.$AH$2]);0)" office:value-type="float" office:value="15" calcext:value-type="float">
            <text:p>15</text:p>
          </table:table-cell>
          <table:table-cell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7.86" calcext:value-type="float">
            <text:p>17.86</text:p>
          </table:table-cell>
          <table:table-cell table:formula="of:=ROUND(AVERAGE([.AM24:.AS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$D25]+[.$G25]+[.$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55" calcext:value-type="float">
            <text:p>55</text:p>
          </table:table-cell>
          <table:table-cell table:formula="of:=IFERROR(ROUND(((MIN(([.$E25]^2)/([.$T25]^2);[.$R$2]))*([.$J25]+3)*[.$T$2]))*5;0)" office:value-type="float" office:value="15" calcext:value-type="float">
            <text:p>15</text:p>
          </table:table-cell>
          <table:table-cell table:formula="of:=IFERROR(ROUND(((MIN(([.$G25]^2)/([.$T25]^2);[.$R$2]))*([.$J25]+3)*[.$T$2]))*5;0)" office:value-type="float" office:value="25" calcext:value-type="float">
            <text:p>25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9" calcext:value-type="float">
            <text:p>29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formula="of:=IFERROR(MIN(MAX(ROUND(AVERAGE((MIN(([.$D25]+[.$G25]+[.$H25])/3/[.$T25];[.$AE$2]))*([.$J25]+3)*[.$AG$2];([.I25]/50));0)*5; [.$AI$2]); [.$AH$2]);0)" office:value-type="float" office:value="30" calcext:value-type="float">
            <text:p>30</text:p>
          </table:table-cell>
          <table:table-cell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 table:formula="of:=ROUND(AVERAGE([.AM25:.AS2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$D26]+[.$G26]+[.$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70" calcext:value-type="float">
            <text:p>70</text:p>
          </table:table-cell>
          <table:table-cell table:formula="of:=IFERROR(ROUND(((MIN(([.$E26]^2)/([.$T26]^2);[.$R$2]))*([.$J26]+3)*[.$T$2]))*5;0)" office:value-type="float" office:value="25" calcext:value-type="float">
            <text:p>25</text:p>
          </table:table-cell>
          <table:table-cell table:formula="of:=IFERROR(ROUND(((MIN(([.$G26]^2)/([.$T26]^2);[.$R$2]))*([.$J26]+3)*[.$T$2]))*5;0)" office:value-type="float" office:value="35" calcext:value-type="float">
            <text:p>3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41" calcext:value-type="float">
            <text:p>41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formula="of:=IFERROR(MIN(MAX(ROUND(AVERAGE((MIN(([.$D26]+[.$G26]+[.$H26])/3/[.$T26];[.$AE$2]))*([.$J26]+3)*[.$AG$2];([.I26]/50));0)*5; [.$AI$2]); [.$AH$2]);0)" office:value-type="float" office:value="40" calcext:value-type="float">
            <text:p>40</text:p>
          </table:table-cell>
          <table:table-cell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 table:formula="of:=ROUND(AVERAGE([.AM26:.AS2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$D27]+[.$G27]+[.$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55" calcext:value-type="float">
            <text:p>5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5" calcext:value-type="float">
            <text:p>15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9" calcext:value-type="float">
            <text:p>29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formula="of:=IFERROR(MIN(MAX(ROUND(AVERAGE((MIN(([.$D27]+[.$G27]+[.$H27])/3/[.$T27];[.$AE$2]))*([.$J27]+3)*[.$AG$2];([.I27]/50));0)*5; [.$AI$2]); [.$AH$2]);0)" office:value-type="float" office:value="30" calcext:value-type="float">
            <text:p>30</text:p>
          </table:table-cell>
          <table:table-cell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 table:formula="of:=ROUND(AVERAGE([.AM27:.AS2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$D28]+[.$G28]+[.$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65" calcext:value-type="float">
            <text:p>65</text:p>
          </table:table-cell>
          <table:table-cell table:formula="of:=IFERROR(ROUND(((MIN(([.$E28]^2)/([.$T28]^2);[.$R$2]))*([.$J28]+3)*[.$T$2]))*5;0)" office:value-type="float" office:value="30" calcext:value-type="float">
            <text:p>30</text:p>
          </table:table-cell>
          <table:table-cell table:formula="of:=IFERROR(ROUND(((MIN(([.$G28]^2)/([.$T28]^2);[.$R$2]))*([.$J28]+3)*[.$T$2]))*5;0)" office:value-type="float" office:value="25" calcext:value-type="float">
            <text:p>25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42" calcext:value-type="float">
            <text:p>42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IFERROR(MIN(MAX((ROUND(AVERAGE((((MIN(([.$C28]^[.$AC$2])/([.$T28]^[.$AC$2]);[.$AE$2])))*[.$J28]*0.8)+([.$C28]/10);([.C28]/8));0)*5)+10; 30); 99); 0)" office:value-type="float" office:value="55" calcext:value-type="float">
            <text:p>55</text:p>
          </table:table-cell>
          <table:table-cell table:formula="of:=IFERROR(MIN(MAX(ROUND(AVERAGE((MIN(([.$D28]^[.$L$2])/([.$T28]^[.$AC$2]);[.$AE$2]))*([.$J28]+[.$AF$2]);([.D28]/10));0)*5; [.$AI$2]); [.$AH$2]);0)" office:value-type="float" office:value="45" calcext:value-type="float">
            <text:p>45</text:p>
          </table:table-cell>
          <table:table-cell table:formula="of:=IFERROR(MIN(MAX(ROUND(AVERAGE((MIN(([.$D28]+[.$G28]+[.$H28])/3/[.$T28];[.$AE$2]))*([.$J28]+3)*[.$AG$2];([.I28]/50));0)*5; [.$AI$2]); [.$AH$2]);0)" office:value-type="float" office:value="45" calcext:value-type="float">
            <text:p>45</text:p>
          </table:table-cell>
          <table:table-cell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 table:formula="of:=ROUND(AVERAGE([.AM28:.AS2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$D29]+[.$G29]+[.$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35" calcext:value-type="float">
            <text:p>35</text:p>
          </table:table-cell>
          <table:table-cell table:formula="of:=IFERROR(ROUND(((MIN(([.$E29]^2)/([.$T29]^2);[.$R$2]))*([.$J29]+3)*[.$T$2]))*5;0)" office:value-type="float" office:value="20" calcext:value-type="float">
            <text:p>20</text:p>
          </table:table-cell>
          <table:table-cell table:formula="of:=IFERROR(ROUND(((MIN(([.$G29]^2)/([.$T29]^2);[.$R$2]))*([.$J29]+3)*[.$T$2]))*5;0)" office:value-type="float" office:value="35" calcext:value-type="float">
            <text:p>3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31" calcext:value-type="float">
            <text:p>31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formula="of:=IFERROR(MIN(MAX(ROUND(AVERAGE((MIN(([.$D29]^[.$L$2])/([.$T29]^[.$AC$2]);[.$AE$2]))*([.$J29]+[.$AF$2]);([.D29]/10));0)*5; [.$AI$2]); [.$AH$2]);0)" office:value-type="float" office:value="30" calcext:value-type="float">
            <text:p>30</text:p>
          </table:table-cell>
          <table:table-cell table:formula="of:=IFERROR(MIN(MAX(ROUND(AVERAGE((MIN(([.$D29]+[.$G29]+[.$H29])/3/[.$T29];[.$AE$2]))*([.$J29]+3)*[.$AG$2];([.I29]/50));0)*5; [.$AI$2]); [.$AH$2]);0)" office:value-type="float" office:value="30" calcext:value-type="float">
            <text:p>30</text:p>
          </table:table-cell>
          <table:table-cell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formula="of:=IFERROR(MIN(MAX(ROUND(AVERAGE(((MIN(([.$E29]^[.$AC$2])/([.$T29]^[.$AC$2]);[.$AE$2]))*([.$J29]+3)*[.$AG$2]);([.E29]/10));0)*5; [.$AI$2]); [.$AH$2]);0)" office:value-type="float" office:value="25" calcext:value-type="float">
            <text:p>25</text:p>
          </table:table-cell>
          <table:table-cell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 table:formula="of:=ROUND(AVERAGE([.AM29:.AS29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$D30]+[.$G30]+[.$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40" calcext:value-type="float">
            <text:p>40</text:p>
          </table:table-cell>
          <table:table-cell table:formula="of:=IFERROR(ROUND(((MIN(([.$E30]^2)/([.$T30]^2);[.$R$2]))*([.$J30]+3)*[.$T$2]))*5;0)" office:value-type="float" office:value="30" calcext:value-type="float">
            <text:p>30</text:p>
          </table:table-cell>
          <table:table-cell table:formula="of:=IFERROR(ROUND(((MIN(([.$G30]^2)/([.$T30]^2);[.$R$2]))*([.$J30]+3)*[.$T$2]))*5;0)" office:value-type="float" office:value="40" calcext:value-type="float">
            <text:p>4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41" calcext:value-type="float">
            <text:p>41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formula="of:=IFERROR(MIN(MAX(ROUND(AVERAGE((MIN(([.$D30]+[.$G30]+[.$H30])/3/[.$T30];[.$AE$2]))*([.$J30]+3)*[.$AG$2];([.I30]/50));0)*5; [.$AI$2]); [.$AH$2]);0)" office:value-type="float" office:value="45" calcext:value-type="float">
            <text:p>45</text:p>
          </table:table-cell>
          <table:table-cell table:formula="of:=IFERROR(MIN(MAX(ROUND(AVERAGE(((MIN(([.$H30]^2)/([.$T30]^[.$AC$2]);[.$AE$2]))*([.$J30]+3)*[.$AG$2]);([.H30]/10));0)*5; [.$AI$2]); [.$AH$2]);0)" office:value-type="float" office:value="40" calcext:value-type="float">
            <text:p>40</text:p>
          </table:table-cell>
          <table:table-cell table:formula="of:=IFERROR(MIN(MAX(ROUND(AVERAGE(((MIN(([.$E30]^[.$AC$2])/([.$T30]^[.$AC$2]);[.$AE$2]))*([.$J30]+3)*[.$AG$2]);([.E30]/10));0)*5; [.$AI$2]); [.$AH$2]);0)" office:value-type="float" office:value="35" calcext:value-type="float">
            <text:p>35</text:p>
          </table:table-cell>
          <table:table-cell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 table:formula="of:=ROUND(AVERAGE([.AM30:.AS30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5" calcext:value-type="float">
            <text:p>335</text:p>
          </table:table-cell>
          <table:table-cell table:style-name="ce9" table:formula="of:=ROUND((([.I31]/[.$S$1])*MAX([.I31]/420; 1.2));2)" office:value-type="float" office:value="4.47" calcext:value-type="float">
            <text:p>4.47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$D31]+[.$G31]+[.$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65" calcext:value-type="float">
            <text:p>65</text:p>
          </table:table-cell>
          <table:table-cell table:formula="of:=IFERROR(ROUND(((MIN(([.$E31]^2)/([.$T31]^2);[.$R$2]))*([.$J31]+3)*[.$T$2]))*5;0)" office:value-type="float" office:value="10" calcext:value-type="float">
            <text:p>10</text:p>
          </table:table-cell>
          <table:table-cell table:formula="of:=IFERROR(ROUND(((MIN(([.$G31]^2)/([.$T31]^2);[.$R$2]))*([.$J31]+3)*[.$T$2]))*5;0)" office:value-type="float" office:value="20" calcext:value-type="float">
            <text:p>20</text:p>
          </table:table-cell>
          <table:table-cell table:formula="of:=IFERROR(ROUND((MIN(([.$F31]^[.$Q$2])/([.$T31]^2);[.$R$2]))*([.$J31]+[.$M$2]))*5;0)" office:value-type="float" office:value="40" calcext:value-type="float">
            <text:p>40</text:p>
          </table:table-cell>
          <table:table-cell table:style-name="ce9" table:formula="of:=ROUND(AVERAGE([.K31:.Q31]))" office:value-type="float" office:value="34" calcext:value-type="float">
            <text:p>34</text:p>
          </table:table-cell>
          <table:table-cell table:style-name="ce9" table:formula="of:=ROUND((([.I31]/[.$S$1])*MAX([.I31]/350;0.8));2)" office:value-type="float" office:value="3.56" calcext:value-type="float">
            <text:p>3.56</text:p>
          </table:table-cell>
          <table:table-cell table:style-name="ce9" table:formula="of:=ROUND([.I31]/6;2)" office:value-type="float" office:value="55.83" calcext:value-type="float">
            <text:p>55.83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formula="of:=IFERROR(MIN(MAX(ROUND(AVERAGE((MIN(([.$D31]^[.$L$2])/([.$T31]^[.$AC$2]);[.$AE$2]))*([.$J31]+[.$AF$2]);([.D31]/10));0)*5; [.$AI$2]); [.$AH$2]);0)" office:value-type="float" office:value="20" calcext:value-type="float">
            <text:p>20</text:p>
          </table:table-cell>
          <table:table-cell table:formula="of:=IFERROR(MIN(MAX(ROUND(AVERAGE((MIN(([.$D31]+[.$G31]+[.$H31])/3/[.$T31];[.$AE$2]))*([.$J31]+3)*[.$AG$2];([.I31]/50));0)*5; [.$AI$2]); [.$AH$2]);0)" office:value-type="float" office:value="35" calcext:value-type="float">
            <text:p>35</text:p>
          </table:table-cell>
          <table:table-cell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formula="of:=IFERROR(MIN(MAX(ROUND(AVERAGE(((MIN(([.$E31]^[.$AC$2])/([.$T31]^[.$AC$2]);[.$AE$2]))*([.$J31]+3)*[.$AG$2]);([.E31]/10));0)*5; [.$AI$2]); [.$AH$2]);0)" office:value-type="float" office:value="15" calcext:value-type="float">
            <text:p>15</text:p>
          </table:table-cell>
          <table:table-cell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0.71" calcext:value-type="float">
            <text:p>30.71</text:p>
          </table:table-cell>
          <table:table-cell table:formula="of:=ROUND(AVERAGE([.AM31:.AS31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$D32]+[.$G32]+[.$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70" calcext:value-type="float">
            <text:p>70</text:p>
          </table:table-cell>
          <table:table-cell table:formula="of:=IFERROR(ROUND(((MIN(([.$E32]^2)/([.$T32]^2);[.$R$2]))*([.$J32]+3)*[.$T$2]))*5;0)" office:value-type="float" office:value="20" calcext:value-type="float">
            <text:p>20</text:p>
          </table:table-cell>
          <table:table-cell table:formula="of:=IFERROR(ROUND(((MIN(([.$G32]^2)/([.$T32]^2);[.$R$2]))*([.$J32]+3)*[.$T$2]))*5;0)" office:value-type="float" office:value="35" calcext:value-type="float">
            <text:p>35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5" calcext:value-type="float">
            <text:p>45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formula="of:=IFERROR(MIN(MAX(ROUND(AVERAGE((MIN(([.$D32]+[.$G32]+[.$H32])/3/[.$T32];[.$AE$2]))*([.$J32]+3)*[.$AG$2];([.I32]/50));0)*5; [.$AI$2]); [.$AH$2]);0)" office:value-type="float" office:value="45" calcext:value-type="float">
            <text:p>45</text:p>
          </table:table-cell>
          <table:table-cell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 table:formula="of:=ROUND(AVERAGE([.AM32:.AS32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$D33]+[.$G33]+[.$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5" calcext:value-type="float">
            <text:p>15</text:p>
          </table:table-cell>
          <table:table-cell table:formula="of:=IFERROR(ROUND(((MIN(([.$E33]^2)/([.$T33]^2);[.$R$2]))*([.$J33]+3)*[.$T$2]))*5;0)" office:value-type="float" office:value="65" calcext:value-type="float">
            <text:p>65</text:p>
          </table:table-cell>
          <table:table-cell table:formula="of:=IFERROR(ROUND(((MIN(([.$G33]^2)/([.$T33]^2);[.$R$2]))*([.$J33]+3)*[.$T$2]))*5;0)" office:value-type="float" office:value="10" calcext:value-type="float">
            <text:p>10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33" calcext:value-type="float">
            <text:p>33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formula="of:=IFERROR(MIN(MAX((ROUND(AVERAGE((((MIN(([.$C33]^[.$AC$2])/([.$T33]^[.$AC$2]);[.$AE$2])))*[.$J33]*0.8)+([.$C33]/10);([.C33]/8));0)*5)+10; 30); 99); 0)" office:value-type="float" office:value="45" calcext:value-type="float">
            <text:p>45</text:p>
          </table:table-cell>
          <table:table-cell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formula="of:=IFERROR(MIN(MAX(ROUND(AVERAGE((MIN(([.$D33]+[.$G33]+[.$H33])/3/[.$T33];[.$AE$2]))*([.$J33]+3)*[.$AG$2];([.I33]/50));0)*5; [.$AI$2]); [.$AH$2]);0)" office:value-type="float" office:value="35" calcext:value-type="float">
            <text:p>35</text:p>
          </table:table-cell>
          <table:table-cell table:formula="of:=IFERROR(MIN(MAX(ROUND(AVERAGE(((MIN(([.$H33]^2)/([.$T33]^[.$AC$2]);[.$AE$2]))*([.$J33]+3)*[.$AG$2]);([.H33]/10));0)*5; [.$AI$2]); [.$AH$2]);0)" office:value-type="float" office:value="20" calcext:value-type="float">
            <text:p>20</text:p>
          </table:table-cell>
          <table:table-cell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formula="of:=IFERROR(MIN(MAX(ROUND(AVERAGE(((MIN(([.$G33]^[.$AC$2])/([.$T33]^[.$AC$2]);[.$AE$2]))*([.$J33]+3)*[.$AG$2]);([.G33]/10));0)*5; [.$AI$2]); [.$AH$2]);0)" office:value-type="float" office:value="15" calcext:value-type="float">
            <text:p>15</text:p>
          </table:table-cell>
          <table:table-cell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.71" calcext:value-type="float">
            <text:p>30.71</text:p>
          </table:table-cell>
          <table:table-cell table:formula="of:=ROUND(AVERAGE([.AM33:.AS3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$D34]+[.$G34]+[.$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5" calcext:value-type="float">
            <text:p>25</text:p>
          </table:table-cell>
          <table:table-cell table:formula="of:=IFERROR(ROUND(((MIN(([.$E34]^2)/([.$T34]^2);[.$R$2]))*([.$J34]+3)*[.$T$2]))*5;0)" office:value-type="float" office:value="75" calcext:value-type="float">
            <text:p>75</text:p>
          </table:table-cell>
          <table:table-cell table:formula="of:=IFERROR(ROUND(((MIN(([.$G34]^2)/([.$T34]^2);[.$R$2]))*([.$J34]+3)*[.$T$2]))*5;0)" office:value-type="float" office:value="20" calcext:value-type="float">
            <text:p>20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44" calcext:value-type="float">
            <text:p>44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formula="of:=IFERROR(MIN(MAX(ROUND(AVERAGE((MIN(([.$D34]+[.$G34]+[.$H34])/3/[.$T34];[.$AE$2]))*([.$J34]+3)*[.$AG$2];([.I34]/50));0)*5; [.$AI$2]); [.$AH$2]);0)" office:value-type="float" office:value="45" calcext:value-type="float">
            <text:p>45</text:p>
          </table:table-cell>
          <table:table-cell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 table:formula="of:=ROUND(AVERAGE([.AM34:.AS3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$D35]+[.$G35]+[.$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20" calcext:value-type="float">
            <text:p>20</text:p>
          </table:table-cell>
          <table:table-cell table:formula="of:=IFERROR(ROUND(((MIN(([.$E35]^2)/([.$T35]^2);[.$R$2]))*([.$J35]+3)*[.$T$2]))*5;0)" office:value-type="float" office:value="35" calcext:value-type="float">
            <text:p>35</text:p>
          </table:table-cell>
          <table:table-cell table:formula="of:=IFERROR(ROUND(((MIN(([.$G35]^2)/([.$T35]^2);[.$R$2]))*([.$J35]+3)*[.$T$2]))*5;0)" office:value-type="float" office:value="20" calcext:value-type="float">
            <text:p>20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9" calcext:value-type="float">
            <text:p>29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formula="of:=IFERROR(MIN(MAX(ROUND(AVERAGE((MIN(([.$D35]^[.$L$2])/([.$T35]^[.$AC$2]);[.$AE$2]))*([.$J35]+[.$AF$2]);([.D35]/10));0)*5; [.$AI$2]); [.$AH$2]);0)" office:value-type="float" office:value="25" calcext:value-type="float">
            <text:p>25</text:p>
          </table:table-cell>
          <table:table-cell table:formula="of:=IFERROR(MIN(MAX(ROUND(AVERAGE((MIN(([.$D35]+[.$G35]+[.$H35])/3/[.$T35];[.$AE$2]))*([.$J35]+3)*[.$AG$2];([.I35]/50));0)*5; [.$AI$2]); [.$AH$2]);0)" office:value-type="float" office:value="30" calcext:value-type="float">
            <text:p>30</text:p>
          </table:table-cell>
          <table:table-cell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formula="of:=IFERROR(MIN(MAX(ROUND(AVERAGE(((MIN(([.$E35]^[.$AC$2])/([.$T35]^[.$AC$2]);[.$AE$2]))*([.$J35]+3)*[.$AG$2]);([.E35]/10));0)*5; [.$AI$2]); [.$AH$2]);0)" office:value-type="float" office:value="30" calcext:value-type="float">
            <text:p>30</text:p>
          </table:table-cell>
          <table:table-cell table:formula="of:=IFERROR(MIN(MAX(ROUND(AVERAGE(((MIN(([.$G35]^[.$AC$2])/([.$T35]^[.$AC$2]);[.$AE$2]))*([.$J35]+3)*[.$AG$2]);([.G35]/10));0)*5; [.$AI$2]); [.$AH$2]);0)" office:value-type="float" office:value="25" calcext:value-type="float">
            <text:p>25</text:p>
          </table:table-cell>
          <table:table-cell table:formula="of:=IFERROR(MIN(MAX(ROUND(AVERAGE((MIN(([.$F35]^[.$Q$2])/([.$T35]^[.$AC$2]);[.$AE$2]))*([.$J35]+[.$AF$2]);([.F35]/10));0)*5; [.$AI$2]); [.$AH$2]);0)" office:value-type="float" office:value="20" calcext:value-type="float">
            <text:p>20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 table:formula="of:=ROUND(AVERAGE([.AM35:.AS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$D36]+[.$G36]+[.$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5" calcext:value-type="float">
            <text:p>25</text:p>
          </table:table-cell>
          <table:table-cell table:formula="of:=IFERROR(ROUND(((MIN(([.$E36]^2)/([.$T36]^2);[.$R$2]))*([.$J36]+3)*[.$T$2]))*5;0)" office:value-type="float" office:value="40" calcext:value-type="float">
            <text:p>40</text:p>
          </table:table-cell>
          <table:table-cell table:formula="of:=IFERROR(ROUND(((MIN(([.$G36]^2)/([.$T36]^2);[.$R$2]))*([.$J36]+3)*[.$T$2]))*5;0)" office:value-type="float" office:value="25" calcext:value-type="float">
            <text:p>25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4" calcext:value-type="float">
            <text:p>34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formula="of:=IFERROR(MIN(MAX(ROUND(AVERAGE((MIN(([.$D36]+[.$G36]+[.$H36])/3/[.$T36];[.$AE$2]))*([.$J36]+3)*[.$AG$2];([.I36]/50));0)*5; [.$AI$2]); [.$AH$2]);0)" office:value-type="float" office:value="35" calcext:value-type="float">
            <text:p>35</text:p>
          </table:table-cell>
          <table:table-cell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 table:formula="of:=ROUND(AVERAGE([.AM36:.AS36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$D37]+[.$G37]+[.$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30" calcext:value-type="float">
            <text:p>30</text:p>
          </table:table-cell>
          <table:table-cell table:formula="of:=IFERROR(ROUND(((MIN(([.$E37]^2)/([.$T37]^2);[.$R$2]))*([.$J37]+3)*[.$T$2]))*5;0)" office:value-type="float" office:value="40" calcext:value-type="float">
            <text:p>40</text:p>
          </table:table-cell>
          <table:table-cell table:formula="of:=IFERROR(ROUND(((MIN(([.$G37]^2)/([.$T37]^2);[.$R$2]))*([.$J37]+3)*[.$T$2]))*5;0)" office:value-type="float" office:value="40" calcext:value-type="float">
            <text:p>4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4" calcext:value-type="float">
            <text:p>44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formula="of:=IFERROR(MIN(MAX(ROUND(AVERAGE((MIN(([.$D37]+[.$G37]+[.$H37])/3/[.$T37];[.$AE$2]))*([.$J37]+3)*[.$AG$2];([.I37]/50));0)*5; [.$AI$2]); [.$AH$2]);0)" office:value-type="float" office:value="50" calcext:value-type="float">
            <text:p>50</text:p>
          </table:table-cell>
          <table:table-cell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formula="of:=IFERROR(MIN(MAX(ROUND(AVERAGE(((MIN(([.$G37]^[.$AC$2])/([.$T37]^[.$AC$2]);[.$AE$2]))*([.$J37]+3)*[.$AG$2]);([.G37]/10));0)*5; [.$AI$2]); [.$AH$2]);0)" office:value-type="float" office:value="45" calcext:value-type="float">
            <text:p>45</text:p>
          </table:table-cell>
          <table:table-cell table:formula="of:=IFERROR(MIN(MAX(ROUND(AVERAGE((MIN(([.$F37]^[.$Q$2])/([.$T37]^[.$AC$2]);[.$AE$2]))*([.$J37]+[.$AF$2]);([.F37]/10));0)*5; [.$AI$2]); [.$AH$2]);0)" office:value-type="float" office:value="35" calcext:value-type="float">
            <text:p>35</text:p>
          </table:table-cell>
          <table:table-cell table:formula="of:=ROUND(AVERAGE([.AD37:.AJ37]);2)" office:value-type="float" office:value="47.86" calcext:value-type="float">
            <text:p>47.86</text:p>
          </table:table-cell>
          <table:table-cell table:formula="of:=ROUND(AVERAGE([.AM37:.AS3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$D38]+[.$G38]+[.$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30" calcext:value-type="float">
            <text:p>30</text:p>
          </table:table-cell>
          <table:table-cell table:formula="of:=IFERROR(ROUND(((MIN(([.$E38]^2)/([.$T38]^2);[.$R$2]))*([.$J38]+3)*[.$T$2]))*5;0)" office:value-type="float" office:value="20" calcext:value-type="float">
            <text:p>20</text:p>
          </table:table-cell>
          <table:table-cell table:formula="of:=IFERROR(ROUND(((MIN(([.$G38]^2)/([.$T38]^2);[.$R$2]))*([.$J38]+3)*[.$T$2]))*5;0)" office:value-type="float" office:value="20" calcext:value-type="float">
            <text:p>20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9" calcext:value-type="float">
            <text:p>29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formula="of:=IFERROR(MIN(MAX(ROUND(AVERAGE((MIN(([.$D38]+[.$G38]+[.$H38])/3/[.$T38];[.$AE$2]))*([.$J38]+3)*[.$AG$2];([.I38]/50));0)*5; [.$AI$2]); [.$AH$2]);0)" office:value-type="float" office:value="30" calcext:value-type="float">
            <text:p>30</text:p>
          </table:table-cell>
          <table:table-cell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formula="of:=IFERROR(MIN(MAX(ROUND(AVERAGE(((MIN(([.$G38]^[.$AC$2])/([.$T38]^[.$AC$2]);[.$AE$2]))*([.$J38]+3)*[.$AG$2]);([.G38]/10));0)*5; [.$AI$2]); [.$AH$2]);0)" office:value-type="float" office:value="25" calcext:value-type="float">
            <text:p>25</text:p>
          </table:table-cell>
          <table:table-cell table:formula="of:=IFERROR(MIN(MAX(ROUND(AVERAGE((MIN(([.$F38]^[.$Q$2])/([.$T38]^[.$AC$2]);[.$AE$2]))*([.$J38]+[.$AF$2]);([.F38]/10));0)*5; [.$AI$2]); [.$AH$2]);0)" office:value-type="float" office:value="20" calcext:value-type="float">
            <text:p>20</text:p>
          </table:table-cell>
          <table:table-cell table:formula="of:=ROUND(AVERAGE([.AD38:.AJ38]);2)" office:value-type="float" office:value="29.29" calcext:value-type="float">
            <text:p>29.29</text:p>
          </table:table-cell>
          <table:table-cell table:formula="of:=ROUND(AVERAGE([.AM38:.AS38]);2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$D39]+[.$G39]+[.$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35" calcext:value-type="float">
            <text:p>35</text:p>
          </table:table-cell>
          <table:table-cell table:formula="of:=IFERROR(ROUND(((MIN(([.$E39]^2)/([.$T39]^2);[.$R$2]))*([.$J39]+3)*[.$T$2]))*5;0)" office:value-type="float" office:value="30" calcext:value-type="float">
            <text:p>30</text:p>
          </table:table-cell>
          <table:table-cell table:formula="of:=IFERROR(ROUND(((MIN(([.$G39]^2)/([.$T39]^2);[.$R$2]))*([.$J39]+3)*[.$T$2]))*5;0)" office:value-type="float" office:value="25" calcext:value-type="float">
            <text:p>25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5" calcext:value-type="float">
            <text:p>35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formula="of:=IFERROR(MIN(MAX(ROUND(AVERAGE((MIN(([.$D39]+[.$G39]+[.$H39])/3/[.$T39];[.$AE$2]))*([.$J39]+3)*[.$AG$2];([.I39]/50));0)*5; [.$AI$2]); [.$AH$2]);0)" office:value-type="float" office:value="35" calcext:value-type="float">
            <text:p>35</text:p>
          </table:table-cell>
          <table:table-cell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formula="of:=IFERROR(MIN(MAX(ROUND(AVERAGE(((MIN(([.$G39]^[.$AC$2])/([.$T39]^[.$AC$2]);[.$AE$2]))*([.$J39]+3)*[.$AG$2]);([.G39]/10));0)*5; [.$AI$2]); [.$AH$2]);0)" office:value-type="float" office:value="30" calcext:value-type="float">
            <text:p>30</text:p>
          </table:table-cell>
          <table:table-cell table:formula="of:=IFERROR(MIN(MAX(ROUND(AVERAGE((MIN(([.$F39]^[.$Q$2])/([.$T39]^[.$AC$2]);[.$AE$2]))*([.$J39]+[.$AF$2]);([.F39]/10));0)*5; [.$AI$2]); [.$AH$2]);0)" office:value-type="float" office:value="30" calcext:value-type="float">
            <text:p>30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 table:formula="of:=ROUND(AVERAGE([.AM39:.AS39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$D40]+[.$G40]+[.$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40" calcext:value-type="float">
            <text:p>40</text:p>
          </table:table-cell>
          <table:table-cell table:formula="of:=IFERROR(ROUND(((MIN(([.$E40]^2)/([.$T40]^2);[.$R$2]))*([.$J40]+3)*[.$T$2]))*5;0)" office:value-type="float" office:value="35" calcext:value-type="float">
            <text:p>35</text:p>
          </table:table-cell>
          <table:table-cell table:formula="of:=IFERROR(ROUND(((MIN(([.$G40]^2)/([.$T40]^2);[.$R$2]))*([.$J40]+3)*[.$T$2]))*5;0)" office:value-type="float" office:value="30" calcext:value-type="float">
            <text:p>30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5" calcext:value-type="float">
            <text:p>45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formula="of:=IFERROR(MIN(MAX(ROUND(AVERAGE((MIN(([.$D40]+[.$G40]+[.$H40])/3/[.$T40];[.$AE$2]))*([.$J40]+3)*[.$AG$2];([.I40]/50));0)*5; [.$AI$2]); [.$AH$2]);0)" office:value-type="float" office:value="50" calcext:value-type="float">
            <text:p>50</text:p>
          </table:table-cell>
          <table:table-cell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formula="of:=IFERROR(MIN(MAX(ROUND(AVERAGE(((MIN(([.$E40]^[.$AC$2])/([.$T40]^[.$AC$2]);[.$AE$2]))*([.$J40]+3)*[.$AG$2]);([.E40]/10));0)*5; [.$AI$2]); [.$AH$2]);0)" office:value-type="float" office:value="40" calcext:value-type="float">
            <text:p>40</text:p>
          </table:table-cell>
          <table:table-cell table:formula="of:=IFERROR(MIN(MAX(ROUND(AVERAGE(((MIN(([.$G40]^[.$AC$2])/([.$T40]^[.$AC$2]);[.$AE$2]))*([.$J40]+3)*[.$AG$2]);([.G40]/10));0)*5; [.$AI$2]); [.$AH$2]);0)" office:value-type="float" office:value="40" calcext:value-type="float">
            <text:p>40</text:p>
          </table:table-cell>
          <table:table-cell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8.57" calcext:value-type="float">
            <text:p>48.57</text:p>
          </table:table-cell>
          <table:table-cell table:formula="of:=ROUND(AVERAGE([.AM40:.AS40]);2)" office:value-type="float" office:value="42.14" calcext:value-type="float">
            <text:p>42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$D41]+[.$G41]+[.$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25" calcext:value-type="float">
            <text:p>25</text:p>
          </table:table-cell>
          <table:table-cell table:formula="of:=IFERROR(ROUND(((MIN(([.$G41]^2)/([.$T41]^2);[.$R$2]))*([.$J41]+3)*[.$T$2]))*5;0)" office:value-type="float" office:value="45" calcext:value-type="float">
            <text:p>45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4" calcext:value-type="float">
            <text:p>34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formula="of:=IFERROR(MIN(MAX(ROUND(AVERAGE((MIN(([.$D41]+[.$G41]+[.$H41])/3/[.$T41];[.$AE$2]))*([.$J41]+3)*[.$AG$2];([.I41]/50));0)*5; [.$AI$2]); [.$AH$2]);0)" office:value-type="float" office:value="35" calcext:value-type="float">
            <text:p>35</text:p>
          </table:table-cell>
          <table:table-cell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formula="of:=IFERROR(MIN(MAX(ROUND(AVERAGE(((MIN(([.$G41]^[.$AC$2])/([.$T41]^[.$AC$2]);[.$AE$2]))*([.$J41]+3)*[.$AG$2]);([.G41]/10));0)*5; [.$AI$2]); [.$AH$2]);0)" office:value-type="float" office:value="35" calcext:value-type="float">
            <text:p>35</text:p>
          </table:table-cell>
          <table:table-cell table:formula="of:=IFERROR(MIN(MAX(ROUND(AVERAGE((MIN(([.$F41]^[.$Q$2])/([.$T41]^[.$AC$2]);[.$AE$2]))*([.$J41]+[.$AF$2]);([.F41]/10));0)*5; [.$AI$2]); [.$AH$2]);0)" office:value-type="float" office:value="30" calcext:value-type="float">
            <text:p>30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 table:formula="of:=ROUND(AVERAGE([.AM41:.AS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$D42]+[.$G42]+[.$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20" calcext:value-type="float">
            <text:p>20</text:p>
          </table:table-cell>
          <table:table-cell table:formula="of:=IFERROR(ROUND(((MIN(([.$E42]^2)/([.$T42]^2);[.$R$2]))*([.$J42]+3)*[.$T$2]))*5;0)" office:value-type="float" office:value="30" calcext:value-type="float">
            <text:p>30</text:p>
          </table:table-cell>
          <table:table-cell table:formula="of:=IFERROR(ROUND(((MIN(([.$G42]^2)/([.$T42]^2);[.$R$2]))*([.$J42]+3)*[.$T$2]))*5;0)" office:value-type="float" office:value="45" calcext:value-type="float">
            <text:p>4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4" calcext:value-type="float">
            <text:p>44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IFERROR(MIN(MAX((ROUND(AVERAGE((((MIN(([.$C42]^[.$AC$2])/([.$T42]^[.$AC$2]);[.$AE$2])))*[.$J42]*0.8)+([.$C42]/10);([.C42]/8));0)*5)+10; 30); 99); 0)" office:value-type="float" office:value="75" calcext:value-type="float">
            <text:p>75</text:p>
          </table:table-cell>
          <table:table-cell table:formula="of:=IFERROR(MIN(MAX(ROUND(AVERAGE((MIN(([.$D42]^[.$L$2])/([.$T42]^[.$AC$2]);[.$AE$2]))*([.$J42]+[.$AF$2]);([.D42]/10));0)*5; [.$AI$2]); [.$AH$2]);0)" office:value-type="float" office:value="35" calcext:value-type="float">
            <text:p>35</text:p>
          </table:table-cell>
          <table:table-cell table:formula="of:=IFERROR(MIN(MAX(ROUND(AVERAGE((MIN(([.$D42]+[.$G42]+[.$H42])/3/[.$T42];[.$AE$2]))*([.$J42]+3)*[.$AG$2];([.I42]/50));0)*5; [.$AI$2]); [.$AH$2]);0)" office:value-type="float" office:value="45" calcext:value-type="float">
            <text:p>45</text:p>
          </table:table-cell>
          <table:table-cell table:formula="of:=IFERROR(MIN(MAX(ROUND(AVERAGE(((MIN(([.$H42]^2)/([.$T42]^[.$AC$2]);[.$AE$2]))*([.$J42]+3)*[.$AG$2]);([.H42]/10));0)*5; [.$AI$2]); [.$AH$2]);0)" office:value-type="float" office:value="30" calcext:value-type="float">
            <text:p>30</text:p>
          </table:table-cell>
          <table:table-cell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5" calcext:value-type="float">
            <text:p>45</text:p>
          </table:table-cell>
          <table:table-cell table:formula="of:=ROUND(AVERAGE([.AM42:.AS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$D43]+[.$G43]+[.$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50" calcext:value-type="float">
            <text:p>50</text:p>
          </table:table-cell>
          <table:table-cell table:formula="of:=IFERROR(ROUND(((MIN(([.$E43]^2)/([.$T43]^2);[.$R$2]))*([.$J43]+3)*[.$T$2]))*5;0)" office:value-type="float" office:value="20" calcext:value-type="float">
            <text:p>20</text:p>
          </table:table-cell>
          <table:table-cell table:formula="of:=IFERROR(ROUND(((MIN(([.$G43]^2)/([.$T43]^2);[.$R$2]))*([.$J43]+3)*[.$T$2]))*5;0)" office:value-type="float" office:value="50" calcext:value-type="float">
            <text:p>50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34" calcext:value-type="float">
            <text:p>34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IFERROR(MIN(MAX((ROUND(AVERAGE((((MIN(([.$C43]^[.$AC$2])/([.$T43]^[.$AC$2]);[.$AE$2])))*[.$J43]*0.8)+([.$C43]/10);([.C43]/8));0)*5)+10; 30); 99); 0)" office:value-type="float" office:value="35" calcext:value-type="float">
            <text:p>35</text:p>
          </table:table-cell>
          <table:table-cell table:formula="of:=IFERROR(MIN(MAX(ROUND(AVERAGE((MIN(([.$D43]^[.$L$2])/([.$T43]^[.$AC$2]);[.$AE$2]))*([.$J43]+[.$AF$2]);([.D43]/10));0)*5; [.$AI$2]); [.$AH$2]);0)" office:value-type="float" office:value="20" calcext:value-type="float">
            <text:p>20</text:p>
          </table:table-cell>
          <table:table-cell table:formula="of:=IFERROR(MIN(MAX(ROUND(AVERAGE((MIN(([.$D43]+[.$G43]+[.$H43])/3/[.$T43];[.$AE$2]))*([.$J43]+3)*[.$AG$2];([.I43]/50));0)*5; [.$AI$2]); [.$AH$2]);0)" office:value-type="float" office:value="30" calcext:value-type="float">
            <text:p>30</text:p>
          </table:table-cell>
          <table:table-cell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formula="of:=IFERROR(MIN(MAX(ROUND(AVERAGE(((MIN(([.$E43]^[.$AC$2])/([.$T43]^[.$AC$2]);[.$AE$2]))*([.$J43]+3)*[.$AG$2]);([.E43]/10));0)*5; [.$AI$2]); [.$AH$2]);0)" office:value-type="float" office:value="20" calcext:value-type="float">
            <text:p>20</text:p>
          </table:table-cell>
          <table:table-cell table:formula="of:=IFERROR(MIN(MAX(ROUND(AVERAGE(((MIN(([.$G43]^[.$AC$2])/([.$T43]^[.$AC$2]);[.$AE$2]))*([.$J43]+3)*[.$AG$2]);([.G43]/10));0)*5; [.$AI$2]); [.$AH$2]);0)" office:value-type="float" office:value="35" calcext:value-type="float">
            <text:p>35</text:p>
          </table:table-cell>
          <table:table-cell table:formula="of:=IFERROR(MIN(MAX(ROUND(AVERAGE((MIN(([.$F43]^[.$Q$2])/([.$T43]^[.$AC$2]);[.$AE$2]))*([.$J43]+[.$AF$2]);([.F43]/10));0)*5; [.$AI$2]); [.$AH$2]);0)" office:value-type="float" office:value="30" calcext:value-type="float">
            <text:p>30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 table:formula="of:=ROUND(AVERAGE([.AM43:.AS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$D44]+[.$G44]+[.$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55" calcext:value-type="float">
            <text:p>55</text:p>
          </table:table-cell>
          <table:table-cell table:formula="of:=IFERROR(ROUND(((MIN(([.$E44]^2)/([.$T44]^2);[.$R$2]))*([.$J44]+3)*[.$T$2]))*5;0)" office:value-type="float" office:value="30" calcext:value-type="float">
            <text:p>30</text:p>
          </table:table-cell>
          <table:table-cell table:formula="of:=IFERROR(ROUND(((MIN(([.$G44]^2)/([.$T44]^2);[.$R$2]))*([.$J44]+3)*[.$T$2]))*5;0)" office:value-type="float" office:value="55" calcext:value-type="float">
            <text:p>55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5" calcext:value-type="float">
            <text:p>45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formula="of:=IFERROR(MIN(MAX(ROUND(AVERAGE((MIN(([.$D44]+[.$G44]+[.$H44])/3/[.$T44];[.$AE$2]))*([.$J44]+3)*[.$AG$2];([.I44]/50));0)*5; [.$AI$2]); [.$AH$2]);0)" office:value-type="float" office:value="50" calcext:value-type="float">
            <text:p>50</text:p>
          </table:table-cell>
          <table:table-cell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formula="of:=IFERROR(MIN(MAX(ROUND(AVERAGE(((MIN(([.$E44]^[.$AC$2])/([.$T44]^[.$AC$2]);[.$AE$2]))*([.$J44]+3)*[.$AG$2]);([.E44]/10));0)*5; [.$AI$2]); [.$AH$2]);0)" office:value-type="float" office:value="40" calcext:value-type="float">
            <text:p>40</text:p>
          </table:table-cell>
          <table:table-cell table:formula="of:=IFERROR(MIN(MAX(ROUND(AVERAGE(((MIN(([.$G44]^[.$AC$2])/([.$T44]^[.$AC$2]);[.$AE$2]))*([.$J44]+3)*[.$AG$2]);([.G44]/10));0)*5; [.$AI$2]); [.$AH$2]);0)" office:value-type="float" office:value="50" calcext:value-type="float">
            <text:p>50</text:p>
          </table:table-cell>
          <table:table-cell table:formula="of:=IFERROR(MIN(MAX(ROUND(AVERAGE((MIN(([.$F44]^[.$Q$2])/([.$T44]^[.$AC$2]);[.$AE$2]))*([.$J44]+[.$AF$2]);([.F44]/10));0)*5; [.$AI$2]); [.$AH$2]);0)" office:value-type="float" office:value="40" calcext:value-type="float">
            <text:p>4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 table:formula="of:=ROUND(AVERAGE([.AM44:.AS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$D45]+[.$G45]+[.$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10" calcext:value-type="float">
            <text:p>10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6" calcext:value-type="float">
            <text:p>26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IFERROR(MIN(MAX((ROUND(AVERAGE((((MIN(([.$C45]^[.$AC$2])/([.$T45]^[.$AC$2]);[.$AE$2])))*[.$J45]*0.8)+([.$C45]/10);([.C45]/8));0)*5)+10; 30); 99); 0)" office:value-type="float" office:value="80" calcext:value-type="float">
            <text:p>80</text:p>
          </table:table-cell>
          <table:table-cell table:formula="of:=IFERROR(MIN(MAX(ROUND(AVERAGE((MIN(([.$D45]^[.$L$2])/([.$T45]^[.$AC$2]);[.$AE$2]))*([.$J45]+[.$AF$2]);([.D45]/10));0)*5; [.$AI$2]); [.$AH$2]);0)" office:value-type="float" office:value="25" calcext:value-type="float">
            <text:p>25</text:p>
          </table:table-cell>
          <table:table-cell table:formula="of:=IFERROR(MIN(MAX(ROUND(AVERAGE((MIN(([.$D45]+[.$G45]+[.$H45])/3/[.$T45];[.$AE$2]))*([.$J45]+3)*[.$AG$2];([.I45]/50));0)*5; [.$AI$2]); [.$AH$2]);0)" office:value-type="float" office:value="25" calcext:value-type="float">
            <text:p>25</text:p>
          </table:table-cell>
          <table:table-cell table:formula="of:=IFERROR(MIN(MAX(ROUND(AVERAGE(((MIN(([.$H45]^2)/([.$T45]^[.$AC$2]);[.$AE$2]))*([.$J45]+3)*[.$AG$2]);([.H45]/10));0)*5; [.$AI$2]); [.$AH$2]);0)" office:value-type="float" office:value="10" calcext:value-type="float">
            <text:p>10</text:p>
          </table:table-cell>
          <table:table-cell table:formula="of:=IFERROR(MIN(MAX(ROUND(AVERAGE(((MIN(([.$E45]^[.$AC$2])/([.$T45]^[.$AC$2]);[.$AE$2]))*([.$J45]+3)*[.$AG$2]);([.E45]/10));0)*5; [.$AI$2]); [.$AH$2]);0)" office:value-type="float" office:value="10" calcext:value-type="float">
            <text:p>10</text:p>
          </table:table-cell>
          <table:table-cell table:formula="of:=IFERROR(MIN(MAX(ROUND(AVERAGE(((MIN(([.$G45]^[.$AC$2])/([.$T45]^[.$AC$2]);[.$AE$2]))*([.$J45]+3)*[.$AG$2]);([.G45]/10));0)*5; [.$AI$2]); [.$AH$2]);0)" office:value-type="float" office:value="10" calcext:value-type="float">
            <text:p>10</text:p>
          </table:table-cell>
          <table:table-cell table:formula="of:=IFERROR(MIN(MAX(ROUND(AVERAGE((MIN(([.$F45]^[.$Q$2])/([.$T45]^[.$AC$2]);[.$AE$2]))*([.$J45]+[.$AF$2]);([.F45]/10));0)*5; [.$AI$2]); [.$AH$2]);0)" office:value-type="float" office:value="25" calcext:value-type="float">
            <text:p>25</text:p>
          </table:table-cell>
          <table:table-cell table:formula="of:=ROUND(AVERAGE([.AD45:.AJ45]);2)" office:value-type="float" office:value="26.43" calcext:value-type="float">
            <text:p>26.43</text:p>
          </table:table-cell>
          <table:table-cell table:formula="of:=ROUND(AVERAGE([.AM45:.AS4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$D46]+[.$G46]+[.$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5" calcext:value-type="float">
            <text:p>15</text:p>
          </table:table-cell>
          <table:table-cell table:formula="of:=IFERROR(ROUND(((MIN(([.$E46]^2)/([.$T46]^2);[.$R$2]))*([.$J46]+3)*[.$T$2]))*5;0)" office:value-type="float" office:value="15" calcext:value-type="float">
            <text:p>15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9" calcext:value-type="float">
            <text:p>39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IFERROR(MIN(MAX((ROUND(AVERAGE((((MIN(([.$C46]^[.$AC$2])/([.$T46]^[.$AC$2]);[.$AE$2])))*[.$J46]*0.8)+([.$C46]/10);([.C46]/8));0)*5)+10; 30); 99); 0)" office:value-type="float" office:value="99" calcext:value-type="float">
            <text:p>99</text:p>
          </table:table-cell>
          <table:table-cell table:formula="of:=IFERROR(MIN(MAX(ROUND(AVERAGE((MIN(([.$D46]^[.$L$2])/([.$T46]^[.$AC$2]);[.$AE$2]))*([.$J46]+[.$AF$2]);([.D46]/10));0)*5; [.$AI$2]); [.$AH$2]);0)" office:value-type="float" office:value="35" calcext:value-type="float">
            <text:p>35</text:p>
          </table:table-cell>
          <table:table-cell table:formula="of:=IFERROR(MIN(MAX(ROUND(AVERAGE((MIN(([.$D46]+[.$G46]+[.$H46])/3/[.$T46];[.$AE$2]))*([.$J46]+3)*[.$AG$2];([.I46]/50));0)*5; [.$AI$2]); [.$AH$2]);0)" office:value-type="float" office:value="40" calcext:value-type="float">
            <text:p>40</text:p>
          </table:table-cell>
          <table:table-cell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formula="of:=IFERROR(MIN(MAX(ROUND(AVERAGE(((MIN(([.$E46]^[.$AC$2])/([.$T46]^[.$AC$2]);[.$AE$2]))*([.$J46]+3)*[.$AG$2]);([.E46]/10));0)*5; [.$AI$2]); [.$AH$2]);0)" office:value-type="float" office:value="20" calcext:value-type="float">
            <text:p>20</text:p>
          </table:table-cell>
          <table:table-cell table:formula="of:=IFERROR(MIN(MAX(ROUND(AVERAGE(((MIN(([.$G46]^[.$AC$2])/([.$T46]^[.$AC$2]);[.$AE$2]))*([.$J46]+3)*[.$AG$2]);([.G46]/10));0)*5; [.$AI$2]); [.$AH$2]);0)" office:value-type="float" office:value="25" calcext:value-type="float">
            <text:p>25</text:p>
          </table:table-cell>
          <table:table-cell table:formula="of:=IFERROR(MIN(MAX(ROUND(AVERAGE((MIN(([.$F46]^[.$Q$2])/([.$T46]^[.$AC$2]);[.$AE$2]))*([.$J46]+[.$AF$2]);([.F46]/10));0)*5; [.$AI$2]); [.$AH$2]);0)" office:value-type="float" office:value="40" calcext:value-type="float">
            <text:p>40</text:p>
          </table:table-cell>
          <table:table-cell table:formula="of:=ROUND(AVERAGE([.AD46:.AJ46]);2)" office:value-type="float" office:value="39.86" calcext:value-type="float">
            <text:p>39.86</text:p>
          </table:table-cell>
          <table:table-cell table:formula="of:=ROUND(AVERAGE([.AM46:.AS4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$D47]+[.$G47]+[.$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45" calcext:value-type="float">
            <text:p>45</text:p>
          </table:table-cell>
          <table:table-cell table:formula="of:=IFERROR(ROUND(((MIN(([.$E47]^2)/([.$T47]^2);[.$R$2]))*([.$J47]+3)*[.$T$2]))*5;0)" office:value-type="float" office:value="20" calcext:value-type="float">
            <text:p>20</text:p>
          </table:table-cell>
          <table:table-cell table:formula="of:=IFERROR(ROUND(((MIN(([.$G47]^2)/([.$T47]^2);[.$R$2]))*([.$J47]+3)*[.$T$2]))*5;0)" office:value-type="float" office:value="25" calcext:value-type="float">
            <text:p>25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9" calcext:value-type="float">
            <text:p>29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IFERROR(MIN(MAX((ROUND(AVERAGE((((MIN(([.$C47]^[.$AC$2])/([.$T47]^[.$AC$2]);[.$AE$2])))*[.$J47]*0.8)+([.$C47]/10);([.C47]/8));0)*5)+10; 30); 99); 0)" office:value-type="float" office:value="40" calcext:value-type="float">
            <text:p>40</text:p>
          </table:table-cell>
          <table:table-cell table:formula="of:=IFERROR(MIN(MAX(ROUND(AVERAGE((MIN(([.$D47]^[.$L$2])/([.$T47]^[.$AC$2]);[.$AE$2]))*([.$J47]+[.$AF$2]);([.D47]/10));0)*5; [.$AI$2]); [.$AH$2]);0)" office:value-type="float" office:value="25" calcext:value-type="float">
            <text:p>25</text:p>
          </table:table-cell>
          <table:table-cell table:formula="of:=IFERROR(MIN(MAX(ROUND(AVERAGE((MIN(([.$D47]+[.$G47]+[.$H47])/3/[.$T47];[.$AE$2]))*([.$J47]+3)*[.$AG$2];([.I47]/50));0)*5; [.$AI$2]); [.$AH$2]);0)" office:value-type="float" office:value="25" calcext:value-type="float">
            <text:p>25</text:p>
          </table:table-cell>
          <table:table-cell table:formula="of:=IFERROR(MIN(MAX(ROUND(AVERAGE(((MIN(([.$H47]^2)/([.$T47]^[.$AC$2]);[.$AE$2]))*([.$J47]+3)*[.$AG$2]);([.H47]/10));0)*5; [.$AI$2]); [.$AH$2]);0)" office:value-type="float" office:value="30" calcext:value-type="float">
            <text:p>30</text:p>
          </table:table-cell>
          <table:table-cell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formula="of:=IFERROR(MIN(MAX(ROUND(AVERAGE(((MIN(([.$G47]^[.$AC$2])/([.$T47]^[.$AC$2]);[.$AE$2]))*([.$J47]+3)*[.$AG$2]);([.G47]/10));0)*5; [.$AI$2]); [.$AH$2]);0)" office:value-type="float" office:value="25" calcext:value-type="float">
            <text:p>25</text:p>
          </table:table-cell>
          <table:table-cell table:formula="of:=IFERROR(MIN(MAX(ROUND(AVERAGE((MIN(([.$F47]^[.$Q$2])/([.$T47]^[.$AC$2]);[.$AE$2]))*([.$J47]+[.$AF$2]);([.F47]/10));0)*5; [.$AI$2]); [.$AH$2]);0)" office:value-type="float" office:value="15" calcext:value-type="float">
            <text:p>15</text:p>
          </table:table-cell>
          <table:table-cell table:formula="of:=ROUND(AVERAGE([.AD47:.AJ47]);2)" office:value-type="float" office:value="25.71" calcext:value-type="float">
            <text:p>25.71</text:p>
          </table:table-cell>
          <table:table-cell table:formula="of:=ROUND(AVERAGE([.AM47:.AS4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$D48]+[.$G48]+[.$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50" calcext:value-type="float">
            <text:p>50</text:p>
          </table:table-cell>
          <table:table-cell table:formula="of:=IFERROR(ROUND(((MIN(([.$E48]^2)/([.$T48]^2);[.$R$2]))*([.$J48]+3)*[.$T$2]))*5;0)" office:value-type="float" office:value="30" calcext:value-type="float">
            <text:p>30</text:p>
          </table:table-cell>
          <table:table-cell table:formula="of:=IFERROR(ROUND(((MIN(([.$G48]^2)/([.$T48]^2);[.$R$2]))*([.$J48]+3)*[.$T$2]))*5;0)" office:value-type="float" office:value="35" calcext:value-type="float">
            <text:p>3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43" calcext:value-type="float">
            <text:p>43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IFERROR(MIN(MAX((ROUND(AVERAGE((((MIN(([.$C48]^[.$AC$2])/([.$T48]^[.$AC$2]);[.$AE$2])))*[.$J48]*0.8)+([.$C48]/10);([.C48]/8));0)*5)+10; 30); 99); 0)" office:value-type="float" office:value="65" calcext:value-type="float">
            <text:p>65</text:p>
          </table:table-cell>
          <table:table-cell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formula="of:=IFERROR(MIN(MAX(ROUND(AVERAGE((MIN(([.$D48]+[.$G48]+[.$H48])/3/[.$T48];[.$AE$2]))*([.$J48]+3)*[.$AG$2];([.I48]/50));0)*5; [.$AI$2]); [.$AH$2]);0)" office:value-type="float" office:value="45" calcext:value-type="float">
            <text:p>45</text:p>
          </table:table-cell>
          <table:table-cell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4.29" calcext:value-type="float">
            <text:p>44.29</text:p>
          </table:table-cell>
          <table:table-cell table:formula="of:=ROUND(AVERAGE([.AM48:.AS4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$D49]+[.$G49]+[.$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10" calcext:value-type="float">
            <text:p>10</text:p>
          </table:table-cell>
          <table:table-cell table:formula="of:=IFERROR(ROUND(((MIN(([.$E49]^2)/([.$T49]^2);[.$R$2]))*([.$J49]+3)*[.$T$2]))*5;0)" office:value-type="float" office:value="30" calcext:value-type="float">
            <text:p>30</text:p>
          </table:table-cell>
          <table:table-cell table:formula="of:=IFERROR(ROUND(((MIN(([.$G49]^2)/([.$T49]^2);[.$R$2]))*([.$J49]+3)*[.$T$2]))*5;0)" office:value-type="float" office:value="45" calcext:value-type="float">
            <text:p>45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33" calcext:value-type="float">
            <text:p>33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IFERROR(MIN(MAX((ROUND(AVERAGE((((MIN(([.$C49]^[.$AC$2])/([.$T49]^[.$AC$2]);[.$AE$2])))*[.$J49]*0.8)+([.$C49]/10);([.C49]/8));0)*5)+10; 30); 99); 0)" office:value-type="float" office:value="40" calcext:value-type="float">
            <text:p>40</text:p>
          </table:table-cell>
          <table:table-cell table:formula="of:=IFERROR(MIN(MAX(ROUND(AVERAGE((MIN(([.$D49]^[.$L$2])/([.$T49]^[.$AC$2]);[.$AE$2]))*([.$J49]+[.$AF$2]);([.D49]/10));0)*5; [.$AI$2]); [.$AH$2]);0)" office:value-type="float" office:value="25" calcext:value-type="float">
            <text:p>25</text:p>
          </table:table-cell>
          <table:table-cell table:formula="of:=IFERROR(MIN(MAX(ROUND(AVERAGE((MIN(([.$D49]+[.$G49]+[.$H49])/3/[.$T49];[.$AE$2]))*([.$J49]+3)*[.$AG$2];([.I49]/50));0)*5; [.$AI$2]); [.$AH$2]);0)" office:value-type="float" office:value="30" calcext:value-type="float">
            <text:p>30</text:p>
          </table:table-cell>
          <table:table-cell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formula="of:=IFERROR(MIN(MAX(ROUND(AVERAGE(((MIN(([.$G49]^[.$AC$2])/([.$T49]^[.$AC$2]);[.$AE$2]))*([.$J49]+3)*[.$AG$2]);([.G49]/10));0)*5; [.$AI$2]); [.$AH$2]);0)" office:value-type="float" office:value="35" calcext:value-type="float">
            <text:p>35</text:p>
          </table:table-cell>
          <table:table-cell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0" calcext:value-type="float">
            <text:p>30</text:p>
          </table:table-cell>
          <table:table-cell table:formula="of:=ROUND(AVERAGE([.AM49:.AS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$D50]+[.$G50]+[.$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5" calcext:value-type="float">
            <text:p>35</text:p>
          </table:table-cell>
          <table:table-cell table:formula="of:=IFERROR(ROUND(((MIN(([.$G50]^2)/([.$T50]^2);[.$R$2]))*([.$J50]+3)*[.$T$2]))*5;0)" office:value-type="float" office:value="45" calcext:value-type="float">
            <text:p>45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7" calcext:value-type="float">
            <text:p>37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IFERROR(MIN(MAX((ROUND(AVERAGE((((MIN(([.$C50]^[.$AC$2])/([.$T50]^[.$AC$2]);[.$AE$2])))*[.$J50]*0.8)+([.$C50]/10);([.C50]/8));0)*5)+10; 30); 99); 0)" office:value-type="float" office:value="55" calcext:value-type="float">
            <text:p>55</text:p>
          </table:table-cell>
          <table:table-cell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formula="of:=IFERROR(MIN(MAX(ROUND(AVERAGE((MIN(([.$D50]+[.$G50]+[.$H50])/3/[.$T50];[.$AE$2]))*([.$J50]+3)*[.$AG$2];([.I50]/50));0)*5; [.$AI$2]); [.$AH$2]);0)" office:value-type="float" office:value="40" calcext:value-type="float">
            <text:p>40</text:p>
          </table:table-cell>
          <table:table-cell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formula="of:=IFERROR(MIN(MAX(ROUND(AVERAGE(((MIN(([.$G50]^[.$AC$2])/([.$T50]^[.$AC$2]);[.$AE$2]))*([.$J50]+3)*[.$AG$2]);([.G50]/10));0)*5; [.$AI$2]); [.$AH$2]);0)" office:value-type="float" office:value="40" calcext:value-type="float">
            <text:p>40</text:p>
          </table:table-cell>
          <table:table-cell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 table:formula="of:=ROUND(AVERAGE([.AM50:.AS5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$D51]+[.$G51]+[.$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5" calcext:value-type="float">
            <text:p>15</text:p>
          </table:table-cell>
          <table:table-cell table:formula="of:=IFERROR(ROUND(((MIN(([.$E51]^2)/([.$T51]^2);[.$R$2]))*([.$J51]+3)*[.$T$2]))*5;0)" office:value-type="float" office:value="40" calcext:value-type="float">
            <text:p>40</text:p>
          </table:table-cell>
          <table:table-cell table:formula="of:=IFERROR(ROUND(((MIN(([.$G51]^2)/([.$T51]^2);[.$R$2]))*([.$J51]+3)*[.$T$2]))*5;0)" office:value-type="float" office:value="45" calcext:value-type="float">
            <text:p>4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4" calcext:value-type="float">
            <text:p>44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IFERROR(MIN(MAX((ROUND(AVERAGE((((MIN(([.$C51]^[.$AC$2])/([.$T51]^[.$AC$2]);[.$AE$2])))*[.$J51]*0.8)+([.$C51]/10);([.C51]/8));0)*5)+10; 30); 99); 0)" office:value-type="float" office:value="65" calcext:value-type="float">
            <text:p>65</text:p>
          </table:table-cell>
          <table:table-cell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formula="of:=IFERROR(MIN(MAX(ROUND(AVERAGE((MIN(([.$D51]+[.$G51]+[.$H51])/3/[.$T51];[.$AE$2]))*([.$J51]+3)*[.$AG$2];([.I51]/50));0)*5; [.$AI$2]); [.$AH$2]);0)" office:value-type="float" office:value="45" calcext:value-type="float">
            <text:p>45</text:p>
          </table:table-cell>
          <table:table-cell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formula="of:=IFERROR(MIN(MAX(ROUND(AVERAGE(((MIN(([.$E51]^[.$AC$2])/([.$T51]^[.$AC$2]);[.$AE$2]))*([.$J51]+3)*[.$AG$2]);([.E51]/10));0)*5; [.$AI$2]); [.$AH$2]);0)" office:value-type="float" office:value="45" calcext:value-type="float">
            <text:p>45</text:p>
          </table:table-cell>
          <table:table-cell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 table:formula="of:=ROUND(AVERAGE([.AM51:.AS5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$D52]+[.$G52]+[.$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35" calcext:value-type="float">
            <text:p>35</text:p>
          </table:table-cell>
          <table:table-cell table:formula="of:=IFERROR(ROUND(((MIN(([.$G52]^2)/([.$T52]^2);[.$R$2]))*([.$J52]+3)*[.$T$2]))*5;0)" office:value-type="float" office:value="35" calcext:value-type="float">
            <text:p>3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30" calcext:value-type="float">
            <text:p>30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IFERROR(MIN(MAX((ROUND(AVERAGE((((MIN(([.$C52]^[.$AC$2])/([.$T52]^[.$AC$2]);[.$AE$2])))*[.$J52]*0.8)+([.$C52]/10);([.C52]/8));0)*5)+10; 30); 99); 0)" office:value-type="float" office:value="40" calcext:value-type="float">
            <text:p>40</text:p>
          </table:table-cell>
          <table:table-cell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formula="of:=IFERROR(MIN(MAX(ROUND(AVERAGE((MIN(([.$D52]+[.$G52]+[.$H52])/3/[.$T52];[.$AE$2]))*([.$J52]+3)*[.$AG$2];([.I52]/50));0)*5; [.$AI$2]); [.$AH$2]);0)" office:value-type="float" office:value="30" calcext:value-type="float">
            <text:p>30</text:p>
          </table:table-cell>
          <table:table-cell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formula="of:=IFERROR(MIN(MAX(ROUND(AVERAGE((MIN(([.$F52]^[.$Q$2])/([.$T52]^[.$AC$2]);[.$AE$2]))*([.$J52]+[.$AF$2]);([.F52]/10));0)*5; [.$AI$2]); [.$AH$2]);0)" office:value-type="float" office:value="25" calcext:value-type="float">
            <text:p>25</text:p>
          </table:table-cell>
          <table:table-cell table:formula="of:=ROUND(AVERAGE([.AD52:.AJ52]);2)" office:value-type="float" office:value="28.57" calcext:value-type="float">
            <text:p>28.57</text:p>
          </table:table-cell>
          <table:table-cell table:formula="of:=ROUND(AVERAGE([.AM52:.AS5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$D53]+[.$G53]+[.$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45" calcext:value-type="float">
            <text:p>45</text:p>
          </table:table-cell>
          <table:table-cell table:formula="of:=IFERROR(ROUND(((MIN(([.$G53]^2)/([.$T53]^2);[.$R$2]))*([.$J53]+3)*[.$T$2]))*5;0)" office:value-type="float" office:value="45" calcext:value-type="float">
            <text:p>4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9" calcext:value-type="float">
            <text:p>39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IFERROR(MIN(MAX((ROUND(AVERAGE((((MIN(([.$C53]^[.$AC$2])/([.$T53]^[.$AC$2]);[.$AE$2])))*[.$J53]*0.8)+([.$C53]/10);([.C53]/8));0)*5)+10; 30); 99); 0)" office:value-type="float" office:value="50" calcext:value-type="float">
            <text:p>50</text:p>
          </table:table-cell>
          <table:table-cell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formula="of:=IFERROR(MIN(MAX(ROUND(AVERAGE((MIN(([.$D53]+[.$G53]+[.$H53])/3/[.$T53];[.$AE$2]))*([.$J53]+3)*[.$AG$2];([.I53]/50));0)*5; [.$AI$2]); [.$AH$2]);0)" office:value-type="float" office:value="40" calcext:value-type="float">
            <text:p>40</text:p>
          </table:table-cell>
          <table:table-cell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formula="of:=IFERROR(MIN(MAX(ROUND(AVERAGE((MIN(([.$F53]^[.$Q$2])/([.$T53]^[.$AC$2]);[.$AE$2]))*([.$J53]+[.$AF$2]);([.F53]/10));0)*5; [.$AI$2]); [.$AH$2]);0)" office:value-type="float" office:value="30" calcext:value-type="float">
            <text:p>30</text:p>
          </table:table-cell>
          <table:table-cell table:formula="of:=ROUND(AVERAGE([.AD53:.AJ53]);2)" office:value-type="float" office:value="36.43" calcext:value-type="float">
            <text:p>36.43</text:p>
          </table:table-cell>
          <table:table-cell table:formula="of:=ROUND(AVERAGE([.AM53:.AS5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SUM([.C54:.H54])" office:value-type="float" office:value="90" calcext:value-type="float">
            <text:p>90</text:p>
          </table:table-cell>
          <table:table-cell table:formula="of:=ROUND((([.I54]/[.$S$1])*MAX([.I54]/420; 1.2));2)" office:value-type="float" office:value="1.2" calcext:value-type="float">
            <text:p>1.2</text:p>
          </table:table-cell>
          <table:table-cell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formula="of:=IFERROR(ROUND((MIN(([.$D54]^[.$L$2])/([.$T54]^2);[.$R$2]))*([.$J54]+[.$M$2]))*5;0)" office:value-type="float" office:value="5" calcext:value-type="float">
            <text:p>5</text:p>
          </table:table-cell>
          <table:table-cell table:formula="of:=IFERROR(ROUND((MIN(([.$D54]+[.$G54]+[.$H54])/3/[.$T54];[.$R$2]))*([.$J54]+3))*5;0)" office:value-type="float" office:value="15" calcext:value-type="float">
            <text:p>15</text:p>
          </table:table-cell>
          <table:table-cell table:formula="of:=IFERROR(ROUND(((MIN(([.$H54]^2)/([.$T54]^2);[.$R$2]))*([.$J54]+3)*[.$T$2]))*5;0)" office:value-type="float" office:value="5" calcext:value-type="float">
            <text:p>5</text:p>
          </table:table-cell>
          <table:table-cell table:formula="of:=IFERROR(ROUND(((MIN(([.$E54]^2)/([.$T54]^2);[.$R$2]))*([.$J54]+3)*[.$T$2]))*5;0)" office:value-type="float" office:value="5" calcext:value-type="float">
            <text:p>5</text:p>
          </table:table-cell>
          <table:table-cell table:formula="of:=IFERROR(ROUND(((MIN(([.$G54]^2)/([.$T54]^2);[.$R$2]))*([.$J54]+3)*[.$T$2]))*5;0)" office:value-type="float" office:value="5" calcext:value-type="float">
            <text:p>5</text:p>
          </table:table-cell>
          <table:table-cell table:formula="of:=IFERROR(ROUND((MIN(([.$F54]^[.$Q$2])/([.$T54]^2);[.$R$2]))*([.$J54]+[.$M$2]))*5;0)" office:value-type="float" office:value="5" calcext:value-type="float">
            <text:p>5</text:p>
          </table:table-cell>
          <table:table-cell table:formula="of:=ROUND(AVERAGE([.K54:.Q54]))" office:value-type="float" office:value="11" calcext:value-type="float">
            <text:p>11</text:p>
          </table:table-cell>
          <table:table-cell table:formula="of:=ROUND((([.I54]/[.$S$1])*MAX([.I54]/350;0.8));2)" office:value-type="float" office:value="0.8" calcext:value-type="float">
            <text:p>0.8</text:p>
          </table:table-cell>
          <table:table-cell table:formula="of:=ROUND([.I54]/6;2)" office:value-type="float" office:value="15" calcext:value-type="float">
            <text:p>15</text:p>
          </table:table-cell>
          <table:table-cell/>
          <table:table-cell table:formula="of:=IFERROR(ROUND((((MIN(([.$C54]^2)/([.$T54]^2);[.$S$2])))*[.$S54]*0.8)+([.C54]/10))+10;10)" office:value-type="float" office:value="15" calcext:value-type="float">
            <text:p>15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formula="of:=IFERROR(MIN(MAX(ROUND(AVERAGE((MIN(([.$D54]+[.$G54]+[.$H54])/3/[.$T54];[.$AE$2]))*([.$J54]+3)*[.$AG$2];([.I54]/50));0)*5; [.$AI$2]); [.$AH$2]);0)" office:value-type="float" office:value="10" calcext:value-type="float">
            <text:p>10</text:p>
          </table:table-cell>
          <table:table-cell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3.57" calcext:value-type="float">
            <text:p>13.57</text:p>
          </table:table-cell>
          <table:table-cell table:formula="of:=ROUND(AVERAGE([.AM54:.AS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$D55]+[.$G55]+[.$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20" calcext:value-type="float">
            <text:p>20</text:p>
          </table:table-cell>
          <table:table-cell table:formula="of:=IFERROR(ROUND(((MIN(([.$E55]^2)/([.$T55]^2);[.$R$2]))*([.$J55]+3)*[.$T$2]))*5;0)" office:value-type="float" office:value="25" calcext:value-type="float">
            <text:p>25</text:p>
          </table:table-cell>
          <table:table-cell table:formula="of:=IFERROR(ROUND(((MIN(([.$G55]^2)/([.$T55]^2);[.$R$2]))*([.$J55]+3)*[.$T$2]))*5;0)" office:value-type="float" office:value="35" calcext:value-type="float">
            <text:p>3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31" calcext:value-type="float">
            <text:p>31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formula="of:=IFERROR(MIN(MAX(ROUND(AVERAGE((MIN(([.$D55]^[.$L$2])/([.$T55]^[.$AC$2]);[.$AE$2]))*([.$J55]+[.$AF$2]);([.D55]/10));0)*5; [.$AI$2]); [.$AH$2]);0)" office:value-type="float" office:value="30" calcext:value-type="float">
            <text:p>30</text:p>
          </table:table-cell>
          <table:table-cell table:formula="of:=IFERROR(MIN(MAX(ROUND(AVERAGE((MIN(([.$D55]+[.$G55]+[.$H55])/3/[.$T55];[.$AE$2]))*([.$J55]+3)*[.$AG$2];([.I55]/50));0)*5; [.$AI$2]); [.$AH$2]);0)" office:value-type="float" office:value="30" calcext:value-type="float">
            <text:p>30</text:p>
          </table:table-cell>
          <table:table-cell table:formula="of:=IFERROR(MIN(MAX(ROUND(AVERAGE(((MIN(([.$H55]^2)/([.$T55]^[.$AC$2]);[.$AE$2]))*([.$J55]+3)*[.$AG$2]);([.H55]/10));0)*5; [.$AI$2]); [.$AH$2]);0)" office:value-type="float" office:value="25" calcext:value-type="float">
            <text:p>25</text:p>
          </table:table-cell>
          <table:table-cell table:formula="of:=IFERROR(MIN(MAX(ROUND(AVERAGE(((MIN(([.$E55]^[.$AC$2])/([.$T55]^[.$AC$2]);[.$AE$2]))*([.$J55]+3)*[.$AG$2]);([.E55]/10));0)*5; [.$AI$2]); [.$AH$2]);0)" office:value-type="float" office:value="30" calcext:value-type="float">
            <text:p>30</text:p>
          </table:table-cell>
          <table:table-cell table:formula="of:=IFERROR(MIN(MAX(ROUND(AVERAGE(((MIN(([.$G55]^[.$AC$2])/([.$T55]^[.$AC$2]);[.$AE$2]))*([.$J55]+3)*[.$AG$2]);([.G55]/10));0)*5; [.$AI$2]); [.$AH$2]);0)" office:value-type="float" office:value="30" calcext:value-type="float">
            <text:p>30</text:p>
          </table:table-cell>
          <table:table-cell table:formula="of:=IFERROR(MIN(MAX(ROUND(AVERAGE((MIN(([.$F55]^[.$Q$2])/([.$T55]^[.$AC$2]);[.$AE$2]))*([.$J55]+[.$AF$2]);([.F55]/10));0)*5; [.$AI$2]); [.$AH$2]);0)" office:value-type="float" office:value="20" calcext:value-type="float">
            <text:p>20</text:p>
          </table:table-cell>
          <table:table-cell table:formula="of:=ROUND(AVERAGE([.AD55:.AJ55]);2)" office:value-type="float" office:value="30.71" calcext:value-type="float">
            <text:p>30.71</text:p>
          </table:table-cell>
          <table:table-cell table:formula="of:=ROUND(AVERAGE([.AM55:.AS5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$D56]+[.$G56]+[.$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50" calcext:value-type="float">
            <text:p>50</text:p>
          </table:table-cell>
          <table:table-cell table:formula="of:=IFERROR(ROUND(((MIN(([.$E56]^2)/([.$T56]^2);[.$R$2]))*([.$J56]+3)*[.$T$2]))*5;0)" office:value-type="float" office:value="25" calcext:value-type="float">
            <text:p>25</text:p>
          </table:table-cell>
          <table:table-cell table:formula="of:=IFERROR(ROUND(((MIN(([.$G56]^2)/([.$T56]^2);[.$R$2]))*([.$J56]+3)*[.$T$2]))*5;0)" office:value-type="float" office:value="35" calcext:value-type="float">
            <text:p>3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41" calcext:value-type="float">
            <text:p>41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formula="of:=IFERROR(MIN(MAX(ROUND(AVERAGE((MIN(([.$D56]^[.$L$2])/([.$T56]^[.$AC$2]);[.$AE$2]))*([.$J56]+[.$AF$2]);([.D56]/10));0)*5; [.$AI$2]); [.$AH$2]);0)" office:value-type="float" office:value="30" calcext:value-type="float">
            <text:p>30</text:p>
          </table:table-cell>
          <table:table-cell table:formula="of:=IFERROR(MIN(MAX(ROUND(AVERAGE((MIN(([.$D56]+[.$G56]+[.$H56])/3/[.$T56];[.$AE$2]))*([.$J56]+3)*[.$AG$2];([.I56]/50));0)*5; [.$AI$2]); [.$AH$2]);0)" office:value-type="float" office:value="45" calcext:value-type="float">
            <text:p>45</text:p>
          </table:table-cell>
          <table:table-cell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2.14" calcext:value-type="float">
            <text:p>42.14</text:p>
          </table:table-cell>
          <table:table-cell table:formula="of:=ROUND(AVERAGE([.AM56:.AS5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$D57]+[.$G57]+[.$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65" calcext:value-type="float">
            <text:p>65</text:p>
          </table:table-cell>
          <table:table-cell table:formula="of:=IFERROR(ROUND(((MIN(([.$E57]^2)/([.$T57]^2);[.$R$2]))*([.$J57]+3)*[.$T$2]))*5;0)" office:value-type="float" office:value="15" calcext:value-type="float">
            <text:p>15</text:p>
          </table:table-cell>
          <table:table-cell table:formula="of:=IFERROR(ROUND(((MIN(([.$G57]^2)/([.$T57]^2);[.$R$2]))*([.$J57]+3)*[.$T$2]))*5;0)" office:value-type="float" office:value="40" calcext:value-type="float">
            <text:p>4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8" calcext:value-type="float">
            <text:p>38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formula="of:=IFERROR(MIN(MAX(ROUND(AVERAGE((MIN(([.$D57]^[.$L$2])/([.$T57]^[.$AC$2]);[.$AE$2]))*([.$J57]+[.$AF$2]);([.D57]/10));0)*5; [.$AI$2]); [.$AH$2]);0)" office:value-type="float" office:value="40" calcext:value-type="float">
            <text:p>40</text:p>
          </table:table-cell>
          <table:table-cell table:formula="of:=IFERROR(MIN(MAX(ROUND(AVERAGE((MIN(([.$D57]+[.$G57]+[.$H57])/3/[.$T57];[.$AE$2]))*([.$J57]+3)*[.$AG$2];([.I57]/50));0)*5; [.$AI$2]); [.$AH$2]);0)" office:value-type="float" office:value="35" calcext:value-type="float">
            <text:p>35</text:p>
          </table:table-cell>
          <table:table-cell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formula="of:=IFERROR(MIN(MAX(ROUND(AVERAGE(((MIN(([.$E57]^[.$AC$2])/([.$T57]^[.$AC$2]);[.$AE$2]))*([.$J57]+3)*[.$AG$2]);([.E57]/10));0)*5; [.$AI$2]); [.$AH$2]);0)" office:value-type="float" office:value="20" calcext:value-type="float">
            <text:p>20</text:p>
          </table:table-cell>
          <table:table-cell table:formula="of:=IFERROR(MIN(MAX(ROUND(AVERAGE(((MIN(([.$G57]^[.$AC$2])/([.$T57]^[.$AC$2]);[.$AE$2]))*([.$J57]+3)*[.$AG$2]);([.G57]/10));0)*5; [.$AI$2]); [.$AH$2]);0)" office:value-type="float" office:value="35" calcext:value-type="float">
            <text:p>35</text:p>
          </table:table-cell>
          <table:table-cell table:formula="of:=IFERROR(MIN(MAX(ROUND(AVERAGE((MIN(([.$F57]^[.$Q$2])/([.$T57]^[.$AC$2]);[.$AE$2]))*([.$J57]+[.$AF$2]);([.F57]/10));0)*5; [.$AI$2]); [.$AH$2]);0)" office:value-type="float" office:value="15" calcext:value-type="float">
            <text:p>15</text:p>
          </table:table-cell>
          <table:table-cell table:formula="of:=ROUND(AVERAGE([.AD57:.AJ57]);2)" office:value-type="float" office:value="31.43" calcext:value-type="float">
            <text:p>31.43</text:p>
          </table:table-cell>
          <table:table-cell table:formula="of:=ROUND(AVERAGE([.AM57:.AS5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$D58]+[.$G58]+[.$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75" calcext:value-type="float">
            <text:p>75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45" calcext:value-type="float">
            <text:p>45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44" calcext:value-type="float">
            <text:p>44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formula="of:=IFERROR(MIN(MAX(ROUND(AVERAGE((MIN(([.$D58]+[.$G58]+[.$H58])/3/[.$T58];[.$AE$2]))*([.$J58]+3)*[.$AG$2];([.I58]/50));0)*5; [.$AI$2]); [.$AH$2]);0)" office:value-type="float" office:value="40" calcext:value-type="float">
            <text:p>40</text:p>
          </table:table-cell>
          <table:table-cell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formula="of:=IFERROR(MIN(MAX(ROUND(AVERAGE((MIN(([.$F58]^[.$Q$2])/([.$T58]^[.$AC$2]);[.$AE$2]))*([.$J58]+[.$AF$2]);([.F58]/10));0)*5; [.$AI$2]); [.$AH$2]);0)" office:value-type="float" office:value="20" calcext:value-type="float">
            <text:p>20</text:p>
          </table:table-cell>
          <table:table-cell table:formula="of:=ROUND(AVERAGE([.AD58:.AJ58]);2)" office:value-type="float" office:value="37.86" calcext:value-type="float">
            <text:p>37.86</text:p>
          </table:table-cell>
          <table:table-cell table:formula="of:=ROUND(AVERAGE([.AM58:.AS5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$D59]+[.$G59]+[.$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60" calcext:value-type="float">
            <text:p>60</text:p>
          </table:table-cell>
          <table:table-cell table:formula="of:=IFERROR(ROUND(((MIN(([.$E59]^2)/([.$T59]^2);[.$R$2]))*([.$J59]+3)*[.$T$2]))*5;0)" office:value-type="float" office:value="15" calcext:value-type="float">
            <text:p>15</text:p>
          </table:table-cell>
          <table:table-cell table:formula="of:=IFERROR(ROUND(((MIN(([.$G59]^2)/([.$T59]^2);[.$R$2]))*([.$J59]+3)*[.$T$2]))*5;0)" office:value-type="float" office:value="20" calcext:value-type="float">
            <text:p>20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31" calcext:value-type="float">
            <text:p>31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IFERROR(MIN(MAX((ROUND(AVERAGE((((MIN(([.$C59]^[.$AC$2])/([.$T59]^[.$AC$2]);[.$AE$2])))*[.$J59]*0.8)+([.$C59]/10);([.C59]/8));0)*5)+10; 30); 99); 0)" office:value-type="float" office:value="40" calcext:value-type="float">
            <text:p>40</text:p>
          </table:table-cell>
          <table:table-cell table:formula="of:=IFERROR(MIN(MAX(ROUND(AVERAGE((MIN(([.$D59]^[.$L$2])/([.$T59]^[.$AC$2]);[.$AE$2]))*([.$J59]+[.$AF$2]);([.D59]/10));0)*5; [.$AI$2]); [.$AH$2]);0)" office:value-type="float" office:value="30" calcext:value-type="float">
            <text:p>30</text:p>
          </table:table-cell>
          <table:table-cell table:formula="of:=IFERROR(MIN(MAX(ROUND(AVERAGE((MIN(([.$D59]+[.$G59]+[.$H59])/3/[.$T59];[.$AE$2]))*([.$J59]+3)*[.$AG$2];([.I59]/50));0)*5; [.$AI$2]); [.$AH$2]);0)" office:value-type="float" office:value="30" calcext:value-type="float">
            <text:p>30</text:p>
          </table:table-cell>
          <table:table-cell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7.86" calcext:value-type="float">
            <text:p>27.86</text:p>
          </table:table-cell>
          <table:table-cell table:formula="of:=ROUND(AVERAGE([.AM59:.AS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$D60]+[.$G60]+[.$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80" calcext:value-type="float">
            <text:p>80</text:p>
          </table:table-cell>
          <table:table-cell table:formula="of:=IFERROR(ROUND(((MIN(([.$E60]^2)/([.$T60]^2);[.$R$2]))*([.$J60]+3)*[.$T$2]))*5;0)" office:value-type="float" office:value="25" calcext:value-type="float">
            <text:p>25</text:p>
          </table:table-cell>
          <table:table-cell table:formula="of:=IFERROR(ROUND(((MIN(([.$G60]^2)/([.$T60]^2);[.$R$2]))*([.$J60]+3)*[.$T$2]))*5;0)" office:value-type="float" office:value="25" calcext:value-type="float">
            <text:p>25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42" calcext:value-type="float">
            <text:p>42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formula="of:=IFERROR(MIN(MAX(ROUND(AVERAGE((MIN(([.$D60]+[.$G60]+[.$H60])/3/[.$T60];[.$AE$2]))*([.$J60]+3)*[.$AG$2];([.I60]/50));0)*5; [.$AI$2]); [.$AH$2]);0)" office:value-type="float" office:value="45" calcext:value-type="float">
            <text:p>45</text:p>
          </table:table-cell>
          <table:table-cell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 table:formula="of:=ROUND(AVERAGE([.AM60:.AS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$D61]+[.$G61]+[.$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30" calcext:value-type="float">
            <text:p>30</text:p>
          </table:table-cell>
          <table:table-cell table:formula="of:=IFERROR(ROUND(((MIN(([.$E61]^2)/([.$T61]^2);[.$R$2]))*([.$J61]+3)*[.$T$2]))*5;0)" office:value-type="float" office:value="25" calcext:value-type="float">
            <text:p>25</text:p>
          </table:table-cell>
          <table:table-cell table:formula="of:=IFERROR(ROUND(((MIN(([.$G61]^2)/([.$T61]^2);[.$R$2]))*([.$J61]+3)*[.$T$2]))*5;0)" office:value-type="float" office:value="25" calcext:value-type="float">
            <text:p>25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31" calcext:value-type="float">
            <text:p>31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IFERROR(MIN(MAX((ROUND(AVERAGE((((MIN(([.$C61]^[.$AC$2])/([.$T61]^[.$AC$2]);[.$AE$2])))*[.$J61]*0.8)+([.$C61]/10);([.C61]/8));0)*5)+10; 30); 99); 0)" office:value-type="float" office:value="45" calcext:value-type="float">
            <text:p>45</text:p>
          </table:table-cell>
          <table:table-cell table:formula="of:=IFERROR(MIN(MAX(ROUND(AVERAGE((MIN(([.$D61]^[.$L$2])/([.$T61]^[.$AC$2]);[.$AE$2]))*([.$J61]+[.$AF$2]);([.D61]/10));0)*5; [.$AI$2]); [.$AH$2]);0)" office:value-type="float" office:value="30" calcext:value-type="float">
            <text:p>30</text:p>
          </table:table-cell>
          <table:table-cell table:formula="of:=IFERROR(MIN(MAX(ROUND(AVERAGE((MIN(([.$D61]+[.$G61]+[.$H61])/3/[.$T61];[.$AE$2]))*([.$J61]+3)*[.$AG$2];([.I61]/50));0)*5; [.$AI$2]); [.$AH$2]);0)" office:value-type="float" office:value="35" calcext:value-type="float">
            <text:p>35</text:p>
          </table:table-cell>
          <table:table-cell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formula="of:=IFERROR(MIN(MAX(ROUND(AVERAGE(((MIN(([.$E61]^[.$AC$2])/([.$T61]^[.$AC$2]);[.$AE$2]))*([.$J61]+3)*[.$AG$2]);([.E61]/10));0)*5; [.$AI$2]); [.$AH$2]);0)" office:value-type="float" office:value="25" calcext:value-type="float">
            <text:p>25</text:p>
          </table:table-cell>
          <table:table-cell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2.86" calcext:value-type="float">
            <text:p>32.86</text:p>
          </table:table-cell>
          <table:table-cell table:formula="of:=ROUND(AVERAGE([.AM61:.AS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$D62]+[.$G62]+[.$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40" calcext:value-type="float">
            <text:p>40</text:p>
          </table:table-cell>
          <table:table-cell table:formula="of:=IFERROR(ROUND(((MIN(([.$E62]^2)/([.$T62]^2);[.$R$2]))*([.$J62]+3)*[.$T$2]))*5;0)" office:value-type="float" office:value="35" calcext:value-type="float">
            <text:p>35</text:p>
          </table:table-cell>
          <table:table-cell table:formula="of:=IFERROR(ROUND(((MIN(([.$G62]^2)/([.$T62]^2);[.$R$2]))*([.$J62]+3)*[.$T$2]))*5;0)" office:value-type="float" office:value="35" calcext:value-type="float">
            <text:p>3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4" calcext:value-type="float">
            <text:p>44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formula="of:=IFERROR(MIN(MAX(ROUND(AVERAGE((MIN(([.$D62]+[.$G62]+[.$H62])/3/[.$T62];[.$AE$2]))*([.$J62]+3)*[.$AG$2];([.I62]/50));0)*5; [.$AI$2]); [.$AH$2]);0)" office:value-type="float" office:value="45" calcext:value-type="float">
            <text:p>45</text:p>
          </table:table-cell>
          <table:table-cell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 table:formula="of:=ROUND(AVERAGE([.AM62:.AS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$D63]+[.$G63]+[.$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55" calcext:value-type="float">
            <text:p>55</text:p>
          </table:table-cell>
          <table:table-cell table:formula="of:=IFERROR(ROUND(((MIN(([.$E63]^2)/([.$T63]^2);[.$R$2]))*([.$J63]+3)*[.$T$2]))*5;0)" office:value-type="float" office:value="15" calcext:value-type="float">
            <text:p>15</text:p>
          </table:table-cell>
          <table:table-cell table:formula="of:=IFERROR(ROUND(((MIN(([.$G63]^2)/([.$T63]^2);[.$R$2]))*([.$J63]+3)*[.$T$2]))*5;0)" office:value-type="float" office:value="25" calcext:value-type="float">
            <text:p>2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33" calcext:value-type="float">
            <text:p>33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formula="of:=IFERROR(MIN(MAX((ROUND(AVERAGE((((MIN(([.$C63]^[.$AC$2])/([.$T63]^[.$AC$2]);[.$AE$2])))*[.$J63]*0.8)+([.$C63]/10);([.C63]/8));0)*5)+10; 30); 99); 0)" office:value-type="float" office:value="40" calcext:value-type="float">
            <text:p>40</text:p>
          </table:table-cell>
          <table:table-cell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formula="of:=IFERROR(MIN(MAX(ROUND(AVERAGE((MIN(([.$D63]+[.$G63]+[.$H63])/3/[.$T63];[.$AE$2]))*([.$J63]+3)*[.$AG$2];([.I63]/50));0)*5; [.$AI$2]); [.$AH$2]);0)" office:value-type="float" office:value="30" calcext:value-type="float">
            <text:p>30</text:p>
          </table:table-cell>
          <table:table-cell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formula="of:=IFERROR(MIN(MAX(ROUND(AVERAGE(((MIN(([.$E63]^[.$AC$2])/([.$T63]^[.$AC$2]);[.$AE$2]))*([.$J63]+3)*[.$AG$2]);([.E63]/10));0)*5; [.$AI$2]); [.$AH$2]);0)" office:value-type="float" office:value="20" calcext:value-type="float">
            <text:p>20</text:p>
          </table:table-cell>
          <table:table-cell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 table:formula="of:=ROUND(AVERAGE([.AM63:.AS6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$D64]+[.$G64]+[.$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55" calcext:value-type="float">
            <text:p>55</text:p>
          </table:table-cell>
          <table:table-cell table:formula="of:=IFERROR(ROUND(((MIN(([.$E64]^2)/([.$T64]^2);[.$R$2]))*([.$J64]+3)*[.$T$2]))*5;0)" office:value-type="float" office:value="25" calcext:value-type="float">
            <text:p>25</text:p>
          </table:table-cell>
          <table:table-cell table:formula="of:=IFERROR(ROUND(((MIN(([.$G64]^2)/([.$T64]^2);[.$R$2]))*([.$J64]+3)*[.$T$2]))*5;0)" office:value-type="float" office:value="30" calcext:value-type="float">
            <text:p>30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43" calcext:value-type="float">
            <text:p>43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formula="of:=IFERROR(MIN(MAX(ROUND(AVERAGE((MIN(([.$D64]+[.$G64]+[.$H64])/3/[.$T64];[.$AE$2]))*([.$J64]+3)*[.$AG$2];([.I64]/50));0)*5; [.$AI$2]); [.$AH$2]);0)" office:value-type="float" office:value="45" calcext:value-type="float">
            <text:p>45</text:p>
          </table:table-cell>
          <table:table-cell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 table:formula="of:=ROUND(AVERAGE([.AM64:.AS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$D65]+[.$G65]+[.$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30" calcext:value-type="float">
            <text:p>30</text:p>
          </table:table-cell>
          <table:table-cell table:formula="of:=IFERROR(ROUND(((MIN(([.$E65]^2)/([.$T65]^2);[.$R$2]))*([.$J65]+3)*[.$T$2]))*5;0)" office:value-type="float" office:value="20" calcext:value-type="float">
            <text:p>20</text:p>
          </table:table-cell>
          <table:table-cell table:formula="of:=IFERROR(ROUND(((MIN(([.$G65]^2)/([.$T65]^2);[.$R$2]))*([.$J65]+3)*[.$T$2]))*5;0)" office:value-type="float" office:value="25" calcext:value-type="float">
            <text:p>2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4" calcext:value-type="float">
            <text:p>34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formula="of:=IFERROR(MIN(MAX(ROUND(AVERAGE((MIN(([.$D65]+[.$G65]+[.$H65])/3/[.$T65];[.$AE$2]))*([.$J65]+3)*[.$AG$2];([.I65]/50));0)*5; [.$AI$2]); [.$AH$2]);0)" office:value-type="float" office:value="35" calcext:value-type="float">
            <text:p>35</text:p>
          </table:table-cell>
          <table:table-cell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 table:formula="of:=ROUND(AVERAGE([.AM65:.AS6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$D66]+[.$G66]+[.$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45" calcext:value-type="float">
            <text:p>45</text:p>
          </table:table-cell>
          <table:table-cell table:formula="of:=IFERROR(ROUND(((MIN(([.$E66]^2)/([.$T66]^2);[.$R$2]))*([.$J66]+3)*[.$T$2]))*5;0)" office:value-type="float" office:value="35" calcext:value-type="float">
            <text:p>35</text:p>
          </table:table-cell>
          <table:table-cell table:formula="of:=IFERROR(ROUND(((MIN(([.$G66]^2)/([.$T66]^2);[.$R$2]))*([.$J66]+3)*[.$T$2]))*5;0)" office:value-type="float" office:value="35" calcext:value-type="float">
            <text:p>3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51" calcext:value-type="float">
            <text:p>51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formula="of:=IFERROR(MIN(MAX(ROUND(AVERAGE((MIN(([.$D66]+[.$G66]+[.$H66])/3/[.$T66];[.$AE$2]))*([.$J66]+3)*[.$AG$2];([.I66]/50));0)*5; [.$AI$2]); [.$AH$2]);0)" office:value-type="float" office:value="55" calcext:value-type="float">
            <text:p>55</text:p>
          </table:table-cell>
          <table:table-cell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 table:formula="of:=ROUND(AVERAGE([.AM66:.AS6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$D67]+[.$G67]+[.$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60" calcext:value-type="float">
            <text:p>60</text:p>
          </table:table-cell>
          <table:table-cell table:formula="of:=IFERROR(ROUND(((MIN(([.$E67]^2)/([.$T67]^2);[.$R$2]))*([.$J67]+3)*[.$T$2]))*5;0)" office:value-type="float" office:value="20" calcext:value-type="float">
            <text:p>20</text:p>
          </table:table-cell>
          <table:table-cell table:formula="of:=IFERROR(ROUND(((MIN(([.$G67]^2)/([.$T67]^2);[.$R$2]))*([.$J67]+3)*[.$T$2]))*5;0)" office:value-type="float" office:value="20" calcext:value-type="float">
            <text:p>20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31" calcext:value-type="float">
            <text:p>31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IFERROR(MIN(MAX((ROUND(AVERAGE((((MIN(([.$C67]^[.$AC$2])/([.$T67]^[.$AC$2]);[.$AE$2])))*[.$J67]*0.8)+([.$C67]/10);([.C67]/8));0)*5)+10; 30); 99); 0)" office:value-type="float" office:value="40" calcext:value-type="float">
            <text:p>40</text:p>
          </table:table-cell>
          <table:table-cell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formula="of:=IFERROR(MIN(MAX(ROUND(AVERAGE((MIN(([.$D67]+[.$G67]+[.$H67])/3/[.$T67];[.$AE$2]))*([.$J67]+3)*[.$AG$2];([.I67]/50));0)*5; [.$AI$2]); [.$AH$2]);0)" office:value-type="float" office:value="30" calcext:value-type="float">
            <text:p>30</text:p>
          </table:table-cell>
          <table:table-cell table:formula="of:=IFERROR(MIN(MAX(ROUND(AVERAGE(((MIN(([.$H67]^2)/([.$T67]^[.$AC$2]);[.$AE$2]))*([.$J67]+3)*[.$AG$2]);([.H67]/10));0)*5; [.$AI$2]); [.$AH$2]);0)" office:value-type="float" office:value="40" calcext:value-type="float">
            <text:p>40</text:p>
          </table:table-cell>
          <table:table-cell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formula="of:=IFERROR(MIN(MAX(ROUND(AVERAGE((MIN(([.$F67]^[.$Q$2])/([.$T67]^[.$AC$2]);[.$AE$2]))*([.$J67]+[.$AF$2]);([.F67]/10));0)*5; [.$AI$2]); [.$AH$2]);0)" office:value-type="float" office:value="20" calcext:value-type="float">
            <text:p>20</text:p>
          </table:table-cell>
          <table:table-cell table:formula="of:=ROUND(AVERAGE([.AD67:.AJ67]);2)" office:value-type="float" office:value="28.57" calcext:value-type="float">
            <text:p>28.57</text:p>
          </table:table-cell>
          <table:table-cell table:formula="of:=ROUND(AVERAGE([.AM67:.AS6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$D68]+[.$G68]+[.$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65" calcext:value-type="float">
            <text:p>65</text:p>
          </table:table-cell>
          <table:table-cell table:formula="of:=IFERROR(ROUND(((MIN(([.$E68]^2)/([.$T68]^2);[.$R$2]))*([.$J68]+3)*[.$T$2]))*5;0)" office:value-type="float" office:value="35" calcext:value-type="float">
            <text:p>35</text:p>
          </table:table-cell>
          <table:table-cell table:formula="of:=IFERROR(ROUND(((MIN(([.$G68]^2)/([.$T68]^2);[.$R$2]))*([.$J68]+3)*[.$T$2]))*5;0)" office:value-type="float" office:value="20" calcext:value-type="float">
            <text:p>20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9" calcext:value-type="float">
            <text:p>39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formula="of:=IFERROR(MIN(MAX(ROUND(AVERAGE((MIN(([.$D68]^[.$L$2])/([.$T68]^[.$AC$2]);[.$AE$2]))*([.$J68]+[.$AF$2]);([.D68]/10));0)*5; [.$AI$2]); [.$AH$2]);0)" office:value-type="float" office:value="35" calcext:value-type="float">
            <text:p>35</text:p>
          </table:table-cell>
          <table:table-cell table:formula="of:=IFERROR(MIN(MAX(ROUND(AVERAGE((MIN(([.$D68]+[.$G68]+[.$H68])/3/[.$T68];[.$AE$2]))*([.$J68]+3)*[.$AG$2];([.I68]/50));0)*5; [.$AI$2]); [.$AH$2]);0)" office:value-type="float" office:value="40" calcext:value-type="float">
            <text:p>40</text:p>
          </table:table-cell>
          <table:table-cell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formula="of:=IFERROR(MIN(MAX(ROUND(AVERAGE((MIN(([.$F68]^[.$Q$2])/([.$T68]^[.$AC$2]);[.$AE$2]))*([.$J68]+[.$AF$2]);([.F68]/10));0)*5; [.$AI$2]); [.$AH$2]);0)" office:value-type="float" office:value="25" calcext:value-type="float">
            <text:p>25</text:p>
          </table:table-cell>
          <table:table-cell table:formula="of:=ROUND(AVERAGE([.AD68:.AJ68]);2)" office:value-type="float" office:value="36.43" calcext:value-type="float">
            <text:p>36.43</text:p>
          </table:table-cell>
          <table:table-cell table:formula="of:=ROUND(AVERAGE([.AM68:.AS68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$D69]+[.$G69]+[.$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5" calcext:value-type="float">
            <text:p>25</text:p>
          </table:table-cell>
          <table:table-cell table:formula="of:=IFERROR(ROUND(((MIN(([.$E69]^2)/([.$T69]^2);[.$R$2]))*([.$J69]+3)*[.$T$2]))*5;0)" office:value-type="float" office:value="50" calcext:value-type="float">
            <text:p>50</text:p>
          </table:table-cell>
          <table:table-cell table:formula="of:=IFERROR(ROUND(((MIN(([.$G69]^2)/([.$T69]^2);[.$R$2]))*([.$J69]+3)*[.$T$2]))*5;0)" office:value-type="float" office:value="45" calcext:value-type="float">
            <text:p>4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6" calcext:value-type="float">
            <text:p>46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formula="of:=IFERROR(MIN(MAX(ROUND(AVERAGE((MIN(([.$D69]^[.$L$2])/([.$T69]^[.$AC$2]);[.$AE$2]))*([.$J69]+[.$AF$2]);([.D69]/10));0)*5; [.$AI$2]); [.$AH$2]);0)" office:value-type="float" office:value="45" calcext:value-type="float">
            <text:p>45</text:p>
          </table:table-cell>
          <table:table-cell table:formula="of:=IFERROR(MIN(MAX(ROUND(AVERAGE((MIN(([.$D69]+[.$G69]+[.$H69])/3/[.$T69];[.$AE$2]))*([.$J69]+3)*[.$AG$2];([.I69]/50));0)*5; [.$AI$2]); [.$AH$2]);0)" office:value-type="float" office:value="50" calcext:value-type="float">
            <text:p>50</text:p>
          </table:table-cell>
          <table:table-cell table:formula="of:=IFERROR(MIN(MAX(ROUND(AVERAGE(((MIN(([.$H69]^2)/([.$T69]^[.$AC$2]);[.$AE$2]))*([.$J69]+3)*[.$AG$2]);([.H69]/10));0)*5; [.$AI$2]); [.$AH$2]);0)" office:value-type="float" office:value="35" calcext:value-type="float">
            <text:p>35</text:p>
          </table:table-cell>
          <table:table-cell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formula="of:=IFERROR(MIN(MAX(ROUND(AVERAGE(((MIN(([.$G69]^[.$AC$2])/([.$T69]^[.$AC$2]);[.$AE$2]))*([.$J69]+3)*[.$AG$2]);([.G69]/10));0)*5; [.$AI$2]); [.$AH$2]);0)" office:value-type="float" office:value="45" calcext:value-type="float">
            <text:p>45</text:p>
          </table:table-cell>
          <table:table-cell table:formula="of:=IFERROR(MIN(MAX(ROUND(AVERAGE((MIN(([.$F69]^[.$Q$2])/([.$T69]^[.$AC$2]);[.$AE$2]))*([.$J69]+[.$AF$2]);([.F69]/10));0)*5; [.$AI$2]); [.$AH$2]);0)" office:value-type="float" office:value="35" calcext:value-type="float">
            <text:p>35</text:p>
          </table:table-cell>
          <table:table-cell table:formula="of:=ROUND(AVERAGE([.AD69:.AJ69]);2)" office:value-type="float" office:value="47.14" calcext:value-type="float">
            <text:p>47.14</text:p>
          </table:table-cell>
          <table:table-cell table:formula="of:=ROUND(AVERAGE([.AM69:.AS69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$D70]+[.$G70]+[.$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65" calcext:value-type="float">
            <text:p>6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30" calcext:value-type="float">
            <text:p>30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31" calcext:value-type="float">
            <text:p>31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formula="of:=IFERROR(MIN(MAX((ROUND(AVERAGE((((MIN(([.$C70]^[.$AC$2])/([.$T70]^[.$AC$2]);[.$AE$2])))*[.$J70]*0.8)+([.$C70]/10);([.C70]/8));0)*5)+10; 30); 99); 0)" office:value-type="float" office:value="30" calcext:value-type="float">
            <text:p>30</text:p>
          </table:table-cell>
          <table:table-cell table:formula="of:=IFERROR(MIN(MAX(ROUND(AVERAGE((MIN(([.$D70]^[.$L$2])/([.$T70]^[.$AC$2]);[.$AE$2]))*([.$J70]+[.$AF$2]);([.D70]/10));0)*5; [.$AI$2]); [.$AH$2]);0)" office:value-type="float" office:value="10" calcext:value-type="float">
            <text:p>10</text:p>
          </table:table-cell>
          <table:table-cell table:formula="of:=IFERROR(MIN(MAX(ROUND(AVERAGE((MIN(([.$D70]+[.$G70]+[.$H70])/3/[.$T70];[.$AE$2]))*([.$J70]+3)*[.$AG$2];([.I70]/50));0)*5; [.$AI$2]); [.$AH$2]);0)" office:value-type="float" office:value="30" calcext:value-type="float">
            <text:p>30</text:p>
          </table:table-cell>
          <table:table-cell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formula="of:=IFERROR(MIN(MAX(ROUND(AVERAGE(((MIN(([.$G70]^[.$AC$2])/([.$T70]^[.$AC$2]);[.$AE$2]))*([.$J70]+3)*[.$AG$2]);([.G70]/10));0)*5; [.$AI$2]); [.$AH$2]);0)" office:value-type="float" office:value="30" calcext:value-type="float">
            <text:p>30</text:p>
          </table:table-cell>
          <table:table-cell table:formula="of:=IFERROR(MIN(MAX(ROUND(AVERAGE((MIN(([.$F70]^[.$Q$2])/([.$T70]^[.$AC$2]);[.$AE$2]))*([.$J70]+[.$AF$2]);([.F70]/10));0)*5; [.$AI$2]); [.$AH$2]);0)" office:value-type="float" office:value="45" calcext:value-type="float">
            <text:p>45</text:p>
          </table:table-cell>
          <table:table-cell table:formula="of:=ROUND(AVERAGE([.AD70:.AJ70]);2)" office:value-type="float" office:value="27.86" calcext:value-type="float">
            <text:p>27.86</text:p>
          </table:table-cell>
          <table:table-cell table:formula="of:=ROUND(AVERAGE([.AM70:.AS70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$D71]+[.$G71]+[.$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75" calcext:value-type="float">
            <text:p>7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5" calcext:value-type="float">
            <text:p>35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9" calcext:value-type="float">
            <text:p>39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IFERROR(MIN(MAX((ROUND(AVERAGE((((MIN(([.$C71]^[.$AC$2])/([.$T71]^[.$AC$2]);[.$AE$2])))*[.$J71]*0.8)+([.$C71]/10);([.C71]/8));0)*5)+10; 30); 99); 0)" office:value-type="float" office:value="35" calcext:value-type="float">
            <text:p>35</text:p>
          </table:table-cell>
          <table:table-cell table:formula="of:=IFERROR(MIN(MAX(ROUND(AVERAGE((MIN(([.$D71]^[.$L$2])/([.$T71]^[.$AC$2]);[.$AE$2]))*([.$J71]+[.$AF$2]);([.D71]/10));0)*5; [.$AI$2]); [.$AH$2]);0)" office:value-type="float" office:value="15" calcext:value-type="float">
            <text:p>15</text:p>
          </table:table-cell>
          <table:table-cell table:formula="of:=IFERROR(MIN(MAX(ROUND(AVERAGE((MIN(([.$D71]+[.$G71]+[.$H71])/3/[.$T71];[.$AE$2]))*([.$J71]+3)*[.$AG$2];([.I71]/50));0)*5; [.$AI$2]); [.$AH$2]);0)" office:value-type="float" office:value="40" calcext:value-type="float">
            <text:p>40</text:p>
          </table:table-cell>
          <table:table-cell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formula="of:=IFERROR(MIN(MAX(ROUND(AVERAGE(((MIN(([.$G71]^[.$AC$2])/([.$T71]^[.$AC$2]);[.$AE$2]))*([.$J71]+3)*[.$AG$2]);([.G71]/10));0)*5; [.$AI$2]); [.$AH$2]);0)" office:value-type="float" office:value="35" calcext:value-type="float">
            <text:p>35</text:p>
          </table:table-cell>
          <table:table-cell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2.86" calcext:value-type="float">
            <text:p>32.86</text:p>
          </table:table-cell>
          <table:table-cell table:formula="of:=ROUND(AVERAGE([.AM71:.AS71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$D72]+[.$G72]+[.$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80" calcext:value-type="float">
            <text:p>8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50" calcext:value-type="float">
            <text:p>5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7" calcext:value-type="float">
            <text:p>47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IFERROR(MIN(MAX((ROUND(AVERAGE((((MIN(([.$C72]^[.$AC$2])/([.$T72]^[.$AC$2]);[.$AE$2])))*[.$J72]*0.8)+([.$C72]/10);([.C72]/8));0)*5)+10; 30); 99); 0)" office:value-type="float" office:value="45" calcext:value-type="float">
            <text:p>45</text:p>
          </table:table-cell>
          <table:table-cell table:formula="of:=IFERROR(MIN(MAX(ROUND(AVERAGE((MIN(([.$D72]^[.$L$2])/([.$T72]^[.$AC$2]);[.$AE$2]))*([.$J72]+[.$AF$2]);([.D72]/10));0)*5; [.$AI$2]); [.$AH$2]);0)" office:value-type="float" office:value="20" calcext:value-type="float">
            <text:p>20</text:p>
          </table:table-cell>
          <table:table-cell table:formula="of:=IFERROR(MIN(MAX(ROUND(AVERAGE((MIN(([.$D72]+[.$G72]+[.$H72])/3/[.$T72];[.$AE$2]))*([.$J72]+3)*[.$AG$2];([.I72]/50));0)*5; [.$AI$2]); [.$AH$2]);0)" office:value-type="float" office:value="45" calcext:value-type="float">
            <text:p>45</text:p>
          </table:table-cell>
          <table:table-cell table:formula="of:=IFERROR(MIN(MAX(ROUND(AVERAGE(((MIN(([.$H72]^2)/([.$T72]^[.$AC$2]);[.$AE$2]))*([.$J72]+3)*[.$AG$2]);([.H72]/10));0)*5; [.$AI$2]); [.$AH$2]);0)" office:value-type="float" office:value="50" calcext:value-type="float">
            <text:p>50</text:p>
          </table:table-cell>
          <table:table-cell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0" calcext:value-type="float">
            <text:p>40</text:p>
          </table:table-cell>
          <table:table-cell table:formula="of:=ROUND(AVERAGE([.AM72:.AS72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$D73]+[.$G73]+[.$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5" calcext:value-type="float">
            <text:p>15</text:p>
          </table:table-cell>
          <table:table-cell table:formula="of:=IFERROR(ROUND(((MIN(([.$E73]^2)/([.$T73]^2);[.$R$2]))*([.$J73]+3)*[.$T$2]))*5;0)" office:value-type="float" office:value="25" calcext:value-type="float">
            <text:p>25</text:p>
          </table:table-cell>
          <table:table-cell table:formula="of:=IFERROR(ROUND(((MIN(([.$G73]^2)/([.$T73]^2);[.$R$2]))*([.$J73]+3)*[.$T$2]))*5;0)" office:value-type="float" office:value="15" calcext:value-type="float">
            <text:p>15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2" calcext:value-type="float">
            <text:p>32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formula="of:=IFERROR(MIN(MAX(ROUND(AVERAGE((MIN(([.$D73]+[.$G73]+[.$H73])/3/[.$T73];[.$AE$2]))*([.$J73]+3)*[.$AG$2];([.I73]/50));0)*5; [.$AI$2]); [.$AH$2]);0)" office:value-type="float" office:value="30" calcext:value-type="float">
            <text:p>30</text:p>
          </table:table-cell>
          <table:table-cell table:formula="of:=IFERROR(MIN(MAX(ROUND(AVERAGE(((MIN(([.$H73]^2)/([.$T73]^[.$AC$2]);[.$AE$2]))*([.$J73]+3)*[.$AG$2]);([.H73]/10));0)*5; [.$AI$2]); [.$AH$2]);0)" office:value-type="float" office:value="15" calcext:value-type="float">
            <text:p>15</text:p>
          </table:table-cell>
          <table:table-cell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27.86" calcext:value-type="float">
            <text:p>27.86</text:p>
          </table:table-cell>
          <table:table-cell table:formula="of:=ROUND(AVERAGE([.AM73:.AS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$D74]+[.$G74]+[.$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5" calcext:value-type="float">
            <text:p>15</text:p>
          </table:table-cell>
          <table:table-cell table:formula="of:=IFERROR(ROUND(((MIN(([.$E74]^2)/([.$T74]^2);[.$R$2]))*([.$J74]+3)*[.$T$2]))*5;0)" office:value-type="float" office:value="35" calcext:value-type="float">
            <text:p>35</text:p>
          </table:table-cell>
          <table:table-cell table:formula="of:=IFERROR(ROUND(((MIN(([.$G74]^2)/([.$T74]^2);[.$R$2]))*([.$J74]+3)*[.$T$2]))*5;0)" office:value-type="float" office:value="25" calcext:value-type="float">
            <text:p>25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9" calcext:value-type="float">
            <text:p>39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formula="of:=IFERROR(MIN(MAX(ROUND(AVERAGE((MIN(([.$D74]+[.$G74]+[.$H74])/3/[.$T74];[.$AE$2]))*([.$J74]+3)*[.$AG$2];([.I74]/50));0)*5; [.$AI$2]); [.$AH$2]);0)" office:value-type="float" office:value="40" calcext:value-type="float">
            <text:p>40</text:p>
          </table:table-cell>
          <table:table-cell table:formula="of:=IFERROR(MIN(MAX(ROUND(AVERAGE(((MIN(([.$H74]^2)/([.$T74]^[.$AC$2]);[.$AE$2]))*([.$J74]+3)*[.$AG$2]);([.H74]/10));0)*5; [.$AI$2]); [.$AH$2]);0)" office:value-type="float" office:value="20" calcext:value-type="float">
            <text:p>20</text:p>
          </table:table-cell>
          <table:table-cell table:formula="of:=IFERROR(MIN(MAX(ROUND(AVERAGE(((MIN(([.$E74]^[.$AC$2])/([.$T74]^[.$AC$2]);[.$AE$2]))*([.$J74]+3)*[.$AG$2]);([.E74]/10));0)*5; [.$AI$2]); [.$AH$2]);0)" office:value-type="float" office:value="35" calcext:value-type="float">
            <text:p>35</text:p>
          </table:table-cell>
          <table:table-cell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formula="of:=IFERROR(MIN(MAX(ROUND(AVERAGE((MIN(([.$F74]^[.$Q$2])/([.$T74]^[.$AC$2]);[.$AE$2]))*([.$J74]+[.$AF$2]);([.F74]/10));0)*5; [.$AI$2]); [.$AH$2]);0)" office:value-type="float" office:value="25" calcext:value-type="float">
            <text:p>25</text:p>
          </table:table-cell>
          <table:table-cell table:formula="of:=ROUND(AVERAGE([.AD74:.AJ74]);2)" office:value-type="float" office:value="37.14" calcext:value-type="float">
            <text:p>37.14</text:p>
          </table:table-cell>
          <table:table-cell table:formula="of:=ROUND(AVERAGE([.AM74:.AS74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$D75]+[.$G75]+[.$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5" calcext:value-type="float">
            <text:p>15</text:p>
          </table:table-cell>
          <table:table-cell table:formula="of:=IFERROR(ROUND(((MIN(([.$E75]^2)/([.$T75]^2);[.$R$2]))*([.$J75]+3)*[.$T$2]))*5;0)" office:value-type="float" office:value="35" calcext:value-type="float">
            <text:p>35</text:p>
          </table:table-cell>
          <table:table-cell table:formula="of:=IFERROR(ROUND(((MIN(([.$G75]^2)/([.$T75]^2);[.$R$2]))*([.$J75]+3)*[.$T$2]))*5;0)" office:value-type="float" office:value="40" calcext:value-type="float">
            <text:p>4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6" calcext:value-type="float">
            <text:p>46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formula="of:=IFERROR(MIN(MAX(ROUND(AVERAGE((MIN(([.$D75]^[.$L$2])/([.$T75]^[.$AC$2]);[.$AE$2]))*([.$J75]+[.$AF$2]);([.D75]/10));0)*5; [.$AI$2]); [.$AH$2]);0)" office:value-type="float" office:value="55" calcext:value-type="float">
            <text:p>55</text:p>
          </table:table-cell>
          <table:table-cell table:formula="of:=IFERROR(MIN(MAX(ROUND(AVERAGE((MIN(([.$D75]+[.$G75]+[.$H75])/3/[.$T75];[.$AE$2]))*([.$J75]+3)*[.$AG$2];([.I75]/50));0)*5; [.$AI$2]); [.$AH$2]);0)" office:value-type="float" office:value="50" calcext:value-type="float">
            <text:p>50</text:p>
          </table:table-cell>
          <table:table-cell table:formula="of:=IFERROR(MIN(MAX(ROUND(AVERAGE(((MIN(([.$H75]^2)/([.$T75]^[.$AC$2]);[.$AE$2]))*([.$J75]+3)*[.$AG$2]);([.H75]/10));0)*5; [.$AI$2]); [.$AH$2]);0)" office:value-type="float" office:value="25" calcext:value-type="float">
            <text:p>25</text:p>
          </table:table-cell>
          <table:table-cell table:formula="of:=IFERROR(MIN(MAX(ROUND(AVERAGE(((MIN(([.$E75]^[.$AC$2])/([.$T75]^[.$AC$2]);[.$AE$2]))*([.$J75]+3)*[.$AG$2]);([.E75]/10));0)*5; [.$AI$2]); [.$AH$2]);0)" office:value-type="float" office:value="40" calcext:value-type="float">
            <text:p>40</text:p>
          </table:table-cell>
          <table:table-cell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5.71" calcext:value-type="float">
            <text:p>45.71</text:p>
          </table:table-cell>
          <table:table-cell table:formula="of:=ROUND(AVERAGE([.AM75:.AS75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$D76]+[.$G76]+[.$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20" calcext:value-type="float">
            <text:p>20</text:p>
          </table:table-cell>
          <table:table-cell table:formula="of:=IFERROR(ROUND(((MIN(([.$E76]^2)/([.$T76]^2);[.$R$2]))*([.$J76]+3)*[.$T$2]))*5;0)" office:value-type="float" office:value="15" calcext:value-type="float">
            <text:p>15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31" calcext:value-type="float">
            <text:p>31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IFERROR(MIN(MAX((ROUND(AVERAGE((((MIN(([.$C76]^[.$AC$2])/([.$T76]^[.$AC$2]);[.$AE$2])))*[.$J76]*0.8)+([.$C76]/10);([.C76]/8));0)*5)+10; 30); 99); 0)" office:value-type="float" office:value="45" calcext:value-type="float">
            <text:p>45</text:p>
          </table:table-cell>
          <table:table-cell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formula="of:=IFERROR(MIN(MAX(ROUND(AVERAGE((MIN(([.$D76]+[.$G76]+[.$H76])/3/[.$T76];[.$AE$2]))*([.$J76]+3)*[.$AG$2];([.I76]/50));0)*5; [.$AI$2]); [.$AH$2]);0)" office:value-type="float" office:value="30" calcext:value-type="float">
            <text:p>30</text:p>
          </table:table-cell>
          <table:table-cell table:formula="of:=IFERROR(MIN(MAX(ROUND(AVERAGE(((MIN(([.$H76]^2)/([.$T76]^[.$AC$2]);[.$AE$2]))*([.$J76]+3)*[.$AG$2]);([.H76]/10));0)*5; [.$AI$2]); [.$AH$2]);0)" office:value-type="float" office:value="20" calcext:value-type="float">
            <text:p>20</text:p>
          </table:table-cell>
          <table:table-cell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7.86" calcext:value-type="float">
            <text:p>27.86</text:p>
          </table:table-cell>
          <table:table-cell table:formula="of:=ROUND(AVERAGE([.AM76:.AS7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$D77]+[.$G77]+[.$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5" calcext:value-type="float">
            <text:p>25</text:p>
          </table:table-cell>
          <table:table-cell table:formula="of:=IFERROR(ROUND(((MIN(([.$E77]^2)/([.$T77]^2);[.$R$2]))*([.$J77]+3)*[.$T$2]))*5;0)" office:value-type="float" office:value="20" calcext:value-type="float">
            <text:p>20</text:p>
          </table:table-cell>
          <table:table-cell table:formula="of:=IFERROR(ROUND(((MIN(([.$G77]^2)/([.$T77]^2);[.$R$2]))*([.$J77]+3)*[.$T$2]))*5;0)" office:value-type="float" office:value="15" calcext:value-type="float">
            <text:p>15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7" calcext:value-type="float">
            <text:p>37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IFERROR(MIN(MAX((ROUND(AVERAGE((((MIN(([.$C77]^[.$AC$2])/([.$T77]^[.$AC$2]);[.$AE$2])))*[.$J77]*0.8)+([.$C77]/10);([.C77]/8));0)*5)+10; 30); 99); 0)" office:value-type="float" office:value="55" calcext:value-type="float">
            <text:p>55</text:p>
          </table:table-cell>
          <table:table-cell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formula="of:=IFERROR(MIN(MAX(ROUND(AVERAGE((MIN(([.$D77]+[.$G77]+[.$H77])/3/[.$T77];[.$AE$2]))*([.$J77]+3)*[.$AG$2];([.I77]/50));0)*5; [.$AI$2]); [.$AH$2]);0)" office:value-type="float" office:value="40" calcext:value-type="float">
            <text:p>40</text:p>
          </table:table-cell>
          <table:table-cell table:formula="of:=IFERROR(MIN(MAX(ROUND(AVERAGE(((MIN(([.$H77]^2)/([.$T77]^[.$AC$2]);[.$AE$2]))*([.$J77]+3)*[.$AG$2]);([.H77]/10));0)*5; [.$AI$2]); [.$AH$2]);0)" office:value-type="float" office:value="30" calcext:value-type="float">
            <text:p>30</text:p>
          </table:table-cell>
          <table:table-cell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 table:formula="of:=ROUND(AVERAGE([.AM77:.AS7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$D78]+[.$G78]+[.$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30" calcext:value-type="float">
            <text:p>30</text:p>
          </table:table-cell>
          <table:table-cell table:formula="of:=IFERROR(ROUND(((MIN(([.$E78]^2)/([.$T78]^2);[.$R$2]))*([.$J78]+3)*[.$T$2]))*5;0)" office:value-type="float" office:value="25" calcext:value-type="float">
            <text:p>25</text:p>
          </table:table-cell>
          <table:table-cell table:formula="of:=IFERROR(ROUND(((MIN(([.$G78]^2)/([.$T78]^2);[.$R$2]))*([.$J78]+3)*[.$T$2]))*5;0)" office:value-type="float" office:value="30" calcext:value-type="float">
            <text:p>3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5" calcext:value-type="float">
            <text:p>45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formula="of:=IFERROR(MIN(MAX(ROUND(AVERAGE((MIN(([.$D78]+[.$G78]+[.$H78])/3/[.$T78];[.$AE$2]))*([.$J78]+3)*[.$AG$2];([.I78]/50));0)*5; [.$AI$2]); [.$AH$2]);0)" office:value-type="float" office:value="45" calcext:value-type="float">
            <text:p>45</text:p>
          </table:table-cell>
          <table:table-cell table:formula="of:=IFERROR(MIN(MAX(ROUND(AVERAGE(((MIN(([.$H78]^2)/([.$T78]^[.$AC$2]);[.$AE$2]))*([.$J78]+3)*[.$AG$2]);([.H78]/10));0)*5; [.$AI$2]); [.$AH$2]);0)" office:value-type="float" office:value="35" calcext:value-type="float">
            <text:p>35</text:p>
          </table:table-cell>
          <table:table-cell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3.57" calcext:value-type="float">
            <text:p>43.57</text:p>
          </table:table-cell>
          <table:table-cell table:formula="of:=ROUND(AVERAGE([.AM78:.AS7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$D79]+[.$G79]+[.$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45" calcext:value-type="float">
            <text:p>4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65" calcext:value-type="float">
            <text:p>65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4" calcext:value-type="float">
            <text:p>34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IFERROR(MIN(MAX((ROUND(AVERAGE((((MIN(([.$C79]^[.$AC$2])/([.$T79]^[.$AC$2]);[.$AE$2])))*[.$J79]*0.8)+([.$C79]/10);([.C79]/8));0)*5)+10; 30); 99); 0)" office:value-type="float" office:value="35" calcext:value-type="float">
            <text:p>35</text:p>
          </table:table-cell>
          <table:table-cell table:formula="of:=IFERROR(MIN(MAX(ROUND(AVERAGE((MIN(([.$D79]^[.$L$2])/([.$T79]^[.$AC$2]);[.$AE$2]))*([.$J79]+[.$AF$2]);([.D79]/10));0)*5; [.$AI$2]); [.$AH$2]);0)" office:value-type="float" office:value="20" calcext:value-type="float">
            <text:p>20</text:p>
          </table:table-cell>
          <table:table-cell table:formula="of:=IFERROR(MIN(MAX(ROUND(AVERAGE((MIN(([.$D79]+[.$G79]+[.$H79])/3/[.$T79];[.$AE$2]))*([.$J79]+3)*[.$AG$2];([.I79]/50));0)*5; [.$AI$2]); [.$AH$2]);0)" office:value-type="float" office:value="35" calcext:value-type="float">
            <text:p>35</text:p>
          </table:table-cell>
          <table:table-cell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formula="of:=IFERROR(MIN(MAX(ROUND(AVERAGE(((MIN(([.$G79]^[.$AC$2])/([.$T79]^[.$AC$2]);[.$AE$2]))*([.$J79]+3)*[.$AG$2]);([.G79]/10));0)*5; [.$AI$2]); [.$AH$2]);0)" office:value-type="float" office:value="40" calcext:value-type="float">
            <text:p>40</text:p>
          </table:table-cell>
          <table:table-cell table:formula="of:=IFERROR(MIN(MAX(ROUND(AVERAGE((MIN(([.$F79]^[.$Q$2])/([.$T79]^[.$AC$2]);[.$AE$2]))*([.$J79]+[.$AF$2]);([.F79]/10));0)*5; [.$AI$2]); [.$AH$2]);0)" office:value-type="float" office:value="25" calcext:value-type="float">
            <text:p>25</text:p>
          </table:table-cell>
          <table:table-cell table:formula="of:=ROUND(AVERAGE([.AD79:.AJ79]);2)" office:value-type="float" office:value="29.29" calcext:value-type="float">
            <text:p>29.29</text:p>
          </table:table-cell>
          <table:table-cell table:formula="of:=ROUND(AVERAGE([.AM79:.AS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$D80]+[.$G80]+[.$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55" calcext:value-type="float">
            <text:p>55</text:p>
          </table:table-cell>
          <table:table-cell table:formula="of:=IFERROR(ROUND(((MIN(([.$E80]^2)/([.$T80]^2);[.$R$2]))*([.$J80]+3)*[.$T$2]))*5;0)" office:value-type="float" office:value="25" calcext:value-type="float">
            <text:p>25</text:p>
          </table:table-cell>
          <table:table-cell table:formula="of:=IFERROR(ROUND(((MIN(([.$G80]^2)/([.$T80]^2);[.$R$2]))*([.$J80]+3)*[.$T$2]))*5;0)" office:value-type="float" office:value="80" calcext:value-type="float">
            <text:p>8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9" calcext:value-type="float">
            <text:p>49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IFERROR(MIN(MAX((ROUND(AVERAGE((((MIN(([.$C80]^[.$AC$2])/([.$T80]^[.$AC$2]);[.$AE$2])))*[.$J80]*0.8)+([.$C80]/10);([.C80]/8));0)*5)+10; 30); 99); 0)" office:value-type="float" office:value="65" calcext:value-type="float">
            <text:p>65</text:p>
          </table:table-cell>
          <table:table-cell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formula="of:=IFERROR(MIN(MAX(ROUND(AVERAGE((MIN(([.$D80]+[.$G80]+[.$H80])/3/[.$T80];[.$AE$2]))*([.$J80]+3)*[.$AG$2];([.I80]/50));0)*5; [.$AI$2]); [.$AH$2]);0)" office:value-type="float" office:value="50" calcext:value-type="float">
            <text:p>50</text:p>
          </table:table-cell>
          <table:table-cell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formula="of:=IFERROR(MIN(MAX(ROUND(AVERAGE(((MIN(([.$G80]^[.$AC$2])/([.$T80]^[.$AC$2]);[.$AE$2]))*([.$J80]+3)*[.$AG$2]);([.G80]/10));0)*5; [.$AI$2]); [.$AH$2]);0)" office:value-type="float" office:value="55" calcext:value-type="float">
            <text:p>55</text:p>
          </table:table-cell>
          <table:table-cell table:formula="of:=IFERROR(MIN(MAX(ROUND(AVERAGE((MIN(([.$F80]^[.$Q$2])/([.$T80]^[.$AC$2]);[.$AE$2]))*([.$J80]+[.$AF$2]);([.F80]/10));0)*5; [.$AI$2]); [.$AH$2]);0)" office:value-type="float" office:value="40" calcext:value-type="float">
            <text:p>40</text:p>
          </table:table-cell>
          <table:table-cell table:formula="of:=ROUND(AVERAGE([.AD80:.AJ80]);2)" office:value-type="float" office:value="46.43" calcext:value-type="float">
            <text:p>46.43</text:p>
          </table:table-cell>
          <table:table-cell table:formula="of:=ROUND(AVERAGE([.AM80:.AS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$D81]+[.$G81]+[.$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60" calcext:value-type="float">
            <text:p>60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9" calcext:value-type="float">
            <text:p>29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IFERROR(MIN(MAX((ROUND(AVERAGE((((MIN(([.$C81]^[.$AC$2])/([.$T81]^[.$AC$2]);[.$AE$2])))*[.$J81]*0.8)+([.$C81]/10);([.C81]/8));0)*5)+10; 30); 99); 0)" office:value-type="float" office:value="40" calcext:value-type="float">
            <text:p>40</text:p>
          </table:table-cell>
          <table:table-cell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formula="of:=IFERROR(MIN(MAX(ROUND(AVERAGE((MIN(([.$D81]+[.$G81]+[.$H81])/3/[.$T81];[.$AE$2]))*([.$J81]+3)*[.$AG$2];([.I81]/50));0)*5; [.$AI$2]); [.$AH$2]);0)" office:value-type="float" office:value="30" calcext:value-type="float">
            <text:p>30</text:p>
          </table:table-cell>
          <table:table-cell table:formula="of:=IFERROR(MIN(MAX(ROUND(AVERAGE(((MIN(([.$H81]^2)/([.$T81]^[.$AC$2]);[.$AE$2]))*([.$J81]+3)*[.$AG$2]);([.H81]/10));0)*5; [.$AI$2]); [.$AH$2]);0)" office:value-type="float" office:value="10" calcext:value-type="float">
            <text:p>10</text:p>
          </table:table-cell>
          <table:table-cell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formula="of:=IFERROR(MIN(MAX(ROUND(AVERAGE(((MIN(([.$G81]^[.$AC$2])/([.$T81]^[.$AC$2]);[.$AE$2]))*([.$J81]+3)*[.$AG$2]);([.G81]/10));0)*5; [.$AI$2]); [.$AH$2]);0)" office:value-type="float" office:value="15" calcext:value-type="float">
            <text:p>15</text:p>
          </table:table-cell>
          <table:table-cell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6.43" calcext:value-type="float">
            <text:p>26.43</text:p>
          </table:table-cell>
          <table:table-cell table:formula="of:=ROUND(AVERAGE([.AM81:.AS8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$D82]+[.$G82]+[.$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10" calcext:value-type="float">
            <text:p>10</text:p>
          </table:table-cell>
          <table:table-cell table:formula="of:=IFERROR(ROUND(((MIN(([.$E82]^2)/([.$T82]^2);[.$R$2]))*([.$J82]+3)*[.$T$2]))*5;0)" office:value-type="float" office:value="70" calcext:value-type="float">
            <text:p>70</text:p>
          </table:table-cell>
          <table:table-cell table:formula="of:=IFERROR(ROUND(((MIN(([.$G82]^2)/([.$T82]^2);[.$R$2]))*([.$J82]+3)*[.$T$2]))*5;0)" office:value-type="float" office:value="15" calcext:value-type="float">
            <text:p>15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6" calcext:value-type="float">
            <text:p>36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IFERROR(MIN(MAX((ROUND(AVERAGE((((MIN(([.$C82]^[.$AC$2])/([.$T82]^[.$AC$2]);[.$AE$2])))*[.$J82]*0.8)+([.$C82]/10);([.C82]/8));0)*5)+10; 30); 99); 0)" office:value-type="float" office:value="50" calcext:value-type="float">
            <text:p>50</text:p>
          </table:table-cell>
          <table:table-cell table:formula="of:=IFERROR(MIN(MAX(ROUND(AVERAGE((MIN(([.$D82]^[.$L$2])/([.$T82]^[.$AC$2]);[.$AE$2]))*([.$J82]+[.$AF$2]);([.D82]/10));0)*5; [.$AI$2]); [.$AH$2]);0)" office:value-type="float" office:value="45" calcext:value-type="float">
            <text:p>45</text:p>
          </table:table-cell>
          <table:table-cell table:formula="of:=IFERROR(MIN(MAX(ROUND(AVERAGE((MIN(([.$D82]+[.$G82]+[.$H82])/3/[.$T82];[.$AE$2]))*([.$J82]+3)*[.$AG$2];([.I82]/50));0)*5; [.$AI$2]); [.$AH$2]);0)" office:value-type="float" office:value="40" calcext:value-type="float">
            <text:p>40</text:p>
          </table:table-cell>
          <table:table-cell table:formula="of:=IFERROR(MIN(MAX(ROUND(AVERAGE(((MIN(([.$H82]^2)/([.$T82]^[.$AC$2]);[.$AE$2]))*([.$J82]+3)*[.$AG$2]);([.H82]/10));0)*5; [.$AI$2]); [.$AH$2]);0)" office:value-type="float" office:value="15" calcext:value-type="float">
            <text:p>15</text:p>
          </table:table-cell>
          <table:table-cell table:formula="of:=IFERROR(MIN(MAX(ROUND(AVERAGE(((MIN(([.$E82]^[.$AC$2])/([.$T82]^[.$AC$2]);[.$AE$2]))*([.$J82]+3)*[.$AG$2]);([.E82]/10));0)*5; [.$AI$2]); [.$AH$2]);0)" office:value-type="float" office:value="50" calcext:value-type="float">
            <text:p>50</text:p>
          </table:table-cell>
          <table:table-cell table:formula="of:=IFERROR(MIN(MAX(ROUND(AVERAGE(((MIN(([.$G82]^[.$AC$2])/([.$T82]^[.$AC$2]);[.$AE$2]))*([.$J82]+3)*[.$AG$2]);([.G82]/10));0)*5; [.$AI$2]); [.$AH$2]);0)" office:value-type="float" office:value="20" calcext:value-type="float">
            <text:p>20</text:p>
          </table:table-cell>
          <table:table-cell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 table:formula="of:=ROUND(AVERAGE([.AM82:.AS82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83:.H83])" office:value-type="float" office:value="140" calcext:value-type="float">
            <text:p>140</text:p>
          </table:table-cell>
          <table:table-cell table:formula="of:=ROUND((([.I83]/[.$S$1])*MAX([.I83]/420; 1.2));2)" office:value-type="float" office:value="1.87" calcext:value-type="float">
            <text:p>1.87</text:p>
          </table:table-cell>
          <table:table-cell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formula="of:=IFERROR(ROUND((MIN(([.$D83]^[.$L$2])/([.$T83]^2);[.$R$2]))*([.$J83]+[.$M$2]))*5;0)" office:value-type="float" office:value="10" calcext:value-type="float">
            <text:p>10</text:p>
          </table:table-cell>
          <table:table-cell table:formula="of:=IFERROR(ROUND((MIN(([.$D83]+[.$G83]+[.$H83])/3/[.$T83];[.$R$2]))*([.$J83]+3))*5;0)" office:value-type="float" office:value="20" calcext:value-type="float">
            <text:p>20</text:p>
          </table:table-cell>
          <table:table-cell table:formula="of:=IFERROR(ROUND(((MIN(([.$H83]^2)/([.$T83]^2);[.$R$2]))*([.$J83]+3)*[.$T$2]))*5;0)" office:value-type="float" office:value="15" calcext:value-type="float">
            <text:p>15</text:p>
          </table:table-cell>
          <table:table-cell table:formula="of:=IFERROR(ROUND(((MIN(([.$E83]^2)/([.$T83]^2);[.$R$2]))*([.$J83]+3)*[.$T$2]))*5;0)" office:value-type="float" office:value="15" calcext:value-type="float">
            <text:p>15</text:p>
          </table:table-cell>
          <table:table-cell table:formula="of:=IFERROR(ROUND(((MIN(([.$G83]^2)/([.$T83]^2);[.$R$2]))*([.$J83]+3)*[.$T$2]))*5;0)" office:value-type="float" office:value="15" calcext:value-type="float">
            <text:p>15</text:p>
          </table:table-cell>
          <table:table-cell table:formula="of:=IFERROR(ROUND((MIN(([.$F83]^[.$Q$2])/([.$T83]^2);[.$R$2]))*([.$J83]+[.$M$2]))*5;0)" office:value-type="float" office:value="10" calcext:value-type="float">
            <text:p>10</text:p>
          </table:table-cell>
          <table:table-cell table:formula="of:=ROUND(AVERAGE([.K83:.Q83]))" office:value-type="float" office:value="19" calcext:value-type="float">
            <text:p>19</text:p>
          </table:table-cell>
          <table:table-cell table:formula="of:=ROUND((([.I83]/[.$S$1])*MAX([.I83]/350;0.8));2)" office:value-type="float" office:value="1.24" calcext:value-type="float">
            <text:p>1.24</text:p>
          </table:table-cell>
          <table:table-cell table:formula="of:=ROUND([.I83]/6;2)" office:value-type="float" office:value="23.33" calcext:value-type="float">
            <text:p>23.33</text:p>
          </table:table-cell>
          <table:table-cell/>
          <table:table-cell table:formula="of:=IFERROR(ROUND((((MIN(([.$C83]^2)/([.$T83]^2);[.$S$2])))*[.$S83]*0.8)+([.C83]/10))+10;10)" office:value-type="float" office:value="16" calcext:value-type="float">
            <text:p>16</text:p>
          </table:table-cell>
          <table:table-cell table:formula="of:=IFERROR(ROUND(((MIN(([.$D83]^2)/([.$T83]^2);[.$S$2])))*[.$S83]);0)" office:value-type="float" office:value="1" calcext:value-type="float">
            <text:p>1</text:p>
          </table:table-cell>
          <table:table-cell table:formula="of:=IFERROR(ROUND(MIN(([.D83]+[.G83]+[.H83])/3/[.$T83];[.$S$2])^2*[.$S83]);0)" office:value-type="float" office:value="1" calcext:value-type="float">
            <text:p>1</text:p>
          </table:table-cell>
          <table:table-cell table:formula="of:=IFERROR(ROUND(((MIN(([.H83]^2)/([.$T83]^2);[.$S$2])))*[.$S83]*[.$T$1]);0)" office:value-type="float" office:value="1" calcext:value-type="float">
            <text:p>1</text:p>
          </table:table-cell>
          <table:table-cell table:formula="of:=IFERROR(ROUND(((MIN(([.E83]^2)/([.$T83]^2);[.$S$2])))*[.$S83]*[.$T$1]);0)" office:value-type="float" office:value="1" calcext:value-type="float">
            <text:p>1</text:p>
          </table:table-cell>
          <table:table-cell table:formula="of:=IFERROR(ROUND(((MIN(([.G83]^2)/([.$T83]^2);[.$S$2])))*[.$S83]*[.$T$1]);0)" office:value-type="float" office:value="1" calcext:value-type="float">
            <text:p>1</text:p>
          </table:table-cell>
          <table:table-cell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formula="of:=IFERROR(MIN(MAX(ROUND(AVERAGE((MIN(([.$D83]+[.$G83]+[.$H83])/3/[.$T83];[.$AE$2]))*([.$J83]+3)*[.$AG$2];([.I83]/50));0)*5; [.$AI$2]); [.$AH$2]);0)" office:value-type="float" office:value="15" calcext:value-type="float">
            <text:p>15</text:p>
          </table:table-cell>
          <table:table-cell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7.86" calcext:value-type="float">
            <text:p>17.86</text:p>
          </table:table-cell>
          <table:table-cell table:formula="of:=ROUND(AVERAGE([.AM83:.AS83]);2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$D84]+[.$G84]+[.$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85" calcext:value-type="float">
            <text:p>85</text:p>
          </table:table-cell>
          <table:table-cell table:formula="of:=IFERROR(ROUND(((MIN(([.$G84]^2)/([.$T84]^2);[.$R$2]))*([.$J84]+3)*[.$T$2]))*5;0)" office:value-type="float" office:value="25" calcext:value-type="float">
            <text:p>25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6" calcext:value-type="float">
            <text:p>46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IFERROR(MIN(MAX((ROUND(AVERAGE((((MIN(([.$C84]^[.$AC$2])/([.$T84]^[.$AC$2]);[.$AE$2])))*[.$J84]*0.8)+([.$C84]/10);([.C84]/8));0)*5)+10; 30); 99); 0)" office:value-type="float" office:value="65" calcext:value-type="float">
            <text:p>65</text:p>
          </table:table-cell>
          <table:table-cell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formula="of:=IFERROR(MIN(MAX(ROUND(AVERAGE((MIN(([.$D84]+[.$G84]+[.$H84])/3/[.$T84];[.$AE$2]))*([.$J84]+3)*[.$AG$2];([.I84]/50));0)*5; [.$AI$2]); [.$AH$2]);0)" office:value-type="float" office:value="45" calcext:value-type="float">
            <text:p>45</text:p>
          </table:table-cell>
          <table:table-cell table:formula="of:=IFERROR(MIN(MAX(ROUND(AVERAGE(((MIN(([.$H84]^2)/([.$T84]^[.$AC$2]);[.$AE$2]))*([.$J84]+3)*[.$AG$2]);([.H84]/10));0)*5; [.$AI$2]); [.$AH$2]);0)" office:value-type="float" office:value="20" calcext:value-type="float">
            <text:p>20</text:p>
          </table:table-cell>
          <table:table-cell table:formula="of:=IFERROR(MIN(MAX(ROUND(AVERAGE(((MIN(([.$E84]^[.$AC$2])/([.$T84]^[.$AC$2]);[.$AE$2]))*([.$J84]+3)*[.$AG$2]);([.E84]/10));0)*5; [.$AI$2]); [.$AH$2]);0)" office:value-type="float" office:value="55" calcext:value-type="float">
            <text:p>55</text:p>
          </table:table-cell>
          <table:table-cell table:formula="of:=IFERROR(MIN(MAX(ROUND(AVERAGE(((MIN(([.$G84]^[.$AC$2])/([.$T84]^[.$AC$2]);[.$AE$2]))*([.$J84]+3)*[.$AG$2]);([.G84]/10));0)*5; [.$AI$2]); [.$AH$2]);0)" office:value-type="float" office:value="30" calcext:value-type="float">
            <text:p>30</text:p>
          </table:table-cell>
          <table:table-cell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1.43" calcext:value-type="float">
            <text:p>41.43</text:p>
          </table:table-cell>
          <table:table-cell table:formula="of:=ROUND(AVERAGE([.AM84:.AS84]);2)" office:value-type="float" office:value="27.14" calcext:value-type="float">
            <text:p>27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$D85]+[.$G85]+[.$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60" calcext:value-type="float">
            <text:p>60</text:p>
          </table:table-cell>
          <table:table-cell table:formula="of:=IFERROR(ROUND(((MIN(([.$E85]^2)/([.$T85]^2);[.$R$2]))*([.$J85]+3)*[.$T$2]))*5;0)" office:value-type="float" office:value="20" calcext:value-type="float">
            <text:p>20</text:p>
          </table:table-cell>
          <table:table-cell table:formula="of:=IFERROR(ROUND(((MIN(([.$G85]^2)/([.$T85]^2);[.$R$2]))*([.$J85]+3)*[.$T$2]))*5;0)" office:value-type="float" office:value="30" calcext:value-type="float">
            <text:p>30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9" calcext:value-type="float">
            <text:p>39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IFERROR(MIN(MAX((ROUND(AVERAGE((((MIN(([.$C85]^[.$AC$2])/([.$T85]^[.$AC$2]);[.$AE$2])))*[.$J85]*0.8)+([.$C85]/10);([.C85]/8));0)*5)+10; 30); 99); 0)" office:value-type="float" office:value="45" calcext:value-type="float">
            <text:p>45</text:p>
          </table:table-cell>
          <table:table-cell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formula="of:=IFERROR(MIN(MAX(ROUND(AVERAGE((MIN(([.$D85]+[.$G85]+[.$H85])/3/[.$T85];[.$AE$2]))*([.$J85]+3)*[.$AG$2];([.I85]/50));0)*5; [.$AI$2]); [.$AH$2]);0)" office:value-type="float" office:value="40" calcext:value-type="float">
            <text:p>40</text:p>
          </table:table-cell>
          <table:table-cell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formula="of:=IFERROR(MIN(MAX(ROUND(AVERAGE(((MIN(([.$E85]^[.$AC$2])/([.$T85]^[.$AC$2]);[.$AE$2]))*([.$J85]+3)*[.$AG$2]);([.E85]/10));0)*5; [.$AI$2]); [.$AH$2]);0)" office:value-type="float" office:value="25" calcext:value-type="float">
            <text:p>25</text:p>
          </table:table-cell>
          <table:table-cell table:formula="of:=IFERROR(MIN(MAX(ROUND(AVERAGE(((MIN(([.$G85]^[.$AC$2])/([.$T85]^[.$AC$2]);[.$AE$2]))*([.$J85]+3)*[.$AG$2]);([.G85]/10));0)*5; [.$AI$2]); [.$AH$2]);0)" office:value-type="float" office:value="35" calcext:value-type="float">
            <text:p>35</text:p>
          </table:table-cell>
          <table:table-cell table:formula="of:=IFERROR(MIN(MAX(ROUND(AVERAGE((MIN(([.$F85]^[.$Q$2])/([.$T85]^[.$AC$2]);[.$AE$2]))*([.$J85]+[.$AF$2]);([.F85]/10));0)*5; [.$AI$2]); [.$AH$2]);0)" office:value-type="float" office:value="35" calcext:value-type="float">
            <text:p>35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 table:formula="of:=ROUND(AVERAGE([.AM85:.AS8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$D86]+[.$G86]+[.$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60" calcext:value-type="float">
            <text:p>60</text:p>
          </table:table-cell>
          <table:table-cell table:formula="of:=IFERROR(ROUND(((MIN(([.$E86]^2)/([.$T86]^2);[.$R$2]))*([.$J86]+3)*[.$T$2]))*5;0)" office:value-type="float" office:value="25" calcext:value-type="float">
            <text:p>25</text:p>
          </table:table-cell>
          <table:table-cell table:formula="of:=IFERROR(ROUND(((MIN(([.$G86]^2)/([.$T86]^2);[.$R$2]))*([.$J86]+3)*[.$T$2]))*5;0)" office:value-type="float" office:value="35" calcext:value-type="float">
            <text:p>3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4" calcext:value-type="float">
            <text:p>44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IFERROR(MIN(MAX((ROUND(AVERAGE((((MIN(([.$C86]^[.$AC$2])/([.$T86]^[.$AC$2]);[.$AE$2])))*[.$J86]*0.8)+([.$C86]/10);([.C86]/8));0)*5)+10; 30); 99); 0)" office:value-type="float" office:value="55" calcext:value-type="float">
            <text:p>55</text:p>
          </table:table-cell>
          <table:table-cell table:formula="of:=IFERROR(MIN(MAX(ROUND(AVERAGE((MIN(([.$D86]^[.$L$2])/([.$T86]^[.$AC$2]);[.$AE$2]))*([.$J86]+[.$AF$2]);([.D86]/10));0)*5; [.$AI$2]); [.$AH$2]);0)" office:value-type="float" office:value="45" calcext:value-type="float">
            <text:p>45</text:p>
          </table:table-cell>
          <table:table-cell table:formula="of:=IFERROR(MIN(MAX(ROUND(AVERAGE((MIN(([.$D86]+[.$G86]+[.$H86])/3/[.$T86];[.$AE$2]))*([.$J86]+3)*[.$AG$2];([.I86]/50));0)*5; [.$AI$2]); [.$AH$2]);0)" office:value-type="float" office:value="45" calcext:value-type="float">
            <text:p>45</text:p>
          </table:table-cell>
          <table:table-cell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formula="of:=IFERROR(MIN(MAX(ROUND(AVERAGE(((MIN(([.$E86]^[.$AC$2])/([.$T86]^[.$AC$2]);[.$AE$2]))*([.$J86]+3)*[.$AG$2]);([.E86]/10));0)*5; [.$AI$2]); [.$AH$2]);0)" office:value-type="float" office:value="35" calcext:value-type="float">
            <text:p>35</text:p>
          </table:table-cell>
          <table:table-cell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formula="of:=IFERROR(MIN(MAX(ROUND(AVERAGE((MIN(([.$F86]^[.$Q$2])/([.$T86]^[.$AC$2]);[.$AE$2]))*([.$J86]+[.$AF$2]);([.F86]/10));0)*5; [.$AI$2]); [.$AH$2]);0)" office:value-type="float" office:value="40" calcext:value-type="float">
            <text:p>40</text:p>
          </table:table-cell>
          <table:table-cell table:formula="of:=ROUND(AVERAGE([.AD86:.AJ86]);2)" office:value-type="float" office:value="44.29" calcext:value-type="float">
            <text:p>44.29</text:p>
          </table:table-cell>
          <table:table-cell table:formula="of:=ROUND(AVERAGE([.AM86:.AS8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$D87]+[.$G87]+[.$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45" calcext:value-type="float">
            <text:p>4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2" calcext:value-type="float">
            <text:p>32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formula="of:=IFERROR(MIN(MAX(ROUND(AVERAGE((MIN(([.$D87]+[.$G87]+[.$H87])/3/[.$T87];[.$AE$2]))*([.$J87]+3)*[.$AG$2];([.I87]/50));0)*5; [.$AI$2]); [.$AH$2]);0)" office:value-type="float" office:value="30" calcext:value-type="float">
            <text:p>30</text:p>
          </table:table-cell>
          <table:table-cell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formula="of:=IFERROR(MIN(MAX(ROUND(AVERAGE(((MIN(([.$E87]^[.$AC$2])/([.$T87]^[.$AC$2]);[.$AE$2]))*([.$J87]+3)*[.$AG$2]);([.E87]/10));0)*5; [.$AI$2]); [.$AH$2]);0)" office:value-type="float" office:value="35" calcext:value-type="float">
            <text:p>35</text:p>
          </table:table-cell>
          <table:table-cell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formula="of:=IFERROR(MIN(MAX(ROUND(AVERAGE((MIN(([.$F87]^[.$Q$2])/([.$T87]^[.$AC$2]);[.$AE$2]))*([.$J87]+[.$AF$2]);([.F87]/10));0)*5; [.$AI$2]); [.$AH$2]);0)" office:value-type="float" office:value="20" calcext:value-type="float">
            <text:p>20</text:p>
          </table:table-cell>
          <table:table-cell table:formula="of:=ROUND(AVERAGE([.AD87:.AJ87]);2)" office:value-type="float" office:value="31.43" calcext:value-type="float">
            <text:p>31.43</text:p>
          </table:table-cell>
          <table:table-cell table:formula="of:=ROUND(AVERAGE([.AM87:.AS8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$D88]+[.$G88]+[.$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70" calcext:value-type="float">
            <text:p>70</text:p>
          </table:table-cell>
          <table:table-cell table:formula="of:=IFERROR(ROUND(((MIN(([.$G88]^2)/([.$T88]^2);[.$R$2]))*([.$J88]+3)*[.$T$2]))*5;0)" office:value-type="float" office:value="35" calcext:value-type="float">
            <text:p>3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5" calcext:value-type="float">
            <text:p>45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formula="of:=IFERROR(MIN(MAX(ROUND(AVERAGE((MIN(([.$D88]^[.$L$2])/([.$T88]^[.$AC$2]);[.$AE$2]))*([.$J88]+[.$AF$2]);([.D88]/10));0)*5; [.$AI$2]); [.$AH$2]);0)" office:value-type="float" office:value="35" calcext:value-type="float">
            <text:p>35</text:p>
          </table:table-cell>
          <table:table-cell table:formula="of:=IFERROR(MIN(MAX(ROUND(AVERAGE((MIN(([.$D88]+[.$G88]+[.$H88])/3/[.$T88];[.$AE$2]))*([.$J88]+3)*[.$AG$2];([.I88]/50));0)*5; [.$AI$2]); [.$AH$2]);0)" office:value-type="float" office:value="40" calcext:value-type="float">
            <text:p>40</text:p>
          </table:table-cell>
          <table:table-cell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formula="of:=IFERROR(MIN(MAX(ROUND(AVERAGE((MIN(([.$F88]^[.$Q$2])/([.$T88]^[.$AC$2]);[.$AE$2]))*([.$J88]+[.$AF$2]);([.F88]/10));0)*5; [.$AI$2]); [.$AH$2]);0)" office:value-type="float" office:value="45" calcext:value-type="float">
            <text:p>45</text:p>
          </table:table-cell>
          <table:table-cell table:formula="of:=ROUND(AVERAGE([.AD88:.AJ88]);2)" office:value-type="float" office:value="42.14" calcext:value-type="float">
            <text:p>42.14</text:p>
          </table:table-cell>
          <table:table-cell table:formula="of:=ROUND(AVERAGE([.AM88:.AS8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$D89]+[.$G89]+[.$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20" calcext:value-type="float">
            <text:p>20</text:p>
          </table:table-cell>
          <table:table-cell table:formula="of:=IFERROR(ROUND(((MIN(([.$E89]^2)/([.$T89]^2);[.$R$2]))*([.$J89]+3)*[.$T$2]))*5;0)" office:value-type="float" office:value="50" calcext:value-type="float">
            <text:p>50</text:p>
          </table:table-cell>
          <table:table-cell table:formula="of:=IFERROR(ROUND(((MIN(([.$G89]^2)/([.$T89]^2);[.$R$2]))*([.$J89]+3)*[.$T$2]))*5;0)" office:value-type="float" office:value="30" calcext:value-type="float">
            <text:p>30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31" calcext:value-type="float">
            <text:p>31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IFERROR(MIN(MAX((ROUND(AVERAGE((((MIN(([.$C89]^[.$AC$2])/([.$T89]^[.$AC$2]);[.$AE$2])))*[.$J89]*0.8)+([.$C89]/10);([.C89]/8));0)*5)+10; 30); 99); 0)" office:value-type="float" office:value="30" calcext:value-type="float">
            <text:p>30</text:p>
          </table:table-cell>
          <table:table-cell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formula="of:=IFERROR(MIN(MAX(ROUND(AVERAGE((MIN(([.$D89]+[.$G89]+[.$H89])/3/[.$T89];[.$AE$2]))*([.$J89]+3)*[.$AG$2];([.I89]/50));0)*5; [.$AI$2]); [.$AH$2]);0)" office:value-type="float" office:value="30" calcext:value-type="float">
            <text:p>30</text:p>
          </table:table-cell>
          <table:table-cell table:formula="of:=IFERROR(MIN(MAX(ROUND(AVERAGE(((MIN(([.$H89]^2)/([.$T89]^[.$AC$2]);[.$AE$2]))*([.$J89]+3)*[.$AG$2]);([.H89]/10));0)*5; [.$AI$2]); [.$AH$2]);0)" office:value-type="float" office:value="25" calcext:value-type="float">
            <text:p>25</text:p>
          </table:table-cell>
          <table:table-cell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formula="of:=IFERROR(MIN(MAX(ROUND(AVERAGE((MIN(([.$F89]^[.$Q$2])/([.$T89]^[.$AC$2]);[.$AE$2]))*([.$J89]+[.$AF$2]);([.F89]/10));0)*5; [.$AI$2]); [.$AH$2]);0)" office:value-type="float" office:value="40" calcext:value-type="float">
            <text:p>40</text:p>
          </table:table-cell>
          <table:table-cell table:formula="of:=ROUND(AVERAGE([.AD89:.AJ89]);2)" office:value-type="float" office:value="29.29" calcext:value-type="float">
            <text:p>29.29</text:p>
          </table:table-cell>
          <table:table-cell table:formula="of:=ROUND(AVERAGE([.AM89:.AS8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$D90]+[.$G90]+[.$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30" calcext:value-type="float">
            <text:p>30</text:p>
          </table:table-cell>
          <table:table-cell table:formula="of:=IFERROR(ROUND(((MIN(([.$E90]^2)/([.$T90]^2);[.$R$2]))*([.$J90]+3)*[.$T$2]))*5;0)" office:value-type="float" office:value="55" calcext:value-type="float">
            <text:p>55</text:p>
          </table:table-cell>
          <table:table-cell table:formula="of:=IFERROR(ROUND(((MIN(([.$G90]^2)/([.$T90]^2);[.$R$2]))*([.$J90]+3)*[.$T$2]))*5;0)" office:value-type="float" office:value="30" calcext:value-type="float">
            <text:p>30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42" calcext:value-type="float">
            <text:p>42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IFERROR(MIN(MAX((ROUND(AVERAGE((((MIN(([.$C90]^[.$AC$2])/([.$T90]^[.$AC$2]);[.$AE$2])))*[.$J90]*0.8)+([.$C90]/10);([.C90]/8));0)*5)+10; 30); 99); 0)" office:value-type="float" office:value="45" calcext:value-type="float">
            <text:p>45</text:p>
          </table:table-cell>
          <table:table-cell table:formula="of:=IFERROR(MIN(MAX(ROUND(AVERAGE((MIN(([.$D90]^[.$L$2])/([.$T90]^[.$AC$2]);[.$AE$2]))*([.$J90]+[.$AF$2]);([.D90]/10));0)*5; [.$AI$2]); [.$AH$2]);0)" office:value-type="float" office:value="30" calcext:value-type="float">
            <text:p>30</text:p>
          </table:table-cell>
          <table:table-cell table:formula="of:=IFERROR(MIN(MAX(ROUND(AVERAGE((MIN(([.$D90]+[.$G90]+[.$H90])/3/[.$T90];[.$AE$2]))*([.$J90]+3)*[.$AG$2];([.I90]/50));0)*5; [.$AI$2]); [.$AH$2]);0)" office:value-type="float" office:value="45" calcext:value-type="float">
            <text:p>45</text:p>
          </table:table-cell>
          <table:table-cell table:formula="of:=IFERROR(MIN(MAX(ROUND(AVERAGE(((MIN(([.$H90]^2)/([.$T90]^[.$AC$2]);[.$AE$2]))*([.$J90]+3)*[.$AG$2]);([.H90]/10));0)*5; [.$AI$2]); [.$AH$2]);0)" office:value-type="float" office:value="35" calcext:value-type="float">
            <text:p>35</text:p>
          </table:table-cell>
          <table:table-cell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formula="of:=IFERROR(MIN(MAX(ROUND(AVERAGE(((MIN(([.$G90]^[.$AC$2])/([.$T90]^[.$AC$2]);[.$AE$2]))*([.$J90]+3)*[.$AG$2]);([.G90]/10));0)*5; [.$AI$2]); [.$AH$2]);0)" office:value-type="float" office:value="35" calcext:value-type="float">
            <text:p>35</text:p>
          </table:table-cell>
          <table:table-cell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0.71" calcext:value-type="float">
            <text:p>40.71</text:p>
          </table:table-cell>
          <table:table-cell table:formula="of:=ROUND(AVERAGE([.AM90:.AS9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$D91]+[.$G91]+[.$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5" calcext:value-type="float">
            <text:p>25</text:p>
          </table:table-cell>
          <table:table-cell table:formula="of:=IFERROR(ROUND(((MIN(([.$E91]^2)/([.$T91]^2);[.$R$2]))*([.$J91]+3)*[.$T$2]))*5;0)" office:value-type="float" office:value="20" calcext:value-type="float">
            <text:p>20</text:p>
          </table:table-cell>
          <table:table-cell table:formula="of:=IFERROR(ROUND(((MIN(([.$G91]^2)/([.$T91]^2);[.$R$2]))*([.$J91]+3)*[.$T$2]))*5;0)" office:value-type="float" office:value="30" calcext:value-type="float">
            <text:p>3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9" calcext:value-type="float">
            <text:p>39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formula="of:=IFERROR(MIN(MAX(ROUND(AVERAGE((MIN(([.$D91]+[.$G91]+[.$H91])/3/[.$T91];[.$AE$2]))*([.$J91]+3)*[.$AG$2];([.I91]/50));0)*5; [.$AI$2]); [.$AH$2]);0)" office:value-type="float" office:value="40" calcext:value-type="float">
            <text:p>40</text:p>
          </table:table-cell>
          <table:table-cell table:formula="of:=IFERROR(MIN(MAX(ROUND(AVERAGE(((MIN(([.$H91]^2)/([.$T91]^[.$AC$2]);[.$AE$2]))*([.$J91]+3)*[.$AG$2]);([.H91]/10));0)*5; [.$AI$2]); [.$AH$2]);0)" office:value-type="float" office:value="30" calcext:value-type="float">
            <text:p>30</text:p>
          </table:table-cell>
          <table:table-cell table:formula="of:=IFERROR(MIN(MAX(ROUND(AVERAGE(((MIN(([.$E91]^[.$AC$2])/([.$T91]^[.$AC$2]);[.$AE$2]))*([.$J91]+3)*[.$AG$2]);([.E91]/10));0)*5; [.$AI$2]); [.$AH$2]);0)" office:value-type="float" office:value="30" calcext:value-type="float">
            <text:p>30</text:p>
          </table:table-cell>
          <table:table-cell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 table:formula="of:=ROUND(AVERAGE([.AM91:.AS91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$D92]+[.$G92]+[.$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60" calcext:value-type="float">
            <text:p>60</text:p>
          </table:table-cell>
          <table:table-cell table:formula="of:=IFERROR(ROUND(((MIN(([.$E92]^2)/([.$T92]^2);[.$R$2]))*([.$J92]+3)*[.$T$2]))*5;0)" office:value-type="float" office:value="20" calcext:value-type="float">
            <text:p>20</text:p>
          </table:table-cell>
          <table:table-cell table:formula="of:=IFERROR(ROUND(((MIN(([.$G92]^2)/([.$T92]^2);[.$R$2]))*([.$J92]+3)*[.$T$2]))*5;0)" office:value-type="float" office:value="15" calcext:value-type="float">
            <text:p>15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4" calcext:value-type="float">
            <text:p>34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IFERROR(MIN(MAX((ROUND(AVERAGE((((MIN(([.$C92]^[.$AC$2])/([.$T92]^[.$AC$2]);[.$AE$2])))*[.$J92]*0.8)+([.$C92]/10);([.C92]/8));0)*5)+10; 30); 99); 0)" office:value-type="float" office:value="35" calcext:value-type="float">
            <text:p>35</text:p>
          </table:table-cell>
          <table:table-cell table:formula="of:=IFERROR(MIN(MAX(ROUND(AVERAGE((MIN(([.$D92]^[.$L$2])/([.$T92]^[.$AC$2]);[.$AE$2]))*([.$J92]+[.$AF$2]);([.D92]/10));0)*5; [.$AI$2]); [.$AH$2]);0)" office:value-type="float" office:value="40" calcext:value-type="float">
            <text:p>40</text:p>
          </table:table-cell>
          <table:table-cell table:formula="of:=IFERROR(MIN(MAX(ROUND(AVERAGE((MIN(([.$D92]+[.$G92]+[.$H92])/3/[.$T92];[.$AE$2]))*([.$J92]+3)*[.$AG$2];([.I92]/50));0)*5; [.$AI$2]); [.$AH$2]);0)" office:value-type="float" office:value="30" calcext:value-type="float">
            <text:p>30</text:p>
          </table:table-cell>
          <table:table-cell table:formula="of:=IFERROR(MIN(MAX(ROUND(AVERAGE(((MIN(([.$H92]^2)/([.$T92]^[.$AC$2]);[.$AE$2]))*([.$J92]+3)*[.$AG$2]);([.H92]/10));0)*5; [.$AI$2]); [.$AH$2]);0)" office:value-type="float" office:value="35" calcext:value-type="float">
            <text:p>35</text:p>
          </table:table-cell>
          <table:table-cell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formula="of:=IFERROR(MIN(MAX(ROUND(AVERAGE(((MIN(([.$G92]^[.$AC$2])/([.$T92]^[.$AC$2]);[.$AE$2]))*([.$J92]+3)*[.$AG$2]);([.G92]/10));0)*5; [.$AI$2]); [.$AH$2]);0)" office:value-type="float" office:value="15" calcext:value-type="float">
            <text:p>15</text:p>
          </table:table-cell>
          <table:table-cell table:formula="of:=IFERROR(MIN(MAX(ROUND(AVERAGE((MIN(([.$F92]^[.$Q$2])/([.$T92]^[.$AC$2]);[.$AE$2]))*([.$J92]+[.$AF$2]);([.F92]/10));0)*5; [.$AI$2]); [.$AH$2]);0)" office:value-type="float" office:value="15" calcext:value-type="float">
            <text:p>15</text:p>
          </table:table-cell>
          <table:table-cell table:formula="of:=ROUND(AVERAGE([.AD92:.AJ92]);2)" office:value-type="float" office:value="27.86" calcext:value-type="float">
            <text:p>27.86</text:p>
          </table:table-cell>
          <table:table-cell table:formula="of:=ROUND(AVERAGE([.AM92:.AS9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$D93]+[.$G93]+[.$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75" calcext:value-type="float">
            <text:p>75</text:p>
          </table:table-cell>
          <table:table-cell table:formula="of:=IFERROR(ROUND(((MIN(([.$E93]^2)/([.$T93]^2);[.$R$2]))*([.$J93]+3)*[.$T$2]))*5;0)" office:value-type="float" office:value="30" calcext:value-type="float">
            <text:p>30</text:p>
          </table:table-cell>
          <table:table-cell table:formula="of:=IFERROR(ROUND(((MIN(([.$G93]^2)/([.$T93]^2);[.$R$2]))*([.$J93]+3)*[.$T$2]))*5;0)" office:value-type="float" office:value="20" calcext:value-type="float">
            <text:p>20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5" calcext:value-type="float">
            <text:p>45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IFERROR(MIN(MAX((ROUND(AVERAGE((((MIN(([.$C93]^[.$AC$2])/([.$T93]^[.$AC$2]);[.$AE$2])))*[.$J93]*0.8)+([.$C93]/10);([.C93]/8));0)*5)+10; 30); 99); 0)" office:value-type="float" office:value="50" calcext:value-type="float">
            <text:p>50</text:p>
          </table:table-cell>
          <table:table-cell table:formula="of:=IFERROR(MIN(MAX(ROUND(AVERAGE((MIN(([.$D93]^[.$L$2])/([.$T93]^[.$AC$2]);[.$AE$2]))*([.$J93]+[.$AF$2]);([.D93]/10));0)*5; [.$AI$2]); [.$AH$2]);0)" office:value-type="float" office:value="50" calcext:value-type="float">
            <text:p>50</text:p>
          </table:table-cell>
          <table:table-cell table:formula="of:=IFERROR(MIN(MAX(ROUND(AVERAGE((MIN(([.$D93]+[.$G93]+[.$H93])/3/[.$T93];[.$AE$2]))*([.$J93]+3)*[.$AG$2];([.I93]/50));0)*5; [.$AI$2]); [.$AH$2]);0)" office:value-type="float" office:value="45" calcext:value-type="float">
            <text:p>45</text:p>
          </table:table-cell>
          <table:table-cell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formula="of:=IFERROR(MIN(MAX(ROUND(AVERAGE((MIN(([.$F93]^[.$Q$2])/([.$T93]^[.$AC$2]);[.$AE$2]))*([.$J93]+[.$AF$2]);([.F93]/10));0)*5; [.$AI$2]); [.$AH$2]);0)" office:value-type="float" office:value="30" calcext:value-type="float">
            <text:p>30</text:p>
          </table:table-cell>
          <table:table-cell table:formula="of:=ROUND(AVERAGE([.AD93:.AJ93]);2)" office:value-type="float" office:value="41.43" calcext:value-type="float">
            <text:p>41.43</text:p>
          </table:table-cell>
          <table:table-cell table:formula="of:=ROUND(AVERAGE([.AM93:.AS9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$D94]+[.$G94]+[.$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20" calcext:value-type="float">
            <text:p>20</text:p>
          </table:table-cell>
          <table:table-cell table:formula="of:=IFERROR(ROUND(((MIN(([.$E94]^2)/([.$T94]^2);[.$R$2]))*([.$J94]+3)*[.$T$2]))*5;0)" office:value-type="float" office:value="30" calcext:value-type="float">
            <text:p>30</text:p>
          </table:table-cell>
          <table:table-cell table:formula="of:=IFERROR(ROUND(((MIN(([.$G94]^2)/([.$T94]^2);[.$R$2]))*([.$J94]+3)*[.$T$2]))*5;0)" office:value-type="float" office:value="50" calcext:value-type="float">
            <text:p>50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33" calcext:value-type="float">
            <text:p>33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formula="of:=IFERROR(MIN(MAX(ROUND(AVERAGE((MIN(([.$D94]^[.$L$2])/([.$T94]^[.$AC$2]);[.$AE$2]))*([.$J94]+[.$AF$2]);([.D94]/10));0)*5; [.$AI$2]); [.$AH$2]);0)" office:value-type="float" office:value="25" calcext:value-type="float">
            <text:p>25</text:p>
          </table:table-cell>
          <table:table-cell table:formula="of:=IFERROR(MIN(MAX(ROUND(AVERAGE((MIN(([.$D94]+[.$G94]+[.$H94])/3/[.$T94];[.$AE$2]))*([.$J94]+3)*[.$AG$2];([.I94]/50));0)*5; [.$AI$2]); [.$AH$2]);0)" office:value-type="float" office:value="35" calcext:value-type="float">
            <text:p>35</text:p>
          </table:table-cell>
          <table:table-cell table:formula="of:=IFERROR(MIN(MAX(ROUND(AVERAGE(((MIN(([.$H94]^2)/([.$T94]^[.$AC$2]);[.$AE$2]))*([.$J94]+3)*[.$AG$2]);([.H94]/10));0)*5; [.$AI$2]); [.$AH$2]);0)" office:value-type="float" office:value="25" calcext:value-type="float">
            <text:p>25</text:p>
          </table:table-cell>
          <table:table-cell table:formula="of:=IFERROR(MIN(MAX(ROUND(AVERAGE(((MIN(([.$E94]^[.$AC$2])/([.$T94]^[.$AC$2]);[.$AE$2]))*([.$J94]+3)*[.$AG$2]);([.E94]/10));0)*5; [.$AI$2]); [.$AH$2]);0)" office:value-type="float" office:value="30" calcext:value-type="float">
            <text:p>30</text:p>
          </table:table-cell>
          <table:table-cell table:formula="of:=IFERROR(MIN(MAX(ROUND(AVERAGE(((MIN(([.$G94]^[.$AC$2])/([.$T94]^[.$AC$2]);[.$AE$2]))*([.$J94]+3)*[.$AG$2]);([.G94]/10));0)*5; [.$AI$2]); [.$AH$2]);0)" office:value-type="float" office:value="35" calcext:value-type="float">
            <text:p>35</text:p>
          </table:table-cell>
          <table:table-cell table:formula="of:=IFERROR(MIN(MAX(ROUND(AVERAGE((MIN(([.$F94]^[.$Q$2])/([.$T94]^[.$AC$2]);[.$AE$2]))*([.$J94]+[.$AF$2]);([.F94]/10));0)*5; [.$AI$2]); [.$AH$2]);0)" office:value-type="float" office:value="25" calcext:value-type="float">
            <text:p>25</text:p>
          </table:table-cell>
          <table:table-cell table:formula="of:=ROUND(AVERAGE([.AD94:.AJ94]);2)" office:value-type="float" office:value="32.86" calcext:value-type="float">
            <text:p>32.86</text:p>
          </table:table-cell>
          <table:table-cell table:formula="of:=ROUND(AVERAGE([.AM94:.AS94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$D95]+[.$G95]+[.$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30" calcext:value-type="float">
            <text:p>30</text:p>
          </table:table-cell>
          <table:table-cell table:formula="of:=IFERROR(ROUND(((MIN(([.$E95]^2)/([.$T95]^2);[.$R$2]))*([.$J95]+3)*[.$T$2]))*5;0)" office:value-type="float" office:value="40" calcext:value-type="float">
            <text:p>40</text:p>
          </table:table-cell>
          <table:table-cell table:formula="of:=IFERROR(ROUND(((MIN(([.$G95]^2)/([.$T95]^2);[.$R$2]))*([.$J95]+3)*[.$T$2]))*5;0)" office:value-type="float" office:value="55" calcext:value-type="float">
            <text:p>55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44" calcext:value-type="float">
            <text:p>44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formula="of:=IFERROR(MIN(MAX(ROUND(AVERAGE((MIN(([.$D95]^[.$L$2])/([.$T95]^[.$AC$2]);[.$AE$2]))*([.$J95]+[.$AF$2]);([.D95]/10));0)*5; [.$AI$2]); [.$AH$2]);0)" office:value-type="float" office:value="35" calcext:value-type="float">
            <text:p>35</text:p>
          </table:table-cell>
          <table:table-cell table:formula="of:=IFERROR(MIN(MAX(ROUND(AVERAGE((MIN(([.$D95]+[.$G95]+[.$H95])/3/[.$T95];[.$AE$2]))*([.$J95]+3)*[.$AG$2];([.I95]/50));0)*5; [.$AI$2]); [.$AH$2]);0)" office:value-type="float" office:value="45" calcext:value-type="float">
            <text:p>45</text:p>
          </table:table-cell>
          <table:table-cell table:formula="of:=IFERROR(MIN(MAX(ROUND(AVERAGE(((MIN(([.$H95]^2)/([.$T95]^[.$AC$2]);[.$AE$2]))*([.$J95]+3)*[.$AG$2]);([.H95]/10));0)*5; [.$AI$2]); [.$AH$2]);0)" office:value-type="float" office:value="35" calcext:value-type="float">
            <text:p>35</text:p>
          </table:table-cell>
          <table:table-cell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formula="of:=IFERROR(MIN(MAX(ROUND(AVERAGE(((MIN(([.$G95]^[.$AC$2])/([.$T95]^[.$AC$2]);[.$AE$2]))*([.$J95]+3)*[.$AG$2]);([.G95]/10));0)*5; [.$AI$2]); [.$AH$2]);0)" office:value-type="float" office:value="45" calcext:value-type="float">
            <text:p>45</text:p>
          </table:table-cell>
          <table:table-cell table:formula="of:=IFERROR(MIN(MAX(ROUND(AVERAGE((MIN(([.$F95]^[.$Q$2])/([.$T95]^[.$AC$2]);[.$AE$2]))*([.$J95]+[.$AF$2]);([.F95]/10));0)*5; [.$AI$2]); [.$AH$2]);0)" office:value-type="float" office:value="35" calcext:value-type="float">
            <text:p>35</text:p>
          </table:table-cell>
          <table:table-cell table:formula="of:=ROUND(AVERAGE([.AD95:.AJ95]);2)" office:value-type="float" office:value="43.57" calcext:value-type="float">
            <text:p>43.57</text:p>
          </table:table-cell>
          <table:table-cell table:formula="of:=ROUND(AVERAGE([.AM95:.AS9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$D96]+[.$G96]+[.$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5" calcext:value-type="float">
            <text:p>25</text:p>
          </table:table-cell>
          <table:table-cell table:formula="of:=IFERROR(ROUND(((MIN(([.$G96]^2)/([.$T96]^2);[.$R$2]))*([.$J96]+3)*[.$T$2]))*5;0)" office:value-type="float" office:value="25" calcext:value-type="float">
            <text:p>25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4" calcext:value-type="float">
            <text:p>34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IFERROR(MIN(MAX((ROUND(AVERAGE((((MIN(([.$C96]^[.$AC$2])/([.$T96]^[.$AC$2]);[.$AE$2])))*[.$J96]*0.8)+([.$C96]/10);([.C96]/8));0)*5)+10; 30); 99); 0)" office:value-type="float" office:value="65" calcext:value-type="float">
            <text:p>65</text:p>
          </table:table-cell>
          <table:table-cell table:formula="of:=IFERROR(MIN(MAX(ROUND(AVERAGE((MIN(([.$D96]^[.$L$2])/([.$T96]^[.$AC$2]);[.$AE$2]))*([.$J96]+[.$AF$2]);([.D96]/10));0)*5; [.$AI$2]); [.$AH$2]);0)" office:value-type="float" office:value="35" calcext:value-type="float">
            <text:p>35</text:p>
          </table:table-cell>
          <table:table-cell table:formula="of:=IFERROR(MIN(MAX(ROUND(AVERAGE((MIN(([.$D96]+[.$G96]+[.$H96])/3/[.$T96];[.$AE$2]))*([.$J96]+3)*[.$AG$2];([.I96]/50));0)*5; [.$AI$2]); [.$AH$2]);0)" office:value-type="float" office:value="35" calcext:value-type="float">
            <text:p>35</text:p>
          </table:table-cell>
          <table:table-cell table:formula="of:=IFERROR(MIN(MAX(ROUND(AVERAGE(((MIN(([.$H96]^2)/([.$T96]^[.$AC$2]);[.$AE$2]))*([.$J96]+3)*[.$AG$2]);([.H96]/10));0)*5; [.$AI$2]); [.$AH$2]);0)" office:value-type="float" office:value="10" calcext:value-type="float">
            <text:p>10</text:p>
          </table:table-cell>
          <table:table-cell table:formula="of:=IFERROR(MIN(MAX(ROUND(AVERAGE(((MIN(([.$E96]^[.$AC$2])/([.$T96]^[.$AC$2]);[.$AE$2]))*([.$J96]+3)*[.$AG$2]);([.E96]/10));0)*5; [.$AI$2]); [.$AH$2]);0)" office:value-type="float" office:value="30" calcext:value-type="float">
            <text:p>30</text:p>
          </table:table-cell>
          <table:table-cell table:formula="of:=IFERROR(MIN(MAX(ROUND(AVERAGE(((MIN(([.$G96]^[.$AC$2])/([.$T96]^[.$AC$2]);[.$AE$2]))*([.$J96]+3)*[.$AG$2]);([.G96]/10));0)*5; [.$AI$2]); [.$AH$2]);0)" office:value-type="float" office:value="30" calcext:value-type="float">
            <text:p>30</text:p>
          </table:table-cell>
          <table:table-cell table:formula="of:=IFERROR(MIN(MAX(ROUND(AVERAGE((MIN(([.$F96]^[.$Q$2])/([.$T96]^[.$AC$2]);[.$AE$2]))*([.$J96]+[.$AF$2]);([.F96]/10));0)*5; [.$AI$2]); [.$AH$2]);0)" office:value-type="float" office:value="20" calcext:value-type="float">
            <text:p>20</text:p>
          </table:table-cell>
          <table:table-cell table:formula="of:=ROUND(AVERAGE([.AD96:.AJ96]);2)" office:value-type="float" office:value="32.14" calcext:value-type="float">
            <text:p>32.14</text:p>
          </table:table-cell>
          <table:table-cell table:formula="of:=ROUND(AVERAGE([.AM96:.AS96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tBush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7:.H97])" office:value-type="float" office:value="140" calcext:value-type="float">
            <text:p>140</text:p>
          </table:table-cell>
          <table:table-cell table:formula="of:=ROUND((([.I97]/[.$S$1])*MAX([.I97]/420; 1.2));2)" office:value-type="float" office:value="1.87" calcext:value-type="float">
            <text:p>1.87</text:p>
          </table:table-cell>
          <table:table-cell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formula="of:=IFERROR(ROUND((MIN(([.$D97]^[.$L$2])/([.$T97]^2);[.$R$2]))*([.$J97]+[.$M$2]))*5;0)" office:value-type="float" office:value="10" calcext:value-type="float">
            <text:p>10</text:p>
          </table:table-cell>
          <table:table-cell table:formula="of:=IFERROR(ROUND((MIN(([.$D97]+[.$G97]+[.$H97])/3/[.$T97];[.$R$2]))*([.$J97]+3))*5;0)" office:value-type="float" office:value="20" calcext:value-type="float">
            <text:p>20</text:p>
          </table:table-cell>
          <table:table-cell table:formula="of:=IFERROR(ROUND(((MIN(([.$H97]^2)/([.$T97]^2);[.$R$2]))*([.$J97]+3)*[.$T$2]))*5;0)" office:value-type="float" office:value="15" calcext:value-type="float">
            <text:p>15</text:p>
          </table:table-cell>
          <table:table-cell table:formula="of:=IFERROR(ROUND(((MIN(([.$E97]^2)/([.$T97]^2);[.$R$2]))*([.$J97]+3)*[.$T$2]))*5;0)" office:value-type="float" office:value="15" calcext:value-type="float">
            <text:p>15</text:p>
          </table:table-cell>
          <table:table-cell table:formula="of:=IFERROR(ROUND(((MIN(([.$G97]^2)/([.$T97]^2);[.$R$2]))*([.$J97]+3)*[.$T$2]))*5;0)" office:value-type="float" office:value="15" calcext:value-type="float">
            <text:p>15</text:p>
          </table:table-cell>
          <table:table-cell table:formula="of:=IFERROR(ROUND((MIN(([.$F97]^[.$Q$2])/([.$T97]^2);[.$R$2]))*([.$J97]+[.$M$2]))*5;0)" office:value-type="float" office:value="10" calcext:value-type="float">
            <text:p>10</text:p>
          </table:table-cell>
          <table:table-cell table:formula="of:=ROUND(AVERAGE([.K97:.Q97]))" office:value-type="float" office:value="19" calcext:value-type="float">
            <text:p>19</text:p>
          </table:table-cell>
          <table:table-cell table:formula="of:=ROUND((([.I97]/[.$S$1])*MAX([.I97]/350;0.8));2)" office:value-type="float" office:value="1.24" calcext:value-type="float">
            <text:p>1.24</text:p>
          </table:table-cell>
          <table:table-cell table:formula="of:=ROUND([.I97]/6;2)" office:value-type="float" office:value="23.33" calcext:value-type="float">
            <text:p>23.33</text:p>
          </table:table-cell>
          <table:table-cell/>
          <table:table-cell table:formula="of:=IFERROR(ROUND((((MIN(([.$C97]^2)/([.$T97]^2);[.$S$2])))*[.$S97]*0.8)+([.C97]/10))+10;10)" office:value-type="float" office:value="16" calcext:value-type="float">
            <text:p>16</text:p>
          </table:table-cell>
          <table:table-cell table:formula="of:=IFERROR(ROUND(((MIN(([.$D97]^2)/([.$T97]^2);[.$S$2])))*[.$S97]);0)" office:value-type="float" office:value="1" calcext:value-type="float">
            <text:p>1</text:p>
          </table:table-cell>
          <table:table-cell table:formula="of:=IFERROR(ROUND(MIN(([.D97]+[.G97]+[.H97])/3/[.$T97];[.$S$2])^2*[.$S97]);0)" office:value-type="float" office:value="1" calcext:value-type="float">
            <text:p>1</text:p>
          </table:table-cell>
          <table:table-cell table:formula="of:=IFERROR(ROUND(((MIN(([.H97]^2)/([.$T97]^2);[.$S$2])))*[.$S97]*[.$T$1]);0)" office:value-type="float" office:value="1" calcext:value-type="float">
            <text:p>1</text:p>
          </table:table-cell>
          <table:table-cell table:formula="of:=IFERROR(ROUND(((MIN(([.E97]^2)/([.$T97]^2);[.$S$2])))*[.$S97]*[.$T$1]);0)" office:value-type="float" office:value="1" calcext:value-type="float">
            <text:p>1</text:p>
          </table:table-cell>
          <table:table-cell table:formula="of:=IFERROR(ROUND(((MIN(([.G97]^2)/([.$T97]^2);[.$S$2])))*[.$S97]*[.$T$1]);0)" office:value-type="float" office:value="1" calcext:value-type="float">
            <text:p>1</text:p>
          </table:table-cell>
          <table:table-cell table:formula="of:=IFERROR(ROUND(((MIN(([.F97]^2)/([.$T97]^2);[.$S$2]))*[.$S97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formula="of:=IFERROR(MIN(MAX(ROUND(AVERAGE((MIN(([.$D97]+[.$G97]+[.$H97])/3/[.$T97];[.$AE$2]))*([.$J97]+3)*[.$AG$2];([.I97]/50));0)*5; [.$AI$2]); [.$AH$2]);0)" office:value-type="float" office:value="15" calcext:value-type="float">
            <text:p>15</text:p>
          </table:table-cell>
          <table:table-cell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7.86" calcext:value-type="float">
            <text:p>17.86</text:p>
          </table:table-cell>
          <table:table-cell table:formula="of:=ROUND(AVERAGE([.AM97:.AS97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8:.H98])" office:value-type="float" office:value="140" calcext:value-type="float">
            <text:p>140</text:p>
          </table:table-cell>
          <table:table-cell table:formula="of:=ROUND((([.I98]/[.$S$1])*MAX([.I98]/420; 1.2));2)" office:value-type="float" office:value="1.87" calcext:value-type="float">
            <text:p>1.87</text:p>
          </table:table-cell>
          <table:table-cell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formula="of:=IFERROR(ROUND((MIN(([.$D98]^[.$L$2])/([.$T98]^2);[.$R$2]))*([.$J98]+[.$M$2]))*5;0)" office:value-type="float" office:value="10" calcext:value-type="float">
            <text:p>10</text:p>
          </table:table-cell>
          <table:table-cell table:formula="of:=IFERROR(ROUND((MIN(([.$D98]+[.$G98]+[.$H98])/3/[.$T98];[.$R$2]))*([.$J98]+3))*5;0)" office:value-type="float" office:value="20" calcext:value-type="float">
            <text:p>20</text:p>
          </table:table-cell>
          <table:table-cell table:formula="of:=IFERROR(ROUND(((MIN(([.$H98]^2)/([.$T98]^2);[.$R$2]))*([.$J98]+3)*[.$T$2]))*5;0)" office:value-type="float" office:value="15" calcext:value-type="float">
            <text:p>15</text:p>
          </table:table-cell>
          <table:table-cell table:formula="of:=IFERROR(ROUND(((MIN(([.$E98]^2)/([.$T98]^2);[.$R$2]))*([.$J98]+3)*[.$T$2]))*5;0)" office:value-type="float" office:value="15" calcext:value-type="float">
            <text:p>15</text:p>
          </table:table-cell>
          <table:table-cell table:formula="of:=IFERROR(ROUND(((MIN(([.$G98]^2)/([.$T98]^2);[.$R$2]))*([.$J98]+3)*[.$T$2]))*5;0)" office:value-type="float" office:value="15" calcext:value-type="float">
            <text:p>15</text:p>
          </table:table-cell>
          <table:table-cell table:formula="of:=IFERROR(ROUND((MIN(([.$F98]^[.$Q$2])/([.$T98]^2);[.$R$2]))*([.$J98]+[.$M$2]))*5;0)" office:value-type="float" office:value="10" calcext:value-type="float">
            <text:p>10</text:p>
          </table:table-cell>
          <table:table-cell table:formula="of:=ROUND(AVERAGE([.K98:.Q98]))" office:value-type="float" office:value="19" calcext:value-type="float">
            <text:p>19</text:p>
          </table:table-cell>
          <table:table-cell table:formula="of:=ROUND((([.I98]/[.$S$1])*MAX([.I98]/350;0.8));2)" office:value-type="float" office:value="1.24" calcext:value-type="float">
            <text:p>1.24</text:p>
          </table:table-cell>
          <table:table-cell table:formula="of:=ROUND([.I98]/6;2)" office:value-type="float" office:value="23.33" calcext:value-type="float">
            <text:p>23.33</text:p>
          </table:table-cell>
          <table:table-cell/>
          <table:table-cell table:formula="of:=IFERROR(ROUND((((MIN(([.$C98]^2)/([.$T98]^2);[.$S$2])))*[.$S98]*0.8)+([.C98]/10))+10;10)" office:value-type="float" office:value="16" calcext:value-type="float">
            <text:p>16</text:p>
          </table:table-cell>
          <table:table-cell table:formula="of:=IFERROR(ROUND(((MIN(([.$D98]^2)/([.$T98]^2);[.$S$2])))*[.$S98]);0)" office:value-type="float" office:value="1" calcext:value-type="float">
            <text:p>1</text:p>
          </table:table-cell>
          <table:table-cell table:formula="of:=IFERROR(ROUND(MIN(([.D98]+[.G98]+[.H98])/3/[.$T98];[.$S$2])^2*[.$S98]);0)" office:value-type="float" office:value="1" calcext:value-type="float">
            <text:p>1</text:p>
          </table:table-cell>
          <table:table-cell table:formula="of:=IFERROR(ROUND(((MIN(([.H98]^2)/([.$T98]^2);[.$S$2])))*[.$S98]*[.$T$1]);0)" office:value-type="float" office:value="1" calcext:value-type="float">
            <text:p>1</text:p>
          </table:table-cell>
          <table:table-cell table:formula="of:=IFERROR(ROUND(((MIN(([.E98]^2)/([.$T98]^2);[.$S$2])))*[.$S98]*[.$T$1]);0)" office:value-type="float" office:value="1" calcext:value-type="float">
            <text:p>1</text:p>
          </table:table-cell>
          <table:table-cell table:formula="of:=IFERROR(ROUND(((MIN(([.G98]^2)/([.$T98]^2);[.$S$2])))*[.$S98]*[.$T$1]);0)" office:value-type="float" office:value="1" calcext:value-type="float">
            <text:p>1</text:p>
          </table:table-cell>
          <table:table-cell table:formula="of:=IFERROR(ROUND(((MIN(([.F98]^2)/([.$T98]^2);[.$S$2]))*[.$S98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formula="of:=IFERROR(MIN(MAX(ROUND(AVERAGE((MIN(([.$D98]+[.$G98]+[.$H98])/3/[.$T98];[.$AE$2]))*([.$J98]+3)*[.$AG$2];([.I98]/50));0)*5; [.$AI$2]); [.$AH$2]);0)" office:value-type="float" office:value="15" calcext:value-type="float">
            <text:p>15</text:p>
          </table:table-cell>
          <table:table-cell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7.86" calcext:value-type="float">
            <text:p>17.86</text:p>
          </table:table-cell>
          <table:table-cell table:formula="of:=ROUND(AVERAGE([.AM98:.AS98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engthBoulde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9:.H99])" office:value-type="float" office:value="140" calcext:value-type="float">
            <text:p>140</text:p>
          </table:table-cell>
          <table:table-cell table:formula="of:=ROUND((([.I99]/[.$S$1])*MAX([.I99]/420; 1.2));2)" office:value-type="float" office:value="1.87" calcext:value-type="float">
            <text:p>1.87</text:p>
          </table:table-cell>
          <table:table-cell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formula="of:=IFERROR(ROUND((MIN(([.$D99]^[.$L$2])/([.$T99]^2);[.$R$2]))*([.$J99]+[.$M$2]))*5;0)" office:value-type="float" office:value="10" calcext:value-type="float">
            <text:p>10</text:p>
          </table:table-cell>
          <table:table-cell table:formula="of:=IFERROR(ROUND((MIN(([.$D99]+[.$G99]+[.$H99])/3/[.$T99];[.$R$2]))*([.$J99]+3))*5;0)" office:value-type="float" office:value="20" calcext:value-type="float">
            <text:p>20</text:p>
          </table:table-cell>
          <table:table-cell table:formula="of:=IFERROR(ROUND(((MIN(([.$H99]^2)/([.$T99]^2);[.$R$2]))*([.$J99]+3)*[.$T$2]))*5;0)" office:value-type="float" office:value="15" calcext:value-type="float">
            <text:p>15</text:p>
          </table:table-cell>
          <table:table-cell table:formula="of:=IFERROR(ROUND(((MIN(([.$E99]^2)/([.$T99]^2);[.$R$2]))*([.$J99]+3)*[.$T$2]))*5;0)" office:value-type="float" office:value="15" calcext:value-type="float">
            <text:p>15</text:p>
          </table:table-cell>
          <table:table-cell table:formula="of:=IFERROR(ROUND(((MIN(([.$G99]^2)/([.$T99]^2);[.$R$2]))*([.$J99]+3)*[.$T$2]))*5;0)" office:value-type="float" office:value="15" calcext:value-type="float">
            <text:p>15</text:p>
          </table:table-cell>
          <table:table-cell table:formula="of:=IFERROR(ROUND((MIN(([.$F99]^[.$Q$2])/([.$T99]^2);[.$R$2]))*([.$J99]+[.$M$2]))*5;0)" office:value-type="float" office:value="10" calcext:value-type="float">
            <text:p>10</text:p>
          </table:table-cell>
          <table:table-cell table:formula="of:=ROUND(AVERAGE([.K99:.Q99]))" office:value-type="float" office:value="19" calcext:value-type="float">
            <text:p>19</text:p>
          </table:table-cell>
          <table:table-cell table:formula="of:=ROUND((([.I99]/[.$S$1])*MAX([.I99]/350;0.8));2)" office:value-type="float" office:value="1.24" calcext:value-type="float">
            <text:p>1.24</text:p>
          </table:table-cell>
          <table:table-cell table:formula="of:=ROUND([.I99]/6;2)" office:value-type="float" office:value="23.33" calcext:value-type="float">
            <text:p>23.33</text:p>
          </table:table-cell>
          <table:table-cell/>
          <table:table-cell table:formula="of:=IFERROR(ROUND((((MIN(([.$C99]^2)/([.$T99]^2);[.$S$2])))*[.$S99]*0.8)+([.C99]/10))+10;10)" office:value-type="float" office:value="16" calcext:value-type="float">
            <text:p>16</text:p>
          </table:table-cell>
          <table:table-cell table:formula="of:=IFERROR(ROUND(((MIN(([.$D99]^2)/([.$T99]^2);[.$S$2])))*[.$S99]);0)" office:value-type="float" office:value="1" calcext:value-type="float">
            <text:p>1</text:p>
          </table:table-cell>
          <table:table-cell table:formula="of:=IFERROR(ROUND(MIN(([.D99]+[.G99]+[.H99])/3/[.$T99];[.$S$2])^2*[.$S99]);0)" office:value-type="float" office:value="1" calcext:value-type="float">
            <text:p>1</text:p>
          </table:table-cell>
          <table:table-cell table:formula="of:=IFERROR(ROUND(((MIN(([.H99]^2)/([.$T99]^2);[.$S$2])))*[.$S99]*[.$T$1]);0)" office:value-type="float" office:value="1" calcext:value-type="float">
            <text:p>1</text:p>
          </table:table-cell>
          <table:table-cell table:formula="of:=IFERROR(ROUND(((MIN(([.E99]^2)/([.$T99]^2);[.$S$2])))*[.$S99]*[.$T$1]);0)" office:value-type="float" office:value="1" calcext:value-type="float">
            <text:p>1</text:p>
          </table:table-cell>
          <table:table-cell table:formula="of:=IFERROR(ROUND(((MIN(([.G99]^2)/([.$T99]^2);[.$S$2])))*[.$S99]*[.$T$1]);0)" office:value-type="float" office:value="1" calcext:value-type="float">
            <text:p>1</text:p>
          </table:table-cell>
          <table:table-cell table:formula="of:=IFERROR(ROUND(((MIN(([.F99]^2)/([.$T99]^2);[.$S$2]))*[.$S9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formula="of:=IFERROR(MIN(MAX(ROUND(AVERAGE((MIN(([.$D99]+[.$G99]+[.$H99])/3/[.$T99];[.$AE$2]))*([.$J99]+3)*[.$AG$2];([.I99]/50));0)*5; [.$AI$2]); [.$AH$2]);0)" office:value-type="float" office:value="15" calcext:value-type="float">
            <text:p>15</text:p>
          </table:table-cell>
          <table:table-cell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7.86" calcext:value-type="float">
            <text:p>17.86</text:p>
          </table:table-cell>
          <table:table-cell table:formula="of:=ROUND(AVERAGE([.AM99:.AS99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0:.H100])" office:value-type="float" office:value="140" calcext:value-type="float">
            <text:p>140</text:p>
          </table:table-cell>
          <table:table-cell table:formula="of:=ROUND((([.I100]/[.$S$1])*MAX([.I100]/420; 1.2));2)" office:value-type="float" office:value="1.87" calcext:value-type="float">
            <text:p>1.87</text:p>
          </table:table-cell>
          <table:table-cell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formula="of:=IFERROR(ROUND((MIN(([.$D100]^[.$L$2])/([.$T100]^2);[.$R$2]))*([.$J100]+[.$M$2]))*5;0)" office:value-type="float" office:value="10" calcext:value-type="float">
            <text:p>10</text:p>
          </table:table-cell>
          <table:table-cell table:formula="of:=IFERROR(ROUND((MIN(([.$D100]+[.$G100]+[.$H100])/3/[.$T100];[.$R$2]))*([.$J100]+3))*5;0)" office:value-type="float" office:value="20" calcext:value-type="float">
            <text:p>20</text:p>
          </table:table-cell>
          <table:table-cell table:formula="of:=IFERROR(ROUND(((MIN(([.$H100]^2)/([.$T100]^2);[.$R$2]))*([.$J100]+3)*[.$T$2]))*5;0)" office:value-type="float" office:value="15" calcext:value-type="float">
            <text:p>15</text:p>
          </table:table-cell>
          <table:table-cell table:formula="of:=IFERROR(ROUND(((MIN(([.$E100]^2)/([.$T100]^2);[.$R$2]))*([.$J100]+3)*[.$T$2]))*5;0)" office:value-type="float" office:value="15" calcext:value-type="float">
            <text:p>15</text:p>
          </table:table-cell>
          <table:table-cell table:formula="of:=IFERROR(ROUND(((MIN(([.$G100]^2)/([.$T100]^2);[.$R$2]))*([.$J100]+3)*[.$T$2]))*5;0)" office:value-type="float" office:value="15" calcext:value-type="float">
            <text:p>15</text:p>
          </table:table-cell>
          <table:table-cell table:formula="of:=IFERROR(ROUND((MIN(([.$F100]^[.$Q$2])/([.$T100]^2);[.$R$2]))*([.$J100]+[.$M$2]))*5;0)" office:value-type="float" office:value="10" calcext:value-type="float">
            <text:p>10</text:p>
          </table:table-cell>
          <table:table-cell table:formula="of:=ROUND(AVERAGE([.K100:.Q100]))" office:value-type="float" office:value="19" calcext:value-type="float">
            <text:p>19</text:p>
          </table:table-cell>
          <table:table-cell table:formula="of:=ROUND((([.I100]/[.$S$1])*MAX([.I100]/350;0.8));2)" office:value-type="float" office:value="1.24" calcext:value-type="float">
            <text:p>1.24</text:p>
          </table:table-cell>
          <table:table-cell table:formula="of:=ROUND([.I100]/6;2)" office:value-type="float" office:value="23.33" calcext:value-type="float">
            <text:p>23.33</text:p>
          </table:table-cell>
          <table:table-cell/>
          <table:table-cell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formula="of:=IFERROR(ROUND(((MIN(([.$D100]^2)/([.$T100]^2);[.$S$2])))*[.$S100]);0)" office:value-type="float" office:value="1" calcext:value-type="float">
            <text:p>1</text:p>
          </table:table-cell>
          <table:table-cell table:formula="of:=IFERROR(ROUND(MIN(([.D100]+[.G100]+[.H100])/3/[.$T100];[.$S$2])^2*[.$S100]);0)" office:value-type="float" office:value="1" calcext:value-type="float">
            <text:p>1</text:p>
          </table:table-cell>
          <table:table-cell table:formula="of:=IFERROR(ROUND(((MIN(([.H100]^2)/([.$T100]^2);[.$S$2])))*[.$S100]*[.$T$1]);0)" office:value-type="float" office:value="1" calcext:value-type="float">
            <text:p>1</text:p>
          </table:table-cell>
          <table:table-cell table:formula="of:=IFERROR(ROUND(((MIN(([.E100]^2)/([.$T100]^2);[.$S$2])))*[.$S100]*[.$T$1]);0)" office:value-type="float" office:value="1" calcext:value-type="float">
            <text:p>1</text:p>
          </table:table-cell>
          <table:table-cell table:formula="of:=IFERROR(ROUND(((MIN(([.G100]^2)/([.$T100]^2);[.$S$2])))*[.$S100]*[.$T$1]);0)" office:value-type="float" office:value="1" calcext:value-type="float">
            <text:p>1</text:p>
          </table:table-cell>
          <table:table-cell table:formula="of:=IFERROR(ROUND(((MIN(([.F100]^2)/([.$T100]^2);[.$S$2]))*[.$S10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formula="of:=IFERROR(MIN(MAX(ROUND(AVERAGE((MIN(([.$D100]+[.$G100]+[.$H100])/3/[.$T100];[.$AE$2]))*([.$J100]+3)*[.$AG$2];([.I100]/50));0)*5; [.$AI$2]); [.$AH$2]);0)" office:value-type="float" office:value="15" calcext:value-type="float">
            <text:p>15</text:p>
          </table:table-cell>
          <table:table-cell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7.86" calcext:value-type="float">
            <text:p>17.86</text:p>
          </table:table-cell>
          <table:table-cell table:formula="of:=ROUND(AVERAGE([.AM100:.AS1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8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1:.H101])" office:value-type="float" office:value="140" calcext:value-type="float">
            <text:p>140</text:p>
          </table:table-cell>
          <table:table-cell table:formula="of:=ROUND((([.I101]/[.$S$1])*MAX([.I101]/420; 1.2));2)" office:value-type="float" office:value="1.87" calcext:value-type="float">
            <text:p>1.87</text:p>
          </table:table-cell>
          <table:table-cell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formula="of:=IFERROR(ROUND((MIN(([.$D101]^[.$L$2])/([.$T101]^2);[.$R$2]))*([.$J101]+[.$M$2]))*5;0)" office:value-type="float" office:value="10" calcext:value-type="float">
            <text:p>10</text:p>
          </table:table-cell>
          <table:table-cell table:formula="of:=IFERROR(ROUND((MIN(([.$D101]+[.$G101]+[.$H101])/3/[.$T101];[.$R$2]))*([.$J101]+3))*5;0)" office:value-type="float" office:value="20" calcext:value-type="float">
            <text:p>20</text:p>
          </table:table-cell>
          <table:table-cell table:formula="of:=IFERROR(ROUND(((MIN(([.$H101]^2)/([.$T101]^2);[.$R$2]))*([.$J101]+3)*[.$T$2]))*5;0)" office:value-type="float" office:value="15" calcext:value-type="float">
            <text:p>15</text:p>
          </table:table-cell>
          <table:table-cell table:formula="of:=IFERROR(ROUND(((MIN(([.$E101]^2)/([.$T101]^2);[.$R$2]))*([.$J101]+3)*[.$T$2]))*5;0)" office:value-type="float" office:value="15" calcext:value-type="float">
            <text:p>15</text:p>
          </table:table-cell>
          <table:table-cell table:formula="of:=IFERROR(ROUND(((MIN(([.$G101]^2)/([.$T101]^2);[.$R$2]))*([.$J101]+3)*[.$T$2]))*5;0)" office:value-type="float" office:value="15" calcext:value-type="float">
            <text:p>15</text:p>
          </table:table-cell>
          <table:table-cell table:formula="of:=IFERROR(ROUND((MIN(([.$F101]^[.$Q$2])/([.$T101]^2);[.$R$2]))*([.$J101]+[.$M$2]))*5;0)" office:value-type="float" office:value="10" calcext:value-type="float">
            <text:p>10</text:p>
          </table:table-cell>
          <table:table-cell table:formula="of:=ROUND(AVERAGE([.K101:.Q101]))" office:value-type="float" office:value="19" calcext:value-type="float">
            <text:p>19</text:p>
          </table:table-cell>
          <table:table-cell table:formula="of:=ROUND((([.I101]/[.$S$1])*MAX([.I101]/350;0.8));2)" office:value-type="float" office:value="1.24" calcext:value-type="float">
            <text:p>1.24</text:p>
          </table:table-cell>
          <table:table-cell table:formula="of:=ROUND([.I101]/6;2)" office:value-type="float" office:value="23.33" calcext:value-type="float">
            <text:p>23.33</text:p>
          </table:table-cell>
          <table:table-cell/>
          <table:table-cell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formula="of:=IFERROR(ROUND(((MIN(([.$D101]^2)/([.$T101]^2);[.$S$2])))*[.$S101]);0)" office:value-type="float" office:value="1" calcext:value-type="float">
            <text:p>1</text:p>
          </table:table-cell>
          <table:table-cell table:formula="of:=IFERROR(ROUND(MIN(([.D101]+[.G101]+[.H101])/3/[.$T101];[.$S$2])^2*[.$S101]);0)" office:value-type="float" office:value="1" calcext:value-type="float">
            <text:p>1</text:p>
          </table:table-cell>
          <table:table-cell table:formula="of:=IFERROR(ROUND(((MIN(([.H101]^2)/([.$T101]^2);[.$S$2])))*[.$S101]*[.$T$1]);0)" office:value-type="float" office:value="1" calcext:value-type="float">
            <text:p>1</text:p>
          </table:table-cell>
          <table:table-cell table:formula="of:=IFERROR(ROUND(((MIN(([.E101]^2)/([.$T101]^2);[.$S$2])))*[.$S101]*[.$T$1]);0)" office:value-type="float" office:value="1" calcext:value-type="float">
            <text:p>1</text:p>
          </table:table-cell>
          <table:table-cell table:formula="of:=IFERROR(ROUND(((MIN(([.G101]^2)/([.$T101]^2);[.$S$2])))*[.$S101]*[.$T$1]);0)" office:value-type="float" office:value="1" calcext:value-type="float">
            <text:p>1</text:p>
          </table:table-cell>
          <table:table-cell table:formula="of:=IFERROR(ROUND(((MIN(([.F101]^2)/([.$T101]^2);[.$S$2]))*[.$S10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formula="of:=IFERROR(MIN(MAX(ROUND(AVERAGE((MIN(([.$D101]+[.$G101]+[.$H101])/3/[.$T101];[.$AE$2]))*([.$J101]+3)*[.$AG$2];([.I101]/50));0)*5; [.$AI$2]); [.$AH$2]);0)" office:value-type="float" office:value="15" calcext:value-type="float">
            <text:p>15</text:p>
          </table:table-cell>
          <table:table-cell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7.86" calcext:value-type="float">
            <text:p>17.86</text:p>
          </table:table-cell>
          <table:table-cell table:formula="of:=ROUND(AVERAGE([.AM101:.AS1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2:.H102])" office:value-type="float" office:value="140" calcext:value-type="float">
            <text:p>140</text:p>
          </table:table-cell>
          <table:table-cell table:formula="of:=ROUND((([.I102]/[.$S$1])*MAX([.I102]/420; 1.2));2)" office:value-type="float" office:value="1.87" calcext:value-type="float">
            <text:p>1.87</text:p>
          </table:table-cell>
          <table:table-cell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formula="of:=IFERROR(ROUND((MIN(([.$D102]^[.$L$2])/([.$T102]^2);[.$R$2]))*([.$J102]+[.$M$2]))*5;0)" office:value-type="float" office:value="10" calcext:value-type="float">
            <text:p>10</text:p>
          </table:table-cell>
          <table:table-cell table:formula="of:=IFERROR(ROUND((MIN(([.$D102]+[.$G102]+[.$H102])/3/[.$T102];[.$R$2]))*([.$J102]+3))*5;0)" office:value-type="float" office:value="20" calcext:value-type="float">
            <text:p>20</text:p>
          </table:table-cell>
          <table:table-cell table:formula="of:=IFERROR(ROUND(((MIN(([.$H102]^2)/([.$T102]^2);[.$R$2]))*([.$J102]+3)*[.$T$2]))*5;0)" office:value-type="float" office:value="15" calcext:value-type="float">
            <text:p>15</text:p>
          </table:table-cell>
          <table:table-cell table:formula="of:=IFERROR(ROUND(((MIN(([.$E102]^2)/([.$T102]^2);[.$R$2]))*([.$J102]+3)*[.$T$2]))*5;0)" office:value-type="float" office:value="15" calcext:value-type="float">
            <text:p>15</text:p>
          </table:table-cell>
          <table:table-cell table:formula="of:=IFERROR(ROUND(((MIN(([.$G102]^2)/([.$T102]^2);[.$R$2]))*([.$J102]+3)*[.$T$2]))*5;0)" office:value-type="float" office:value="15" calcext:value-type="float">
            <text:p>15</text:p>
          </table:table-cell>
          <table:table-cell table:formula="of:=IFERROR(ROUND((MIN(([.$F102]^[.$Q$2])/([.$T102]^2);[.$R$2]))*([.$J102]+[.$M$2]))*5;0)" office:value-type="float" office:value="10" calcext:value-type="float">
            <text:p>10</text:p>
          </table:table-cell>
          <table:table-cell table:formula="of:=ROUND(AVERAGE([.K102:.Q102]))" office:value-type="float" office:value="19" calcext:value-type="float">
            <text:p>19</text:p>
          </table:table-cell>
          <table:table-cell table:formula="of:=ROUND((([.I102]/[.$S$1])*MAX([.I102]/350;0.8));2)" office:value-type="float" office:value="1.24" calcext:value-type="float">
            <text:p>1.24</text:p>
          </table:table-cell>
          <table:table-cell table:formula="of:=ROUND([.I102]/6;2)" office:value-type="float" office:value="23.33" calcext:value-type="float">
            <text:p>23.33</text:p>
          </table:table-cell>
          <table:table-cell/>
          <table:table-cell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formula="of:=IFERROR(ROUND(((MIN(([.$D102]^2)/([.$T102]^2);[.$S$2])))*[.$S102]);0)" office:value-type="float" office:value="1" calcext:value-type="float">
            <text:p>1</text:p>
          </table:table-cell>
          <table:table-cell table:formula="of:=IFERROR(ROUND(MIN(([.D102]+[.G102]+[.H102])/3/[.$T102];[.$S$2])^2*[.$S102]);0)" office:value-type="float" office:value="1" calcext:value-type="float">
            <text:p>1</text:p>
          </table:table-cell>
          <table:table-cell table:formula="of:=IFERROR(ROUND(((MIN(([.H102]^2)/([.$T102]^2);[.$S$2])))*[.$S102]*[.$T$1]);0)" office:value-type="float" office:value="1" calcext:value-type="float">
            <text:p>1</text:p>
          </table:table-cell>
          <table:table-cell table:formula="of:=IFERROR(ROUND(((MIN(([.E102]^2)/([.$T102]^2);[.$S$2])))*[.$S102]*[.$T$1]);0)" office:value-type="float" office:value="1" calcext:value-type="float">
            <text:p>1</text:p>
          </table:table-cell>
          <table:table-cell table:formula="of:=IFERROR(ROUND(((MIN(([.G102]^2)/([.$T102]^2);[.$S$2])))*[.$S102]*[.$T$1]);0)" office:value-type="float" office:value="1" calcext:value-type="float">
            <text:p>1</text:p>
          </table:table-cell>
          <table:table-cell table:formula="of:=IFERROR(ROUND(((MIN(([.F102]^2)/([.$T102]^2);[.$S$2]))*[.$S10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formula="of:=IFERROR(MIN(MAX(ROUND(AVERAGE((MIN(([.$D102]+[.$G102]+[.$H102])/3/[.$T102];[.$AE$2]))*([.$J102]+3)*[.$AG$2];([.I102]/50));0)*5; [.$AI$2]); [.$AH$2]);0)" office:value-type="float" office:value="15" calcext:value-type="float">
            <text:p>15</text:p>
          </table:table-cell>
          <table:table-cell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7.86" calcext:value-type="float">
            <text:p>17.86</text:p>
          </table:table-cell>
          <table:table-cell table:formula="of:=ROUND(AVERAGE([.AM102:.AS1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coZombie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3:.H103])" office:value-type="float" office:value="140" calcext:value-type="float">
            <text:p>140</text:p>
          </table:table-cell>
          <table:table-cell table:formula="of:=ROUND((([.I103]/[.$S$1])*MAX([.I103]/420; 1.2));2)" office:value-type="float" office:value="1.87" calcext:value-type="float">
            <text:p>1.87</text:p>
          </table:table-cell>
          <table:table-cell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formula="of:=IFERROR(ROUND((MIN(([.$D103]^[.$L$2])/([.$T103]^2);[.$R$2]))*([.$J103]+[.$M$2]))*5;0)" office:value-type="float" office:value="10" calcext:value-type="float">
            <text:p>10</text:p>
          </table:table-cell>
          <table:table-cell table:formula="of:=IFERROR(ROUND((MIN(([.$D103]+[.$G103]+[.$H103])/3/[.$T103];[.$R$2]))*([.$J103]+3))*5;0)" office:value-type="float" office:value="20" calcext:value-type="float">
            <text:p>20</text:p>
          </table:table-cell>
          <table:table-cell table:formula="of:=IFERROR(ROUND(((MIN(([.$H103]^2)/([.$T103]^2);[.$R$2]))*([.$J103]+3)*[.$T$2]))*5;0)" office:value-type="float" office:value="15" calcext:value-type="float">
            <text:p>15</text:p>
          </table:table-cell>
          <table:table-cell table:formula="of:=IFERROR(ROUND(((MIN(([.$E103]^2)/([.$T103]^2);[.$R$2]))*([.$J103]+3)*[.$T$2]))*5;0)" office:value-type="float" office:value="15" calcext:value-type="float">
            <text:p>15</text:p>
          </table:table-cell>
          <table:table-cell table:formula="of:=IFERROR(ROUND(((MIN(([.$G103]^2)/([.$T103]^2);[.$R$2]))*([.$J103]+3)*[.$T$2]))*5;0)" office:value-type="float" office:value="15" calcext:value-type="float">
            <text:p>15</text:p>
          </table:table-cell>
          <table:table-cell table:formula="of:=IFERROR(ROUND((MIN(([.$F103]^[.$Q$2])/([.$T103]^2);[.$R$2]))*([.$J103]+[.$M$2]))*5;0)" office:value-type="float" office:value="10" calcext:value-type="float">
            <text:p>10</text:p>
          </table:table-cell>
          <table:table-cell table:formula="of:=ROUND(AVERAGE([.K103:.Q103]))" office:value-type="float" office:value="19" calcext:value-type="float">
            <text:p>19</text:p>
          </table:table-cell>
          <table:table-cell table:formula="of:=ROUND((([.I103]/[.$S$1])*MAX([.I103]/350;0.8));2)" office:value-type="float" office:value="1.24" calcext:value-type="float">
            <text:p>1.24</text:p>
          </table:table-cell>
          <table:table-cell table:formula="of:=ROUND([.I103]/6;2)" office:value-type="float" office:value="23.33" calcext:value-type="float">
            <text:p>23.33</text:p>
          </table:table-cell>
          <table:table-cell/>
          <table:table-cell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formula="of:=IFERROR(ROUND(((MIN(([.$D103]^2)/([.$T103]^2);[.$S$2])))*[.$S103]);0)" office:value-type="float" office:value="1" calcext:value-type="float">
            <text:p>1</text:p>
          </table:table-cell>
          <table:table-cell table:formula="of:=IFERROR(ROUND(MIN(([.D103]+[.G103]+[.H103])/3/[.$T103];[.$S$2])^2*[.$S103]);0)" office:value-type="float" office:value="1" calcext:value-type="float">
            <text:p>1</text:p>
          </table:table-cell>
          <table:table-cell table:formula="of:=IFERROR(ROUND(((MIN(([.H103]^2)/([.$T103]^2);[.$S$2])))*[.$S103]*[.$T$1]);0)" office:value-type="float" office:value="1" calcext:value-type="float">
            <text:p>1</text:p>
          </table:table-cell>
          <table:table-cell table:formula="of:=IFERROR(ROUND(((MIN(([.E103]^2)/([.$T103]^2);[.$S$2])))*[.$S103]*[.$T$1]);0)" office:value-type="float" office:value="1" calcext:value-type="float">
            <text:p>1</text:p>
          </table:table-cell>
          <table:table-cell table:formula="of:=IFERROR(ROUND(((MIN(([.G103]^2)/([.$T103]^2);[.$S$2])))*[.$S103]*[.$T$1]);0)" office:value-type="float" office:value="1" calcext:value-type="float">
            <text:p>1</text:p>
          </table:table-cell>
          <table:table-cell table:formula="of:=IFERROR(ROUND(((MIN(([.F103]^2)/([.$T103]^2);[.$S$2]))*[.$S10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formula="of:=IFERROR(MIN(MAX(ROUND(AVERAGE((MIN(([.$D103]+[.$G103]+[.$H103])/3/[.$T103];[.$AE$2]))*([.$J103]+3)*[.$AG$2];([.I103]/50));0)*5; [.$AI$2]); [.$AH$2]);0)" office:value-type="float" office:value="15" calcext:value-type="float">
            <text:p>15</text:p>
          </table:table-cell>
          <table:table-cell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7.86" calcext:value-type="float">
            <text:p>17.86</text:p>
          </table:table-cell>
          <table:table-cell table:formula="of:=ROUND(AVERAGE([.AM103:.AS1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4:.H104])" office:value-type="float" office:value="140" calcext:value-type="float">
            <text:p>140</text:p>
          </table:table-cell>
          <table:table-cell table:formula="of:=ROUND((([.I104]/[.$S$1])*MAX([.I104]/420; 1.2));2)" office:value-type="float" office:value="1.87" calcext:value-type="float">
            <text:p>1.87</text:p>
          </table:table-cell>
          <table:table-cell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formula="of:=IFERROR(ROUND((MIN(([.$D104]^[.$L$2])/([.$T104]^2);[.$R$2]))*([.$J104]+[.$M$2]))*5;0)" office:value-type="float" office:value="10" calcext:value-type="float">
            <text:p>10</text:p>
          </table:table-cell>
          <table:table-cell table:formula="of:=IFERROR(ROUND((MIN(([.$D104]+[.$G104]+[.$H104])/3/[.$T104];[.$R$2]))*([.$J104]+3))*5;0)" office:value-type="float" office:value="20" calcext:value-type="float">
            <text:p>20</text:p>
          </table:table-cell>
          <table:table-cell table:formula="of:=IFERROR(ROUND(((MIN(([.$H104]^2)/([.$T104]^2);[.$R$2]))*([.$J104]+3)*[.$T$2]))*5;0)" office:value-type="float" office:value="15" calcext:value-type="float">
            <text:p>15</text:p>
          </table:table-cell>
          <table:table-cell table:formula="of:=IFERROR(ROUND(((MIN(([.$E104]^2)/([.$T104]^2);[.$R$2]))*([.$J104]+3)*[.$T$2]))*5;0)" office:value-type="float" office:value="15" calcext:value-type="float">
            <text:p>15</text:p>
          </table:table-cell>
          <table:table-cell table:formula="of:=IFERROR(ROUND(((MIN(([.$G104]^2)/([.$T104]^2);[.$R$2]))*([.$J104]+3)*[.$T$2]))*5;0)" office:value-type="float" office:value="15" calcext:value-type="float">
            <text:p>15</text:p>
          </table:table-cell>
          <table:table-cell table:formula="of:=IFERROR(ROUND((MIN(([.$F104]^[.$Q$2])/([.$T104]^2);[.$R$2]))*([.$J104]+[.$M$2]))*5;0)" office:value-type="float" office:value="10" calcext:value-type="float">
            <text:p>10</text:p>
          </table:table-cell>
          <table:table-cell table:formula="of:=ROUND(AVERAGE([.K104:.Q104]))" office:value-type="float" office:value="19" calcext:value-type="float">
            <text:p>19</text:p>
          </table:table-cell>
          <table:table-cell table:formula="of:=ROUND((([.I104]/[.$S$1])*MAX([.I104]/350;0.8));2)" office:value-type="float" office:value="1.24" calcext:value-type="float">
            <text:p>1.24</text:p>
          </table:table-cell>
          <table:table-cell table:formula="of:=ROUND([.I104]/6;2)" office:value-type="float" office:value="23.33" calcext:value-type="float">
            <text:p>23.33</text:p>
          </table:table-cell>
          <table:table-cell/>
          <table:table-cell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formula="of:=IFERROR(ROUND(((MIN(([.$D104]^2)/([.$T104]^2);[.$S$2])))*[.$S104]);0)" office:value-type="float" office:value="1" calcext:value-type="float">
            <text:p>1</text:p>
          </table:table-cell>
          <table:table-cell table:formula="of:=IFERROR(ROUND(MIN(([.D104]+[.G104]+[.H104])/3/[.$T104];[.$S$2])^2*[.$S104]);0)" office:value-type="float" office:value="1" calcext:value-type="float">
            <text:p>1</text:p>
          </table:table-cell>
          <table:table-cell table:formula="of:=IFERROR(ROUND(((MIN(([.H104]^2)/([.$T104]^2);[.$S$2])))*[.$S104]*[.$T$1]);0)" office:value-type="float" office:value="1" calcext:value-type="float">
            <text:p>1</text:p>
          </table:table-cell>
          <table:table-cell table:formula="of:=IFERROR(ROUND(((MIN(([.E104]^2)/([.$T104]^2);[.$S$2])))*[.$S104]*[.$T$1]);0)" office:value-type="float" office:value="1" calcext:value-type="float">
            <text:p>1</text:p>
          </table:table-cell>
          <table:table-cell table:formula="of:=IFERROR(ROUND(((MIN(([.G104]^2)/([.$T104]^2);[.$S$2])))*[.$S104]*[.$T$1]);0)" office:value-type="float" office:value="1" calcext:value-type="float">
            <text:p>1</text:p>
          </table:table-cell>
          <table:table-cell table:formula="of:=IFERROR(ROUND(((MIN(([.F104]^2)/([.$T104]^2);[.$S$2]))*[.$S10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formula="of:=IFERROR(MIN(MAX(ROUND(AVERAGE((MIN(([.$D104]+[.$G104]+[.$H104])/3/[.$T104];[.$AE$2]))*([.$J104]+3)*[.$AG$2];([.I104]/50));0)*5; [.$AI$2]); [.$AH$2]);0)" office:value-type="float" office:value="15" calcext:value-type="float">
            <text:p>15</text:p>
          </table:table-cell>
          <table:table-cell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7.86" calcext:value-type="float">
            <text:p>17.86</text:p>
          </table:table-cell>
          <table:table-cell table:formula="of:=ROUND(AVERAGE([.AM104:.AS1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ss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5:.H105])" office:value-type="float" office:value="140" calcext:value-type="float">
            <text:p>140</text:p>
          </table:table-cell>
          <table:table-cell table:formula="of:=ROUND((([.I105]/[.$S$1])*MAX([.I105]/420; 1.2));2)" office:value-type="float" office:value="1.87" calcext:value-type="float">
            <text:p>1.87</text:p>
          </table:table-cell>
          <table:table-cell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formula="of:=IFERROR(ROUND((MIN(([.$D105]^[.$L$2])/([.$T105]^2);[.$R$2]))*([.$J105]+[.$M$2]))*5;0)" office:value-type="float" office:value="10" calcext:value-type="float">
            <text:p>10</text:p>
          </table:table-cell>
          <table:table-cell table:formula="of:=IFERROR(ROUND((MIN(([.$D105]+[.$G105]+[.$H105])/3/[.$T105];[.$R$2]))*([.$J105]+3))*5;0)" office:value-type="float" office:value="20" calcext:value-type="float">
            <text:p>20</text:p>
          </table:table-cell>
          <table:table-cell table:formula="of:=IFERROR(ROUND(((MIN(([.$H105]^2)/([.$T105]^2);[.$R$2]))*([.$J105]+3)*[.$T$2]))*5;0)" office:value-type="float" office:value="15" calcext:value-type="float">
            <text:p>15</text:p>
          </table:table-cell>
          <table:table-cell table:formula="of:=IFERROR(ROUND(((MIN(([.$E105]^2)/([.$T105]^2);[.$R$2]))*([.$J105]+3)*[.$T$2]))*5;0)" office:value-type="float" office:value="15" calcext:value-type="float">
            <text:p>15</text:p>
          </table:table-cell>
          <table:table-cell table:formula="of:=IFERROR(ROUND(((MIN(([.$G105]^2)/([.$T105]^2);[.$R$2]))*([.$J105]+3)*[.$T$2]))*5;0)" office:value-type="float" office:value="15" calcext:value-type="float">
            <text:p>15</text:p>
          </table:table-cell>
          <table:table-cell table:formula="of:=IFERROR(ROUND((MIN(([.$F105]^[.$Q$2])/([.$T105]^2);[.$R$2]))*([.$J105]+[.$M$2]))*5;0)" office:value-type="float" office:value="10" calcext:value-type="float">
            <text:p>10</text:p>
          </table:table-cell>
          <table:table-cell table:formula="of:=ROUND(AVERAGE([.K105:.Q105]))" office:value-type="float" office:value="19" calcext:value-type="float">
            <text:p>19</text:p>
          </table:table-cell>
          <table:table-cell table:formula="of:=ROUND((([.I105]/[.$S$1])*MAX([.I105]/350;0.8));2)" office:value-type="float" office:value="1.24" calcext:value-type="float">
            <text:p>1.24</text:p>
          </table:table-cell>
          <table:table-cell table:formula="of:=ROUND([.I105]/6;2)" office:value-type="float" office:value="23.33" calcext:value-type="float">
            <text:p>23.33</text:p>
          </table:table-cell>
          <table:table-cell/>
          <table:table-cell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formula="of:=IFERROR(ROUND(((MIN(([.$D105]^2)/([.$T105]^2);[.$S$2])))*[.$S105]);0)" office:value-type="float" office:value="1" calcext:value-type="float">
            <text:p>1</text:p>
          </table:table-cell>
          <table:table-cell table:formula="of:=IFERROR(ROUND(MIN(([.D105]+[.G105]+[.H105])/3/[.$T105];[.$S$2])^2*[.$S105]);0)" office:value-type="float" office:value="1" calcext:value-type="float">
            <text:p>1</text:p>
          </table:table-cell>
          <table:table-cell table:formula="of:=IFERROR(ROUND(((MIN(([.H105]^2)/([.$T105]^2);[.$S$2])))*[.$S105]*[.$T$1]);0)" office:value-type="float" office:value="1" calcext:value-type="float">
            <text:p>1</text:p>
          </table:table-cell>
          <table:table-cell table:formula="of:=IFERROR(ROUND(((MIN(([.E105]^2)/([.$T105]^2);[.$S$2])))*[.$S105]*[.$T$1]);0)" office:value-type="float" office:value="1" calcext:value-type="float">
            <text:p>1</text:p>
          </table:table-cell>
          <table:table-cell table:formula="of:=IFERROR(ROUND(((MIN(([.G105]^2)/([.$T105]^2);[.$S$2])))*[.$S105]*[.$T$1]);0)" office:value-type="float" office:value="1" calcext:value-type="float">
            <text:p>1</text:p>
          </table:table-cell>
          <table:table-cell table:formula="of:=IFERROR(ROUND(((MIN(([.F105]^2)/([.$T105]^2);[.$S$2]))*[.$S10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formula="of:=IFERROR(MIN(MAX(ROUND(AVERAGE((MIN(([.$D105]+[.$G105]+[.$H105])/3/[.$T105];[.$AE$2]))*([.$J105]+3)*[.$AG$2];([.I105]/50));0)*5; [.$AI$2]); [.$AH$2]);0)" office:value-type="float" office:value="15" calcext:value-type="float">
            <text:p>15</text:p>
          </table:table-cell>
          <table:table-cell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7.86" calcext:value-type="float">
            <text:p>17.86</text:p>
          </table:table-cell>
          <table:table-cell table:formula="of:=ROUND(AVERAGE([.AM105:.AS1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6:.H106])" office:value-type="float" office:value="140" calcext:value-type="float">
            <text:p>140</text:p>
          </table:table-cell>
          <table:table-cell table:formula="of:=ROUND((([.I106]/[.$S$1])*MAX([.I106]/420; 1.2));2)" office:value-type="float" office:value="1.87" calcext:value-type="float">
            <text:p>1.87</text:p>
          </table:table-cell>
          <table:table-cell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formula="of:=IFERROR(ROUND((MIN(([.$D106]^[.$L$2])/([.$T106]^2);[.$R$2]))*([.$J106]+[.$M$2]))*5;0)" office:value-type="float" office:value="10" calcext:value-type="float">
            <text:p>10</text:p>
          </table:table-cell>
          <table:table-cell table:formula="of:=IFERROR(ROUND((MIN(([.$D106]+[.$G106]+[.$H106])/3/[.$T106];[.$R$2]))*([.$J106]+3))*5;0)" office:value-type="float" office:value="20" calcext:value-type="float">
            <text:p>20</text:p>
          </table:table-cell>
          <table:table-cell table:formula="of:=IFERROR(ROUND(((MIN(([.$H106]^2)/([.$T106]^2);[.$R$2]))*([.$J106]+3)*[.$T$2]))*5;0)" office:value-type="float" office:value="15" calcext:value-type="float">
            <text:p>15</text:p>
          </table:table-cell>
          <table:table-cell table:formula="of:=IFERROR(ROUND(((MIN(([.$E106]^2)/([.$T106]^2);[.$R$2]))*([.$J106]+3)*[.$T$2]))*5;0)" office:value-type="float" office:value="15" calcext:value-type="float">
            <text:p>15</text:p>
          </table:table-cell>
          <table:table-cell table:formula="of:=IFERROR(ROUND(((MIN(([.$G106]^2)/([.$T106]^2);[.$R$2]))*([.$J106]+3)*[.$T$2]))*5;0)" office:value-type="float" office:value="15" calcext:value-type="float">
            <text:p>15</text:p>
          </table:table-cell>
          <table:table-cell table:formula="of:=IFERROR(ROUND((MIN(([.$F106]^[.$Q$2])/([.$T106]^2);[.$R$2]))*([.$J106]+[.$M$2]))*5;0)" office:value-type="float" office:value="10" calcext:value-type="float">
            <text:p>10</text:p>
          </table:table-cell>
          <table:table-cell table:formula="of:=ROUND(AVERAGE([.K106:.Q106]))" office:value-type="float" office:value="19" calcext:value-type="float">
            <text:p>19</text:p>
          </table:table-cell>
          <table:table-cell table:formula="of:=ROUND((([.I106]/[.$S$1])*MAX([.I106]/350;0.8));2)" office:value-type="float" office:value="1.24" calcext:value-type="float">
            <text:p>1.24</text:p>
          </table:table-cell>
          <table:table-cell table:formula="of:=ROUND([.I106]/6;2)" office:value-type="float" office:value="23.33" calcext:value-type="float">
            <text:p>23.33</text:p>
          </table:table-cell>
          <table:table-cell/>
          <table:table-cell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formula="of:=IFERROR(ROUND(((MIN(([.$D106]^2)/([.$T106]^2);[.$S$2])))*[.$S106]);0)" office:value-type="float" office:value="1" calcext:value-type="float">
            <text:p>1</text:p>
          </table:table-cell>
          <table:table-cell table:formula="of:=IFERROR(ROUND(MIN(([.D106]+[.G106]+[.H106])/3/[.$T106];[.$S$2])^2*[.$S106]);0)" office:value-type="float" office:value="1" calcext:value-type="float">
            <text:p>1</text:p>
          </table:table-cell>
          <table:table-cell table:formula="of:=IFERROR(ROUND(((MIN(([.H106]^2)/([.$T106]^2);[.$S$2])))*[.$S106]*[.$T$1]);0)" office:value-type="float" office:value="1" calcext:value-type="float">
            <text:p>1</text:p>
          </table:table-cell>
          <table:table-cell table:formula="of:=IFERROR(ROUND(((MIN(([.E106]^2)/([.$T106]^2);[.$S$2])))*[.$S106]*[.$T$1]);0)" office:value-type="float" office:value="1" calcext:value-type="float">
            <text:p>1</text:p>
          </table:table-cell>
          <table:table-cell table:formula="of:=IFERROR(ROUND(((MIN(([.G106]^2)/([.$T106]^2);[.$S$2])))*[.$S106]*[.$T$1]);0)" office:value-type="float" office:value="1" calcext:value-type="float">
            <text:p>1</text:p>
          </table:table-cell>
          <table:table-cell table:formula="of:=IFERROR(ROUND(((MIN(([.F106]^2)/([.$T106]^2);[.$S$2]))*[.$S10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formula="of:=IFERROR(MIN(MAX(ROUND(AVERAGE((MIN(([.$D106]+[.$G106]+[.$H106])/3/[.$T106];[.$AE$2]))*([.$J106]+3)*[.$AG$2];([.I106]/50));0)*5; [.$AI$2]); [.$AH$2]);0)" office:value-type="float" office:value="15" calcext:value-type="float">
            <text:p>15</text:p>
          </table:table-cell>
          <table:table-cell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7.86" calcext:value-type="float">
            <text:p>17.86</text:p>
          </table:table-cell>
          <table:table-cell table:formula="of:=ROUND(AVERAGE([.AM106:.AS1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ceman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7:.H107])" office:value-type="float" office:value="140" calcext:value-type="float">
            <text:p>140</text:p>
          </table:table-cell>
          <table:table-cell table:formula="of:=ROUND((([.I107]/[.$S$1])*MAX([.I107]/420; 1.2));2)" office:value-type="float" office:value="1.87" calcext:value-type="float">
            <text:p>1.87</text:p>
          </table:table-cell>
          <table:table-cell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formula="of:=IFERROR(ROUND((MIN(([.$D107]^[.$L$2])/([.$T107]^2);[.$R$2]))*([.$J107]+[.$M$2]))*5;0)" office:value-type="float" office:value="10" calcext:value-type="float">
            <text:p>10</text:p>
          </table:table-cell>
          <table:table-cell table:formula="of:=IFERROR(ROUND((MIN(([.$D107]+[.$G107]+[.$H107])/3/[.$T107];[.$R$2]))*([.$J107]+3))*5;0)" office:value-type="float" office:value="20" calcext:value-type="float">
            <text:p>20</text:p>
          </table:table-cell>
          <table:table-cell table:formula="of:=IFERROR(ROUND(((MIN(([.$H107]^2)/([.$T107]^2);[.$R$2]))*([.$J107]+3)*[.$T$2]))*5;0)" office:value-type="float" office:value="15" calcext:value-type="float">
            <text:p>15</text:p>
          </table:table-cell>
          <table:table-cell table:formula="of:=IFERROR(ROUND(((MIN(([.$E107]^2)/([.$T107]^2);[.$R$2]))*([.$J107]+3)*[.$T$2]))*5;0)" office:value-type="float" office:value="15" calcext:value-type="float">
            <text:p>15</text:p>
          </table:table-cell>
          <table:table-cell table:formula="of:=IFERROR(ROUND(((MIN(([.$G107]^2)/([.$T107]^2);[.$R$2]))*([.$J107]+3)*[.$T$2]))*5;0)" office:value-type="float" office:value="15" calcext:value-type="float">
            <text:p>15</text:p>
          </table:table-cell>
          <table:table-cell table:formula="of:=IFERROR(ROUND((MIN(([.$F107]^[.$Q$2])/([.$T107]^2);[.$R$2]))*([.$J107]+[.$M$2]))*5;0)" office:value-type="float" office:value="10" calcext:value-type="float">
            <text:p>10</text:p>
          </table:table-cell>
          <table:table-cell table:formula="of:=ROUND(AVERAGE([.K107:.Q107]))" office:value-type="float" office:value="19" calcext:value-type="float">
            <text:p>19</text:p>
          </table:table-cell>
          <table:table-cell table:formula="of:=ROUND((([.I107]/[.$S$1])*MAX([.I107]/350;0.8));2)" office:value-type="float" office:value="1.24" calcext:value-type="float">
            <text:p>1.24</text:p>
          </table:table-cell>
          <table:table-cell table:formula="of:=ROUND([.I107]/6;2)" office:value-type="float" office:value="23.33" calcext:value-type="float">
            <text:p>23.33</text:p>
          </table:table-cell>
          <table:table-cell/>
          <table:table-cell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formula="of:=IFERROR(ROUND(((MIN(([.$D107]^2)/([.$T107]^2);[.$S$2])))*[.$S107]);0)" office:value-type="float" office:value="1" calcext:value-type="float">
            <text:p>1</text:p>
          </table:table-cell>
          <table:table-cell table:formula="of:=IFERROR(ROUND(MIN(([.D107]+[.G107]+[.H107])/3/[.$T107];[.$S$2])^2*[.$S107]);0)" office:value-type="float" office:value="1" calcext:value-type="float">
            <text:p>1</text:p>
          </table:table-cell>
          <table:table-cell table:formula="of:=IFERROR(ROUND(((MIN(([.H107]^2)/([.$T107]^2);[.$S$2])))*[.$S107]*[.$T$1]);0)" office:value-type="float" office:value="1" calcext:value-type="float">
            <text:p>1</text:p>
          </table:table-cell>
          <table:table-cell table:formula="of:=IFERROR(ROUND(((MIN(([.E107]^2)/([.$T107]^2);[.$S$2])))*[.$S107]*[.$T$1]);0)" office:value-type="float" office:value="1" calcext:value-type="float">
            <text:p>1</text:p>
          </table:table-cell>
          <table:table-cell table:formula="of:=IFERROR(ROUND(((MIN(([.G107]^2)/([.$T107]^2);[.$S$2])))*[.$S107]*[.$T$1]);0)" office:value-type="float" office:value="1" calcext:value-type="float">
            <text:p>1</text:p>
          </table:table-cell>
          <table:table-cell table:formula="of:=IFERROR(ROUND(((MIN(([.F107]^2)/([.$T107]^2);[.$S$2]))*[.$S10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formula="of:=IFERROR(MIN(MAX(ROUND(AVERAGE((MIN(([.$D107]+[.$G107]+[.$H107])/3/[.$T107];[.$AE$2]))*([.$J107]+3)*[.$AG$2];([.I107]/50));0)*5; [.$AI$2]); [.$AH$2]);0)" office:value-type="float" office:value="15" calcext:value-type="float">
            <text:p>15</text:p>
          </table:table-cell>
          <table:table-cell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7.86" calcext:value-type="float">
            <text:p>17.86</text:p>
          </table:table-cell>
          <table:table-cell table:formula="of:=ROUND(AVERAGE([.AM107:.AS1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f_oak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8:.H108])" office:value-type="float" office:value="140" calcext:value-type="float">
            <text:p>140</text:p>
          </table:table-cell>
          <table:table-cell table:formula="of:=ROUND((([.I108]/[.$S$1])*MAX([.I108]/420; 1.2));2)" office:value-type="float" office:value="1.87" calcext:value-type="float">
            <text:p>1.87</text:p>
          </table:table-cell>
          <table:table-cell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formula="of:=IFERROR(ROUND((MIN(([.$D108]^[.$L$2])/([.$T108]^2);[.$R$2]))*([.$J108]+[.$M$2]))*5;0)" office:value-type="float" office:value="10" calcext:value-type="float">
            <text:p>10</text:p>
          </table:table-cell>
          <table:table-cell table:formula="of:=IFERROR(ROUND((MIN(([.$D108]+[.$G108]+[.$H108])/3/[.$T108];[.$R$2]))*([.$J108]+3))*5;0)" office:value-type="float" office:value="20" calcext:value-type="float">
            <text:p>20</text:p>
          </table:table-cell>
          <table:table-cell table:formula="of:=IFERROR(ROUND(((MIN(([.$H108]^2)/([.$T108]^2);[.$R$2]))*([.$J108]+3)*[.$T$2]))*5;0)" office:value-type="float" office:value="15" calcext:value-type="float">
            <text:p>15</text:p>
          </table:table-cell>
          <table:table-cell table:formula="of:=IFERROR(ROUND(((MIN(([.$E108]^2)/([.$T108]^2);[.$R$2]))*([.$J108]+3)*[.$T$2]))*5;0)" office:value-type="float" office:value="15" calcext:value-type="float">
            <text:p>15</text:p>
          </table:table-cell>
          <table:table-cell table:formula="of:=IFERROR(ROUND(((MIN(([.$G108]^2)/([.$T108]^2);[.$R$2]))*([.$J108]+3)*[.$T$2]))*5;0)" office:value-type="float" office:value="15" calcext:value-type="float">
            <text:p>15</text:p>
          </table:table-cell>
          <table:table-cell table:formula="of:=IFERROR(ROUND((MIN(([.$F108]^[.$Q$2])/([.$T108]^2);[.$R$2]))*([.$J108]+[.$M$2]))*5;0)" office:value-type="float" office:value="10" calcext:value-type="float">
            <text:p>10</text:p>
          </table:table-cell>
          <table:table-cell table:formula="of:=ROUND(AVERAGE([.K108:.Q108]))" office:value-type="float" office:value="19" calcext:value-type="float">
            <text:p>19</text:p>
          </table:table-cell>
          <table:table-cell table:formula="of:=ROUND((([.I108]/[.$S$1])*MAX([.I108]/350;0.8));2)" office:value-type="float" office:value="1.24" calcext:value-type="float">
            <text:p>1.24</text:p>
          </table:table-cell>
          <table:table-cell table:formula="of:=ROUND([.I108]/6;2)" office:value-type="float" office:value="23.33" calcext:value-type="float">
            <text:p>23.33</text:p>
          </table:table-cell>
          <table:table-cell/>
          <table:table-cell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formula="of:=IFERROR(ROUND(((MIN(([.$D108]^2)/([.$T108]^2);[.$S$2])))*[.$S108]);0)" office:value-type="float" office:value="1" calcext:value-type="float">
            <text:p>1</text:p>
          </table:table-cell>
          <table:table-cell table:formula="of:=IFERROR(ROUND(MIN(([.D108]+[.G108]+[.H108])/3/[.$T108];[.$S$2])^2*[.$S108]);0)" office:value-type="float" office:value="1" calcext:value-type="float">
            <text:p>1</text:p>
          </table:table-cell>
          <table:table-cell table:formula="of:=IFERROR(ROUND(((MIN(([.H108]^2)/([.$T108]^2);[.$S$2])))*[.$S108]*[.$T$1]);0)" office:value-type="float" office:value="1" calcext:value-type="float">
            <text:p>1</text:p>
          </table:table-cell>
          <table:table-cell table:formula="of:=IFERROR(ROUND(((MIN(([.E108]^2)/([.$T108]^2);[.$S$2])))*[.$S108]*[.$T$1]);0)" office:value-type="float" office:value="1" calcext:value-type="float">
            <text:p>1</text:p>
          </table:table-cell>
          <table:table-cell table:formula="of:=IFERROR(ROUND(((MIN(([.G108]^2)/([.$T108]^2);[.$S$2])))*[.$S108]*[.$T$1]);0)" office:value-type="float" office:value="1" calcext:value-type="float">
            <text:p>1</text:p>
          </table:table-cell>
          <table:table-cell table:formula="of:=IFERROR(ROUND(((MIN(([.F108]^2)/([.$T108]^2);[.$S$2]))*[.$S10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formula="of:=IFERROR(MIN(MAX(ROUND(AVERAGE((MIN(([.$D108]+[.$G108]+[.$H108])/3/[.$T108];[.$AE$2]))*([.$J108]+3)*[.$AG$2];([.I108]/50));0)*5; [.$AI$2]); [.$AH$2]);0)" office:value-type="float" office:value="15" calcext:value-type="float">
            <text:p>15</text:p>
          </table:table-cell>
          <table:table-cell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7.86" calcext:value-type="float">
            <text:p>17.86</text:p>
          </table:table-cell>
          <table:table-cell table:formula="of:=ROUND(AVERAGE([.AM108:.AS1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9:.H109])" office:value-type="float" office:value="140" calcext:value-type="float">
            <text:p>140</text:p>
          </table:table-cell>
          <table:table-cell table:formula="of:=ROUND((([.I109]/[.$S$1])*MAX([.I109]/420; 1.2));2)" office:value-type="float" office:value="1.87" calcext:value-type="float">
            <text:p>1.87</text:p>
          </table:table-cell>
          <table:table-cell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formula="of:=IFERROR(ROUND((MIN(([.$D109]^[.$L$2])/([.$T109]^2);[.$R$2]))*([.$J109]+[.$M$2]))*5;0)" office:value-type="float" office:value="10" calcext:value-type="float">
            <text:p>10</text:p>
          </table:table-cell>
          <table:table-cell table:formula="of:=IFERROR(ROUND((MIN(([.$D109]+[.$G109]+[.$H109])/3/[.$T109];[.$R$2]))*([.$J109]+3))*5;0)" office:value-type="float" office:value="20" calcext:value-type="float">
            <text:p>20</text:p>
          </table:table-cell>
          <table:table-cell table:formula="of:=IFERROR(ROUND(((MIN(([.$H109]^2)/([.$T109]^2);[.$R$2]))*([.$J109]+3)*[.$T$2]))*5;0)" office:value-type="float" office:value="15" calcext:value-type="float">
            <text:p>15</text:p>
          </table:table-cell>
          <table:table-cell table:formula="of:=IFERROR(ROUND(((MIN(([.$E109]^2)/([.$T109]^2);[.$R$2]))*([.$J109]+3)*[.$T$2]))*5;0)" office:value-type="float" office:value="15" calcext:value-type="float">
            <text:p>15</text:p>
          </table:table-cell>
          <table:table-cell table:formula="of:=IFERROR(ROUND(((MIN(([.$G109]^2)/([.$T109]^2);[.$R$2]))*([.$J109]+3)*[.$T$2]))*5;0)" office:value-type="float" office:value="15" calcext:value-type="float">
            <text:p>15</text:p>
          </table:table-cell>
          <table:table-cell table:formula="of:=IFERROR(ROUND((MIN(([.$F109]^[.$Q$2])/([.$T109]^2);[.$R$2]))*([.$J109]+[.$M$2]))*5;0)" office:value-type="float" office:value="10" calcext:value-type="float">
            <text:p>10</text:p>
          </table:table-cell>
          <table:table-cell table:formula="of:=ROUND(AVERAGE([.K109:.Q109]))" office:value-type="float" office:value="19" calcext:value-type="float">
            <text:p>19</text:p>
          </table:table-cell>
          <table:table-cell table:formula="of:=ROUND((([.I109]/[.$S$1])*MAX([.I109]/350;0.8));2)" office:value-type="float" office:value="1.24" calcext:value-type="float">
            <text:p>1.24</text:p>
          </table:table-cell>
          <table:table-cell table:formula="of:=ROUND([.I109]/6;2)" office:value-type="float" office:value="23.33" calcext:value-type="float">
            <text:p>23.33</text:p>
          </table:table-cell>
          <table:table-cell/>
          <table:table-cell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formula="of:=IFERROR(ROUND(((MIN(([.$D109]^2)/([.$T109]^2);[.$S$2])))*[.$S109]);0)" office:value-type="float" office:value="1" calcext:value-type="float">
            <text:p>1</text:p>
          </table:table-cell>
          <table:table-cell table:formula="of:=IFERROR(ROUND(MIN(([.D109]+[.G109]+[.H109])/3/[.$T109];[.$S$2])^2*[.$S109]);0)" office:value-type="float" office:value="1" calcext:value-type="float">
            <text:p>1</text:p>
          </table:table-cell>
          <table:table-cell table:formula="of:=IFERROR(ROUND(((MIN(([.H109]^2)/([.$T109]^2);[.$S$2])))*[.$S109]*[.$T$1]);0)" office:value-type="float" office:value="1" calcext:value-type="float">
            <text:p>1</text:p>
          </table:table-cell>
          <table:table-cell table:formula="of:=IFERROR(ROUND(((MIN(([.E109]^2)/([.$T109]^2);[.$S$2])))*[.$S109]*[.$T$1]);0)" office:value-type="float" office:value="1" calcext:value-type="float">
            <text:p>1</text:p>
          </table:table-cell>
          <table:table-cell table:formula="of:=IFERROR(ROUND(((MIN(([.G109]^2)/([.$T109]^2);[.$S$2])))*[.$S109]*[.$T$1]);0)" office:value-type="float" office:value="1" calcext:value-type="float">
            <text:p>1</text:p>
          </table:table-cell>
          <table:table-cell table:formula="of:=IFERROR(ROUND(((MIN(([.F109]^2)/([.$T109]^2);[.$S$2]))*[.$S10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formula="of:=IFERROR(MIN(MAX(ROUND(AVERAGE((MIN(([.$D109]+[.$G109]+[.$H109])/3/[.$T109];[.$AE$2]))*([.$J109]+3)*[.$AG$2];([.I109]/50));0)*5; [.$AI$2]); [.$AH$2]);0)" office:value-type="float" office:value="15" calcext:value-type="float">
            <text:p>15</text:p>
          </table:table-cell>
          <table:table-cell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7.86" calcext:value-type="float">
            <text:p>17.86</text:p>
          </table:table-cell>
          <table:table-cell table:formula="of:=ROUND(AVERAGE([.AM109:.AS1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0:.H110])" office:value-type="float" office:value="140" calcext:value-type="float">
            <text:p>140</text:p>
          </table:table-cell>
          <table:table-cell table:formula="of:=ROUND((([.I110]/[.$S$1])*MAX([.I110]/420; 1.2));2)" office:value-type="float" office:value="1.87" calcext:value-type="float">
            <text:p>1.87</text:p>
          </table:table-cell>
          <table:table-cell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formula="of:=IFERROR(ROUND((MIN(([.$D110]^[.$L$2])/([.$T110]^2);[.$R$2]))*([.$J110]+[.$M$2]))*5;0)" office:value-type="float" office:value="10" calcext:value-type="float">
            <text:p>10</text:p>
          </table:table-cell>
          <table:table-cell table:formula="of:=IFERROR(ROUND((MIN(([.$D110]+[.$G110]+[.$H110])/3/[.$T110];[.$R$2]))*([.$J110]+3))*5;0)" office:value-type="float" office:value="20" calcext:value-type="float">
            <text:p>20</text:p>
          </table:table-cell>
          <table:table-cell table:formula="of:=IFERROR(ROUND(((MIN(([.$H110]^2)/([.$T110]^2);[.$R$2]))*([.$J110]+3)*[.$T$2]))*5;0)" office:value-type="float" office:value="15" calcext:value-type="float">
            <text:p>15</text:p>
          </table:table-cell>
          <table:table-cell table:formula="of:=IFERROR(ROUND(((MIN(([.$E110]^2)/([.$T110]^2);[.$R$2]))*([.$J110]+3)*[.$T$2]))*5;0)" office:value-type="float" office:value="15" calcext:value-type="float">
            <text:p>15</text:p>
          </table:table-cell>
          <table:table-cell table:formula="of:=IFERROR(ROUND(((MIN(([.$G110]^2)/([.$T110]^2);[.$R$2]))*([.$J110]+3)*[.$T$2]))*5;0)" office:value-type="float" office:value="15" calcext:value-type="float">
            <text:p>15</text:p>
          </table:table-cell>
          <table:table-cell table:formula="of:=IFERROR(ROUND((MIN(([.$F110]^[.$Q$2])/([.$T110]^2);[.$R$2]))*([.$J110]+[.$M$2]))*5;0)" office:value-type="float" office:value="10" calcext:value-type="float">
            <text:p>10</text:p>
          </table:table-cell>
          <table:table-cell table:formula="of:=ROUND(AVERAGE([.K110:.Q110]))" office:value-type="float" office:value="19" calcext:value-type="float">
            <text:p>19</text:p>
          </table:table-cell>
          <table:table-cell table:formula="of:=ROUND((([.I110]/[.$S$1])*MAX([.I110]/350;0.8));2)" office:value-type="float" office:value="1.24" calcext:value-type="float">
            <text:p>1.24</text:p>
          </table:table-cell>
          <table:table-cell table:formula="of:=ROUND([.I110]/6;2)" office:value-type="float" office:value="23.33" calcext:value-type="float">
            <text:p>23.33</text:p>
          </table:table-cell>
          <table:table-cell/>
          <table:table-cell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formula="of:=IFERROR(ROUND(((MIN(([.$D110]^2)/([.$T110]^2);[.$S$2])))*[.$S110]);0)" office:value-type="float" office:value="1" calcext:value-type="float">
            <text:p>1</text:p>
          </table:table-cell>
          <table:table-cell table:formula="of:=IFERROR(ROUND(MIN(([.D110]+[.G110]+[.H110])/3/[.$T110];[.$S$2])^2*[.$S110]);0)" office:value-type="float" office:value="1" calcext:value-type="float">
            <text:p>1</text:p>
          </table:table-cell>
          <table:table-cell table:formula="of:=IFERROR(ROUND(((MIN(([.H110]^2)/([.$T110]^2);[.$S$2])))*[.$S110]*[.$T$1]);0)" office:value-type="float" office:value="1" calcext:value-type="float">
            <text:p>1</text:p>
          </table:table-cell>
          <table:table-cell table:formula="of:=IFERROR(ROUND(((MIN(([.E110]^2)/([.$T110]^2);[.$S$2])))*[.$S110]*[.$T$1]);0)" office:value-type="float" office:value="1" calcext:value-type="float">
            <text:p>1</text:p>
          </table:table-cell>
          <table:table-cell table:formula="of:=IFERROR(ROUND(((MIN(([.G110]^2)/([.$T110]^2);[.$S$2])))*[.$S110]*[.$T$1]);0)" office:value-type="float" office:value="1" calcext:value-type="float">
            <text:p>1</text:p>
          </table:table-cell>
          <table:table-cell table:formula="of:=IFERROR(ROUND(((MIN(([.F110]^2)/([.$T110]^2);[.$S$2]))*[.$S11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formula="of:=IFERROR(MIN(MAX(ROUND(AVERAGE((MIN(([.$D110]+[.$G110]+[.$H110])/3/[.$T110];[.$AE$2]))*([.$J110]+3)*[.$AG$2];([.I110]/50));0)*5; [.$AI$2]); [.$AH$2]);0)" office:value-type="float" office:value="15" calcext:value-type="float">
            <text:p>15</text:p>
          </table:table-cell>
          <table:table-cell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7.86" calcext:value-type="float">
            <text:p>17.86</text:p>
          </table:table-cell>
          <table:table-cell table:formula="of:=ROUND(AVERAGE([.AM110:.AS1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1:.H111])" office:value-type="float" office:value="140" calcext:value-type="float">
            <text:p>140</text:p>
          </table:table-cell>
          <table:table-cell table:formula="of:=ROUND((([.I111]/[.$S$1])*MAX([.I111]/420; 1.2));2)" office:value-type="float" office:value="1.87" calcext:value-type="float">
            <text:p>1.87</text:p>
          </table:table-cell>
          <table:table-cell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formula="of:=IFERROR(ROUND((MIN(([.$D111]^[.$L$2])/([.$T111]^2);[.$R$2]))*([.$J111]+[.$M$2]))*5;0)" office:value-type="float" office:value="10" calcext:value-type="float">
            <text:p>10</text:p>
          </table:table-cell>
          <table:table-cell table:formula="of:=IFERROR(ROUND((MIN(([.$D111]+[.$G111]+[.$H111])/3/[.$T111];[.$R$2]))*([.$J111]+3))*5;0)" office:value-type="float" office:value="20" calcext:value-type="float">
            <text:p>20</text:p>
          </table:table-cell>
          <table:table-cell table:formula="of:=IFERROR(ROUND(((MIN(([.$H111]^2)/([.$T111]^2);[.$R$2]))*([.$J111]+3)*[.$T$2]))*5;0)" office:value-type="float" office:value="15" calcext:value-type="float">
            <text:p>15</text:p>
          </table:table-cell>
          <table:table-cell table:formula="of:=IFERROR(ROUND(((MIN(([.$E111]^2)/([.$T111]^2);[.$R$2]))*([.$J111]+3)*[.$T$2]))*5;0)" office:value-type="float" office:value="15" calcext:value-type="float">
            <text:p>15</text:p>
          </table:table-cell>
          <table:table-cell table:formula="of:=IFERROR(ROUND(((MIN(([.$G111]^2)/([.$T111]^2);[.$R$2]))*([.$J111]+3)*[.$T$2]))*5;0)" office:value-type="float" office:value="15" calcext:value-type="float">
            <text:p>15</text:p>
          </table:table-cell>
          <table:table-cell table:formula="of:=IFERROR(ROUND((MIN(([.$F111]^[.$Q$2])/([.$T111]^2);[.$R$2]))*([.$J111]+[.$M$2]))*5;0)" office:value-type="float" office:value="10" calcext:value-type="float">
            <text:p>10</text:p>
          </table:table-cell>
          <table:table-cell table:formula="of:=ROUND(AVERAGE([.K111:.Q111]))" office:value-type="float" office:value="19" calcext:value-type="float">
            <text:p>19</text:p>
          </table:table-cell>
          <table:table-cell table:formula="of:=ROUND((([.I111]/[.$S$1])*MAX([.I111]/350;0.8));2)" office:value-type="float" office:value="1.24" calcext:value-type="float">
            <text:p>1.24</text:p>
          </table:table-cell>
          <table:table-cell table:formula="of:=ROUND([.I111]/6;2)" office:value-type="float" office:value="23.33" calcext:value-type="float">
            <text:p>23.33</text:p>
          </table:table-cell>
          <table:table-cell/>
          <table:table-cell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formula="of:=IFERROR(ROUND(((MIN(([.$D111]^2)/([.$T111]^2);[.$S$2])))*[.$S111]);0)" office:value-type="float" office:value="1" calcext:value-type="float">
            <text:p>1</text:p>
          </table:table-cell>
          <table:table-cell table:formula="of:=IFERROR(ROUND(MIN(([.D111]+[.G111]+[.H111])/3/[.$T111];[.$S$2])^2*[.$S111]);0)" office:value-type="float" office:value="1" calcext:value-type="float">
            <text:p>1</text:p>
          </table:table-cell>
          <table:table-cell table:formula="of:=IFERROR(ROUND(((MIN(([.H111]^2)/([.$T111]^2);[.$S$2])))*[.$S111]*[.$T$1]);0)" office:value-type="float" office:value="1" calcext:value-type="float">
            <text:p>1</text:p>
          </table:table-cell>
          <table:table-cell table:formula="of:=IFERROR(ROUND(((MIN(([.E111]^2)/([.$T111]^2);[.$S$2])))*[.$S111]*[.$T$1]);0)" office:value-type="float" office:value="1" calcext:value-type="float">
            <text:p>1</text:p>
          </table:table-cell>
          <table:table-cell table:formula="of:=IFERROR(ROUND(((MIN(([.G111]^2)/([.$T111]^2);[.$S$2])))*[.$S111]*[.$T$1]);0)" office:value-type="float" office:value="1" calcext:value-type="float">
            <text:p>1</text:p>
          </table:table-cell>
          <table:table-cell table:formula="of:=IFERROR(ROUND(((MIN(([.F111]^2)/([.$T111]^2);[.$S$2]))*[.$S11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formula="of:=IFERROR(MIN(MAX(ROUND(AVERAGE((MIN(([.$D111]+[.$G111]+[.$H111])/3/[.$T111];[.$AE$2]))*([.$J111]+3)*[.$AG$2];([.I111]/50));0)*5; [.$AI$2]); [.$AH$2]);0)" office:value-type="float" office:value="15" calcext:value-type="float">
            <text:p>15</text:p>
          </table:table-cell>
          <table:table-cell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7.86" calcext:value-type="float">
            <text:p>17.86</text:p>
          </table:table-cell>
          <table:table-cell table:formula="of:=ROUND(AVERAGE([.AM111:.AS1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ilo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2:.H112])" office:value-type="float" office:value="140" calcext:value-type="float">
            <text:p>140</text:p>
          </table:table-cell>
          <table:table-cell table:formula="of:=ROUND((([.I112]/[.$S$1])*MAX([.I112]/420; 1.2));2)" office:value-type="float" office:value="1.87" calcext:value-type="float">
            <text:p>1.87</text:p>
          </table:table-cell>
          <table:table-cell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formula="of:=IFERROR(ROUND((MIN(([.$D112]^[.$L$2])/([.$T112]^2);[.$R$2]))*([.$J112]+[.$M$2]))*5;0)" office:value-type="float" office:value="10" calcext:value-type="float">
            <text:p>10</text:p>
          </table:table-cell>
          <table:table-cell table:formula="of:=IFERROR(ROUND((MIN(([.$D112]+[.$G112]+[.$H112])/3/[.$T112];[.$R$2]))*([.$J112]+3))*5;0)" office:value-type="float" office:value="20" calcext:value-type="float">
            <text:p>20</text:p>
          </table:table-cell>
          <table:table-cell table:formula="of:=IFERROR(ROUND(((MIN(([.$H112]^2)/([.$T112]^2);[.$R$2]))*([.$J112]+3)*[.$T$2]))*5;0)" office:value-type="float" office:value="15" calcext:value-type="float">
            <text:p>15</text:p>
          </table:table-cell>
          <table:table-cell table:formula="of:=IFERROR(ROUND(((MIN(([.$E112]^2)/([.$T112]^2);[.$R$2]))*([.$J112]+3)*[.$T$2]))*5;0)" office:value-type="float" office:value="15" calcext:value-type="float">
            <text:p>15</text:p>
          </table:table-cell>
          <table:table-cell table:formula="of:=IFERROR(ROUND(((MIN(([.$G112]^2)/([.$T112]^2);[.$R$2]))*([.$J112]+3)*[.$T$2]))*5;0)" office:value-type="float" office:value="15" calcext:value-type="float">
            <text:p>15</text:p>
          </table:table-cell>
          <table:table-cell table:formula="of:=IFERROR(ROUND((MIN(([.$F112]^[.$Q$2])/([.$T112]^2);[.$R$2]))*([.$J112]+[.$M$2]))*5;0)" office:value-type="float" office:value="10" calcext:value-type="float">
            <text:p>10</text:p>
          </table:table-cell>
          <table:table-cell table:formula="of:=ROUND(AVERAGE([.K112:.Q112]))" office:value-type="float" office:value="19" calcext:value-type="float">
            <text:p>19</text:p>
          </table:table-cell>
          <table:table-cell table:formula="of:=ROUND((([.I112]/[.$S$1])*MAX([.I112]/350;0.8));2)" office:value-type="float" office:value="1.24" calcext:value-type="float">
            <text:p>1.24</text:p>
          </table:table-cell>
          <table:table-cell table:formula="of:=ROUND([.I112]/6;2)" office:value-type="float" office:value="23.33" calcext:value-type="float">
            <text:p>23.33</text:p>
          </table:table-cell>
          <table:table-cell/>
          <table:table-cell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formula="of:=IFERROR(ROUND(((MIN(([.$D112]^2)/([.$T112]^2);[.$S$2])))*[.$S112]);0)" office:value-type="float" office:value="1" calcext:value-type="float">
            <text:p>1</text:p>
          </table:table-cell>
          <table:table-cell table:formula="of:=IFERROR(ROUND(MIN(([.D112]+[.G112]+[.H112])/3/[.$T112];[.$S$2])^2*[.$S112]);0)" office:value-type="float" office:value="1" calcext:value-type="float">
            <text:p>1</text:p>
          </table:table-cell>
          <table:table-cell table:formula="of:=IFERROR(ROUND(((MIN(([.H112]^2)/([.$T112]^2);[.$S$2])))*[.$S112]*[.$T$1]);0)" office:value-type="float" office:value="1" calcext:value-type="float">
            <text:p>1</text:p>
          </table:table-cell>
          <table:table-cell table:formula="of:=IFERROR(ROUND(((MIN(([.E112]^2)/([.$T112]^2);[.$S$2])))*[.$S112]*[.$T$1]);0)" office:value-type="float" office:value="1" calcext:value-type="float">
            <text:p>1</text:p>
          </table:table-cell>
          <table:table-cell table:formula="of:=IFERROR(ROUND(((MIN(([.G112]^2)/([.$T112]^2);[.$S$2])))*[.$S112]*[.$T$1]);0)" office:value-type="float" office:value="1" calcext:value-type="float">
            <text:p>1</text:p>
          </table:table-cell>
          <table:table-cell table:formula="of:=IFERROR(ROUND(((MIN(([.F112]^2)/([.$T112]^2);[.$S$2]))*[.$S11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formula="of:=IFERROR(MIN(MAX(ROUND(AVERAGE((MIN(([.$D112]+[.$G112]+[.$H112])/3/[.$T112];[.$AE$2]))*([.$J112]+3)*[.$AG$2];([.I112]/50));0)*5; [.$AI$2]); [.$AH$2]);0)" office:value-type="float" office:value="15" calcext:value-type="float">
            <text:p>15</text:p>
          </table:table-cell>
          <table:table-cell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7.86" calcext:value-type="float">
            <text:p>17.86</text:p>
          </table:table-cell>
          <table:table-cell table:formula="of:=ROUND(AVERAGE([.AM112:.AS1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3:.H113])" office:value-type="float" office:value="140" calcext:value-type="float">
            <text:p>140</text:p>
          </table:table-cell>
          <table:table-cell table:formula="of:=ROUND((([.I113]/[.$S$1])*MAX([.I113]/420; 1.2));2)" office:value-type="float" office:value="1.87" calcext:value-type="float">
            <text:p>1.87</text:p>
          </table:table-cell>
          <table:table-cell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formula="of:=IFERROR(ROUND((MIN(([.$D113]^[.$L$2])/([.$T113]^2);[.$R$2]))*([.$J113]+[.$M$2]))*5;0)" office:value-type="float" office:value="10" calcext:value-type="float">
            <text:p>10</text:p>
          </table:table-cell>
          <table:table-cell table:formula="of:=IFERROR(ROUND((MIN(([.$D113]+[.$G113]+[.$H113])/3/[.$T113];[.$R$2]))*([.$J113]+3))*5;0)" office:value-type="float" office:value="20" calcext:value-type="float">
            <text:p>20</text:p>
          </table:table-cell>
          <table:table-cell table:formula="of:=IFERROR(ROUND(((MIN(([.$H113]^2)/([.$T113]^2);[.$R$2]))*([.$J113]+3)*[.$T$2]))*5;0)" office:value-type="float" office:value="15" calcext:value-type="float">
            <text:p>15</text:p>
          </table:table-cell>
          <table:table-cell table:formula="of:=IFERROR(ROUND(((MIN(([.$E113]^2)/([.$T113]^2);[.$R$2]))*([.$J113]+3)*[.$T$2]))*5;0)" office:value-type="float" office:value="15" calcext:value-type="float">
            <text:p>15</text:p>
          </table:table-cell>
          <table:table-cell table:formula="of:=IFERROR(ROUND(((MIN(([.$G113]^2)/([.$T113]^2);[.$R$2]))*([.$J113]+3)*[.$T$2]))*5;0)" office:value-type="float" office:value="15" calcext:value-type="float">
            <text:p>15</text:p>
          </table:table-cell>
          <table:table-cell table:formula="of:=IFERROR(ROUND((MIN(([.$F113]^[.$Q$2])/([.$T113]^2);[.$R$2]))*([.$J113]+[.$M$2]))*5;0)" office:value-type="float" office:value="10" calcext:value-type="float">
            <text:p>10</text:p>
          </table:table-cell>
          <table:table-cell table:formula="of:=ROUND(AVERAGE([.K113:.Q113]))" office:value-type="float" office:value="19" calcext:value-type="float">
            <text:p>19</text:p>
          </table:table-cell>
          <table:table-cell table:formula="of:=ROUND((([.I113]/[.$S$1])*MAX([.I113]/350;0.8));2)" office:value-type="float" office:value="1.24" calcext:value-type="float">
            <text:p>1.24</text:p>
          </table:table-cell>
          <table:table-cell table:formula="of:=ROUND([.I113]/6;2)" office:value-type="float" office:value="23.33" calcext:value-type="float">
            <text:p>23.33</text:p>
          </table:table-cell>
          <table:table-cell/>
          <table:table-cell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formula="of:=IFERROR(ROUND(((MIN(([.$D113]^2)/([.$T113]^2);[.$S$2])))*[.$S113]);0)" office:value-type="float" office:value="1" calcext:value-type="float">
            <text:p>1</text:p>
          </table:table-cell>
          <table:table-cell table:formula="of:=IFERROR(ROUND(MIN(([.D113]+[.G113]+[.H113])/3/[.$T113];[.$S$2])^2*[.$S113]);0)" office:value-type="float" office:value="1" calcext:value-type="float">
            <text:p>1</text:p>
          </table:table-cell>
          <table:table-cell table:formula="of:=IFERROR(ROUND(((MIN(([.H113]^2)/([.$T113]^2);[.$S$2])))*[.$S113]*[.$T$1]);0)" office:value-type="float" office:value="1" calcext:value-type="float">
            <text:p>1</text:p>
          </table:table-cell>
          <table:table-cell table:formula="of:=IFERROR(ROUND(((MIN(([.E113]^2)/([.$T113]^2);[.$S$2])))*[.$S113]*[.$T$1]);0)" office:value-type="float" office:value="1" calcext:value-type="float">
            <text:p>1</text:p>
          </table:table-cell>
          <table:table-cell table:formula="of:=IFERROR(ROUND(((MIN(([.G113]^2)/([.$T113]^2);[.$S$2])))*[.$S113]*[.$T$1]);0)" office:value-type="float" office:value="1" calcext:value-type="float">
            <text:p>1</text:p>
          </table:table-cell>
          <table:table-cell table:formula="of:=IFERROR(ROUND(((MIN(([.F113]^2)/([.$T113]^2);[.$S$2]))*[.$S11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formula="of:=IFERROR(MIN(MAX(ROUND(AVERAGE((MIN(([.$D113]+[.$G113]+[.$H113])/3/[.$T113];[.$AE$2]))*([.$J113]+3)*[.$AG$2];([.I113]/50));0)*5; [.$AI$2]); [.$AH$2]);0)" office:value-type="float" office:value="15" calcext:value-type="float">
            <text:p>15</text:p>
          </table:table-cell>
          <table:table-cell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7.86" calcext:value-type="float">
            <text:p>17.86</text:p>
          </table:table-cell>
          <table:table-cell table:formula="of:=ROUND(AVERAGE([.AM113:.AS1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4:.H114])" office:value-type="float" office:value="140" calcext:value-type="float">
            <text:p>140</text:p>
          </table:table-cell>
          <table:table-cell table:formula="of:=ROUND((([.I114]/[.$S$1])*MAX([.I114]/420; 1.2));2)" office:value-type="float" office:value="1.87" calcext:value-type="float">
            <text:p>1.87</text:p>
          </table:table-cell>
          <table:table-cell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formula="of:=IFERROR(ROUND((MIN(([.$D114]^[.$L$2])/([.$T114]^2);[.$R$2]))*([.$J114]+[.$M$2]))*5;0)" office:value-type="float" office:value="10" calcext:value-type="float">
            <text:p>10</text:p>
          </table:table-cell>
          <table:table-cell table:formula="of:=IFERROR(ROUND((MIN(([.$D114]+[.$G114]+[.$H114])/3/[.$T114];[.$R$2]))*([.$J114]+3))*5;0)" office:value-type="float" office:value="20" calcext:value-type="float">
            <text:p>20</text:p>
          </table:table-cell>
          <table:table-cell table:formula="of:=IFERROR(ROUND(((MIN(([.$H114]^2)/([.$T114]^2);[.$R$2]))*([.$J114]+3)*[.$T$2]))*5;0)" office:value-type="float" office:value="15" calcext:value-type="float">
            <text:p>15</text:p>
          </table:table-cell>
          <table:table-cell table:formula="of:=IFERROR(ROUND(((MIN(([.$E114]^2)/([.$T114]^2);[.$R$2]))*([.$J114]+3)*[.$T$2]))*5;0)" office:value-type="float" office:value="15" calcext:value-type="float">
            <text:p>15</text:p>
          </table:table-cell>
          <table:table-cell table:formula="of:=IFERROR(ROUND(((MIN(([.$G114]^2)/([.$T114]^2);[.$R$2]))*([.$J114]+3)*[.$T$2]))*5;0)" office:value-type="float" office:value="15" calcext:value-type="float">
            <text:p>15</text:p>
          </table:table-cell>
          <table:table-cell table:formula="of:=IFERROR(ROUND((MIN(([.$F114]^[.$Q$2])/([.$T114]^2);[.$R$2]))*([.$J114]+[.$M$2]))*5;0)" office:value-type="float" office:value="10" calcext:value-type="float">
            <text:p>10</text:p>
          </table:table-cell>
          <table:table-cell table:formula="of:=ROUND(AVERAGE([.K114:.Q114]))" office:value-type="float" office:value="19" calcext:value-type="float">
            <text:p>19</text:p>
          </table:table-cell>
          <table:table-cell table:formula="of:=ROUND((([.I114]/[.$S$1])*MAX([.I114]/350;0.8));2)" office:value-type="float" office:value="1.24" calcext:value-type="float">
            <text:p>1.24</text:p>
          </table:table-cell>
          <table:table-cell table:formula="of:=ROUND([.I114]/6;2)" office:value-type="float" office:value="23.33" calcext:value-type="float">
            <text:p>23.33</text:p>
          </table:table-cell>
          <table:table-cell/>
          <table:table-cell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formula="of:=IFERROR(ROUND(((MIN(([.$D114]^2)/([.$T114]^2);[.$S$2])))*[.$S114]);0)" office:value-type="float" office:value="1" calcext:value-type="float">
            <text:p>1</text:p>
          </table:table-cell>
          <table:table-cell table:formula="of:=IFERROR(ROUND(MIN(([.D114]+[.G114]+[.H114])/3/[.$T114];[.$S$2])^2*[.$S114]);0)" office:value-type="float" office:value="1" calcext:value-type="float">
            <text:p>1</text:p>
          </table:table-cell>
          <table:table-cell table:formula="of:=IFERROR(ROUND(((MIN(([.H114]^2)/([.$T114]^2);[.$S$2])))*[.$S114]*[.$T$1]);0)" office:value-type="float" office:value="1" calcext:value-type="float">
            <text:p>1</text:p>
          </table:table-cell>
          <table:table-cell table:formula="of:=IFERROR(ROUND(((MIN(([.E114]^2)/([.$T114]^2);[.$S$2])))*[.$S114]*[.$T$1]);0)" office:value-type="float" office:value="1" calcext:value-type="float">
            <text:p>1</text:p>
          </table:table-cell>
          <table:table-cell table:formula="of:=IFERROR(ROUND(((MIN(([.G114]^2)/([.$T114]^2);[.$S$2])))*[.$S114]*[.$T$1]);0)" office:value-type="float" office:value="1" calcext:value-type="float">
            <text:p>1</text:p>
          </table:table-cell>
          <table:table-cell table:formula="of:=IFERROR(ROUND(((MIN(([.F114]^2)/([.$T114]^2);[.$S$2]))*[.$S11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formula="of:=IFERROR(MIN(MAX(ROUND(AVERAGE((MIN(([.$D114]+[.$G114]+[.$H114])/3/[.$T114];[.$AE$2]))*([.$J114]+3)*[.$AG$2];([.I114]/50));0)*5; [.$AI$2]); [.$AH$2]);0)" office:value-type="float" office:value="15" calcext:value-type="float">
            <text:p>15</text:p>
          </table:table-cell>
          <table:table-cell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7.86" calcext:value-type="float">
            <text:p>17.86</text:p>
          </table:table-cell>
          <table:table-cell table:formula="of:=ROUND(AVERAGE([.AM114:.AS1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5:.H115])" office:value-type="float" office:value="140" calcext:value-type="float">
            <text:p>140</text:p>
          </table:table-cell>
          <table:table-cell table:formula="of:=ROUND((([.I115]/[.$S$1])*MAX([.I115]/420; 1.2));2)" office:value-type="float" office:value="1.87" calcext:value-type="float">
            <text:p>1.87</text:p>
          </table:table-cell>
          <table:table-cell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formula="of:=IFERROR(ROUND((MIN(([.$D115]^[.$L$2])/([.$T115]^2);[.$R$2]))*([.$J115]+[.$M$2]))*5;0)" office:value-type="float" office:value="10" calcext:value-type="float">
            <text:p>10</text:p>
          </table:table-cell>
          <table:table-cell table:formula="of:=IFERROR(ROUND((MIN(([.$D115]+[.$G115]+[.$H115])/3/[.$T115];[.$R$2]))*([.$J115]+3))*5;0)" office:value-type="float" office:value="20" calcext:value-type="float">
            <text:p>20</text:p>
          </table:table-cell>
          <table:table-cell table:formula="of:=IFERROR(ROUND(((MIN(([.$H115]^2)/([.$T115]^2);[.$R$2]))*([.$J115]+3)*[.$T$2]))*5;0)" office:value-type="float" office:value="15" calcext:value-type="float">
            <text:p>15</text:p>
          </table:table-cell>
          <table:table-cell table:formula="of:=IFERROR(ROUND(((MIN(([.$E115]^2)/([.$T115]^2);[.$R$2]))*([.$J115]+3)*[.$T$2]))*5;0)" office:value-type="float" office:value="15" calcext:value-type="float">
            <text:p>15</text:p>
          </table:table-cell>
          <table:table-cell table:formula="of:=IFERROR(ROUND(((MIN(([.$G115]^2)/([.$T115]^2);[.$R$2]))*([.$J115]+3)*[.$T$2]))*5;0)" office:value-type="float" office:value="15" calcext:value-type="float">
            <text:p>15</text:p>
          </table:table-cell>
          <table:table-cell table:formula="of:=IFERROR(ROUND((MIN(([.$F115]^[.$Q$2])/([.$T115]^2);[.$R$2]))*([.$J115]+[.$M$2]))*5;0)" office:value-type="float" office:value="10" calcext:value-type="float">
            <text:p>10</text:p>
          </table:table-cell>
          <table:table-cell table:formula="of:=ROUND(AVERAGE([.K115:.Q115]))" office:value-type="float" office:value="19" calcext:value-type="float">
            <text:p>19</text:p>
          </table:table-cell>
          <table:table-cell table:formula="of:=ROUND((([.I115]/[.$S$1])*MAX([.I115]/350;0.8));2)" office:value-type="float" office:value="1.24" calcext:value-type="float">
            <text:p>1.24</text:p>
          </table:table-cell>
          <table:table-cell table:formula="of:=ROUND([.I115]/6;2)" office:value-type="float" office:value="23.33" calcext:value-type="float">
            <text:p>23.33</text:p>
          </table:table-cell>
          <table:table-cell/>
          <table:table-cell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formula="of:=IFERROR(ROUND(((MIN(([.$D115]^2)/([.$T115]^2);[.$S$2])))*[.$S115]);0)" office:value-type="float" office:value="1" calcext:value-type="float">
            <text:p>1</text:p>
          </table:table-cell>
          <table:table-cell table:formula="of:=IFERROR(ROUND(MIN(([.D115]+[.G115]+[.H115])/3/[.$T115];[.$S$2])^2*[.$S115]);0)" office:value-type="float" office:value="1" calcext:value-type="float">
            <text:p>1</text:p>
          </table:table-cell>
          <table:table-cell table:formula="of:=IFERROR(ROUND(((MIN(([.H115]^2)/([.$T115]^2);[.$S$2])))*[.$S115]*[.$T$1]);0)" office:value-type="float" office:value="1" calcext:value-type="float">
            <text:p>1</text:p>
          </table:table-cell>
          <table:table-cell table:formula="of:=IFERROR(ROUND(((MIN(([.E115]^2)/([.$T115]^2);[.$S$2])))*[.$S115]*[.$T$1]);0)" office:value-type="float" office:value="1" calcext:value-type="float">
            <text:p>1</text:p>
          </table:table-cell>
          <table:table-cell table:formula="of:=IFERROR(ROUND(((MIN(([.G115]^2)/([.$T115]^2);[.$S$2])))*[.$S115]*[.$T$1]);0)" office:value-type="float" office:value="1" calcext:value-type="float">
            <text:p>1</text:p>
          </table:table-cell>
          <table:table-cell table:formula="of:=IFERROR(ROUND(((MIN(([.F115]^2)/([.$T115]^2);[.$S$2]))*[.$S11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formula="of:=IFERROR(MIN(MAX(ROUND(AVERAGE((MIN(([.$D115]+[.$G115]+[.$H115])/3/[.$T115];[.$AE$2]))*([.$J115]+3)*[.$AG$2];([.I115]/50));0)*5; [.$AI$2]); [.$AH$2]);0)" office:value-type="float" office:value="15" calcext:value-type="float">
            <text:p>15</text:p>
          </table:table-cell>
          <table:table-cell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7.86" calcext:value-type="float">
            <text:p>17.86</text:p>
          </table:table-cell>
          <table:table-cell table:formula="of:=ROUND(AVERAGE([.AM115:.AS1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6:.H116])" office:value-type="float" office:value="140" calcext:value-type="float">
            <text:p>140</text:p>
          </table:table-cell>
          <table:table-cell table:formula="of:=ROUND((([.I116]/[.$S$1])*MAX([.I116]/420; 1.2));2)" office:value-type="float" office:value="1.87" calcext:value-type="float">
            <text:p>1.87</text:p>
          </table:table-cell>
          <table:table-cell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formula="of:=IFERROR(ROUND((MIN(([.$D116]^[.$L$2])/([.$T116]^2);[.$R$2]))*([.$J116]+[.$M$2]))*5;0)" office:value-type="float" office:value="10" calcext:value-type="float">
            <text:p>10</text:p>
          </table:table-cell>
          <table:table-cell table:formula="of:=IFERROR(ROUND((MIN(([.$D116]+[.$G116]+[.$H116])/3/[.$T116];[.$R$2]))*([.$J116]+3))*5;0)" office:value-type="float" office:value="20" calcext:value-type="float">
            <text:p>20</text:p>
          </table:table-cell>
          <table:table-cell table:formula="of:=IFERROR(ROUND(((MIN(([.$H116]^2)/([.$T116]^2);[.$R$2]))*([.$J116]+3)*[.$T$2]))*5;0)" office:value-type="float" office:value="15" calcext:value-type="float">
            <text:p>15</text:p>
          </table:table-cell>
          <table:table-cell table:formula="of:=IFERROR(ROUND(((MIN(([.$E116]^2)/([.$T116]^2);[.$R$2]))*([.$J116]+3)*[.$T$2]))*5;0)" office:value-type="float" office:value="15" calcext:value-type="float">
            <text:p>15</text:p>
          </table:table-cell>
          <table:table-cell table:formula="of:=IFERROR(ROUND(((MIN(([.$G116]^2)/([.$T116]^2);[.$R$2]))*([.$J116]+3)*[.$T$2]))*5;0)" office:value-type="float" office:value="15" calcext:value-type="float">
            <text:p>15</text:p>
          </table:table-cell>
          <table:table-cell table:formula="of:=IFERROR(ROUND((MIN(([.$F116]^[.$Q$2])/([.$T116]^2);[.$R$2]))*([.$J116]+[.$M$2]))*5;0)" office:value-type="float" office:value="10" calcext:value-type="float">
            <text:p>10</text:p>
          </table:table-cell>
          <table:table-cell table:formula="of:=ROUND(AVERAGE([.K116:.Q116]))" office:value-type="float" office:value="19" calcext:value-type="float">
            <text:p>19</text:p>
          </table:table-cell>
          <table:table-cell table:formula="of:=ROUND((([.I116]/[.$S$1])*MAX([.I116]/350;0.8));2)" office:value-type="float" office:value="1.24" calcext:value-type="float">
            <text:p>1.24</text:p>
          </table:table-cell>
          <table:table-cell table:formula="of:=ROUND([.I116]/6;2)" office:value-type="float" office:value="23.33" calcext:value-type="float">
            <text:p>23.33</text:p>
          </table:table-cell>
          <table:table-cell/>
          <table:table-cell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formula="of:=IFERROR(ROUND(((MIN(([.$D116]^2)/([.$T116]^2);[.$S$2])))*[.$S116]);0)" office:value-type="float" office:value="1" calcext:value-type="float">
            <text:p>1</text:p>
          </table:table-cell>
          <table:table-cell table:formula="of:=IFERROR(ROUND(MIN(([.D116]+[.G116]+[.H116])/3/[.$T116];[.$S$2])^2*[.$S116]);0)" office:value-type="float" office:value="1" calcext:value-type="float">
            <text:p>1</text:p>
          </table:table-cell>
          <table:table-cell table:formula="of:=IFERROR(ROUND(((MIN(([.H116]^2)/([.$T116]^2);[.$S$2])))*[.$S116]*[.$T$1]);0)" office:value-type="float" office:value="1" calcext:value-type="float">
            <text:p>1</text:p>
          </table:table-cell>
          <table:table-cell table:formula="of:=IFERROR(ROUND(((MIN(([.E116]^2)/([.$T116]^2);[.$S$2])))*[.$S116]*[.$T$1]);0)" office:value-type="float" office:value="1" calcext:value-type="float">
            <text:p>1</text:p>
          </table:table-cell>
          <table:table-cell table:formula="of:=IFERROR(ROUND(((MIN(([.G116]^2)/([.$T116]^2);[.$S$2])))*[.$S116]*[.$T$1]);0)" office:value-type="float" office:value="1" calcext:value-type="float">
            <text:p>1</text:p>
          </table:table-cell>
          <table:table-cell table:formula="of:=IFERROR(ROUND(((MIN(([.F116]^2)/([.$T116]^2);[.$S$2]))*[.$S11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formula="of:=IFERROR(MIN(MAX(ROUND(AVERAGE((MIN(([.$D116]+[.$G116]+[.$H116])/3/[.$T116];[.$AE$2]))*([.$J116]+3)*[.$AG$2];([.I116]/50));0)*5; [.$AI$2]); [.$AH$2]);0)" office:value-type="float" office:value="15" calcext:value-type="float">
            <text:p>15</text:p>
          </table:table-cell>
          <table:table-cell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7.86" calcext:value-type="float">
            <text:p>17.86</text:p>
          </table:table-cell>
          <table:table-cell table:formula="of:=ROUND(AVERAGE([.AM116:.AS1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7:.H117])" office:value-type="float" office:value="140" calcext:value-type="float">
            <text:p>140</text:p>
          </table:table-cell>
          <table:table-cell table:formula="of:=ROUND((([.I117]/[.$S$1])*MAX([.I117]/420; 1.2));2)" office:value-type="float" office:value="1.87" calcext:value-type="float">
            <text:p>1.87</text:p>
          </table:table-cell>
          <table:table-cell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formula="of:=IFERROR(ROUND((MIN(([.$D117]^[.$L$2])/([.$T117]^2);[.$R$2]))*([.$J117]+[.$M$2]))*5;0)" office:value-type="float" office:value="10" calcext:value-type="float">
            <text:p>10</text:p>
          </table:table-cell>
          <table:table-cell table:formula="of:=IFERROR(ROUND((MIN(([.$D117]+[.$G117]+[.$H117])/3/[.$T117];[.$R$2]))*([.$J117]+3))*5;0)" office:value-type="float" office:value="20" calcext:value-type="float">
            <text:p>20</text:p>
          </table:table-cell>
          <table:table-cell table:formula="of:=IFERROR(ROUND(((MIN(([.$H117]^2)/([.$T117]^2);[.$R$2]))*([.$J117]+3)*[.$T$2]))*5;0)" office:value-type="float" office:value="15" calcext:value-type="float">
            <text:p>15</text:p>
          </table:table-cell>
          <table:table-cell table:formula="of:=IFERROR(ROUND(((MIN(([.$E117]^2)/([.$T117]^2);[.$R$2]))*([.$J117]+3)*[.$T$2]))*5;0)" office:value-type="float" office:value="15" calcext:value-type="float">
            <text:p>15</text:p>
          </table:table-cell>
          <table:table-cell table:formula="of:=IFERROR(ROUND(((MIN(([.$G117]^2)/([.$T117]^2);[.$R$2]))*([.$J117]+3)*[.$T$2]))*5;0)" office:value-type="float" office:value="15" calcext:value-type="float">
            <text:p>15</text:p>
          </table:table-cell>
          <table:table-cell table:formula="of:=IFERROR(ROUND((MIN(([.$F117]^[.$Q$2])/([.$T117]^2);[.$R$2]))*([.$J117]+[.$M$2]))*5;0)" office:value-type="float" office:value="10" calcext:value-type="float">
            <text:p>10</text:p>
          </table:table-cell>
          <table:table-cell table:formula="of:=ROUND(AVERAGE([.K117:.Q117]))" office:value-type="float" office:value="19" calcext:value-type="float">
            <text:p>19</text:p>
          </table:table-cell>
          <table:table-cell table:formula="of:=ROUND((([.I117]/[.$S$1])*MAX([.I117]/350;0.8));2)" office:value-type="float" office:value="1.24" calcext:value-type="float">
            <text:p>1.24</text:p>
          </table:table-cell>
          <table:table-cell table:formula="of:=ROUND([.I117]/6;2)" office:value-type="float" office:value="23.33" calcext:value-type="float">
            <text:p>23.33</text:p>
          </table:table-cell>
          <table:table-cell/>
          <table:table-cell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formula="of:=IFERROR(ROUND(((MIN(([.$D117]^2)/([.$T117]^2);[.$S$2])))*[.$S117]);0)" office:value-type="float" office:value="1" calcext:value-type="float">
            <text:p>1</text:p>
          </table:table-cell>
          <table:table-cell table:formula="of:=IFERROR(ROUND(MIN(([.D117]+[.G117]+[.H117])/3/[.$T117];[.$S$2])^2*[.$S117]);0)" office:value-type="float" office:value="1" calcext:value-type="float">
            <text:p>1</text:p>
          </table:table-cell>
          <table:table-cell table:formula="of:=IFERROR(ROUND(((MIN(([.H117]^2)/([.$T117]^2);[.$S$2])))*[.$S117]*[.$T$1]);0)" office:value-type="float" office:value="1" calcext:value-type="float">
            <text:p>1</text:p>
          </table:table-cell>
          <table:table-cell table:formula="of:=IFERROR(ROUND(((MIN(([.E117]^2)/([.$T117]^2);[.$S$2])))*[.$S117]*[.$T$1]);0)" office:value-type="float" office:value="1" calcext:value-type="float">
            <text:p>1</text:p>
          </table:table-cell>
          <table:table-cell table:formula="of:=IFERROR(ROUND(((MIN(([.G117]^2)/([.$T117]^2);[.$S$2])))*[.$S117]*[.$T$1]);0)" office:value-type="float" office:value="1" calcext:value-type="float">
            <text:p>1</text:p>
          </table:table-cell>
          <table:table-cell table:formula="of:=IFERROR(ROUND(((MIN(([.F117]^2)/([.$T117]^2);[.$S$2]))*[.$S11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formula="of:=IFERROR(MIN(MAX(ROUND(AVERAGE((MIN(([.$D117]+[.$G117]+[.$H117])/3/[.$T117];[.$AE$2]))*([.$J117]+3)*[.$AG$2];([.I117]/50));0)*5; [.$AI$2]); [.$AH$2]);0)" office:value-type="float" office:value="15" calcext:value-type="float">
            <text:p>15</text:p>
          </table:table-cell>
          <table:table-cell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7.86" calcext:value-type="float">
            <text:p>17.86</text:p>
          </table:table-cell>
          <table:table-cell table:formula="of:=ROUND(AVERAGE([.AM117:.AS1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fx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8:.H118])" office:value-type="float" office:value="140" calcext:value-type="float">
            <text:p>140</text:p>
          </table:table-cell>
          <table:table-cell table:formula="of:=ROUND((([.I118]/[.$S$1])*MAX([.I118]/420; 1.2));2)" office:value-type="float" office:value="1.87" calcext:value-type="float">
            <text:p>1.87</text:p>
          </table:table-cell>
          <table:table-cell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formula="of:=IFERROR(ROUND((MIN(([.$D118]^[.$L$2])/([.$T118]^2);[.$R$2]))*([.$J118]+[.$M$2]))*5;0)" office:value-type="float" office:value="10" calcext:value-type="float">
            <text:p>10</text:p>
          </table:table-cell>
          <table:table-cell table:formula="of:=IFERROR(ROUND((MIN(([.$D118]+[.$G118]+[.$H118])/3/[.$T118];[.$R$2]))*([.$J118]+3))*5;0)" office:value-type="float" office:value="20" calcext:value-type="float">
            <text:p>20</text:p>
          </table:table-cell>
          <table:table-cell table:formula="of:=IFERROR(ROUND(((MIN(([.$H118]^2)/([.$T118]^2);[.$R$2]))*([.$J118]+3)*[.$T$2]))*5;0)" office:value-type="float" office:value="15" calcext:value-type="float">
            <text:p>15</text:p>
          </table:table-cell>
          <table:table-cell table:formula="of:=IFERROR(ROUND(((MIN(([.$E118]^2)/([.$T118]^2);[.$R$2]))*([.$J118]+3)*[.$T$2]))*5;0)" office:value-type="float" office:value="15" calcext:value-type="float">
            <text:p>15</text:p>
          </table:table-cell>
          <table:table-cell table:formula="of:=IFERROR(ROUND(((MIN(([.$G118]^2)/([.$T118]^2);[.$R$2]))*([.$J118]+3)*[.$T$2]))*5;0)" office:value-type="float" office:value="15" calcext:value-type="float">
            <text:p>15</text:p>
          </table:table-cell>
          <table:table-cell table:formula="of:=IFERROR(ROUND((MIN(([.$F118]^[.$Q$2])/([.$T118]^2);[.$R$2]))*([.$J118]+[.$M$2]))*5;0)" office:value-type="float" office:value="10" calcext:value-type="float">
            <text:p>10</text:p>
          </table:table-cell>
          <table:table-cell table:formula="of:=ROUND(AVERAGE([.K118:.Q118]))" office:value-type="float" office:value="19" calcext:value-type="float">
            <text:p>19</text:p>
          </table:table-cell>
          <table:table-cell table:formula="of:=ROUND((([.I118]/[.$S$1])*MAX([.I118]/350;0.8));2)" office:value-type="float" office:value="1.24" calcext:value-type="float">
            <text:p>1.24</text:p>
          </table:table-cell>
          <table:table-cell table:formula="of:=ROUND([.I118]/6;2)" office:value-type="float" office:value="23.33" calcext:value-type="float">
            <text:p>23.33</text:p>
          </table:table-cell>
          <table:table-cell/>
          <table:table-cell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formula="of:=IFERROR(ROUND(((MIN(([.$D118]^2)/([.$T118]^2);[.$S$2])))*[.$S118]);0)" office:value-type="float" office:value="1" calcext:value-type="float">
            <text:p>1</text:p>
          </table:table-cell>
          <table:table-cell table:formula="of:=IFERROR(ROUND(MIN(([.D118]+[.G118]+[.H118])/3/[.$T118];[.$S$2])^2*[.$S118]);0)" office:value-type="float" office:value="1" calcext:value-type="float">
            <text:p>1</text:p>
          </table:table-cell>
          <table:table-cell table:formula="of:=IFERROR(ROUND(((MIN(([.H118]^2)/([.$T118]^2);[.$S$2])))*[.$S118]*[.$T$1]);0)" office:value-type="float" office:value="1" calcext:value-type="float">
            <text:p>1</text:p>
          </table:table-cell>
          <table:table-cell table:formula="of:=IFERROR(ROUND(((MIN(([.E118]^2)/([.$T118]^2);[.$S$2])))*[.$S118]*[.$T$1]);0)" office:value-type="float" office:value="1" calcext:value-type="float">
            <text:p>1</text:p>
          </table:table-cell>
          <table:table-cell table:formula="of:=IFERROR(ROUND(((MIN(([.G118]^2)/([.$T118]^2);[.$S$2])))*[.$S118]*[.$T$1]);0)" office:value-type="float" office:value="1" calcext:value-type="float">
            <text:p>1</text:p>
          </table:table-cell>
          <table:table-cell table:formula="of:=IFERROR(ROUND(((MIN(([.F118]^2)/([.$T118]^2);[.$S$2]))*[.$S11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formula="of:=IFERROR(MIN(MAX(ROUND(AVERAGE((MIN(([.$D118]+[.$G118]+[.$H118])/3/[.$T118];[.$AE$2]))*([.$J118]+3)*[.$AG$2];([.I118]/50));0)*5; [.$AI$2]); [.$AH$2]);0)" office:value-type="float" office:value="15" calcext:value-type="float">
            <text:p>15</text:p>
          </table:table-cell>
          <table:table-cell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7.86" calcext:value-type="float">
            <text:p>17.86</text:p>
          </table:table-cell>
          <table:table-cell table:formula="of:=ROUND(AVERAGE([.AM118:.AS1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9:.H119])" office:value-type="float" office:value="140" calcext:value-type="float">
            <text:p>140</text:p>
          </table:table-cell>
          <table:table-cell table:formula="of:=ROUND((([.I119]/[.$S$1])*MAX([.I119]/420; 1.2));2)" office:value-type="float" office:value="1.87" calcext:value-type="float">
            <text:p>1.87</text:p>
          </table:table-cell>
          <table:table-cell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formula="of:=IFERROR(ROUND((MIN(([.$D119]^[.$L$2])/([.$T119]^2);[.$R$2]))*([.$J119]+[.$M$2]))*5;0)" office:value-type="float" office:value="10" calcext:value-type="float">
            <text:p>10</text:p>
          </table:table-cell>
          <table:table-cell table:formula="of:=IFERROR(ROUND((MIN(([.$D119]+[.$G119]+[.$H119])/3/[.$T119];[.$R$2]))*([.$J119]+3))*5;0)" office:value-type="float" office:value="20" calcext:value-type="float">
            <text:p>20</text:p>
          </table:table-cell>
          <table:table-cell table:formula="of:=IFERROR(ROUND(((MIN(([.$H119]^2)/([.$T119]^2);[.$R$2]))*([.$J119]+3)*[.$T$2]))*5;0)" office:value-type="float" office:value="15" calcext:value-type="float">
            <text:p>15</text:p>
          </table:table-cell>
          <table:table-cell table:formula="of:=IFERROR(ROUND(((MIN(([.$E119]^2)/([.$T119]^2);[.$R$2]))*([.$J119]+3)*[.$T$2]))*5;0)" office:value-type="float" office:value="15" calcext:value-type="float">
            <text:p>15</text:p>
          </table:table-cell>
          <table:table-cell table:formula="of:=IFERROR(ROUND(((MIN(([.$G119]^2)/([.$T119]^2);[.$R$2]))*([.$J119]+3)*[.$T$2]))*5;0)" office:value-type="float" office:value="15" calcext:value-type="float">
            <text:p>15</text:p>
          </table:table-cell>
          <table:table-cell table:formula="of:=IFERROR(ROUND((MIN(([.$F119]^[.$Q$2])/([.$T119]^2);[.$R$2]))*([.$J119]+[.$M$2]))*5;0)" office:value-type="float" office:value="10" calcext:value-type="float">
            <text:p>10</text:p>
          </table:table-cell>
          <table:table-cell table:formula="of:=ROUND(AVERAGE([.K119:.Q119]))" office:value-type="float" office:value="19" calcext:value-type="float">
            <text:p>19</text:p>
          </table:table-cell>
          <table:table-cell table:formula="of:=ROUND((([.I119]/[.$S$1])*MAX([.I119]/350;0.8));2)" office:value-type="float" office:value="1.24" calcext:value-type="float">
            <text:p>1.24</text:p>
          </table:table-cell>
          <table:table-cell table:formula="of:=ROUND([.I119]/6;2)" office:value-type="float" office:value="23.33" calcext:value-type="float">
            <text:p>23.33</text:p>
          </table:table-cell>
          <table:table-cell/>
          <table:table-cell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formula="of:=IFERROR(ROUND(((MIN(([.$D119]^2)/([.$T119]^2);[.$S$2])))*[.$S119]);0)" office:value-type="float" office:value="1" calcext:value-type="float">
            <text:p>1</text:p>
          </table:table-cell>
          <table:table-cell table:formula="of:=IFERROR(ROUND(MIN(([.D119]+[.G119]+[.H119])/3/[.$T119];[.$S$2])^2*[.$S119]);0)" office:value-type="float" office:value="1" calcext:value-type="float">
            <text:p>1</text:p>
          </table:table-cell>
          <table:table-cell table:formula="of:=IFERROR(ROUND(((MIN(([.H119]^2)/([.$T119]^2);[.$S$2])))*[.$S119]*[.$T$1]);0)" office:value-type="float" office:value="1" calcext:value-type="float">
            <text:p>1</text:p>
          </table:table-cell>
          <table:table-cell table:formula="of:=IFERROR(ROUND(((MIN(([.E119]^2)/([.$T119]^2);[.$S$2])))*[.$S119]*[.$T$1]);0)" office:value-type="float" office:value="1" calcext:value-type="float">
            <text:p>1</text:p>
          </table:table-cell>
          <table:table-cell table:formula="of:=IFERROR(ROUND(((MIN(([.G119]^2)/([.$T119]^2);[.$S$2])))*[.$S119]*[.$T$1]);0)" office:value-type="float" office:value="1" calcext:value-type="float">
            <text:p>1</text:p>
          </table:table-cell>
          <table:table-cell table:formula="of:=IFERROR(ROUND(((MIN(([.F119]^2)/([.$T119]^2);[.$S$2]))*[.$S11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formula="of:=IFERROR(MIN(MAX(ROUND(AVERAGE((MIN(([.$D119]+[.$G119]+[.$H119])/3/[.$T119];[.$AE$2]))*([.$J119]+3)*[.$AG$2];([.I119]/50));0)*5; [.$AI$2]); [.$AH$2]);0)" office:value-type="float" office:value="15" calcext:value-type="float">
            <text:p>15</text:p>
          </table:table-cell>
          <table:table-cell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7.86" calcext:value-type="float">
            <text:p>17.86</text:p>
          </table:table-cell>
          <table:table-cell table:formula="of:=ROUND(AVERAGE([.AM119:.AS1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0:.H120])" office:value-type="float" office:value="140" calcext:value-type="float">
            <text:p>140</text:p>
          </table:table-cell>
          <table:table-cell table:formula="of:=ROUND((([.I120]/[.$S$1])*MAX([.I120]/420; 1.2));2)" office:value-type="float" office:value="1.87" calcext:value-type="float">
            <text:p>1.87</text:p>
          </table:table-cell>
          <table:table-cell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formula="of:=IFERROR(ROUND((MIN(([.$D120]^[.$L$2])/([.$T120]^2);[.$R$2]))*([.$J120]+[.$M$2]))*5;0)" office:value-type="float" office:value="10" calcext:value-type="float">
            <text:p>10</text:p>
          </table:table-cell>
          <table:table-cell table:formula="of:=IFERROR(ROUND((MIN(([.$D120]+[.$G120]+[.$H120])/3/[.$T120];[.$R$2]))*([.$J120]+3))*5;0)" office:value-type="float" office:value="20" calcext:value-type="float">
            <text:p>20</text:p>
          </table:table-cell>
          <table:table-cell table:formula="of:=IFERROR(ROUND(((MIN(([.$H120]^2)/([.$T120]^2);[.$R$2]))*([.$J120]+3)*[.$T$2]))*5;0)" office:value-type="float" office:value="15" calcext:value-type="float">
            <text:p>15</text:p>
          </table:table-cell>
          <table:table-cell table:formula="of:=IFERROR(ROUND(((MIN(([.$E120]^2)/([.$T120]^2);[.$R$2]))*([.$J120]+3)*[.$T$2]))*5;0)" office:value-type="float" office:value="15" calcext:value-type="float">
            <text:p>15</text:p>
          </table:table-cell>
          <table:table-cell table:formula="of:=IFERROR(ROUND(((MIN(([.$G120]^2)/([.$T120]^2);[.$R$2]))*([.$J120]+3)*[.$T$2]))*5;0)" office:value-type="float" office:value="15" calcext:value-type="float">
            <text:p>15</text:p>
          </table:table-cell>
          <table:table-cell table:formula="of:=IFERROR(ROUND((MIN(([.$F120]^[.$Q$2])/([.$T120]^2);[.$R$2]))*([.$J120]+[.$M$2]))*5;0)" office:value-type="float" office:value="10" calcext:value-type="float">
            <text:p>10</text:p>
          </table:table-cell>
          <table:table-cell table:formula="of:=ROUND(AVERAGE([.K120:.Q120]))" office:value-type="float" office:value="19" calcext:value-type="float">
            <text:p>19</text:p>
          </table:table-cell>
          <table:table-cell table:formula="of:=ROUND((([.I120]/[.$S$1])*MAX([.I120]/350;0.8));2)" office:value-type="float" office:value="1.24" calcext:value-type="float">
            <text:p>1.24</text:p>
          </table:table-cell>
          <table:table-cell table:formula="of:=ROUND([.I120]/6;2)" office:value-type="float" office:value="23.33" calcext:value-type="float">
            <text:p>23.33</text:p>
          </table:table-cell>
          <table:table-cell/>
          <table:table-cell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formula="of:=IFERROR(ROUND(((MIN(([.$D120]^2)/([.$T120]^2);[.$S$2])))*[.$S120]);0)" office:value-type="float" office:value="1" calcext:value-type="float">
            <text:p>1</text:p>
          </table:table-cell>
          <table:table-cell table:formula="of:=IFERROR(ROUND(MIN(([.D120]+[.G120]+[.H120])/3/[.$T120];[.$S$2])^2*[.$S120]);0)" office:value-type="float" office:value="1" calcext:value-type="float">
            <text:p>1</text:p>
          </table:table-cell>
          <table:table-cell table:formula="of:=IFERROR(ROUND(((MIN(([.H120]^2)/([.$T120]^2);[.$S$2])))*[.$S120]*[.$T$1]);0)" office:value-type="float" office:value="1" calcext:value-type="float">
            <text:p>1</text:p>
          </table:table-cell>
          <table:table-cell table:formula="of:=IFERROR(ROUND(((MIN(([.E120]^2)/([.$T120]^2);[.$S$2])))*[.$S120]*[.$T$1]);0)" office:value-type="float" office:value="1" calcext:value-type="float">
            <text:p>1</text:p>
          </table:table-cell>
          <table:table-cell table:formula="of:=IFERROR(ROUND(((MIN(([.G120]^2)/([.$T120]^2);[.$S$2])))*[.$S120]*[.$T$1]);0)" office:value-type="float" office:value="1" calcext:value-type="float">
            <text:p>1</text:p>
          </table:table-cell>
          <table:table-cell table:formula="of:=IFERROR(ROUND(((MIN(([.F120]^2)/([.$T120]^2);[.$S$2]))*[.$S12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formula="of:=IFERROR(MIN(MAX(ROUND(AVERAGE((MIN(([.$D120]+[.$G120]+[.$H120])/3/[.$T120];[.$AE$2]))*([.$J120]+3)*[.$AG$2];([.I120]/50));0)*5; [.$AI$2]); [.$AH$2]);0)" office:value-type="float" office:value="15" calcext:value-type="float">
            <text:p>15</text:p>
          </table:table-cell>
          <table:table-cell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7.86" calcext:value-type="float">
            <text:p>17.86</text:p>
          </table:table-cell>
          <table:table-cell table:formula="of:=ROUND(AVERAGE([.AM120:.AS1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1:.H121])" office:value-type="float" office:value="140" calcext:value-type="float">
            <text:p>140</text:p>
          </table:table-cell>
          <table:table-cell table:formula="of:=ROUND((([.I121]/[.$S$1])*MAX([.I121]/420; 1.2));2)" office:value-type="float" office:value="1.87" calcext:value-type="float">
            <text:p>1.87</text:p>
          </table:table-cell>
          <table:table-cell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formula="of:=IFERROR(ROUND((MIN(([.$D121]^[.$L$2])/([.$T121]^2);[.$R$2]))*([.$J121]+[.$M$2]))*5;0)" office:value-type="float" office:value="10" calcext:value-type="float">
            <text:p>10</text:p>
          </table:table-cell>
          <table:table-cell table:formula="of:=IFERROR(ROUND((MIN(([.$D121]+[.$G121]+[.$H121])/3/[.$T121];[.$R$2]))*([.$J121]+3))*5;0)" office:value-type="float" office:value="20" calcext:value-type="float">
            <text:p>20</text:p>
          </table:table-cell>
          <table:table-cell table:formula="of:=IFERROR(ROUND(((MIN(([.$H121]^2)/([.$T121]^2);[.$R$2]))*([.$J121]+3)*[.$T$2]))*5;0)" office:value-type="float" office:value="15" calcext:value-type="float">
            <text:p>15</text:p>
          </table:table-cell>
          <table:table-cell table:formula="of:=IFERROR(ROUND(((MIN(([.$E121]^2)/([.$T121]^2);[.$R$2]))*([.$J121]+3)*[.$T$2]))*5;0)" office:value-type="float" office:value="15" calcext:value-type="float">
            <text:p>15</text:p>
          </table:table-cell>
          <table:table-cell table:formula="of:=IFERROR(ROUND(((MIN(([.$G121]^2)/([.$T121]^2);[.$R$2]))*([.$J121]+3)*[.$T$2]))*5;0)" office:value-type="float" office:value="15" calcext:value-type="float">
            <text:p>15</text:p>
          </table:table-cell>
          <table:table-cell table:formula="of:=IFERROR(ROUND((MIN(([.$F121]^[.$Q$2])/([.$T121]^2);[.$R$2]))*([.$J121]+[.$M$2]))*5;0)" office:value-type="float" office:value="10" calcext:value-type="float">
            <text:p>10</text:p>
          </table:table-cell>
          <table:table-cell table:formula="of:=ROUND(AVERAGE([.K121:.Q121]))" office:value-type="float" office:value="19" calcext:value-type="float">
            <text:p>19</text:p>
          </table:table-cell>
          <table:table-cell table:formula="of:=ROUND((([.I121]/[.$S$1])*MAX([.I121]/350;0.8));2)" office:value-type="float" office:value="1.24" calcext:value-type="float">
            <text:p>1.24</text:p>
          </table:table-cell>
          <table:table-cell table:formula="of:=ROUND([.I121]/6;2)" office:value-type="float" office:value="23.33" calcext:value-type="float">
            <text:p>23.33</text:p>
          </table:table-cell>
          <table:table-cell/>
          <table:table-cell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formula="of:=IFERROR(ROUND(((MIN(([.$D121]^2)/([.$T121]^2);[.$S$2])))*[.$S121]);0)" office:value-type="float" office:value="1" calcext:value-type="float">
            <text:p>1</text:p>
          </table:table-cell>
          <table:table-cell table:formula="of:=IFERROR(ROUND(MIN(([.D121]+[.G121]+[.H121])/3/[.$T121];[.$S$2])^2*[.$S121]);0)" office:value-type="float" office:value="1" calcext:value-type="float">
            <text:p>1</text:p>
          </table:table-cell>
          <table:table-cell table:formula="of:=IFERROR(ROUND(((MIN(([.H121]^2)/([.$T121]^2);[.$S$2])))*[.$S121]*[.$T$1]);0)" office:value-type="float" office:value="1" calcext:value-type="float">
            <text:p>1</text:p>
          </table:table-cell>
          <table:table-cell table:formula="of:=IFERROR(ROUND(((MIN(([.E121]^2)/([.$T121]^2);[.$S$2])))*[.$S121]*[.$T$1]);0)" office:value-type="float" office:value="1" calcext:value-type="float">
            <text:p>1</text:p>
          </table:table-cell>
          <table:table-cell table:formula="of:=IFERROR(ROUND(((MIN(([.G121]^2)/([.$T121]^2);[.$S$2])))*[.$S121]*[.$T$1]);0)" office:value-type="float" office:value="1" calcext:value-type="float">
            <text:p>1</text:p>
          </table:table-cell>
          <table:table-cell table:formula="of:=IFERROR(ROUND(((MIN(([.F121]^2)/([.$T121]^2);[.$S$2]))*[.$S1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formula="of:=IFERROR(MIN(MAX(ROUND(AVERAGE((MIN(([.$D121]+[.$G121]+[.$H121])/3/[.$T121];[.$AE$2]))*([.$J121]+3)*[.$AG$2];([.I121]/50));0)*5; [.$AI$2]); [.$AH$2]);0)" office:value-type="float" office:value="15" calcext:value-type="float">
            <text:p>15</text:p>
          </table:table-cell>
          <table:table-cell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7.86" calcext:value-type="float">
            <text:p>17.86</text:p>
          </table:table-cell>
          <table:table-cell table:formula="of:=ROUND(AVERAGE([.AM121:.AS1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2:.H122])" office:value-type="float" office:value="140" calcext:value-type="float">
            <text:p>140</text:p>
          </table:table-cell>
          <table:table-cell table:formula="of:=ROUND((([.I122]/[.$S$1])*MAX([.I122]/420; 1.2));2)" office:value-type="float" office:value="1.87" calcext:value-type="float">
            <text:p>1.87</text:p>
          </table:table-cell>
          <table:table-cell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formula="of:=IFERROR(ROUND((MIN(([.$D122]^[.$L$2])/([.$T122]^2);[.$R$2]))*([.$J122]+[.$M$2]))*5;0)" office:value-type="float" office:value="10" calcext:value-type="float">
            <text:p>10</text:p>
          </table:table-cell>
          <table:table-cell table:formula="of:=IFERROR(ROUND((MIN(([.$D122]+[.$G122]+[.$H122])/3/[.$T122];[.$R$2]))*([.$J122]+3))*5;0)" office:value-type="float" office:value="20" calcext:value-type="float">
            <text:p>20</text:p>
          </table:table-cell>
          <table:table-cell table:formula="of:=IFERROR(ROUND(((MIN(([.$H122]^2)/([.$T122]^2);[.$R$2]))*([.$J122]+3)*[.$T$2]))*5;0)" office:value-type="float" office:value="15" calcext:value-type="float">
            <text:p>15</text:p>
          </table:table-cell>
          <table:table-cell table:formula="of:=IFERROR(ROUND(((MIN(([.$E122]^2)/([.$T122]^2);[.$R$2]))*([.$J122]+3)*[.$T$2]))*5;0)" office:value-type="float" office:value="15" calcext:value-type="float">
            <text:p>15</text:p>
          </table:table-cell>
          <table:table-cell table:formula="of:=IFERROR(ROUND(((MIN(([.$G122]^2)/([.$T122]^2);[.$R$2]))*([.$J122]+3)*[.$T$2]))*5;0)" office:value-type="float" office:value="15" calcext:value-type="float">
            <text:p>15</text:p>
          </table:table-cell>
          <table:table-cell table:formula="of:=IFERROR(ROUND((MIN(([.$F122]^[.$Q$2])/([.$T122]^2);[.$R$2]))*([.$J122]+[.$M$2]))*5;0)" office:value-type="float" office:value="10" calcext:value-type="float">
            <text:p>10</text:p>
          </table:table-cell>
          <table:table-cell table:formula="of:=ROUND(AVERAGE([.K122:.Q122]))" office:value-type="float" office:value="19" calcext:value-type="float">
            <text:p>19</text:p>
          </table:table-cell>
          <table:table-cell table:formula="of:=ROUND((([.I122]/[.$S$1])*MAX([.I122]/350;0.8));2)" office:value-type="float" office:value="1.24" calcext:value-type="float">
            <text:p>1.24</text:p>
          </table:table-cell>
          <table:table-cell table:formula="of:=ROUND([.I122]/6;2)" office:value-type="float" office:value="23.33" calcext:value-type="float">
            <text:p>23.33</text:p>
          </table:table-cell>
          <table:table-cell/>
          <table:table-cell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formula="of:=IFERROR(ROUND(((MIN(([.$D122]^2)/([.$T122]^2);[.$S$2])))*[.$S122]);0)" office:value-type="float" office:value="1" calcext:value-type="float">
            <text:p>1</text:p>
          </table:table-cell>
          <table:table-cell table:formula="of:=IFERROR(ROUND(MIN(([.D122]+[.G122]+[.H122])/3/[.$T122];[.$S$2])^2*[.$S122]);0)" office:value-type="float" office:value="1" calcext:value-type="float">
            <text:p>1</text:p>
          </table:table-cell>
          <table:table-cell table:formula="of:=IFERROR(ROUND(((MIN(([.H122]^2)/([.$T122]^2);[.$S$2])))*[.$S122]*[.$T$1]);0)" office:value-type="float" office:value="1" calcext:value-type="float">
            <text:p>1</text:p>
          </table:table-cell>
          <table:table-cell table:formula="of:=IFERROR(ROUND(((MIN(([.E122]^2)/([.$T122]^2);[.$S$2])))*[.$S122]*[.$T$1]);0)" office:value-type="float" office:value="1" calcext:value-type="float">
            <text:p>1</text:p>
          </table:table-cell>
          <table:table-cell table:formula="of:=IFERROR(ROUND(((MIN(([.G122]^2)/([.$T122]^2);[.$S$2])))*[.$S122]*[.$T$1]);0)" office:value-type="float" office:value="1" calcext:value-type="float">
            <text:p>1</text:p>
          </table:table-cell>
          <table:table-cell table:formula="of:=IFERROR(ROUND(((MIN(([.F122]^2)/([.$T122]^2);[.$S$2]))*[.$S1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formula="of:=IFERROR(MIN(MAX(ROUND(AVERAGE((MIN(([.$D122]+[.$G122]+[.$H122])/3/[.$T122];[.$AE$2]))*([.$J122]+3)*[.$AG$2];([.I122]/50));0)*5; [.$AI$2]); [.$AH$2]);0)" office:value-type="float" office:value="15" calcext:value-type="float">
            <text:p>15</text:p>
          </table:table-cell>
          <table:table-cell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7.86" calcext:value-type="float">
            <text:p>17.86</text:p>
          </table:table-cell>
          <table:table-cell table:formula="of:=ROUND(AVERAGE([.AM122:.AS1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3:.H123])" office:value-type="float" office:value="140" calcext:value-type="float">
            <text:p>140</text:p>
          </table:table-cell>
          <table:table-cell table:formula="of:=ROUND((([.I123]/[.$S$1])*MAX([.I123]/420; 1.2));2)" office:value-type="float" office:value="1.87" calcext:value-type="float">
            <text:p>1.87</text:p>
          </table:table-cell>
          <table:table-cell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formula="of:=IFERROR(ROUND((MIN(([.$D123]^[.$L$2])/([.$T123]^2);[.$R$2]))*([.$J123]+[.$M$2]))*5;0)" office:value-type="float" office:value="10" calcext:value-type="float">
            <text:p>10</text:p>
          </table:table-cell>
          <table:table-cell table:formula="of:=IFERROR(ROUND((MIN(([.$D123]+[.$G123]+[.$H123])/3/[.$T123];[.$R$2]))*([.$J123]+3))*5;0)" office:value-type="float" office:value="20" calcext:value-type="float">
            <text:p>20</text:p>
          </table:table-cell>
          <table:table-cell table:formula="of:=IFERROR(ROUND(((MIN(([.$H123]^2)/([.$T123]^2);[.$R$2]))*([.$J123]+3)*[.$T$2]))*5;0)" office:value-type="float" office:value="15" calcext:value-type="float">
            <text:p>15</text:p>
          </table:table-cell>
          <table:table-cell table:formula="of:=IFERROR(ROUND(((MIN(([.$E123]^2)/([.$T123]^2);[.$R$2]))*([.$J123]+3)*[.$T$2]))*5;0)" office:value-type="float" office:value="15" calcext:value-type="float">
            <text:p>15</text:p>
          </table:table-cell>
          <table:table-cell table:formula="of:=IFERROR(ROUND(((MIN(([.$G123]^2)/([.$T123]^2);[.$R$2]))*([.$J123]+3)*[.$T$2]))*5;0)" office:value-type="float" office:value="15" calcext:value-type="float">
            <text:p>15</text:p>
          </table:table-cell>
          <table:table-cell table:formula="of:=IFERROR(ROUND((MIN(([.$F123]^[.$Q$2])/([.$T123]^2);[.$R$2]))*([.$J123]+[.$M$2]))*5;0)" office:value-type="float" office:value="10" calcext:value-type="float">
            <text:p>10</text:p>
          </table:table-cell>
          <table:table-cell table:formula="of:=ROUND(AVERAGE([.K123:.Q123]))" office:value-type="float" office:value="19" calcext:value-type="float">
            <text:p>19</text:p>
          </table:table-cell>
          <table:table-cell table:formula="of:=ROUND((([.I123]/[.$S$1])*MAX([.I123]/350;0.8));2)" office:value-type="float" office:value="1.24" calcext:value-type="float">
            <text:p>1.24</text:p>
          </table:table-cell>
          <table:table-cell table:formula="of:=ROUND([.I123]/6;2)" office:value-type="float" office:value="23.33" calcext:value-type="float">
            <text:p>23.33</text:p>
          </table:table-cell>
          <table:table-cell/>
          <table:table-cell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formula="of:=IFERROR(ROUND(((MIN(([.$D123]^2)/([.$T123]^2);[.$S$2])))*[.$S123]);0)" office:value-type="float" office:value="1" calcext:value-type="float">
            <text:p>1</text:p>
          </table:table-cell>
          <table:table-cell table:formula="of:=IFERROR(ROUND(MIN(([.D123]+[.G123]+[.H123])/3/[.$T123];[.$S$2])^2*[.$S123]);0)" office:value-type="float" office:value="1" calcext:value-type="float">
            <text:p>1</text:p>
          </table:table-cell>
          <table:table-cell table:formula="of:=IFERROR(ROUND(((MIN(([.H123]^2)/([.$T123]^2);[.$S$2])))*[.$S123]*[.$T$1]);0)" office:value-type="float" office:value="1" calcext:value-type="float">
            <text:p>1</text:p>
          </table:table-cell>
          <table:table-cell table:formula="of:=IFERROR(ROUND(((MIN(([.E123]^2)/([.$T123]^2);[.$S$2])))*[.$S123]*[.$T$1]);0)" office:value-type="float" office:value="1" calcext:value-type="float">
            <text:p>1</text:p>
          </table:table-cell>
          <table:table-cell table:formula="of:=IFERROR(ROUND(((MIN(([.G123]^2)/([.$T123]^2);[.$S$2])))*[.$S123]*[.$T$1]);0)" office:value-type="float" office:value="1" calcext:value-type="float">
            <text:p>1</text:p>
          </table:table-cell>
          <table:table-cell table:formula="of:=IFERROR(ROUND(((MIN(([.F123]^2)/([.$T123]^2);[.$S$2]))*[.$S1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formula="of:=IFERROR(MIN(MAX(ROUND(AVERAGE((MIN(([.$D123]+[.$G123]+[.$H123])/3/[.$T123];[.$AE$2]))*([.$J123]+3)*[.$AG$2];([.I123]/50));0)*5; [.$AI$2]); [.$AH$2]);0)" office:value-type="float" office:value="15" calcext:value-type="float">
            <text:p>15</text:p>
          </table:table-cell>
          <table:table-cell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7.86" calcext:value-type="float">
            <text:p>17.86</text:p>
          </table:table-cell>
          <table:table-cell table:formula="of:=ROUND(AVERAGE([.AM123:.AS1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4:.H124])" office:value-type="float" office:value="140" calcext:value-type="float">
            <text:p>140</text:p>
          </table:table-cell>
          <table:table-cell table:formula="of:=ROUND((([.I124]/[.$S$1])*MAX([.I124]/420; 1.2));2)" office:value-type="float" office:value="1.87" calcext:value-type="float">
            <text:p>1.87</text:p>
          </table:table-cell>
          <table:table-cell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formula="of:=IFERROR(ROUND((MIN(([.$D124]^[.$L$2])/([.$T124]^2);[.$R$2]))*([.$J124]+[.$M$2]))*5;0)" office:value-type="float" office:value="10" calcext:value-type="float">
            <text:p>10</text:p>
          </table:table-cell>
          <table:table-cell table:formula="of:=IFERROR(ROUND((MIN(([.$D124]+[.$G124]+[.$H124])/3/[.$T124];[.$R$2]))*([.$J124]+3))*5;0)" office:value-type="float" office:value="20" calcext:value-type="float">
            <text:p>20</text:p>
          </table:table-cell>
          <table:table-cell table:formula="of:=IFERROR(ROUND(((MIN(([.$H124]^2)/([.$T124]^2);[.$R$2]))*([.$J124]+3)*[.$T$2]))*5;0)" office:value-type="float" office:value="15" calcext:value-type="float">
            <text:p>15</text:p>
          </table:table-cell>
          <table:table-cell table:formula="of:=IFERROR(ROUND(((MIN(([.$E124]^2)/([.$T124]^2);[.$R$2]))*([.$J124]+3)*[.$T$2]))*5;0)" office:value-type="float" office:value="15" calcext:value-type="float">
            <text:p>15</text:p>
          </table:table-cell>
          <table:table-cell table:formula="of:=IFERROR(ROUND(((MIN(([.$G124]^2)/([.$T124]^2);[.$R$2]))*([.$J124]+3)*[.$T$2]))*5;0)" office:value-type="float" office:value="15" calcext:value-type="float">
            <text:p>15</text:p>
          </table:table-cell>
          <table:table-cell table:formula="of:=IFERROR(ROUND((MIN(([.$F124]^[.$Q$2])/([.$T124]^2);[.$R$2]))*([.$J124]+[.$M$2]))*5;0)" office:value-type="float" office:value="10" calcext:value-type="float">
            <text:p>10</text:p>
          </table:table-cell>
          <table:table-cell table:formula="of:=ROUND(AVERAGE([.K124:.Q124]))" office:value-type="float" office:value="19" calcext:value-type="float">
            <text:p>19</text:p>
          </table:table-cell>
          <table:table-cell table:formula="of:=ROUND((([.I124]/[.$S$1])*MAX([.I124]/350;0.8));2)" office:value-type="float" office:value="1.24" calcext:value-type="float">
            <text:p>1.24</text:p>
          </table:table-cell>
          <table:table-cell table:formula="of:=ROUND([.I124]/6;2)" office:value-type="float" office:value="23.33" calcext:value-type="float">
            <text:p>23.33</text:p>
          </table:table-cell>
          <table:table-cell/>
          <table:table-cell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formula="of:=IFERROR(ROUND(((MIN(([.$D124]^2)/([.$T124]^2);[.$S$2])))*[.$S124]);0)" office:value-type="float" office:value="1" calcext:value-type="float">
            <text:p>1</text:p>
          </table:table-cell>
          <table:table-cell table:formula="of:=IFERROR(ROUND(MIN(([.D124]+[.G124]+[.H124])/3/[.$T124];[.$S$2])^2*[.$S124]);0)" office:value-type="float" office:value="1" calcext:value-type="float">
            <text:p>1</text:p>
          </table:table-cell>
          <table:table-cell table:formula="of:=IFERROR(ROUND(((MIN(([.H124]^2)/([.$T124]^2);[.$S$2])))*[.$S124]*[.$T$1]);0)" office:value-type="float" office:value="1" calcext:value-type="float">
            <text:p>1</text:p>
          </table:table-cell>
          <table:table-cell table:formula="of:=IFERROR(ROUND(((MIN(([.E124]^2)/([.$T124]^2);[.$S$2])))*[.$S124]*[.$T$1]);0)" office:value-type="float" office:value="1" calcext:value-type="float">
            <text:p>1</text:p>
          </table:table-cell>
          <table:table-cell table:formula="of:=IFERROR(ROUND(((MIN(([.G124]^2)/([.$T124]^2);[.$S$2])))*[.$S124]*[.$T$1]);0)" office:value-type="float" office:value="1" calcext:value-type="float">
            <text:p>1</text:p>
          </table:table-cell>
          <table:table-cell table:formula="of:=IFERROR(ROUND(((MIN(([.F124]^2)/([.$T124]^2);[.$S$2]))*[.$S1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formula="of:=IFERROR(MIN(MAX(ROUND(AVERAGE((MIN(([.$D124]+[.$G124]+[.$H124])/3/[.$T124];[.$AE$2]))*([.$J124]+3)*[.$AG$2];([.I124]/50));0)*5; [.$AI$2]); [.$AH$2]);0)" office:value-type="float" office:value="15" calcext:value-type="float">
            <text:p>15</text:p>
          </table:table-cell>
          <table:table-cell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7.86" calcext:value-type="float">
            <text:p>17.86</text:p>
          </table:table-cell>
          <table:table-cell table:formula="of:=ROUND(AVERAGE([.AM124:.AS1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5:.H125])" office:value-type="float" office:value="140" calcext:value-type="float">
            <text:p>140</text:p>
          </table:table-cell>
          <table:table-cell table:formula="of:=ROUND((([.I125]/[.$S$1])*MAX([.I125]/420; 1.2));2)" office:value-type="float" office:value="1.87" calcext:value-type="float">
            <text:p>1.87</text:p>
          </table:table-cell>
          <table:table-cell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formula="of:=IFERROR(ROUND((MIN(([.$D125]^[.$L$2])/([.$T125]^2);[.$R$2]))*([.$J125]+[.$M$2]))*5;0)" office:value-type="float" office:value="10" calcext:value-type="float">
            <text:p>10</text:p>
          </table:table-cell>
          <table:table-cell table:formula="of:=IFERROR(ROUND((MIN(([.$D125]+[.$G125]+[.$H125])/3/[.$T125];[.$R$2]))*([.$J125]+3))*5;0)" office:value-type="float" office:value="20" calcext:value-type="float">
            <text:p>20</text:p>
          </table:table-cell>
          <table:table-cell table:formula="of:=IFERROR(ROUND(((MIN(([.$H125]^2)/([.$T125]^2);[.$R$2]))*([.$J125]+3)*[.$T$2]))*5;0)" office:value-type="float" office:value="15" calcext:value-type="float">
            <text:p>15</text:p>
          </table:table-cell>
          <table:table-cell table:formula="of:=IFERROR(ROUND(((MIN(([.$E125]^2)/([.$T125]^2);[.$R$2]))*([.$J125]+3)*[.$T$2]))*5;0)" office:value-type="float" office:value="15" calcext:value-type="float">
            <text:p>15</text:p>
          </table:table-cell>
          <table:table-cell table:formula="of:=IFERROR(ROUND(((MIN(([.$G125]^2)/([.$T125]^2);[.$R$2]))*([.$J125]+3)*[.$T$2]))*5;0)" office:value-type="float" office:value="15" calcext:value-type="float">
            <text:p>15</text:p>
          </table:table-cell>
          <table:table-cell table:formula="of:=IFERROR(ROUND((MIN(([.$F125]^[.$Q$2])/([.$T125]^2);[.$R$2]))*([.$J125]+[.$M$2]))*5;0)" office:value-type="float" office:value="10" calcext:value-type="float">
            <text:p>10</text:p>
          </table:table-cell>
          <table:table-cell table:formula="of:=ROUND(AVERAGE([.K125:.Q125]))" office:value-type="float" office:value="19" calcext:value-type="float">
            <text:p>19</text:p>
          </table:table-cell>
          <table:table-cell table:formula="of:=ROUND((([.I125]/[.$S$1])*MAX([.I125]/350;0.8));2)" office:value-type="float" office:value="1.24" calcext:value-type="float">
            <text:p>1.24</text:p>
          </table:table-cell>
          <table:table-cell table:formula="of:=ROUND([.I125]/6;2)" office:value-type="float" office:value="23.33" calcext:value-type="float">
            <text:p>23.33</text:p>
          </table:table-cell>
          <table:table-cell/>
          <table:table-cell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formula="of:=IFERROR(ROUND(((MIN(([.$D125]^2)/([.$T125]^2);[.$S$2])))*[.$S125]);0)" office:value-type="float" office:value="1" calcext:value-type="float">
            <text:p>1</text:p>
          </table:table-cell>
          <table:table-cell table:formula="of:=IFERROR(ROUND(MIN(([.D125]+[.G125]+[.H125])/3/[.$T125];[.$S$2])^2*[.$S125]);0)" office:value-type="float" office:value="1" calcext:value-type="float">
            <text:p>1</text:p>
          </table:table-cell>
          <table:table-cell table:formula="of:=IFERROR(ROUND(((MIN(([.H125]^2)/([.$T125]^2);[.$S$2])))*[.$S125]*[.$T$1]);0)" office:value-type="float" office:value="1" calcext:value-type="float">
            <text:p>1</text:p>
          </table:table-cell>
          <table:table-cell table:formula="of:=IFERROR(ROUND(((MIN(([.E125]^2)/([.$T125]^2);[.$S$2])))*[.$S125]*[.$T$1]);0)" office:value-type="float" office:value="1" calcext:value-type="float">
            <text:p>1</text:p>
          </table:table-cell>
          <table:table-cell table:formula="of:=IFERROR(ROUND(((MIN(([.G125]^2)/([.$T125]^2);[.$S$2])))*[.$S125]*[.$T$1]);0)" office:value-type="float" office:value="1" calcext:value-type="float">
            <text:p>1</text:p>
          </table:table-cell>
          <table:table-cell table:formula="of:=IFERROR(ROUND(((MIN(([.F125]^2)/([.$T125]^2);[.$S$2]))*[.$S12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formula="of:=IFERROR(MIN(MAX(ROUND(AVERAGE((MIN(([.$D125]+[.$G125]+[.$H125])/3/[.$T125];[.$AE$2]))*([.$J125]+3)*[.$AG$2];([.I125]/50));0)*5; [.$AI$2]); [.$AH$2]);0)" office:value-type="float" office:value="15" calcext:value-type="float">
            <text:p>15</text:p>
          </table:table-cell>
          <table:table-cell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7.86" calcext:value-type="float">
            <text:p>17.86</text:p>
          </table:table-cell>
          <table:table-cell table:formula="of:=ROUND(AVERAGE([.AM125:.AS1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6:.H126])" office:value-type="float" office:value="140" calcext:value-type="float">
            <text:p>140</text:p>
          </table:table-cell>
          <table:table-cell table:formula="of:=ROUND((([.I126]/[.$S$1])*MAX([.I126]/420; 1.2));2)" office:value-type="float" office:value="1.87" calcext:value-type="float">
            <text:p>1.87</text:p>
          </table:table-cell>
          <table:table-cell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formula="of:=IFERROR(ROUND((MIN(([.$D126]^[.$L$2])/([.$T126]^2);[.$R$2]))*([.$J126]+[.$M$2]))*5;0)" office:value-type="float" office:value="10" calcext:value-type="float">
            <text:p>10</text:p>
          </table:table-cell>
          <table:table-cell table:formula="of:=IFERROR(ROUND((MIN(([.$D126]+[.$G126]+[.$H126])/3/[.$T126];[.$R$2]))*([.$J126]+3))*5;0)" office:value-type="float" office:value="20" calcext:value-type="float">
            <text:p>20</text:p>
          </table:table-cell>
          <table:table-cell table:formula="of:=IFERROR(ROUND(((MIN(([.$H126]^2)/([.$T126]^2);[.$R$2]))*([.$J126]+3)*[.$T$2]))*5;0)" office:value-type="float" office:value="15" calcext:value-type="float">
            <text:p>15</text:p>
          </table:table-cell>
          <table:table-cell table:formula="of:=IFERROR(ROUND(((MIN(([.$E126]^2)/([.$T126]^2);[.$R$2]))*([.$J126]+3)*[.$T$2]))*5;0)" office:value-type="float" office:value="15" calcext:value-type="float">
            <text:p>15</text:p>
          </table:table-cell>
          <table:table-cell table:formula="of:=IFERROR(ROUND(((MIN(([.$G126]^2)/([.$T126]^2);[.$R$2]))*([.$J126]+3)*[.$T$2]))*5;0)" office:value-type="float" office:value="15" calcext:value-type="float">
            <text:p>15</text:p>
          </table:table-cell>
          <table:table-cell table:formula="of:=IFERROR(ROUND((MIN(([.$F126]^[.$Q$2])/([.$T126]^2);[.$R$2]))*([.$J126]+[.$M$2]))*5;0)" office:value-type="float" office:value="10" calcext:value-type="float">
            <text:p>10</text:p>
          </table:table-cell>
          <table:table-cell table:formula="of:=ROUND(AVERAGE([.K126:.Q126]))" office:value-type="float" office:value="19" calcext:value-type="float">
            <text:p>19</text:p>
          </table:table-cell>
          <table:table-cell table:formula="of:=ROUND((([.I126]/[.$S$1])*MAX([.I126]/350;0.8));2)" office:value-type="float" office:value="1.24" calcext:value-type="float">
            <text:p>1.24</text:p>
          </table:table-cell>
          <table:table-cell table:formula="of:=ROUND([.I126]/6;2)" office:value-type="float" office:value="23.33" calcext:value-type="float">
            <text:p>23.33</text:p>
          </table:table-cell>
          <table:table-cell/>
          <table:table-cell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formula="of:=IFERROR(ROUND(((MIN(([.$D126]^2)/([.$T126]^2);[.$S$2])))*[.$S126]);0)" office:value-type="float" office:value="1" calcext:value-type="float">
            <text:p>1</text:p>
          </table:table-cell>
          <table:table-cell table:formula="of:=IFERROR(ROUND(MIN(([.D126]+[.G126]+[.H126])/3/[.$T126];[.$S$2])^2*[.$S126]);0)" office:value-type="float" office:value="1" calcext:value-type="float">
            <text:p>1</text:p>
          </table:table-cell>
          <table:table-cell table:formula="of:=IFERROR(ROUND(((MIN(([.H126]^2)/([.$T126]^2);[.$S$2])))*[.$S126]*[.$T$1]);0)" office:value-type="float" office:value="1" calcext:value-type="float">
            <text:p>1</text:p>
          </table:table-cell>
          <table:table-cell table:formula="of:=IFERROR(ROUND(((MIN(([.E126]^2)/([.$T126]^2);[.$S$2])))*[.$S126]*[.$T$1]);0)" office:value-type="float" office:value="1" calcext:value-type="float">
            <text:p>1</text:p>
          </table:table-cell>
          <table:table-cell table:formula="of:=IFERROR(ROUND(((MIN(([.G126]^2)/([.$T126]^2);[.$S$2])))*[.$S126]*[.$T$1]);0)" office:value-type="float" office:value="1" calcext:value-type="float">
            <text:p>1</text:p>
          </table:table-cell>
          <table:table-cell table:formula="of:=IFERROR(ROUND(((MIN(([.F126]^2)/([.$T126]^2);[.$S$2]))*[.$S12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formula="of:=IFERROR(MIN(MAX(ROUND(AVERAGE((MIN(([.$D126]+[.$G126]+[.$H126])/3/[.$T126];[.$AE$2]))*([.$J126]+3)*[.$AG$2];([.I126]/50));0)*5; [.$AI$2]); [.$AH$2]);0)" office:value-type="float" office:value="15" calcext:value-type="float">
            <text:p>15</text:p>
          </table:table-cell>
          <table:table-cell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7.86" calcext:value-type="float">
            <text:p>17.86</text:p>
          </table:table-cell>
          <table:table-cell table:formula="of:=ROUND(AVERAGE([.AM126:.AS1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7:.H127])" office:value-type="float" office:value="140" calcext:value-type="float">
            <text:p>140</text:p>
          </table:table-cell>
          <table:table-cell table:formula="of:=ROUND((([.I127]/[.$S$1])*MAX([.I127]/420; 1.2));2)" office:value-type="float" office:value="1.87" calcext:value-type="float">
            <text:p>1.87</text:p>
          </table:table-cell>
          <table:table-cell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formula="of:=IFERROR(ROUND((MIN(([.$D127]^[.$L$2])/([.$T127]^2);[.$R$2]))*([.$J127]+[.$M$2]))*5;0)" office:value-type="float" office:value="10" calcext:value-type="float">
            <text:p>10</text:p>
          </table:table-cell>
          <table:table-cell table:formula="of:=IFERROR(ROUND((MIN(([.$D127]+[.$G127]+[.$H127])/3/[.$T127];[.$R$2]))*([.$J127]+3))*5;0)" office:value-type="float" office:value="20" calcext:value-type="float">
            <text:p>20</text:p>
          </table:table-cell>
          <table:table-cell table:formula="of:=IFERROR(ROUND(((MIN(([.$H127]^2)/([.$T127]^2);[.$R$2]))*([.$J127]+3)*[.$T$2]))*5;0)" office:value-type="float" office:value="15" calcext:value-type="float">
            <text:p>15</text:p>
          </table:table-cell>
          <table:table-cell table:formula="of:=IFERROR(ROUND(((MIN(([.$E127]^2)/([.$T127]^2);[.$R$2]))*([.$J127]+3)*[.$T$2]))*5;0)" office:value-type="float" office:value="15" calcext:value-type="float">
            <text:p>15</text:p>
          </table:table-cell>
          <table:table-cell table:formula="of:=IFERROR(ROUND(((MIN(([.$G127]^2)/([.$T127]^2);[.$R$2]))*([.$J127]+3)*[.$T$2]))*5;0)" office:value-type="float" office:value="15" calcext:value-type="float">
            <text:p>15</text:p>
          </table:table-cell>
          <table:table-cell table:formula="of:=IFERROR(ROUND((MIN(([.$F127]^[.$Q$2])/([.$T127]^2);[.$R$2]))*([.$J127]+[.$M$2]))*5;0)" office:value-type="float" office:value="10" calcext:value-type="float">
            <text:p>10</text:p>
          </table:table-cell>
          <table:table-cell table:formula="of:=ROUND(AVERAGE([.K127:.Q127]))" office:value-type="float" office:value="19" calcext:value-type="float">
            <text:p>19</text:p>
          </table:table-cell>
          <table:table-cell table:formula="of:=ROUND((([.I127]/[.$S$1])*MAX([.I127]/350;0.8));2)" office:value-type="float" office:value="1.24" calcext:value-type="float">
            <text:p>1.24</text:p>
          </table:table-cell>
          <table:table-cell table:formula="of:=ROUND([.I127]/6;2)" office:value-type="float" office:value="23.33" calcext:value-type="float">
            <text:p>23.33</text:p>
          </table:table-cell>
          <table:table-cell/>
          <table:table-cell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formula="of:=IFERROR(ROUND(((MIN(([.$D127]^2)/([.$T127]^2);[.$S$2])))*[.$S127]);0)" office:value-type="float" office:value="1" calcext:value-type="float">
            <text:p>1</text:p>
          </table:table-cell>
          <table:table-cell table:formula="of:=IFERROR(ROUND(MIN(([.D127]+[.G127]+[.H127])/3/[.$T127];[.$S$2])^2*[.$S127]);0)" office:value-type="float" office:value="1" calcext:value-type="float">
            <text:p>1</text:p>
          </table:table-cell>
          <table:table-cell table:formula="of:=IFERROR(ROUND(((MIN(([.H127]^2)/([.$T127]^2);[.$S$2])))*[.$S127]*[.$T$1]);0)" office:value-type="float" office:value="1" calcext:value-type="float">
            <text:p>1</text:p>
          </table:table-cell>
          <table:table-cell table:formula="of:=IFERROR(ROUND(((MIN(([.E127]^2)/([.$T127]^2);[.$S$2])))*[.$S127]*[.$T$1]);0)" office:value-type="float" office:value="1" calcext:value-type="float">
            <text:p>1</text:p>
          </table:table-cell>
          <table:table-cell table:formula="of:=IFERROR(ROUND(((MIN(([.G127]^2)/([.$T127]^2);[.$S$2])))*[.$S127]*[.$T$1]);0)" office:value-type="float" office:value="1" calcext:value-type="float">
            <text:p>1</text:p>
          </table:table-cell>
          <table:table-cell table:formula="of:=IFERROR(ROUND(((MIN(([.F127]^2)/([.$T127]^2);[.$S$2]))*[.$S12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formula="of:=IFERROR(MIN(MAX(ROUND(AVERAGE((MIN(([.$D127]+[.$G127]+[.$H127])/3/[.$T127];[.$AE$2]))*([.$J127]+3)*[.$AG$2];([.I127]/50));0)*5; [.$AI$2]); [.$AH$2]);0)" office:value-type="float" office:value="15" calcext:value-type="float">
            <text:p>15</text:p>
          </table:table-cell>
          <table:table-cell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7.86" calcext:value-type="float">
            <text:p>17.86</text:p>
          </table:table-cell>
          <table:table-cell table:formula="of:=ROUND(AVERAGE([.AM127:.AS1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8:.H128])" office:value-type="float" office:value="140" calcext:value-type="float">
            <text:p>140</text:p>
          </table:table-cell>
          <table:table-cell table:formula="of:=ROUND((([.I128]/[.$S$1])*MAX([.I128]/420; 1.2));2)" office:value-type="float" office:value="1.87" calcext:value-type="float">
            <text:p>1.87</text:p>
          </table:table-cell>
          <table:table-cell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formula="of:=IFERROR(ROUND((MIN(([.$D128]^[.$L$2])/([.$T128]^2);[.$R$2]))*([.$J128]+[.$M$2]))*5;0)" office:value-type="float" office:value="10" calcext:value-type="float">
            <text:p>10</text:p>
          </table:table-cell>
          <table:table-cell table:formula="of:=IFERROR(ROUND((MIN(([.$D128]+[.$G128]+[.$H128])/3/[.$T128];[.$R$2]))*([.$J128]+3))*5;0)" office:value-type="float" office:value="20" calcext:value-type="float">
            <text:p>20</text:p>
          </table:table-cell>
          <table:table-cell table:formula="of:=IFERROR(ROUND(((MIN(([.$H128]^2)/([.$T128]^2);[.$R$2]))*([.$J128]+3)*[.$T$2]))*5;0)" office:value-type="float" office:value="15" calcext:value-type="float">
            <text:p>15</text:p>
          </table:table-cell>
          <table:table-cell table:formula="of:=IFERROR(ROUND(((MIN(([.$E128]^2)/([.$T128]^2);[.$R$2]))*([.$J128]+3)*[.$T$2]))*5;0)" office:value-type="float" office:value="15" calcext:value-type="float">
            <text:p>15</text:p>
          </table:table-cell>
          <table:table-cell table:formula="of:=IFERROR(ROUND(((MIN(([.$G128]^2)/([.$T128]^2);[.$R$2]))*([.$J128]+3)*[.$T$2]))*5;0)" office:value-type="float" office:value="15" calcext:value-type="float">
            <text:p>15</text:p>
          </table:table-cell>
          <table:table-cell table:formula="of:=IFERROR(ROUND((MIN(([.$F128]^[.$Q$2])/([.$T128]^2);[.$R$2]))*([.$J128]+[.$M$2]))*5;0)" office:value-type="float" office:value="10" calcext:value-type="float">
            <text:p>10</text:p>
          </table:table-cell>
          <table:table-cell table:formula="of:=ROUND(AVERAGE([.K128:.Q128]))" office:value-type="float" office:value="19" calcext:value-type="float">
            <text:p>19</text:p>
          </table:table-cell>
          <table:table-cell table:formula="of:=ROUND((([.I128]/[.$S$1])*MAX([.I128]/350;0.8));2)" office:value-type="float" office:value="1.24" calcext:value-type="float">
            <text:p>1.24</text:p>
          </table:table-cell>
          <table:table-cell table:formula="of:=ROUND([.I128]/6;2)" office:value-type="float" office:value="23.33" calcext:value-type="float">
            <text:p>23.33</text:p>
          </table:table-cell>
          <table:table-cell/>
          <table:table-cell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formula="of:=IFERROR(ROUND(((MIN(([.$D128]^2)/([.$T128]^2);[.$S$2])))*[.$S128]);0)" office:value-type="float" office:value="1" calcext:value-type="float">
            <text:p>1</text:p>
          </table:table-cell>
          <table:table-cell table:formula="of:=IFERROR(ROUND(MIN(([.D128]+[.G128]+[.H128])/3/[.$T128];[.$S$2])^2*[.$S128]);0)" office:value-type="float" office:value="1" calcext:value-type="float">
            <text:p>1</text:p>
          </table:table-cell>
          <table:table-cell table:formula="of:=IFERROR(ROUND(((MIN(([.H128]^2)/([.$T128]^2);[.$S$2])))*[.$S128]*[.$T$1]);0)" office:value-type="float" office:value="1" calcext:value-type="float">
            <text:p>1</text:p>
          </table:table-cell>
          <table:table-cell table:formula="of:=IFERROR(ROUND(((MIN(([.E128]^2)/([.$T128]^2);[.$S$2])))*[.$S128]*[.$T$1]);0)" office:value-type="float" office:value="1" calcext:value-type="float">
            <text:p>1</text:p>
          </table:table-cell>
          <table:table-cell table:formula="of:=IFERROR(ROUND(((MIN(([.G128]^2)/([.$T128]^2);[.$S$2])))*[.$S128]*[.$T$1]);0)" office:value-type="float" office:value="1" calcext:value-type="float">
            <text:p>1</text:p>
          </table:table-cell>
          <table:table-cell table:formula="of:=IFERROR(ROUND(((MIN(([.F128]^2)/([.$T128]^2);[.$S$2]))*[.$S12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formula="of:=IFERROR(MIN(MAX(ROUND(AVERAGE((MIN(([.$D128]+[.$G128]+[.$H128])/3/[.$T128];[.$AE$2]))*([.$J128]+3)*[.$AG$2];([.I128]/50));0)*5; [.$AI$2]); [.$AH$2]);0)" office:value-type="float" office:value="15" calcext:value-type="float">
            <text:p>15</text:p>
          </table:table-cell>
          <table:table-cell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7.86" calcext:value-type="float">
            <text:p>17.86</text:p>
          </table:table-cell>
          <table:table-cell table:formula="of:=ROUND(AVERAGE([.AM128:.AS1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9:.H129])" office:value-type="float" office:value="140" calcext:value-type="float">
            <text:p>140</text:p>
          </table:table-cell>
          <table:table-cell table:formula="of:=ROUND((([.I129]/[.$S$1])*MAX([.I129]/420; 1.2));2)" office:value-type="float" office:value="1.87" calcext:value-type="float">
            <text:p>1.87</text:p>
          </table:table-cell>
          <table:table-cell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formula="of:=IFERROR(ROUND((MIN(([.$D129]^[.$L$2])/([.$T129]^2);[.$R$2]))*([.$J129]+[.$M$2]))*5;0)" office:value-type="float" office:value="10" calcext:value-type="float">
            <text:p>10</text:p>
          </table:table-cell>
          <table:table-cell table:formula="of:=IFERROR(ROUND((MIN(([.$D129]+[.$G129]+[.$H129])/3/[.$T129];[.$R$2]))*([.$J129]+3))*5;0)" office:value-type="float" office:value="20" calcext:value-type="float">
            <text:p>20</text:p>
          </table:table-cell>
          <table:table-cell table:formula="of:=IFERROR(ROUND(((MIN(([.$H129]^2)/([.$T129]^2);[.$R$2]))*([.$J129]+3)*[.$T$2]))*5;0)" office:value-type="float" office:value="15" calcext:value-type="float">
            <text:p>15</text:p>
          </table:table-cell>
          <table:table-cell table:formula="of:=IFERROR(ROUND(((MIN(([.$E129]^2)/([.$T129]^2);[.$R$2]))*([.$J129]+3)*[.$T$2]))*5;0)" office:value-type="float" office:value="15" calcext:value-type="float">
            <text:p>15</text:p>
          </table:table-cell>
          <table:table-cell table:formula="of:=IFERROR(ROUND(((MIN(([.$G129]^2)/([.$T129]^2);[.$R$2]))*([.$J129]+3)*[.$T$2]))*5;0)" office:value-type="float" office:value="15" calcext:value-type="float">
            <text:p>15</text:p>
          </table:table-cell>
          <table:table-cell table:formula="of:=IFERROR(ROUND((MIN(([.$F129]^[.$Q$2])/([.$T129]^2);[.$R$2]))*([.$J129]+[.$M$2]))*5;0)" office:value-type="float" office:value="10" calcext:value-type="float">
            <text:p>10</text:p>
          </table:table-cell>
          <table:table-cell table:formula="of:=ROUND(AVERAGE([.K129:.Q129]))" office:value-type="float" office:value="19" calcext:value-type="float">
            <text:p>19</text:p>
          </table:table-cell>
          <table:table-cell table:formula="of:=ROUND((([.I129]/[.$S$1])*MAX([.I129]/350;0.8));2)" office:value-type="float" office:value="1.24" calcext:value-type="float">
            <text:p>1.24</text:p>
          </table:table-cell>
          <table:table-cell table:formula="of:=ROUND([.I129]/6;2)" office:value-type="float" office:value="23.33" calcext:value-type="float">
            <text:p>23.33</text:p>
          </table:table-cell>
          <table:table-cell/>
          <table:table-cell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formula="of:=IFERROR(ROUND(((MIN(([.$D129]^2)/([.$T129]^2);[.$S$2])))*[.$S129]);0)" office:value-type="float" office:value="1" calcext:value-type="float">
            <text:p>1</text:p>
          </table:table-cell>
          <table:table-cell table:formula="of:=IFERROR(ROUND(MIN(([.D129]+[.G129]+[.H129])/3/[.$T129];[.$S$2])^2*[.$S129]);0)" office:value-type="float" office:value="1" calcext:value-type="float">
            <text:p>1</text:p>
          </table:table-cell>
          <table:table-cell table:formula="of:=IFERROR(ROUND(((MIN(([.H129]^2)/([.$T129]^2);[.$S$2])))*[.$S129]*[.$T$1]);0)" office:value-type="float" office:value="1" calcext:value-type="float">
            <text:p>1</text:p>
          </table:table-cell>
          <table:table-cell table:formula="of:=IFERROR(ROUND(((MIN(([.E129]^2)/([.$T129]^2);[.$S$2])))*[.$S129]*[.$T$1]);0)" office:value-type="float" office:value="1" calcext:value-type="float">
            <text:p>1</text:p>
          </table:table-cell>
          <table:table-cell table:formula="of:=IFERROR(ROUND(((MIN(([.G129]^2)/([.$T129]^2);[.$S$2])))*[.$S129]*[.$T$1]);0)" office:value-type="float" office:value="1" calcext:value-type="float">
            <text:p>1</text:p>
          </table:table-cell>
          <table:table-cell table:formula="of:=IFERROR(ROUND(((MIN(([.F129]^2)/([.$T129]^2);[.$S$2]))*[.$S12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formula="of:=IFERROR(MIN(MAX(ROUND(AVERAGE((MIN(([.$D129]+[.$G129]+[.$H129])/3/[.$T129];[.$AE$2]))*([.$J129]+3)*[.$AG$2];([.I129]/50));0)*5; [.$AI$2]); [.$AH$2]);0)" office:value-type="float" office:value="15" calcext:value-type="float">
            <text:p>15</text:p>
          </table:table-cell>
          <table:table-cell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7.86" calcext:value-type="float">
            <text:p>17.86</text:p>
          </table:table-cell>
          <table:table-cell table:formula="of:=ROUND(AVERAGE([.AM129:.AS1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$D130]+[.$G130]+[.$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5" calcext:value-type="float">
            <text:p>15</text:p>
          </table:table-cell>
          <table:table-cell table:formula="of:=IFERROR(ROUND(((MIN(([.$E130]^2)/([.$T130]^2);[.$R$2]))*([.$J130]+3)*[.$T$2]))*5;0)" office:value-type="float" office:value="30" calcext:value-type="float">
            <text:p>30</text:p>
          </table:table-cell>
          <table:table-cell table:formula="of:=IFERROR(ROUND(((MIN(([.$G130]^2)/([.$T130]^2);[.$R$2]))*([.$J130]+3)*[.$T$2]))*5;0)" office:value-type="float" office:value="55" calcext:value-type="float">
            <text:p>55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6" calcext:value-type="float">
            <text:p>46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IFERROR(MIN(MAX((ROUND(AVERAGE((((MIN(([.$C130]^[.$AC$2])/([.$T130]^[.$AC$2]);[.$AE$2])))*[.$J130]*0.8)+([.$C130]/10);([.C130]/8));0)*5)+10; 30); 99); 0)" office:value-type="float" office:value="80" calcext:value-type="float">
            <text:p>80</text:p>
          </table:table-cell>
          <table:table-cell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formula="of:=IFERROR(MIN(MAX(ROUND(AVERAGE((MIN(([.$D130]+[.$G130]+[.$H130])/3/[.$T130];[.$AE$2]))*([.$J130]+3)*[.$AG$2];([.I130]/50));0)*5; [.$AI$2]); [.$AH$2]);0)" office:value-type="float" office:value="45" calcext:value-type="float">
            <text:p>45</text:p>
          </table:table-cell>
          <table:table-cell table:formula="of:=IFERROR(MIN(MAX(ROUND(AVERAGE(((MIN(([.$H130]^2)/([.$T130]^[.$AC$2]);[.$AE$2]))*([.$J130]+3)*[.$AG$2]);([.H130]/10));0)*5; [.$AI$2]); [.$AH$2]);0)" office:value-type="float" office:value="20" calcext:value-type="float">
            <text:p>20</text:p>
          </table:table-cell>
          <table:table-cell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formula="of:=IFERROR(MIN(MAX(ROUND(AVERAGE((MIN(([.$F130]^[.$Q$2])/([.$T130]^[.$AC$2]);[.$AE$2]))*([.$J130]+[.$AF$2]);([.F130]/10));0)*5; [.$AI$2]); [.$AH$2]);0)" office:value-type="float" office:value="30" calcext:value-type="float">
            <text:p>30</text:p>
          </table:table-cell>
          <table:table-cell table:formula="of:=ROUND(AVERAGE([.AD130:.AJ130]);2)" office:value-type="float" office:value="44.29" calcext:value-type="float">
            <text:p>44.29</text:p>
          </table:table-cell>
          <table:table-cell table:formula="of:=ROUND(AVERAGE([.AM130:.AS13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$D131]+[.$G131]+[.$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20" calcext:value-type="float">
            <text:p>20</text:p>
          </table:table-cell>
          <table:table-cell table:formula="of:=IFERROR(ROUND(((MIN(([.$E131]^2)/([.$T131]^2);[.$R$2]))*([.$J131]+3)*[.$T$2]))*5;0)" office:value-type="float" office:value="60" calcext:value-type="float">
            <text:p>60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8" calcext:value-type="float">
            <text:p>28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IFERROR(MIN(MAX((ROUND(AVERAGE((((MIN(([.$C131]^[.$AC$2])/([.$T131]^[.$AC$2]);[.$AE$2])))*[.$J131]*0.8)+([.$C131]/10);([.C131]/8));0)*5)+10; 30); 99); 0)" office:value-type="float" office:value="30" calcext:value-type="float">
            <text:p>30</text:p>
          </table:table-cell>
          <table:table-cell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formula="of:=IFERROR(MIN(MAX(ROUND(AVERAGE((MIN(([.$D131]+[.$G131]+[.$H131])/3/[.$T131];[.$AE$2]))*([.$J131]+3)*[.$AG$2];([.I131]/50));0)*5; [.$AI$2]); [.$AH$2]);0)" office:value-type="float" office:value="30" calcext:value-type="float">
            <text:p>30</text:p>
          </table:table-cell>
          <table:table-cell table:formula="of:=IFERROR(MIN(MAX(ROUND(AVERAGE(((MIN(([.$H131]^2)/([.$T131]^[.$AC$2]);[.$AE$2]))*([.$J131]+3)*[.$AG$2]);([.H131]/10));0)*5; [.$AI$2]); [.$AH$2]);0)" office:value-type="float" office:value="20" calcext:value-type="float">
            <text:p>20</text:p>
          </table:table-cell>
          <table:table-cell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formula="of:=IFERROR(MIN(MAX(ROUND(AVERAGE((MIN(([.$F131]^[.$Q$2])/([.$T131]^[.$AC$2]);[.$AE$2]))*([.$J131]+[.$AF$2]);([.F131]/10));0)*5; [.$AI$2]); [.$AH$2]);0)" office:value-type="float" office:value="25" calcext:value-type="float">
            <text:p>25</text:p>
          </table:table-cell>
          <table:table-cell table:formula="of:=ROUND(AVERAGE([.AD131:.AJ131]);2)" office:value-type="float" office:value="27.14" calcext:value-type="float">
            <text:p>27.14</text:p>
          </table:table-cell>
          <table:table-cell table:formula="of:=ROUND(AVERAGE([.AM131:.AS13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$D132]+[.$G132]+[.$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5" calcext:value-type="float">
            <text:p>25</text:p>
          </table:table-cell>
          <table:table-cell table:formula="of:=IFERROR(ROUND(((MIN(([.$E132]^2)/([.$T132]^2);[.$R$2]))*([.$J132]+3)*[.$T$2]))*5;0)" office:value-type="float" office:value="90" calcext:value-type="float">
            <text:p>9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41" calcext:value-type="float">
            <text:p>41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IFERROR(MIN(MAX((ROUND(AVERAGE((((MIN(([.$C132]^[.$AC$2])/([.$T132]^[.$AC$2]);[.$AE$2])))*[.$J132]*0.8)+([.$C132]/10);([.C132]/8));0)*5)+10; 30); 99); 0)" office:value-type="float" office:value="45" calcext:value-type="float">
            <text:p>45</text:p>
          </table:table-cell>
          <table:table-cell table:formula="of:=IFERROR(MIN(MAX(ROUND(AVERAGE((MIN(([.$D132]^[.$L$2])/([.$T132]^[.$AC$2]);[.$AE$2]))*([.$J132]+[.$AF$2]);([.D132]/10));0)*5; [.$AI$2]); [.$AH$2]);0)" office:value-type="float" office:value="50" calcext:value-type="float">
            <text:p>50</text:p>
          </table:table-cell>
          <table:table-cell table:formula="of:=IFERROR(MIN(MAX(ROUND(AVERAGE((MIN(([.$D132]+[.$G132]+[.$H132])/3/[.$T132];[.$AE$2]))*([.$J132]+3)*[.$AG$2];([.I132]/50));0)*5; [.$AI$2]); [.$AH$2]);0)" office:value-type="float" office:value="45" calcext:value-type="float">
            <text:p>45</text:p>
          </table:table-cell>
          <table:table-cell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formula="of:=IFERROR(MIN(MAX(ROUND(AVERAGE(((MIN(([.$G132]^[.$AC$2])/([.$T132]^[.$AC$2]);[.$AE$2]))*([.$J132]+3)*[.$AG$2]);([.G132]/10));0)*5; [.$AI$2]); [.$AH$2]);0)" office:value-type="float" office:value="20" calcext:value-type="float">
            <text:p>20</text:p>
          </table:table-cell>
          <table:table-cell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2.86" calcext:value-type="float">
            <text:p>42.86</text:p>
          </table:table-cell>
          <table:table-cell table:formula="of:=ROUND(AVERAGE([.AM132:.AS13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$D133]+[.$G133]+[.$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65" calcext:value-type="float">
            <text:p>65</text:p>
          </table:table-cell>
          <table:table-cell table:formula="of:=IFERROR(ROUND(((MIN(([.$E133]^2)/([.$T133]^2);[.$R$2]))*([.$J133]+3)*[.$T$2]))*5;0)" office:value-type="float" office:value="10" calcext:value-type="float">
            <text:p>10</text:p>
          </table:table-cell>
          <table:table-cell table:formula="of:=IFERROR(ROUND(((MIN(([.$G133]^2)/([.$T133]^2);[.$R$2]))*([.$J133]+3)*[.$T$2]))*5;0)" office:value-type="float" office:value="15" calcext:value-type="float">
            <text:p>15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31" calcext:value-type="float">
            <text:p>31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formula="of:=IFERROR(MIN(MAX((ROUND(AVERAGE((((MIN(([.$C133]^[.$AC$2])/([.$T133]^[.$AC$2]);[.$AE$2])))*[.$J133]*0.8)+([.$C133]/10);([.C133]/8));0)*5)+10; 30); 99); 0)" office:value-type="float" office:value="30" calcext:value-type="float">
            <text:p>30</text:p>
          </table:table-cell>
          <table:table-cell table:formula="of:=IFERROR(MIN(MAX(ROUND(AVERAGE((MIN(([.$D133]^[.$L$2])/([.$T133]^[.$AC$2]);[.$AE$2]))*([.$J133]+[.$AF$2]);([.D133]/10));0)*5; [.$AI$2]); [.$AH$2]);0)" office:value-type="float" office:value="15" calcext:value-type="float">
            <text:p>15</text:p>
          </table:table-cell>
          <table:table-cell table:formula="of:=IFERROR(MIN(MAX(ROUND(AVERAGE((MIN(([.$D133]+[.$G133]+[.$H133])/3/[.$T133];[.$AE$2]))*([.$J133]+3)*[.$AG$2];([.I133]/50));0)*5; [.$AI$2]); [.$AH$2]);0)" office:value-type="float" office:value="30" calcext:value-type="float">
            <text:p>30</text:p>
          </table:table-cell>
          <table:table-cell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formula="of:=IFERROR(MIN(MAX(ROUND(AVERAGE(((MIN(([.$E133]^[.$AC$2])/([.$T133]^[.$AC$2]);[.$AE$2]))*([.$J133]+3)*[.$AG$2]);([.E133]/10));0)*5; [.$AI$2]); [.$AH$2]);0)" office:value-type="float" office:value="15" calcext:value-type="float">
            <text:p>15</text:p>
          </table:table-cell>
          <table:table-cell table:formula="of:=IFERROR(MIN(MAX(ROUND(AVERAGE(((MIN(([.$G133]^[.$AC$2])/([.$T133]^[.$AC$2]);[.$AE$2]))*([.$J133]+3)*[.$AG$2]);([.G133]/10));0)*5; [.$AI$2]); [.$AH$2]);0)" office:value-type="float" office:value="15" calcext:value-type="float">
            <text:p>15</text:p>
          </table:table-cell>
          <table:table-cell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25.71" calcext:value-type="float">
            <text:p>25.71</text:p>
          </table:table-cell>
          <table:table-cell table:formula="of:=ROUND(AVERAGE([.AM133:.AS133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$D134]+[.$G134]+[.$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65" calcext:value-type="float">
            <text:p>65</text:p>
          </table:table-cell>
          <table:table-cell table:formula="of:=IFERROR(ROUND(((MIN(([.$E134]^2)/([.$T134]^2);[.$R$2]))*([.$J134]+3)*[.$T$2]))*5;0)" office:value-type="float" office:value="15" calcext:value-type="float">
            <text:p>15</text:p>
          </table:table-cell>
          <table:table-cell table:formula="of:=IFERROR(ROUND(((MIN(([.$G134]^2)/([.$T134]^2);[.$R$2]))*([.$J134]+3)*[.$T$2]))*5;0)" office:value-type="float" office:value="20" calcext:value-type="float">
            <text:p>20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7" calcext:value-type="float">
            <text:p>37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IFERROR(MIN(MAX((ROUND(AVERAGE((((MIN(([.$C134]^[.$AC$2])/([.$T134]^[.$AC$2]);[.$AE$2])))*[.$J134]*0.8)+([.$C134]/10);([.C134]/8));0)*5)+10; 30); 99); 0)" office:value-type="float" office:value="40" calcext:value-type="float">
            <text:p>40</text:p>
          </table:table-cell>
          <table:table-cell table:formula="of:=IFERROR(MIN(MAX(ROUND(AVERAGE((MIN(([.$D134]^[.$L$2])/([.$T134]^[.$AC$2]);[.$AE$2]))*([.$J134]+[.$AF$2]);([.D134]/10));0)*5; [.$AI$2]); [.$AH$2]);0)" office:value-type="float" office:value="25" calcext:value-type="float">
            <text:p>25</text:p>
          </table:table-cell>
          <table:table-cell table:formula="of:=IFERROR(MIN(MAX(ROUND(AVERAGE((MIN(([.$D134]+[.$G134]+[.$H134])/3/[.$T134];[.$AE$2]))*([.$J134]+3)*[.$AG$2];([.I134]/50));0)*5; [.$AI$2]); [.$AH$2]);0)" office:value-type="float" office:value="40" calcext:value-type="float">
            <text:p>40</text:p>
          </table:table-cell>
          <table:table-cell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formula="of:=IFERROR(MIN(MAX(ROUND(AVERAGE(((MIN(([.$E134]^[.$AC$2])/([.$T134]^[.$AC$2]);[.$AE$2]))*([.$J134]+3)*[.$AG$2]);([.E134]/10));0)*5; [.$AI$2]); [.$AH$2]);0)" office:value-type="float" office:value="20" calcext:value-type="float">
            <text:p>20</text:p>
          </table:table-cell>
          <table:table-cell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formula="of:=IFERROR(MIN(MAX(ROUND(AVERAGE((MIN(([.$F134]^[.$Q$2])/([.$T134]^[.$AC$2]);[.$AE$2]))*([.$J134]+[.$AF$2]);([.F134]/10));0)*5; [.$AI$2]); [.$AH$2]);0)" office:value-type="float" office:value="50" calcext:value-type="float">
            <text:p>50</text:p>
          </table:table-cell>
          <table:table-cell table:formula="of:=ROUND(AVERAGE([.AD134:.AJ134]);2)" office:value-type="float" office:value="35.71" calcext:value-type="float">
            <text:p>35.71</text:p>
          </table:table-cell>
          <table:table-cell table:formula="of:=ROUND(AVERAGE([.AM134:.AS134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$D135]+[.$G135]+[.$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65" calcext:value-type="float">
            <text:p>65</text:p>
          </table:table-cell>
          <table:table-cell table:formula="of:=IFERROR(ROUND(((MIN(([.$E135]^2)/([.$T135]^2);[.$R$2]))*([.$J135]+3)*[.$T$2]))*5;0)" office:value-type="float" office:value="20" calcext:value-type="float">
            <text:p>20</text:p>
          </table:table-cell>
          <table:table-cell table:formula="of:=IFERROR(ROUND(((MIN(([.$G135]^2)/([.$T135]^2);[.$R$2]))*([.$J135]+3)*[.$T$2]))*5;0)" office:value-type="float" office:value="30" calcext:value-type="float">
            <text:p>30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6" calcext:value-type="float">
            <text:p>46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IFERROR(MIN(MAX((ROUND(AVERAGE((((MIN(([.$C135]^[.$AC$2])/([.$T135]^[.$AC$2]);[.$AE$2])))*[.$J135]*0.8)+([.$C135]/10);([.C135]/8));0)*5)+10; 30); 99); 0)" office:value-type="float" office:value="50" calcext:value-type="float">
            <text:p>50</text:p>
          </table:table-cell>
          <table:table-cell table:formula="of:=IFERROR(MIN(MAX(ROUND(AVERAGE((MIN(([.$D135]^[.$L$2])/([.$T135]^[.$AC$2]);[.$AE$2]))*([.$J135]+[.$AF$2]);([.D135]/10));0)*5; [.$AI$2]); [.$AH$2]);0)" office:value-type="float" office:value="30" calcext:value-type="float">
            <text:p>30</text:p>
          </table:table-cell>
          <table:table-cell table:formula="of:=IFERROR(MIN(MAX(ROUND(AVERAGE((MIN(([.$D135]+[.$G135]+[.$H135])/3/[.$T135];[.$AE$2]))*([.$J135]+3)*[.$AG$2];([.I135]/50));0)*5; [.$AI$2]); [.$AH$2]);0)" office:value-type="float" office:value="45" calcext:value-type="float">
            <text:p>45</text:p>
          </table:table-cell>
          <table:table-cell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formula="of:=IFERROR(MIN(MAX(ROUND(AVERAGE(((MIN(([.$E135]^[.$AC$2])/([.$T135]^[.$AC$2]);[.$AE$2]))*([.$J135]+3)*[.$AG$2]);([.E135]/10));0)*5; [.$AI$2]); [.$AH$2]);0)" office:value-type="float" office:value="30" calcext:value-type="float">
            <text:p>30</text:p>
          </table:table-cell>
          <table:table-cell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2.86" calcext:value-type="float">
            <text:p>42.86</text:p>
          </table:table-cell>
          <table:table-cell table:formula="of:=ROUND(AVERAGE([.AM135:.AS135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$D136]+[.$G136]+[.$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75" calcext:value-type="float">
            <text:p>75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6" calcext:value-type="float">
            <text:p>36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IFERROR(MIN(MAX((ROUND(AVERAGE((((MIN(([.$C136]^[.$AC$2])/([.$T136]^[.$AC$2]);[.$AE$2])))*[.$J136]*0.8)+([.$C136]/10);([.C136]/8));0)*5)+10; 30); 99); 0)" office:value-type="float" office:value="65" calcext:value-type="float">
            <text:p>65</text:p>
          </table:table-cell>
          <table:table-cell table:formula="of:=IFERROR(MIN(MAX(ROUND(AVERAGE((MIN(([.$D136]^[.$L$2])/([.$T136]^[.$AC$2]);[.$AE$2]))*([.$J136]+[.$AF$2]);([.D136]/10));0)*5; [.$AI$2]); [.$AH$2]);0)" office:value-type="float" office:value="40" calcext:value-type="float">
            <text:p>40</text:p>
          </table:table-cell>
          <table:table-cell table:formula="of:=IFERROR(MIN(MAX(ROUND(AVERAGE((MIN(([.$D136]+[.$G136]+[.$H136])/3/[.$T136];[.$AE$2]))*([.$J136]+3)*[.$AG$2];([.I136]/50));0)*5; [.$AI$2]); [.$AH$2]);0)" office:value-type="float" office:value="40" calcext:value-type="float">
            <text:p>40</text:p>
          </table:table-cell>
          <table:table-cell table:formula="of:=IFERROR(MIN(MAX(ROUND(AVERAGE(((MIN(([.$H136]^2)/([.$T136]^[.$AC$2]);[.$AE$2]))*([.$J136]+3)*[.$AG$2]);([.H136]/10));0)*5; [.$AI$2]); [.$AH$2]);0)" office:value-type="float" office:value="25" calcext:value-type="float">
            <text:p>25</text:p>
          </table:table-cell>
          <table:table-cell table:formula="of:=IFERROR(MIN(MAX(ROUND(AVERAGE(((MIN(([.$E136]^[.$AC$2])/([.$T136]^[.$AC$2]);[.$AE$2]))*([.$J136]+3)*[.$AG$2]);([.E136]/10));0)*5; [.$AI$2]); [.$AH$2]);0)" office:value-type="float" office:value="60" calcext:value-type="float">
            <text:p>60</text:p>
          </table:table-cell>
          <table:table-cell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5.71" calcext:value-type="float">
            <text:p>35.71</text:p>
          </table:table-cell>
          <table:table-cell table:formula="of:=ROUND(AVERAGE([.AM136:.AS13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$D137]+[.$G137]+[.$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20" calcext:value-type="float">
            <text:p>20</text:p>
          </table:table-cell>
          <table:table-cell table:formula="of:=IFERROR(ROUND(((MIN(([.$G137]^2)/([.$T137]^2);[.$R$2]))*([.$J137]+3)*[.$T$2]))*5;0)" office:value-type="float" office:value="65" calcext:value-type="float">
            <text:p>65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3" calcext:value-type="float">
            <text:p>33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formula="of:=IFERROR(MIN(MAX(ROUND(AVERAGE((MIN(([.$D137]^[.$L$2])/([.$T137]^[.$AC$2]);[.$AE$2]))*([.$J137]+[.$AF$2]);([.D137]/10));0)*5; [.$AI$2]); [.$AH$2]);0)" office:value-type="float" office:value="25" calcext:value-type="float">
            <text:p>25</text:p>
          </table:table-cell>
          <table:table-cell table:formula="of:=IFERROR(MIN(MAX(ROUND(AVERAGE((MIN(([.$D137]+[.$G137]+[.$H137])/3/[.$T137];[.$AE$2]))*([.$J137]+3)*[.$AG$2];([.I137]/50));0)*5; [.$AI$2]); [.$AH$2]);0)" office:value-type="float" office:value="35" calcext:value-type="float">
            <text:p>35</text:p>
          </table:table-cell>
          <table:table-cell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formula="of:=IFERROR(MIN(MAX(ROUND(AVERAGE(((MIN(([.$G137]^[.$AC$2])/([.$T137]^[.$AC$2]);[.$AE$2]))*([.$J137]+3)*[.$AG$2]);([.G137]/10));0)*5; [.$AI$2]); [.$AH$2]);0)" office:value-type="float" office:value="40" calcext:value-type="float">
            <text:p>40</text:p>
          </table:table-cell>
          <table:table-cell table:formula="of:=IFERROR(MIN(MAX(ROUND(AVERAGE((MIN(([.$F137]^[.$Q$2])/([.$T137]^[.$AC$2]);[.$AE$2]))*([.$J137]+[.$AF$2]);([.F137]/10));0)*5; [.$AI$2]); [.$AH$2]);0)" office:value-type="float" office:value="20" calcext:value-type="float">
            <text:p>20</text:p>
          </table:table-cell>
          <table:table-cell table:formula="of:=ROUND(AVERAGE([.AD137:.AJ137]);2)" office:value-type="float" office:value="30.71" calcext:value-type="float">
            <text:p>30.71</text:p>
          </table:table-cell>
          <table:table-cell table:formula="of:=ROUND(AVERAGE([.AM137:.AS13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$D138]+[.$G138]+[.$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5" calcext:value-type="float">
            <text:p>25</text:p>
          </table:table-cell>
          <table:table-cell table:formula="of:=IFERROR(ROUND(((MIN(([.$E138]^2)/([.$T138]^2);[.$R$2]))*([.$J138]+3)*[.$T$2]))*5;0)" office:value-type="float" office:value="30" calcext:value-type="float">
            <text:p>30</text:p>
          </table:table-cell>
          <table:table-cell table:formula="of:=IFERROR(ROUND(((MIN(([.$G138]^2)/([.$T138]^2);[.$R$2]))*([.$J138]+3)*[.$T$2]))*5;0)" office:value-type="float" office:value="75" calcext:value-type="float">
            <text:p>75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4" calcext:value-type="float">
            <text:p>44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formula="of:=IFERROR(MIN(MAX(ROUND(AVERAGE((MIN(([.$D138]^[.$L$2])/([.$T138]^[.$AC$2]);[.$AE$2]))*([.$J138]+[.$AF$2]);([.D138]/10));0)*5; [.$AI$2]); [.$AH$2]);0)" office:value-type="float" office:value="35" calcext:value-type="float">
            <text:p>35</text:p>
          </table:table-cell>
          <table:table-cell table:formula="of:=IFERROR(MIN(MAX(ROUND(AVERAGE((MIN(([.$D138]+[.$G138]+[.$H138])/3/[.$T138];[.$AE$2]))*([.$J138]+3)*[.$AG$2];([.I138]/50));0)*5; [.$AI$2]); [.$AH$2]);0)" office:value-type="float" office:value="45" calcext:value-type="float">
            <text:p>45</text:p>
          </table:table-cell>
          <table:table-cell table:formula="of:=IFERROR(MIN(MAX(ROUND(AVERAGE(((MIN(([.$H138]^2)/([.$T138]^[.$AC$2]);[.$AE$2]))*([.$J138]+3)*[.$AG$2]);([.H138]/10));0)*5; [.$AI$2]); [.$AH$2]);0)" office:value-type="float" office:value="35" calcext:value-type="float">
            <text:p>35</text:p>
          </table:table-cell>
          <table:table-cell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formula="of:=IFERROR(MIN(MAX(ROUND(AVERAGE(((MIN(([.$G138]^[.$AC$2])/([.$T138]^[.$AC$2]);[.$AE$2]))*([.$J138]+3)*[.$AG$2]);([.G138]/10));0)*5; [.$AI$2]); [.$AH$2]);0)" office:value-type="float" office:value="50" calcext:value-type="float">
            <text:p>50</text:p>
          </table:table-cell>
          <table:table-cell table:formula="of:=IFERROR(MIN(MAX(ROUND(AVERAGE((MIN(([.$F138]^[.$Q$2])/([.$T138]^[.$AC$2]);[.$AE$2]))*([.$J138]+[.$AF$2]);([.F138]/10));0)*5; [.$AI$2]); [.$AH$2]);0)" office:value-type="float" office:value="35" calcext:value-type="float">
            <text:p>35</text:p>
          </table:table-cell>
          <table:table-cell table:formula="of:=ROUND(AVERAGE([.AD138:.AJ138]);2)" office:value-type="float" office:value="43.57" calcext:value-type="float">
            <text:p>43.57</text:p>
          </table:table-cell>
          <table:table-cell table:formula="of:=ROUND(AVERAGE([.AM138:.AS13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formula="of:=IFERROR(ROUND((MIN(([.$D139]+[.$G139]+[.$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23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32" calcext:value-type="float">
            <text:p>32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IFERROR(MIN(MAX((ROUND(AVERAGE((((MIN(([.$C139]^[.$AC$2])/([.$T139]^[.$AC$2]);[.$AE$2])))*[.$J139]*0.8)+([.$C139]/10);([.C139]/8));0)*5)+10; 30); 99); 0)" office:value-type="float" office:value="30" calcext:value-type="float">
            <text:p>30</text:p>
          </table:table-cell>
          <table:table-cell table:formula="of:=IFERROR(MIN(MAX(ROUND(AVERAGE((MIN(([.$D139]^[.$L$2])/([.$T139]^[.$AC$2]);[.$AE$2]))*([.$J139]+[.$AF$2]);([.D139]/10));0)*5; [.$AI$2]); [.$AH$2]);0)" office:value-type="float" office:value="45" calcext:value-type="float">
            <text:p>45</text:p>
          </table:table-cell>
          <table:table-cell table:formula="of:=IFERROR(MIN(MAX(ROUND(AVERAGE((MIN(([.$D139]+[.$G139]+[.$H139])/3/[.$T139];[.$AE$2]))*([.$J139]+3)*[.$AG$2];([.I139]/50));0)*5; [.$AI$2]); [.$AH$2]);0)" office:value-type="float" office:value="35" calcext:value-type="float">
            <text:p>35</text:p>
          </table:table-cell>
          <table:table-cell table:formula="of:=IFERROR(MIN(MAX(ROUND(AVERAGE(((MIN(([.$H139]^2)/([.$T139]^[.$AC$2]);[.$AE$2]))*([.$J139]+3)*[.$AG$2]);([.H139]/10));0)*5; [.$AI$2]); [.$AH$2]);0)" office:value-type="float" office:value="30" calcext:value-type="float">
            <text:p>30</text:p>
          </table:table-cell>
          <table:table-cell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formula="of:=IFERROR(MIN(MAX(ROUND(AVERAGE((MIN(([.$F139]^[.$Q$2])/([.$T139]^[.$AC$2]);[.$AE$2]))*([.$J139]+[.$AF$2]);([.F139]/10));0)*5; [.$AI$2]); [.$AH$2]);0)" office:value-type="float" office:value="10" calcext:value-type="float">
            <text:p>10</text:p>
          </table:table-cell>
          <table:table-cell table:formula="of:=ROUND(AVERAGE([.AD139:.AJ139]);2)" office:value-type="float" office:value="28.57" calcext:value-type="float">
            <text:p>28.57</text:p>
          </table:table-cell>
          <table:table-cell table:formula="of:=ROUND(AVERAGE([.AM139:.AS13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5" table:number-columns-repeated="19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$D140]+[.$G140]+[.$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35" calcext:value-type="float">
            <text:p>35</text:p>
          </table:table-cell>
          <table:table-cell table:formula="of:=IFERROR(ROUND(((MIN(([.$E140]^2)/([.$T140]^2);[.$R$2]))*([.$J140]+3)*[.$T$2]))*5;0)" office:value-type="float" office:value="80" calcext:value-type="float">
            <text:p>80</text:p>
          </table:table-cell>
          <table:table-cell table:formula="of:=IFERROR(ROUND(((MIN(([.$G140]^2)/([.$T140]^2);[.$R$2]))*([.$J140]+3)*[.$T$2]))*5;0)" office:value-type="float" office:value="15" calcext:value-type="float">
            <text:p>15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6" calcext:value-type="float">
            <text:p>46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IFERROR(MIN(MAX((ROUND(AVERAGE((((MIN(([.$C140]^[.$AC$2])/([.$T140]^[.$AC$2]);[.$AE$2])))*[.$J140]*0.8)+([.$C140]/10);([.C140]/8));0)*5)+10; 30); 99); 0)" office:value-type="float" office:value="45" calcext:value-type="float">
            <text:p>45</text:p>
          </table:table-cell>
          <table:table-cell table:formula="of:=IFERROR(MIN(MAX(ROUND(AVERAGE((MIN(([.$D140]^[.$L$2])/([.$T140]^[.$AC$2]);[.$AE$2]))*([.$J140]+[.$AF$2]);([.D140]/10));0)*5; [.$AI$2]); [.$AH$2]);0)" office:value-type="float" office:value="55" calcext:value-type="float">
            <text:p>55</text:p>
          </table:table-cell>
          <table:table-cell table:formula="of:=IFERROR(MIN(MAX(ROUND(AVERAGE((MIN(([.$D140]+[.$G140]+[.$H140])/3/[.$T140];[.$AE$2]))*([.$J140]+3)*[.$AG$2];([.I140]/50));0)*5; [.$AI$2]); [.$AH$2]);0)" office:value-type="float" office:value="45" calcext:value-type="float">
            <text:p>45</text:p>
          </table:table-cell>
          <table:table-cell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formula="of:=IFERROR(MIN(MAX(ROUND(AVERAGE((MIN(([.$F140]^[.$Q$2])/([.$T140]^[.$AC$2]);[.$AE$2]))*([.$J140]+[.$AF$2]);([.F140]/10));0)*5; [.$AI$2]); [.$AH$2]);0)" office:value-type="float" office:value="20" calcext:value-type="float">
            <text:p>20</text:p>
          </table:table-cell>
          <table:table-cell table:formula="of:=ROUND(AVERAGE([.AD140:.AJ140]);2)" office:value-type="float" office:value="39.29" calcext:value-type="float">
            <text:p>39.29</text:p>
          </table:table-cell>
          <table:table-cell table:formula="of:=ROUND(AVERAGE([.AM140:.AS14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$D141]+[.$G141]+[.$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65" calcext:value-type="float">
            <text:p>65</text:p>
          </table:table-cell>
          <table:table-cell table:formula="of:=IFERROR(ROUND(((MIN(([.$E141]^2)/([.$T141]^2);[.$R$2]))*([.$J141]+3)*[.$T$2]))*5;0)" office:value-type="float" office:value="25" calcext:value-type="float">
            <text:p>25</text:p>
          </table:table-cell>
          <table:table-cell table:formula="of:=IFERROR(ROUND(((MIN(([.$G141]^2)/([.$T141]^2);[.$R$2]))*([.$J141]+3)*[.$T$2]))*5;0)" office:value-type="float" office:value="30" calcext:value-type="float">
            <text:p>3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33" calcext:value-type="float">
            <text:p>33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IFERROR(MIN(MAX((ROUND(AVERAGE((((MIN(([.$C141]^[.$AC$2])/([.$T141]^[.$AC$2]);[.$AE$2])))*[.$J141]*0.8)+([.$C141]/10);([.C141]/8));0)*5)+10; 30); 99); 0)" office:value-type="float" office:value="35" calcext:value-type="float">
            <text:p>35</text:p>
          </table:table-cell>
          <table:table-cell table:formula="of:=IFERROR(MIN(MAX(ROUND(AVERAGE((MIN(([.$D141]^[.$L$2])/([.$T141]^[.$AC$2]);[.$AE$2]))*([.$J141]+[.$AF$2]);([.D141]/10));0)*5; [.$AI$2]); [.$AH$2]);0)" office:value-type="float" office:value="15" calcext:value-type="float">
            <text:p>15</text:p>
          </table:table-cell>
          <table:table-cell table:formula="of:=IFERROR(MIN(MAX(ROUND(AVERAGE((MIN(([.$D141]+[.$G141]+[.$H141])/3/[.$T141];[.$AE$2]))*([.$J141]+3)*[.$AG$2];([.I141]/50));0)*5; [.$AI$2]); [.$AH$2]);0)" office:value-type="float" office:value="35" calcext:value-type="float">
            <text:p>35</text:p>
          </table:table-cell>
          <table:table-cell table:formula="of:=IFERROR(MIN(MAX(ROUND(AVERAGE(((MIN(([.$H141]^2)/([.$T141]^[.$AC$2]);[.$AE$2]))*([.$J141]+3)*[.$AG$2]);([.H141]/10));0)*5; [.$AI$2]); [.$AH$2]);0)" office:value-type="float" office:value="40" calcext:value-type="float">
            <text:p>40</text:p>
          </table:table-cell>
          <table:table-cell table:formula="of:=IFERROR(MIN(MAX(ROUND(AVERAGE(((MIN(([.$E141]^[.$AC$2])/([.$T141]^[.$AC$2]);[.$AE$2]))*([.$J141]+3)*[.$AG$2]);([.E141]/10));0)*5; [.$AI$2]); [.$AH$2]);0)" office:value-type="float" office:value="30" calcext:value-type="float">
            <text:p>30</text:p>
          </table:table-cell>
          <table:table-cell table:formula="of:=IFERROR(MIN(MAX(ROUND(AVERAGE(((MIN(([.$G141]^[.$AC$2])/([.$T141]^[.$AC$2]);[.$AE$2]))*([.$J141]+3)*[.$AG$2]);([.G141]/10));0)*5; [.$AI$2]); [.$AH$2]);0)" office:value-type="float" office:value="30" calcext:value-type="float">
            <text:p>30</text:p>
          </table:table-cell>
          <table:table-cell table:formula="of:=IFERROR(MIN(MAX(ROUND(AVERAGE((MIN(([.$F141]^[.$Q$2])/([.$T141]^[.$AC$2]);[.$AE$2]))*([.$J141]+[.$AF$2]);([.F141]/10));0)*5; [.$AI$2]); [.$AH$2]);0)" office:value-type="float" office:value="30" calcext:value-type="float">
            <text:p>30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 table:formula="of:=ROUND(AVERAGE([.AM141:.AS1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SUM([.C142:.H142])" office:value-type="float" office:value="500" calcext:value-type="float">
            <text:p>500</text:p>
          </table:table-cell>
          <table:table-cell table:formula="of:=ROUND((([.I142]/[.$S$1])*MAX([.I142]/420; 1.2));2)" office:value-type="float" office:value="6.67" calcext:value-type="float">
            <text:p>6.67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$D142]+[.$G142]+[.$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85" calcext:value-type="float">
            <text:p>85</text:p>
          </table:table-cell>
          <table:table-cell table:formula="of:=IFERROR(ROUND(((MIN(([.$E142]^2)/([.$T142]^2);[.$R$2]))*([.$J142]+3)*[.$T$2]))*5;0)" office:value-type="float" office:value="25" calcext:value-type="float">
            <text:p>25</text:p>
          </table:table-cell>
          <table:table-cell table:formula="of:=IFERROR(ROUND(((MIN(([.$G142]^2)/([.$T142]^2);[.$R$2]))*([.$J142]+3)*[.$T$2]))*5;0)" office:value-type="float" office:value="35" calcext:value-type="float">
            <text:p>3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42" calcext:value-type="float">
            <text:p>42</text:p>
          </table:table-cell>
          <table:table-cell table:formula="of:=ROUND((([.I142]/[.$S$1])*MAX([.I142]/350;0.8));2)" office:value-type="float" office:value="7.94" calcext:value-type="float">
            <text:p>7.94</text:p>
          </table:table-cell>
          <table:table-cell table:formula="of:=ROUND([.I142]/6;2)" office:value-type="float" office:value="83.33" calcext:value-type="float">
            <text:p>83.33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1" calcext:value-type="float">
            <text:p>11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83" calcext:value-type="float">
            <text:p>6.83</text:p>
          </table:table-cell>
          <table:table-cell table:formula="of:=IFERROR(MIN(MAX((ROUND(AVERAGE((((MIN(([.$C142]^[.$AC$2])/([.$T142]^[.$AC$2]);[.$AE$2])))*[.$J142]*0.8)+([.$C142]/10);([.C142]/8));0)*5)+10; 30); 99); 0)" office:value-type="float" office:value="50" calcext:value-type="float">
            <text:p>50</text:p>
          </table:table-cell>
          <table:table-cell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formula="of:=IFERROR(MIN(MAX(ROUND(AVERAGE((MIN(([.$D142]+[.$G142]+[.$H142])/3/[.$T142];[.$AE$2]))*([.$J142]+3)*[.$AG$2];([.I142]/50));0)*5; [.$AI$2]); [.$AH$2]);0)" office:value-type="float" office:value="45" calcext:value-type="float">
            <text:p>45</text:p>
          </table:table-cell>
          <table:table-cell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formula="of:=IFERROR(MIN(MAX(ROUND(AVERAGE(((MIN(([.$E142]^[.$AC$2])/([.$T142]^[.$AC$2]);[.$AE$2]))*([.$J142]+3)*[.$AG$2]);([.E142]/10));0)*5; [.$AI$2]); [.$AH$2]);0)" office:value-type="float" office:value="35" calcext:value-type="float">
            <text:p>35</text:p>
          </table:table-cell>
          <table:table-cell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formula="of:=IFERROR(MIN(MAX(ROUND(AVERAGE((MIN(([.$F142]^[.$Q$2])/([.$T142]^[.$AC$2]);[.$AE$2]))*([.$J142]+[.$AF$2]);([.F142]/10));0)*5; [.$AI$2]); [.$AH$2]);0)" office:value-type="float" office:value="40" calcext:value-type="float">
            <text:p>40</text:p>
          </table:table-cell>
          <table:table-cell table:formula="of:=ROUND(AVERAGE([.AD142:.AJ142]);2)" office:value-type="float" office:value="41.43" calcext:value-type="float">
            <text:p>41.43</text:p>
          </table:table-cell>
          <table:table-cell table:formula="of:=ROUND(AVERAGE([.AM142:.AS1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$D143]+[.$G143]+[.$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5" calcext:value-type="float">
            <text:p>15</text:p>
          </table:table-cell>
          <table:table-cell table:formula="of:=IFERROR(ROUND(((MIN(([.$E143]^2)/([.$T143]^2);[.$R$2]))*([.$J143]+3)*[.$T$2]))*5;0)" office:value-type="float" office:value="40" calcext:value-type="float">
            <text:p>40</text:p>
          </table:table-cell>
          <table:table-cell table:formula="of:=IFERROR(ROUND(((MIN(([.$G143]^2)/([.$T143]^2);[.$R$2]))*([.$J143]+3)*[.$T$2]))*5;0)" office:value-type="float" office:value="20" calcext:value-type="float">
            <text:p>20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31" calcext:value-type="float">
            <text:p>31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formula="of:=IFERROR(MIN(MAX(ROUND(AVERAGE((MIN(([.$D143]^[.$L$2])/([.$T143]^[.$AC$2]);[.$AE$2]))*([.$J143]+[.$AF$2]);([.D143]/10));0)*5; [.$AI$2]); [.$AH$2]);0)" office:value-type="float" office:value="25" calcext:value-type="float">
            <text:p>25</text:p>
          </table:table-cell>
          <table:table-cell table:formula="of:=IFERROR(MIN(MAX(ROUND(AVERAGE((MIN(([.$D143]+[.$G143]+[.$H143])/3/[.$T143];[.$AE$2]))*([.$J143]+3)*[.$AG$2];([.I143]/50));0)*5; [.$AI$2]); [.$AH$2]);0)" office:value-type="float" office:value="30" calcext:value-type="float">
            <text:p>30</text:p>
          </table:table-cell>
          <table:table-cell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formula="of:=IFERROR(MIN(MAX(ROUND(AVERAGE((MIN(([.$F143]^[.$Q$2])/([.$T143]^[.$AC$2]);[.$AE$2]))*([.$J143]+[.$AF$2]);([.F143]/10));0)*5; [.$AI$2]); [.$AH$2]);0)" office:value-type="float" office:value="35" calcext:value-type="float">
            <text:p>35</text:p>
          </table:table-cell>
          <table:table-cell table:formula="of:=ROUND(AVERAGE([.AD143:.AJ143]);2)" office:value-type="float" office:value="31.43" calcext:value-type="float">
            <text:p>31.43</text:p>
          </table:table-cell>
          <table:table-cell table:formula="of:=ROUND(AVERAGE([.AM143:.AS1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$D144]+[.$G144]+[.$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5" calcext:value-type="float">
            <text:p>15</text:p>
          </table:table-cell>
          <table:table-cell table:formula="of:=IFERROR(ROUND(((MIN(([.$E144]^2)/([.$T144]^2);[.$R$2]))*([.$J144]+3)*[.$T$2]))*5;0)" office:value-type="float" office:value="40" calcext:value-type="float">
            <text:p>40</text:p>
          </table:table-cell>
          <table:table-cell table:formula="of:=IFERROR(ROUND(((MIN(([.$G144]^2)/([.$T144]^2);[.$R$2]))*([.$J144]+3)*[.$T$2]))*5;0)" office:value-type="float" office:value="30" calcext:value-type="float">
            <text:p>30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7" calcext:value-type="float">
            <text:p>47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formula="of:=IFERROR(MIN(MAX(ROUND(AVERAGE((MIN(([.$D144]+[.$G144]+[.$H144])/3/[.$T144];[.$AE$2]))*([.$J144]+3)*[.$AG$2];([.I144]/50));0)*5; [.$AI$2]); [.$AH$2]);0)" office:value-type="float" office:value="50" calcext:value-type="float">
            <text:p>50</text:p>
          </table:table-cell>
          <table:table-cell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 table:formula="of:=ROUND(AVERAGE([.AM144:.AS1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$D145]+[.$G145]+[.$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65" calcext:value-type="float">
            <text:p>65</text:p>
          </table:table-cell>
          <table:table-cell table:formula="of:=IFERROR(ROUND(((MIN(([.$G145]^2)/([.$T145]^2);[.$R$2]))*([.$J145]+3)*[.$T$2]))*5;0)" office:value-type="float" office:value="25" calcext:value-type="float">
            <text:p>25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32" calcext:value-type="float">
            <text:p>32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IFERROR(MIN(MAX((ROUND(AVERAGE((((MIN(([.$C145]^[.$AC$2])/([.$T145]^[.$AC$2]);[.$AE$2])))*[.$J145]*0.8)+([.$C145]/10);([.C145]/8));0)*5)+10; 30); 99); 0)" office:value-type="float" office:value="45" calcext:value-type="float">
            <text:p>45</text:p>
          </table:table-cell>
          <table:table-cell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formula="of:=IFERROR(MIN(MAX(ROUND(AVERAGE((MIN(([.$D145]+[.$G145]+[.$H145])/3/[.$T145];[.$AE$2]))*([.$J145]+3)*[.$AG$2];([.I145]/50));0)*5; [.$AI$2]); [.$AH$2]);0)" office:value-type="float" office:value="35" calcext:value-type="float">
            <text:p>35</text:p>
          </table:table-cell>
          <table:table-cell table:formula="of:=IFERROR(MIN(MAX(ROUND(AVERAGE(((MIN(([.$H145]^2)/([.$T145]^[.$AC$2]);[.$AE$2]))*([.$J145]+3)*[.$AG$2]);([.H145]/10));0)*5; [.$AI$2]); [.$AH$2]);0)" office:value-type="float" office:value="15" calcext:value-type="float">
            <text:p>15</text:p>
          </table:table-cell>
          <table:table-cell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formula="of:=IFERROR(MIN(MAX(ROUND(AVERAGE(((MIN(([.$G145]^[.$AC$2])/([.$T145]^[.$AC$2]);[.$AE$2]))*([.$J145]+3)*[.$AG$2]);([.G145]/10));0)*5; [.$AI$2]); [.$AH$2]);0)" office:value-type="float" office:value="30" calcext:value-type="float">
            <text:p>30</text:p>
          </table:table-cell>
          <table:table-cell table:formula="of:=IFERROR(MIN(MAX(ROUND(AVERAGE((MIN(([.$F145]^[.$Q$2])/([.$T145]^[.$AC$2]);[.$AE$2]))*([.$J145]+[.$AF$2]);([.F145]/10));0)*5; [.$AI$2]); [.$AH$2]);0)" office:value-type="float" office:value="20" calcext:value-type="float">
            <text:p>20</text:p>
          </table:table-cell>
          <table:table-cell table:formula="of:=ROUND(AVERAGE([.AD145:.AJ145]);2)" office:value-type="float" office:value="31.43" calcext:value-type="float">
            <text:p>31.43</text:p>
          </table:table-cell>
          <table:table-cell table:formula="of:=ROUND(AVERAGE([.AM145:.AS14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$D146]+[.$G146]+[.$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5" calcext:value-type="float">
            <text:p>15</text:p>
          </table:table-cell>
          <table:table-cell table:formula="of:=IFERROR(ROUND(((MIN(([.$E146]^2)/([.$T146]^2);[.$R$2]))*([.$J146]+3)*[.$T$2]))*5;0)" office:value-type="float" office:value="75" calcext:value-type="float">
            <text:p>75</text:p>
          </table:table-cell>
          <table:table-cell table:formula="of:=IFERROR(ROUND(((MIN(([.$G146]^2)/([.$T146]^2);[.$R$2]))*([.$J146]+3)*[.$T$2]))*5;0)" office:value-type="float" office:value="45" calcext:value-type="float">
            <text:p>45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42" calcext:value-type="float">
            <text:p>42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IFERROR(MIN(MAX((ROUND(AVERAGE((((MIN(([.$C146]^[.$AC$2])/([.$T146]^[.$AC$2]);[.$AE$2])))*[.$J146]*0.8)+([.$C146]/10);([.C146]/8));0)*5)+10; 30); 99); 0)" office:value-type="float" office:value="50" calcext:value-type="float">
            <text:p>50</text:p>
          </table:table-cell>
          <table:table-cell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formula="of:=IFERROR(MIN(MAX(ROUND(AVERAGE((MIN(([.$D146]+[.$G146]+[.$H146])/3/[.$T146];[.$AE$2]))*([.$J146]+3)*[.$AG$2];([.I146]/50));0)*5; [.$AI$2]); [.$AH$2]);0)" office:value-type="float" office:value="40" calcext:value-type="float">
            <text:p>40</text:p>
          </table:table-cell>
          <table:table-cell table:formula="of:=IFERROR(MIN(MAX(ROUND(AVERAGE(((MIN(([.$H146]^2)/([.$T146]^[.$AC$2]);[.$AE$2]))*([.$J146]+3)*[.$AG$2]);([.H146]/10));0)*5; [.$AI$2]); [.$AH$2]);0)" office:value-type="float" office:value="20" calcext:value-type="float">
            <text:p>20</text:p>
          </table:table-cell>
          <table:table-cell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formula="of:=IFERROR(MIN(MAX(ROUND(AVERAGE(((MIN(([.$G146]^[.$AC$2])/([.$T146]^[.$AC$2]);[.$AE$2]))*([.$J146]+3)*[.$AG$2]);([.G146]/10));0)*5; [.$AI$2]); [.$AH$2]);0)" office:value-type="float" office:value="40" calcext:value-type="float">
            <text:p>40</text:p>
          </table:table-cell>
          <table:table-cell table:formula="of:=IFERROR(MIN(MAX(ROUND(AVERAGE((MIN(([.$F146]^[.$Q$2])/([.$T146]^[.$AC$2]);[.$AE$2]))*([.$J146]+[.$AF$2]);([.F146]/10));0)*5; [.$AI$2]); [.$AH$2]);0)" office:value-type="float" office:value="20" calcext:value-type="float">
            <text:p>20</text:p>
          </table:table-cell>
          <table:table-cell table:formula="of:=ROUND(AVERAGE([.AD146:.AJ146]);2)" office:value-type="float" office:value="37.86" calcext:value-type="float">
            <text:p>37.86</text:p>
          </table:table-cell>
          <table:table-cell table:formula="of:=ROUND(AVERAGE([.AM146:.AS14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$D147]+[.$G147]+[.$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50" calcext:value-type="float">
            <text:p>50</text:p>
          </table:table-cell>
          <table:table-cell table:formula="of:=IFERROR(ROUND(((MIN(([.$E147]^2)/([.$T147]^2);[.$R$2]))*([.$J147]+3)*[.$T$2]))*5;0)" office:value-type="float" office:value="20" calcext:value-type="float">
            <text:p>20</text:p>
          </table:table-cell>
          <table:table-cell table:formula="of:=IFERROR(ROUND(((MIN(([.$G147]^2)/([.$T147]^2);[.$R$2]))*([.$J147]+3)*[.$T$2]))*5;0)" office:value-type="float" office:value="75" calcext:value-type="float">
            <text:p>7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7" calcext:value-type="float">
            <text:p>47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IFERROR(MIN(MAX((ROUND(AVERAGE((((MIN(([.$C147]^[.$AC$2])/([.$T147]^[.$AC$2]);[.$AE$2])))*[.$J147]*0.8)+([.$C147]/10);([.C147]/8));0)*5)+10; 30); 99); 0)" office:value-type="float" office:value="45" calcext:value-type="float">
            <text:p>45</text:p>
          </table:table-cell>
          <table:table-cell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formula="of:=IFERROR(MIN(MAX(ROUND(AVERAGE((MIN(([.$D147]+[.$G147]+[.$H147])/3/[.$T147];[.$AE$2]))*([.$J147]+3)*[.$AG$2];([.I147]/50));0)*5; [.$AI$2]); [.$AH$2]);0)" office:value-type="float" office:value="45" calcext:value-type="float">
            <text:p>45</text:p>
          </table:table-cell>
          <table:table-cell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formula="of:=IFERROR(MIN(MAX(ROUND(AVERAGE(((MIN(([.$G147]^[.$AC$2])/([.$T147]^[.$AC$2]);[.$AE$2]))*([.$J147]+3)*[.$AG$2]);([.G147]/10));0)*5; [.$AI$2]); [.$AH$2]);0)" office:value-type="float" office:value="50" calcext:value-type="float">
            <text:p>50</text:p>
          </table:table-cell>
          <table:table-cell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39.29" calcext:value-type="float">
            <text:p>39.29</text:p>
          </table:table-cell>
          <table:table-cell table:formula="of:=ROUND(AVERAGE([.AM147:.AS14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$D148]+[.$G148]+[.$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35" calcext:value-type="float">
            <text:p>35</text:p>
          </table:table-cell>
          <table:table-cell table:formula="of:=IFERROR(ROUND(((MIN(([.$E148]^2)/([.$T148]^2);[.$R$2]))*([.$J148]+3)*[.$T$2]))*5;0)" office:value-type="float" office:value="40" calcext:value-type="float">
            <text:p>40</text:p>
          </table:table-cell>
          <table:table-cell table:formula="of:=IFERROR(ROUND(((MIN(([.$G148]^2)/([.$T148]^2);[.$R$2]))*([.$J148]+3)*[.$T$2]))*5;0)" office:value-type="float" office:value="75" calcext:value-type="float">
            <text:p>7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45" calcext:value-type="float">
            <text:p>45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IFERROR(MIN(MAX((ROUND(AVERAGE((((MIN(([.$C148]^[.$AC$2])/([.$T148]^[.$AC$2]);[.$AE$2])))*[.$J148]*0.8)+([.$C148]/10);([.C148]/8));0)*5)+10; 30); 99); 0)" office:value-type="float" office:value="45" calcext:value-type="float">
            <text:p>45</text:p>
          </table:table-cell>
          <table:table-cell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formula="of:=IFERROR(MIN(MAX(ROUND(AVERAGE((MIN(([.$D148]+[.$G148]+[.$H148])/3/[.$T148];[.$AE$2]))*([.$J148]+3)*[.$AG$2];([.I148]/50));0)*5; [.$AI$2]); [.$AH$2]);0)" office:value-type="float" office:value="45" calcext:value-type="float">
            <text:p>45</text:p>
          </table:table-cell>
          <table:table-cell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formula="of:=IFERROR(MIN(MAX(ROUND(AVERAGE(((MIN(([.$G148]^[.$AC$2])/([.$T148]^[.$AC$2]);[.$AE$2]))*([.$J148]+3)*[.$AG$2]);([.G148]/10));0)*5; [.$AI$2]); [.$AH$2]);0)" office:value-type="float" office:value="50" calcext:value-type="float">
            <text:p>50</text:p>
          </table:table-cell>
          <table:table-cell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0" calcext:value-type="float">
            <text:p>40</text:p>
          </table:table-cell>
          <table:table-cell table:formula="of:=ROUND(AVERAGE([.AM148:.AS14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$D149]+[.$G149]+[.$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45" calcext:value-type="float">
            <text:p>45</text:p>
          </table:table-cell>
          <table:table-cell table:formula="of:=IFERROR(ROUND(((MIN(([.$G149]^2)/([.$T149]^2);[.$R$2]))*([.$J149]+3)*[.$T$2]))*5;0)" office:value-type="float" office:value="45" calcext:value-type="float">
            <text:p>4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9" calcext:value-type="float">
            <text:p>39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formula="of:=IFERROR(MIN(MAX(ROUND(AVERAGE((MIN(([.$D149]^[.$L$2])/([.$T149]^[.$AC$2]);[.$AE$2]))*([.$J149]+[.$AF$2]);([.D149]/10));0)*5; [.$AI$2]); [.$AH$2]);0)" office:value-type="float" office:value="30" calcext:value-type="float">
            <text:p>30</text:p>
          </table:table-cell>
          <table:table-cell table:formula="of:=IFERROR(MIN(MAX(ROUND(AVERAGE((MIN(([.$D149]+[.$G149]+[.$H149])/3/[.$T149];[.$AE$2]))*([.$J149]+3)*[.$AG$2];([.I149]/50));0)*5; [.$AI$2]); [.$AH$2]);0)" office:value-type="float" office:value="35" calcext:value-type="float">
            <text:p>35</text:p>
          </table:table-cell>
          <table:table-cell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formula="of:=IFERROR(MIN(MAX(ROUND(AVERAGE(((MIN(([.$E149]^[.$AC$2])/([.$T149]^[.$AC$2]);[.$AE$2]))*([.$J149]+3)*[.$AG$2]);([.E149]/10));0)*5; [.$AI$2]); [.$AH$2]);0)" office:value-type="float" office:value="40" calcext:value-type="float">
            <text:p>40</text:p>
          </table:table-cell>
          <table:table-cell table:formula="of:=IFERROR(MIN(MAX(ROUND(AVERAGE(((MIN(([.$G149]^[.$AC$2])/([.$T149]^[.$AC$2]);[.$AE$2]))*([.$J149]+3)*[.$AG$2]);([.G149]/10));0)*5; [.$AI$2]); [.$AH$2]);0)" office:value-type="float" office:value="40" calcext:value-type="float">
            <text:p>40</text:p>
          </table:table-cell>
          <table:table-cell table:formula="of:=IFERROR(MIN(MAX(ROUND(AVERAGE((MIN(([.$F149]^[.$Q$2])/([.$T149]^[.$AC$2]);[.$AE$2]))*([.$J149]+[.$AF$2]);([.F149]/10));0)*5; [.$AI$2]); [.$AH$2]);0)" office:value-type="float" office:value="30" calcext:value-type="float">
            <text:p>30</text:p>
          </table:table-cell>
          <table:table-cell table:formula="of:=ROUND(AVERAGE([.AD149:.AJ149]);2)" office:value-type="float" office:value="36.43" calcext:value-type="float">
            <text:p>36.43</text:p>
          </table:table-cell>
          <table:table-cell table:formula="of:=ROUND(AVERAGE([.AM149:.AS14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$D150]+[.$G150]+[.$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65" calcext:value-type="float">
            <text:p>65</text:p>
          </table:table-cell>
          <table:table-cell table:formula="of:=IFERROR(ROUND(((MIN(([.$G150]^2)/([.$T150]^2);[.$R$2]))*([.$J150]+3)*[.$T$2]))*5;0)" office:value-type="float" office:value="20" calcext:value-type="float">
            <text:p>20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31" calcext:value-type="float">
            <text:p>31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IFERROR(MIN(MAX((ROUND(AVERAGE((((MIN(([.$C150]^[.$AC$2])/([.$T150]^[.$AC$2]);[.$AE$2])))*[.$J150]*0.8)+([.$C150]/10);([.C150]/8));0)*5)+10; 30); 99); 0)" office:value-type="float" office:value="35" calcext:value-type="float">
            <text:p>35</text:p>
          </table:table-cell>
          <table:table-cell table:formula="of:=IFERROR(MIN(MAX(ROUND(AVERAGE((MIN(([.$D150]^[.$L$2])/([.$T150]^[.$AC$2]);[.$AE$2]))*([.$J150]+[.$AF$2]);([.D150]/10));0)*5; [.$AI$2]); [.$AH$2]);0)" office:value-type="float" office:value="35" calcext:value-type="float">
            <text:p>35</text:p>
          </table:table-cell>
          <table:table-cell table:formula="of:=IFERROR(MIN(MAX(ROUND(AVERAGE((MIN(([.$D150]+[.$G150]+[.$H150])/3/[.$T150];[.$AE$2]))*([.$J150]+3)*[.$AG$2];([.I150]/50));0)*5; [.$AI$2]); [.$AH$2]);0)" office:value-type="float" office:value="35" calcext:value-type="float">
            <text:p>35</text:p>
          </table:table-cell>
          <table:table-cell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formula="of:=IFERROR(MIN(MAX(ROUND(AVERAGE(((MIN(([.$G150]^[.$AC$2])/([.$T150]^[.$AC$2]);[.$AE$2]))*([.$J150]+3)*[.$AG$2]);([.G150]/10));0)*5; [.$AI$2]); [.$AH$2]);0)" office:value-type="float" office:value="25" calcext:value-type="float">
            <text:p>25</text:p>
          </table:table-cell>
          <table:table-cell table:formula="of:=IFERROR(MIN(MAX(ROUND(AVERAGE((MIN(([.$F150]^[.$Q$2])/([.$T150]^[.$AC$2]);[.$AE$2]))*([.$J150]+[.$AF$2]);([.F150]/10));0)*5; [.$AI$2]); [.$AH$2]);0)" office:value-type="float" office:value="35" calcext:value-type="float">
            <text:p>35</text:p>
          </table:table-cell>
          <table:table-cell table:formula="of:=ROUND(AVERAGE([.AD150:.AJ150]);2)" office:value-type="float" office:value="31.43" calcext:value-type="float">
            <text:p>31.43</text:p>
          </table:table-cell>
          <table:table-cell table:formula="of:=ROUND(AVERAGE([.AM150:.AS150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$D151]+[.$G151]+[.$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20" calcext:value-type="float">
            <text:p>20</text:p>
          </table:table-cell>
          <table:table-cell table:formula="of:=IFERROR(ROUND(((MIN(([.$E151]^2)/([.$T151]^2);[.$R$2]))*([.$J151]+3)*[.$T$2]))*5;0)" office:value-type="float" office:value="80" calcext:value-type="float">
            <text:p>80</text:p>
          </table:table-cell>
          <table:table-cell table:formula="of:=IFERROR(ROUND(((MIN(([.$G151]^2)/([.$T151]^2);[.$R$2]))*([.$J151]+3)*[.$T$2]))*5;0)" office:value-type="float" office:value="30" calcext:value-type="float">
            <text:p>3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44" calcext:value-type="float">
            <text:p>44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IFERROR(MIN(MAX((ROUND(AVERAGE((((MIN(([.$C151]^[.$AC$2])/([.$T151]^[.$AC$2]);[.$AE$2])))*[.$J151]*0.8)+([.$C151]/10);([.C151]/8));0)*5)+10; 30); 99); 0)" office:value-type="float" office:value="55" calcext:value-type="float">
            <text:p>55</text:p>
          </table:table-cell>
          <table:table-cell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formula="of:=IFERROR(MIN(MAX(ROUND(AVERAGE((MIN(([.$D151]+[.$G151]+[.$H151])/3/[.$T151];[.$AE$2]))*([.$J151]+3)*[.$AG$2];([.I151]/50));0)*5; [.$AI$2]); [.$AH$2]);0)" office:value-type="float" office:value="45" calcext:value-type="float">
            <text:p>45</text:p>
          </table:table-cell>
          <table:table-cell table:formula="of:=IFERROR(MIN(MAX(ROUND(AVERAGE(((MIN(([.$H151]^2)/([.$T151]^[.$AC$2]);[.$AE$2]))*([.$J151]+3)*[.$AG$2]);([.H151]/10));0)*5; [.$AI$2]); [.$AH$2]);0)" office:value-type="float" office:value="30" calcext:value-type="float">
            <text:p>30</text:p>
          </table:table-cell>
          <table:table-cell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3.57" calcext:value-type="float">
            <text:p>43.57</text:p>
          </table:table-cell>
          <table:table-cell table:formula="of:=ROUND(AVERAGE([.AM151:.AS15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$D152]+[.$G152]+[.$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65" calcext:value-type="float">
            <text:p>65</text:p>
          </table:table-cell>
          <table:table-cell table:formula="of:=IFERROR(ROUND(((MIN(([.$G152]^2)/([.$T152]^2);[.$R$2]))*([.$J152]+3)*[.$T$2]))*5;0)" office:value-type="float" office:value="10" calcext:value-type="float">
            <text:p>10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6" calcext:value-type="float">
            <text:p>36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IFERROR(MIN(MAX((ROUND(AVERAGE((((MIN(([.$C152]^[.$AC$2])/([.$T152]^[.$AC$2]);[.$AE$2])))*[.$J152]*0.8)+([.$C152]/10);([.C152]/8));0)*5)+10; 30); 99); 0)" office:value-type="float" office:value="65" calcext:value-type="float">
            <text:p>65</text:p>
          </table:table-cell>
          <table:table-cell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formula="of:=IFERROR(MIN(MAX(ROUND(AVERAGE((MIN(([.$D152]+[.$G152]+[.$H152])/3/[.$T152];[.$AE$2]))*([.$J152]+3)*[.$AG$2];([.I152]/50));0)*5; [.$AI$2]); [.$AH$2]);0)" office:value-type="float" office:value="35" calcext:value-type="float">
            <text:p>35</text:p>
          </table:table-cell>
          <table:table-cell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formula="of:=IFERROR(MIN(MAX(ROUND(AVERAGE((MIN(([.$F152]^[.$Q$2])/([.$T152]^[.$AC$2]);[.$AE$2]))*([.$J152]+[.$AF$2]);([.F152]/10));0)*5; [.$AI$2]); [.$AH$2]);0)" office:value-type="float" office:value="10" calcext:value-type="float">
            <text:p>10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 table:formula="of:=ROUND(AVERAGE([.AM152:.AS152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$D153]+[.$G153]+[.$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10" calcext:value-type="float">
            <text:p>10</text:p>
          </table:table-cell>
          <table:table-cell table:formula="of:=IFERROR(ROUND(((MIN(([.$E153]^2)/([.$T153]^2);[.$R$2]))*([.$J153]+3)*[.$T$2]))*5;0)" office:value-type="float" office:value="85" calcext:value-type="float">
            <text:p>8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8" calcext:value-type="float">
            <text:p>48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IFERROR(MIN(MAX((ROUND(AVERAGE((((MIN(([.$C153]^[.$AC$2])/([.$T153]^[.$AC$2]);[.$AE$2])))*[.$J153]*0.8)+([.$C153]/10);([.C153]/8));0)*5)+10; 30); 99); 0)" office:value-type="float" office:value="80" calcext:value-type="float">
            <text:p>80</text:p>
          </table:table-cell>
          <table:table-cell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formula="of:=IFERROR(MIN(MAX(ROUND(AVERAGE((MIN(([.$D153]+[.$G153]+[.$H153])/3/[.$T153];[.$AE$2]))*([.$J153]+3)*[.$AG$2];([.I153]/50));0)*5; [.$AI$2]); [.$AH$2]);0)" office:value-type="float" office:value="45" calcext:value-type="float">
            <text:p>45</text:p>
          </table:table-cell>
          <table:table-cell table:formula="of:=IFERROR(MIN(MAX(ROUND(AVERAGE(((MIN(([.$H153]^2)/([.$T153]^[.$AC$2]);[.$AE$2]))*([.$J153]+3)*[.$AG$2]);([.H153]/10));0)*5; [.$AI$2]); [.$AH$2]);0)" office:value-type="float" office:value="15" calcext:value-type="float">
            <text:p>15</text:p>
          </table:table-cell>
          <table:table-cell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 table:formula="of:=ROUND(AVERAGE([.AM153:.AS15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$D154]+[.$G154]+[.$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5" calcext:value-type="float">
            <text:p>15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70" calcext:value-type="float">
            <text:p>70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4" calcext:value-type="float">
            <text:p>44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formula="of:=IFERROR(MIN(MAX(ROUND(AVERAGE((MIN(([.$D154]+[.$G154]+[.$H154])/3/[.$T154];[.$AE$2]))*([.$J154]+3)*[.$AG$2];([.I154]/50));0)*5; [.$AI$2]); [.$AH$2]);0)" office:value-type="float" office:value="40" calcext:value-type="float">
            <text:p>40</text:p>
          </table:table-cell>
          <table:table-cell table:formula="of:=IFERROR(MIN(MAX(ROUND(AVERAGE(((MIN(([.$H154]^2)/([.$T154]^[.$AC$2]);[.$AE$2]))*([.$J154]+3)*[.$AG$2]);([.H154]/10));0)*5; [.$AI$2]); [.$AH$2]);0)" office:value-type="float" office:value="25" calcext:value-type="float">
            <text:p>25</text:p>
          </table:table-cell>
          <table:table-cell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formula="of:=IFERROR(MIN(MAX(ROUND(AVERAGE((MIN(([.$F154]^[.$Q$2])/([.$T154]^[.$AC$2]);[.$AE$2]))*([.$J154]+[.$AF$2]);([.F154]/10));0)*5; [.$AI$2]); [.$AH$2]);0)" office:value-type="float" office:value="15" calcext:value-type="float">
            <text:p>15</text:p>
          </table:table-cell>
          <table:table-cell table:formula="of:=ROUND(AVERAGE([.AD154:.AJ154]);2)" office:value-type="float" office:value="34.86" calcext:value-type="float">
            <text:p>34.86</text:p>
          </table:table-cell>
          <table:table-cell table:formula="of:=ROUND(AVERAGE([.AM154:.AS15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$D155]+[.$G155]+[.$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5" calcext:value-type="float">
            <text:p>25</text:p>
          </table:table-cell>
          <table:table-cell table:formula="of:=IFERROR(ROUND(((MIN(([.$E155]^2)/([.$T155]^2);[.$R$2]))*([.$J155]+3)*[.$T$2]))*5;0)" office:value-type="float" office:value="75" calcext:value-type="float">
            <text:p>75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9" calcext:value-type="float">
            <text:p>39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formula="of:=IFERROR(MIN(MAX(ROUND(AVERAGE((MIN(([.$D155]+[.$G155]+[.$H155])/3/[.$T155];[.$AE$2]))*([.$J155]+3)*[.$AG$2];([.I155]/50));0)*5; [.$AI$2]); [.$AH$2]);0)" office:value-type="float" office:value="35" calcext:value-type="float">
            <text:p>35</text:p>
          </table:table-cell>
          <table:table-cell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6.43" calcext:value-type="float">
            <text:p>36.43</text:p>
          </table:table-cell>
          <table:table-cell table:formula="of:=ROUND(AVERAGE([.AM155:.AS15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$D156]+[.$G156]+[.$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45" calcext:value-type="float">
            <text:p>45</text:p>
          </table:table-cell>
          <table:table-cell table:formula="of:=IFERROR(ROUND(((MIN(([.$E156]^2)/([.$T156]^2);[.$R$2]))*([.$J156]+3)*[.$T$2]))*5;0)" office:value-type="float" office:value="35" calcext:value-type="float">
            <text:p>35</text:p>
          </table:table-cell>
          <table:table-cell table:formula="of:=IFERROR(ROUND(((MIN(([.$G156]^2)/([.$T156]^2);[.$R$2]))*([.$J156]+3)*[.$T$2]))*5;0)" office:value-type="float" office:value="35" calcext:value-type="float">
            <text:p>3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6" calcext:value-type="float">
            <text:p>46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IFERROR(MIN(MAX((ROUND(AVERAGE((((MIN(([.$C156]^[.$AC$2])/([.$T156]^[.$AC$2]);[.$AE$2])))*[.$J156]*0.8)+([.$C156]/10);([.C156]/8));0)*5)+10; 30); 99); 0)" office:value-type="float" office:value="80" calcext:value-type="float">
            <text:p>80</text:p>
          </table:table-cell>
          <table:table-cell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formula="of:=IFERROR(MIN(MAX(ROUND(AVERAGE((MIN(([.$D156]+[.$G156]+[.$H156])/3/[.$T156];[.$AE$2]))*([.$J156]+3)*[.$AG$2];([.I156]/50));0)*5; [.$AI$2]); [.$AH$2]);0)" office:value-type="float" office:value="45" calcext:value-type="float">
            <text:p>45</text:p>
          </table:table-cell>
          <table:table-cell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4.29" calcext:value-type="float">
            <text:p>44.29</text:p>
          </table:table-cell>
          <table:table-cell table:formula="of:=ROUND(AVERAGE([.AM156:.AS15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$D157]+[.$G157]+[.$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40" calcext:value-type="float">
            <text:p>40</text:p>
          </table:table-cell>
          <table:table-cell table:formula="of:=IFERROR(ROUND(((MIN(([.$E157]^2)/([.$T157]^2);[.$R$2]))*([.$J157]+3)*[.$T$2]))*5;0)" office:value-type="float" office:value="55" calcext:value-type="float">
            <text:p>55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31" calcext:value-type="float">
            <text:p>31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IFERROR(MIN(MAX((ROUND(AVERAGE((((MIN(([.$C157]^[.$AC$2])/([.$T157]^[.$AC$2]);[.$AE$2])))*[.$J157]*0.8)+([.$C157]/10);([.C157]/8));0)*5)+10; 30); 99); 0)" office:value-type="float" office:value="30" calcext:value-type="float">
            <text:p>30</text:p>
          </table:table-cell>
          <table:table-cell table:formula="of:=IFERROR(MIN(MAX(ROUND(AVERAGE((MIN(([.$D157]^[.$L$2])/([.$T157]^[.$AC$2]);[.$AE$2]))*([.$J157]+[.$AF$2]);([.D157]/10));0)*5; [.$AI$2]); [.$AH$2]);0)" office:value-type="float" office:value="20" calcext:value-type="float">
            <text:p>20</text:p>
          </table:table-cell>
          <table:table-cell table:formula="of:=IFERROR(MIN(MAX(ROUND(AVERAGE((MIN(([.$D157]+[.$G157]+[.$H157])/3/[.$T157];[.$AE$2]))*([.$J157]+3)*[.$AG$2];([.I157]/50));0)*5; [.$AI$2]); [.$AH$2]);0)" office:value-type="float" office:value="30" calcext:value-type="float">
            <text:p>30</text:p>
          </table:table-cell>
          <table:table-cell table:formula="of:=IFERROR(MIN(MAX(ROUND(AVERAGE(((MIN(([.$H157]^2)/([.$T157]^[.$AC$2]);[.$AE$2]))*([.$J157]+3)*[.$AG$2]);([.H157]/10));0)*5; [.$AI$2]); [.$AH$2]);0)" office:value-type="float" office:value="30" calcext:value-type="float">
            <text:p>30</text:p>
          </table:table-cell>
          <table:table-cell table:formula="of:=IFERROR(MIN(MAX(ROUND(AVERAGE(((MIN(([.$E157]^[.$AC$2])/([.$T157]^[.$AC$2]);[.$AE$2]))*([.$J157]+3)*[.$AG$2]);([.E157]/10));0)*5; [.$AI$2]); [.$AH$2]);0)" office:value-type="float" office:value="35" calcext:value-type="float">
            <text:p>35</text:p>
          </table:table-cell>
          <table:table-cell table:formula="of:=IFERROR(MIN(MAX(ROUND(AVERAGE(((MIN(([.$G157]^[.$AC$2])/([.$T157]^[.$AC$2]);[.$AE$2]))*([.$J157]+3)*[.$AG$2]);([.G157]/10));0)*5; [.$AI$2]); [.$AH$2]);0)" office:value-type="float" office:value="10" calcext:value-type="float">
            <text:p>10</text:p>
          </table:table-cell>
          <table:table-cell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27.14" calcext:value-type="float">
            <text:p>27.14</text:p>
          </table:table-cell>
          <table:table-cell table:formula="of:=ROUND(AVERAGE([.AM157:.AS15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$D158]+[.$G158]+[.$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50" calcext:value-type="float">
            <text:p>50</text:p>
          </table:table-cell>
          <table:table-cell table:formula="of:=IFERROR(ROUND(((MIN(([.$E158]^2)/([.$T158]^2);[.$R$2]))*([.$J158]+3)*[.$T$2]))*5;0)" office:value-type="float" office:value="60" calcext:value-type="float">
            <text:p>60</text:p>
          </table:table-cell>
          <table:table-cell table:formula="of:=IFERROR(ROUND(((MIN(([.$G158]^2)/([.$T158]^2);[.$R$2]))*([.$J158]+3)*[.$T$2]))*5;0)" office:value-type="float" office:value="15" calcext:value-type="float">
            <text:p>15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41" calcext:value-type="float">
            <text:p>41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IFERROR(MIN(MAX((ROUND(AVERAGE((((MIN(([.$C158]^[.$AC$2])/([.$T158]^[.$AC$2]);[.$AE$2])))*[.$J158]*0.8)+([.$C158]/10);([.C158]/8));0)*5)+10; 30); 99); 0)" office:value-type="float" office:value="50" calcext:value-type="float">
            <text:p>50</text:p>
          </table:table-cell>
          <table:table-cell table:formula="of:=IFERROR(MIN(MAX(ROUND(AVERAGE((MIN(([.$D158]^[.$L$2])/([.$T158]^[.$AC$2]);[.$AE$2]))*([.$J158]+[.$AF$2]);([.D158]/10));0)*5; [.$AI$2]); [.$AH$2]);0)" office:value-type="float" office:value="30" calcext:value-type="float">
            <text:p>30</text:p>
          </table:table-cell>
          <table:table-cell table:formula="of:=IFERROR(MIN(MAX(ROUND(AVERAGE((MIN(([.$D158]+[.$G158]+[.$H158])/3/[.$T158];[.$AE$2]))*([.$J158]+3)*[.$AG$2];([.I158]/50));0)*5; [.$AI$2]); [.$AH$2]);0)" office:value-type="float" office:value="40" calcext:value-type="float">
            <text:p>40</text:p>
          </table:table-cell>
          <table:table-cell table:formula="of:=IFERROR(MIN(MAX(ROUND(AVERAGE(((MIN(([.$H158]^2)/([.$T158]^[.$AC$2]);[.$AE$2]))*([.$J158]+3)*[.$AG$2]);([.H158]/10));0)*5; [.$AI$2]); [.$AH$2]);0)" office:value-type="float" office:value="40" calcext:value-type="float">
            <text:p>40</text:p>
          </table:table-cell>
          <table:table-cell table:formula="of:=IFERROR(MIN(MAX(ROUND(AVERAGE(((MIN(([.$E158]^[.$AC$2])/([.$T158]^[.$AC$2]);[.$AE$2]))*([.$J158]+3)*[.$AG$2]);([.E158]/10));0)*5; [.$AI$2]); [.$AH$2]);0)" office:value-type="float" office:value="45" calcext:value-type="float">
            <text:p>45</text:p>
          </table:table-cell>
          <table:table-cell table:formula="of:=IFERROR(MIN(MAX(ROUND(AVERAGE(((MIN(([.$G158]^[.$AC$2])/([.$T158]^[.$AC$2]);[.$AE$2]))*([.$J158]+3)*[.$AG$2]);([.G158]/10));0)*5; [.$AI$2]); [.$AH$2]);0)" office:value-type="float" office:value="20" calcext:value-type="float">
            <text:p>20</text:p>
          </table:table-cell>
          <table:table-cell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38.57" calcext:value-type="float">
            <text:p>38.57</text:p>
          </table:table-cell>
          <table:table-cell table:formula="of:=ROUND(AVERAGE([.AM158:.AS15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$D159]+[.$G159]+[.$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40" calcext:value-type="float">
            <text:p>40</text:p>
          </table:table-cell>
          <table:table-cell table:formula="of:=IFERROR(ROUND(((MIN(([.$E159]^2)/([.$T159]^2);[.$R$2]))*([.$J159]+3)*[.$T$2]))*5;0)" office:value-type="float" office:value="35" calcext:value-type="float">
            <text:p>35</text:p>
          </table:table-cell>
          <table:table-cell table:formula="of:=IFERROR(ROUND(((MIN(([.$G159]^2)/([.$T159]^2);[.$R$2]))*([.$J159]+3)*[.$T$2]))*5;0)" office:value-type="float" office:value="25" calcext:value-type="float">
            <text:p>25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3" calcext:value-type="float">
            <text:p>33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IFERROR(MIN(MAX((ROUND(AVERAGE((((MIN(([.$C159]^[.$AC$2])/([.$T159]^[.$AC$2]);[.$AE$2])))*[.$J159]*0.8)+([.$C159]/10);([.C159]/8));0)*5)+10; 30); 99); 0)" office:value-type="float" office:value="40" calcext:value-type="float">
            <text:p>40</text:p>
          </table:table-cell>
          <table:table-cell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formula="of:=IFERROR(MIN(MAX(ROUND(AVERAGE((MIN(([.$D159]+[.$G159]+[.$H159])/3/[.$T159];[.$AE$2]))*([.$J159]+3)*[.$AG$2];([.I159]/50));0)*5; [.$AI$2]); [.$AH$2]);0)" office:value-type="float" office:value="35" calcext:value-type="float">
            <text:p>35</text:p>
          </table:table-cell>
          <table:table-cell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formula="of:=IFERROR(MIN(MAX(ROUND(AVERAGE(((MIN(([.$G159]^[.$AC$2])/([.$T159]^[.$AC$2]);[.$AE$2]))*([.$J159]+3)*[.$AG$2]);([.G159]/10));0)*5; [.$AI$2]); [.$AH$2]);0)" office:value-type="float" office:value="30" calcext:value-type="float">
            <text:p>30</text:p>
          </table:table-cell>
          <table:table-cell table:formula="of:=IFERROR(MIN(MAX(ROUND(AVERAGE((MIN(([.$F159]^[.$Q$2])/([.$T159]^[.$AC$2]);[.$AE$2]))*([.$J159]+[.$AF$2]);([.F159]/10));0)*5; [.$AI$2]); [.$AH$2]);0)" office:value-type="float" office:value="15" calcext:value-type="float">
            <text:p>15</text:p>
          </table:table-cell>
          <table:table-cell table:formula="of:=ROUND(AVERAGE([.AD159:.AJ159]);2)" office:value-type="float" office:value="31.43" calcext:value-type="float">
            <text:p>31.43</text:p>
          </table:table-cell>
          <table:table-cell table:formula="of:=ROUND(AVERAGE([.AM159:.AS1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$D160]+[.$G160]+[.$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30" calcext:value-type="float">
            <text:p>30</text:p>
          </table:table-cell>
          <table:table-cell table:formula="of:=IFERROR(ROUND(((MIN(([.$E160]^2)/([.$T160]^2);[.$R$2]))*([.$J160]+3)*[.$T$2]))*5;0)" office:value-type="float" office:value="25" calcext:value-type="float">
            <text:p>25</text:p>
          </table:table-cell>
          <table:table-cell table:formula="of:=IFERROR(ROUND(((MIN(([.$G160]^2)/([.$T160]^2);[.$R$2]))*([.$J160]+3)*[.$T$2]))*5;0)" office:value-type="float" office:value="40" calcext:value-type="float">
            <text:p>4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41" calcext:value-type="float">
            <text:p>41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formula="of:=IFERROR(MIN(MAX(ROUND(AVERAGE((MIN(([.$D160]+[.$G160]+[.$H160])/3/[.$T160];[.$AE$2]))*([.$J160]+3)*[.$AG$2];([.I160]/50));0)*5; [.$AI$2]); [.$AH$2]);0)" office:value-type="float" office:value="45" calcext:value-type="float">
            <text:p>45</text:p>
          </table:table-cell>
          <table:table-cell table:formula="of:=IFERROR(MIN(MAX(ROUND(AVERAGE(((MIN(([.$H160]^2)/([.$T160]^[.$AC$2]);[.$AE$2]))*([.$J160]+3)*[.$AG$2]);([.H160]/10));0)*5; [.$AI$2]); [.$AH$2]);0)" office:value-type="float" office:value="35" calcext:value-type="float">
            <text:p>35</text:p>
          </table:table-cell>
          <table:table-cell table:formula="of:=IFERROR(MIN(MAX(ROUND(AVERAGE(((MIN(([.$E160]^[.$AC$2])/([.$T160]^[.$AC$2]);[.$AE$2]))*([.$J160]+3)*[.$AG$2]);([.E160]/10));0)*5; [.$AI$2]); [.$AH$2]);0)" office:value-type="float" office:value="35" calcext:value-type="float">
            <text:p>35</text:p>
          </table:table-cell>
          <table:table-cell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formula="of:=IFERROR(MIN(MAX(ROUND(AVERAGE((MIN(([.$F160]^[.$Q$2])/([.$T160]^[.$AC$2]);[.$AE$2]))*([.$J160]+[.$AF$2]);([.F160]/10));0)*5; [.$AI$2]); [.$AH$2]);0)" office:value-type="float" office:value="30" calcext:value-type="float">
            <text:p>30</text:p>
          </table:table-cell>
          <table:table-cell table:formula="of:=ROUND(AVERAGE([.AD160:.AJ160]);2)" office:value-type="float" office:value="42.14" calcext:value-type="float">
            <text:p>42.14</text:p>
          </table:table-cell>
          <table:table-cell table:formula="of:=ROUND(AVERAGE([.AM160:.AS1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$D161]+[.$G161]+[.$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65" calcext:value-type="float">
            <text:p>65</text:p>
          </table:table-cell>
          <table:table-cell table:formula="of:=IFERROR(ROUND(((MIN(([.$E161]^2)/([.$T161]^2);[.$R$2]))*([.$J161]+3)*[.$T$2]))*5;0)" office:value-type="float" office:value="25" calcext:value-type="float">
            <text:p>25</text:p>
          </table:table-cell>
          <table:table-cell table:formula="of:=IFERROR(ROUND(((MIN(([.$G161]^2)/([.$T161]^2);[.$R$2]))*([.$J161]+3)*[.$T$2]))*5;0)" office:value-type="float" office:value="25" calcext:value-type="float">
            <text:p>25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5" calcext:value-type="float">
            <text:p>35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IFERROR(MIN(MAX((ROUND(AVERAGE((((MIN(([.$C161]^[.$AC$2])/([.$T161]^[.$AC$2]);[.$AE$2])))*[.$J161]*0.8)+([.$C161]/10);([.C161]/8));0)*5)+10; 30); 99); 0)" office:value-type="float" office:value="35" calcext:value-type="float">
            <text:p>35</text:p>
          </table:table-cell>
          <table:table-cell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formula="of:=IFERROR(MIN(MAX(ROUND(AVERAGE((MIN(([.$D161]+[.$G161]+[.$H161])/3/[.$T161];[.$AE$2]))*([.$J161]+3)*[.$AG$2];([.I161]/50));0)*5; [.$AI$2]); [.$AH$2]);0)" office:value-type="float" office:value="35" calcext:value-type="float">
            <text:p>35</text:p>
          </table:table-cell>
          <table:table-cell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formula="of:=IFERROR(MIN(MAX(ROUND(AVERAGE(((MIN(([.$E161]^[.$AC$2])/([.$T161]^[.$AC$2]);[.$AE$2]))*([.$J161]+3)*[.$AG$2]);([.E161]/10));0)*5; [.$AI$2]); [.$AH$2]);0)" office:value-type="float" office:value="30" calcext:value-type="float">
            <text:p>30</text:p>
          </table:table-cell>
          <table:table-cell table:formula="of:=IFERROR(MIN(MAX(ROUND(AVERAGE(((MIN(([.$G161]^[.$AC$2])/([.$T161]^[.$AC$2]);[.$AE$2]))*([.$J161]+3)*[.$AG$2]);([.G161]/10));0)*5; [.$AI$2]); [.$AH$2]);0)" office:value-type="float" office:value="30" calcext:value-type="float">
            <text:p>30</text:p>
          </table:table-cell>
          <table:table-cell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14" calcext:value-type="float">
            <text:p>32.14</text:p>
          </table:table-cell>
          <table:table-cell table:formula="of:=ROUND(AVERAGE([.AM161:.AS1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$D162]+[.$G162]+[.$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70" calcext:value-type="float">
            <text:p>70</text:p>
          </table:table-cell>
          <table:table-cell table:formula="of:=IFERROR(ROUND(((MIN(([.$E162]^2)/([.$T162]^2);[.$R$2]))*([.$J162]+3)*[.$T$2]))*5;0)" office:value-type="float" office:value="40" calcext:value-type="float">
            <text:p>40</text:p>
          </table:table-cell>
          <table:table-cell table:formula="of:=IFERROR(ROUND(((MIN(([.$G162]^2)/([.$T162]^2);[.$R$2]))*([.$J162]+3)*[.$T$2]))*5;0)" office:value-type="float" office:value="40" calcext:value-type="float">
            <text:p>4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9" calcext:value-type="float">
            <text:p>49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IFERROR(MIN(MAX((ROUND(AVERAGE((((MIN(([.$C162]^[.$AC$2])/([.$T162]^[.$AC$2]);[.$AE$2])))*[.$J162]*0.8)+([.$C162]/10);([.C162]/8));0)*5)+10; 30); 99); 0)" office:value-type="float" office:value="60" calcext:value-type="float">
            <text:p>60</text:p>
          </table:table-cell>
          <table:table-cell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formula="of:=IFERROR(MIN(MAX(ROUND(AVERAGE((MIN(([.$D162]+[.$G162]+[.$H162])/3/[.$T162];[.$AE$2]))*([.$J162]+3)*[.$AG$2];([.I162]/50));0)*5; [.$AI$2]); [.$AH$2]);0)" office:value-type="float" office:value="50" calcext:value-type="float">
            <text:p>50</text:p>
          </table:table-cell>
          <table:table-cell table:formula="of:=IFERROR(MIN(MAX(ROUND(AVERAGE(((MIN(([.$H162]^2)/([.$T162]^[.$AC$2]);[.$AE$2]))*([.$J162]+3)*[.$AG$2]);([.H162]/10));0)*5; [.$AI$2]); [.$AH$2]);0)" office:value-type="float" office:value="55" calcext:value-type="float">
            <text:p>55</text:p>
          </table:table-cell>
          <table:table-cell table:formula="of:=IFERROR(MIN(MAX(ROUND(AVERAGE(((MIN(([.$E162]^[.$AC$2])/([.$T162]^[.$AC$2]);[.$AE$2]))*([.$J162]+3)*[.$AG$2]);([.E162]/10));0)*5; [.$AI$2]); [.$AH$2]);0)" office:value-type="float" office:value="45" calcext:value-type="float">
            <text:p>45</text:p>
          </table:table-cell>
          <table:table-cell table:formula="of:=IFERROR(MIN(MAX(ROUND(AVERAGE(((MIN(([.$G162]^[.$AC$2])/([.$T162]^[.$AC$2]);[.$AE$2]))*([.$J162]+3)*[.$AG$2]);([.G162]/10));0)*5; [.$AI$2]); [.$AH$2]);0)" office:value-type="float" office:value="45" calcext:value-type="float">
            <text:p>45</text:p>
          </table:table-cell>
          <table:table-cell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8.57" calcext:value-type="float">
            <text:p>48.57</text:p>
          </table:table-cell>
          <table:table-cell table:formula="of:=ROUND(AVERAGE([.AM162:.AS1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$D163]+[.$G163]+[.$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50" calcext:value-type="float">
            <text:p>50</text:p>
          </table:table-cell>
          <table:table-cell table:formula="of:=IFERROR(ROUND(((MIN(([.$E163]^2)/([.$T163]^2);[.$R$2]))*([.$J163]+3)*[.$T$2]))*5;0)" office:value-type="float" office:value="25" calcext:value-type="float">
            <text:p>25</text:p>
          </table:table-cell>
          <table:table-cell table:formula="of:=IFERROR(ROUND(((MIN(([.$G163]^2)/([.$T163]^2);[.$R$2]))*([.$J163]+3)*[.$T$2]))*5;0)" office:value-type="float" office:value="80" calcext:value-type="float">
            <text:p>8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43" calcext:value-type="float">
            <text:p>43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IFERROR(MIN(MAX((ROUND(AVERAGE((((MIN(([.$C163]^[.$AC$2])/([.$T163]^[.$AC$2]);[.$AE$2])))*[.$J163]*0.8)+([.$C163]/10);([.C163]/8));0)*5)+10; 30); 99); 0)" office:value-type="float" office:value="35" calcext:value-type="float">
            <text:p>35</text:p>
          </table:table-cell>
          <table:table-cell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formula="of:=IFERROR(MIN(MAX(ROUND(AVERAGE((MIN(([.$D163]+[.$G163]+[.$H163])/3/[.$T163];[.$AE$2]))*([.$J163]+3)*[.$AG$2];([.I163]/50));0)*5; [.$AI$2]); [.$AH$2]);0)" office:value-type="float" office:value="45" calcext:value-type="float">
            <text:p>45</text:p>
          </table:table-cell>
          <table:table-cell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formula="of:=IFERROR(MIN(MAX(ROUND(AVERAGE(((MIN(([.$E163]^[.$AC$2])/([.$T163]^[.$AC$2]);[.$AE$2]))*([.$J163]+3)*[.$AG$2]);([.E163]/10));0)*5; [.$AI$2]); [.$AH$2]);0)" office:value-type="float" office:value="35" calcext:value-type="float">
            <text:p>35</text:p>
          </table:table-cell>
          <table:table-cell table:formula="of:=IFERROR(MIN(MAX(ROUND(AVERAGE(((MIN(([.$G163]^[.$AC$2])/([.$T163]^[.$AC$2]);[.$AE$2]))*([.$J163]+3)*[.$AG$2]);([.G163]/10));0)*5; [.$AI$2]); [.$AH$2]);0)" office:value-type="float" office:value="50" calcext:value-type="float">
            <text:p>50</text:p>
          </table:table-cell>
          <table:table-cell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9.29" calcext:value-type="float">
            <text:p>39.29</text:p>
          </table:table-cell>
          <table:table-cell table:formula="of:=ROUND(AVERAGE([.AM163:.AS163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$D164]+[.$G164]+[.$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60" calcext:value-type="float">
            <text:p>60</text:p>
          </table:table-cell>
          <table:table-cell table:formula="of:=IFERROR(ROUND(((MIN(([.$E164]^2)/([.$T164]^2);[.$R$2]))*([.$J164]+3)*[.$T$2]))*5;0)" office:value-type="float" office:value="35" calcext:value-type="float">
            <text:p>35</text:p>
          </table:table-cell>
          <table:table-cell table:formula="of:=IFERROR(ROUND(((MIN(([.$G164]^2)/([.$T164]^2);[.$R$2]))*([.$J164]+3)*[.$T$2]))*5;0)" office:value-type="float" office:value="35" calcext:value-type="float">
            <text:p>3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6" calcext:value-type="float">
            <text:p>46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formula="of:=IFERROR(MIN(MAX(ROUND(AVERAGE((MIN(([.$D164]+[.$G164]+[.$H164])/3/[.$T164];[.$AE$2]))*([.$J164]+3)*[.$AG$2];([.I164]/50));0)*5; [.$AI$2]); [.$AH$2]);0)" office:value-type="float" office:value="45" calcext:value-type="float">
            <text:p>45</text:p>
          </table:table-cell>
          <table:table-cell table:formula="of:=IFERROR(MIN(MAX(ROUND(AVERAGE(((MIN(([.$H164]^2)/([.$T164]^[.$AC$2]);[.$AE$2]))*([.$J164]+3)*[.$AG$2]);([.H164]/10));0)*5; [.$AI$2]); [.$AH$2]);0)" office:value-type="float" office:value="50" calcext:value-type="float">
            <text:p>50</text:p>
          </table:table-cell>
          <table:table-cell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4.29" calcext:value-type="float">
            <text:p>44.29</text:p>
          </table:table-cell>
          <table:table-cell table:formula="of:=ROUND(AVERAGE([.AM164:.AS1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$D165]+[.$G165]+[.$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55" calcext:value-type="float">
            <text:p>55</text:p>
          </table:table-cell>
          <table:table-cell table:formula="of:=IFERROR(ROUND(((MIN(([.$E165]^2)/([.$T165]^2);[.$R$2]))*([.$J165]+3)*[.$T$2]))*5;0)" office:value-type="float" office:value="10" calcext:value-type="float">
            <text:p>10</text:p>
          </table:table-cell>
          <table:table-cell table:formula="of:=IFERROR(ROUND(((MIN(([.$G165]^2)/([.$T165]^2);[.$R$2]))*([.$J165]+3)*[.$T$2]))*5;0)" office:value-type="float" office:value="55" calcext:value-type="float">
            <text:p>5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5" calcext:value-type="float">
            <text:p>45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IFERROR(MIN(MAX((ROUND(AVERAGE((((MIN(([.$C165]^[.$AC$2])/([.$T165]^[.$AC$2]);[.$AE$2])))*[.$J165]*0.8)+([.$C165]/10);([.C165]/8));0)*5)+10; 30); 99); 0)" office:value-type="float" office:value="55" calcext:value-type="float">
            <text:p>55</text:p>
          </table:table-cell>
          <table:table-cell table:formula="of:=IFERROR(MIN(MAX(ROUND(AVERAGE((MIN(([.$D165]^[.$L$2])/([.$T165]^[.$AC$2]);[.$AE$2]))*([.$J165]+[.$AF$2]);([.D165]/10));0)*5; [.$AI$2]); [.$AH$2]);0)" office:value-type="float" office:value="20" calcext:value-type="float">
            <text:p>20</text:p>
          </table:table-cell>
          <table:table-cell table:formula="of:=IFERROR(MIN(MAX(ROUND(AVERAGE((MIN(([.$D165]+[.$G165]+[.$H165])/3/[.$T165];[.$AE$2]))*([.$J165]+3)*[.$AG$2];([.I165]/50));0)*5; [.$AI$2]); [.$AH$2]);0)" office:value-type="float" office:value="45" calcext:value-type="float">
            <text:p>45</text:p>
          </table:table-cell>
          <table:table-cell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formula="of:=IFERROR(MIN(MAX(ROUND(AVERAGE((MIN(([.$F165]^[.$Q$2])/([.$T165]^[.$AC$2]);[.$AE$2]))*([.$J165]+[.$AF$2]);([.F165]/10));0)*5; [.$AI$2]); [.$AH$2]);0)" office:value-type="float" office:value="50" calcext:value-type="float">
            <text:p>50</text:p>
          </table:table-cell>
          <table:table-cell table:formula="of:=ROUND(AVERAGE([.AD165:.AJ165]);2)" office:value-type="float" office:value="39.29" calcext:value-type="float">
            <text:p>39.29</text:p>
          </table:table-cell>
          <table:table-cell table:formula="of:=ROUND(AVERAGE([.AM165:.AS165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$D166]+[.$G166]+[.$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65" calcext:value-type="float">
            <text:p>65</text:p>
          </table:table-cell>
          <table:table-cell table:formula="of:=IFERROR(ROUND(((MIN(([.$E166]^2)/([.$T166]^2);[.$R$2]))*([.$J166]+3)*[.$T$2]))*5;0)" office:value-type="float" office:value="20" calcext:value-type="float">
            <text:p>20</text:p>
          </table:table-cell>
          <table:table-cell table:formula="of:=IFERROR(ROUND(((MIN(([.$G166]^2)/([.$T166]^2);[.$R$2]))*([.$J166]+3)*[.$T$2]))*5;0)" office:value-type="float" office:value="40" calcext:value-type="float">
            <text:p>4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6" calcext:value-type="float">
            <text:p>46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IFERROR(MIN(MAX((ROUND(AVERAGE((((MIN(([.$C166]^[.$AC$2])/([.$T166]^[.$AC$2]);[.$AE$2])))*[.$J166]*0.8)+([.$C166]/10);([.C166]/8));0)*5)+10; 30); 99); 0)" office:value-type="float" office:value="55" calcext:value-type="float">
            <text:p>55</text:p>
          </table:table-cell>
          <table:table-cell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formula="of:=IFERROR(MIN(MAX(ROUND(AVERAGE((MIN(([.$D166]+[.$G166]+[.$H166])/3/[.$T166];[.$AE$2]))*([.$J166]+3)*[.$AG$2];([.I166]/50));0)*5; [.$AI$2]); [.$AH$2]);0)" office:value-type="float" office:value="45" calcext:value-type="float">
            <text:p>45</text:p>
          </table:table-cell>
          <table:table-cell table:formula="of:=IFERROR(MIN(MAX(ROUND(AVERAGE(((MIN(([.$H166]^2)/([.$T166]^[.$AC$2]);[.$AE$2]))*([.$J166]+3)*[.$AG$2]);([.H166]/10));0)*5; [.$AI$2]); [.$AH$2]);0)" office:value-type="float" office:value="50" calcext:value-type="float">
            <text:p>50</text:p>
          </table:table-cell>
          <table:table-cell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 table:formula="of:=ROUND(AVERAGE([.AM166:.AS166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$D167]+[.$G167]+[.$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50" calcext:value-type="float">
            <text:p>50</text:p>
          </table:table-cell>
          <table:table-cell table:formula="of:=IFERROR(ROUND(((MIN(([.$E167]^2)/([.$T167]^2);[.$R$2]))*([.$J167]+3)*[.$T$2]))*5;0)" office:value-type="float" office:value="20" calcext:value-type="float">
            <text:p>20</text:p>
          </table:table-cell>
          <table:table-cell table:formula="of:=IFERROR(ROUND(((MIN(([.$G167]^2)/([.$T167]^2);[.$R$2]))*([.$J167]+3)*[.$T$2]))*5;0)" office:value-type="float" office:value="40" calcext:value-type="float">
            <text:p>4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6" calcext:value-type="float">
            <text:p>46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IFERROR(MIN(MAX((ROUND(AVERAGE((((MIN(([.$C167]^[.$AC$2])/([.$T167]^[.$AC$2]);[.$AE$2])))*[.$J167]*0.8)+([.$C167]/10);([.C167]/8));0)*5)+10; 30); 99); 0)" office:value-type="float" office:value="55" calcext:value-type="float">
            <text:p>55</text:p>
          </table:table-cell>
          <table:table-cell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formula="of:=IFERROR(MIN(MAX(ROUND(AVERAGE((MIN(([.$D167]+[.$G167]+[.$H167])/3/[.$T167];[.$AE$2]))*([.$J167]+3)*[.$AG$2];([.I167]/50));0)*5; [.$AI$2]); [.$AH$2]);0)" office:value-type="float" office:value="45" calcext:value-type="float">
            <text:p>45</text:p>
          </table:table-cell>
          <table:table-cell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3.57" calcext:value-type="float">
            <text:p>43.57</text:p>
          </table:table-cell>
          <table:table-cell table:formula="of:=ROUND(AVERAGE([.AM167:.AS167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$D168]+[.$G168]+[.$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40" calcext:value-type="float">
            <text:p>40</text:p>
          </table:table-cell>
          <table:table-cell table:formula="of:=IFERROR(ROUND(((MIN(([.$E168]^2)/([.$T168]^2);[.$R$2]))*([.$J168]+3)*[.$T$2]))*5;0)" office:value-type="float" office:value="55" calcext:value-type="float">
            <text:p>55</text:p>
          </table:table-cell>
          <table:table-cell table:formula="of:=IFERROR(ROUND(((MIN(([.$G168]^2)/([.$T168]^2);[.$R$2]))*([.$J168]+3)*[.$T$2]))*5;0)" office:value-type="float" office:value="25" calcext:value-type="float">
            <text:p>25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6" calcext:value-type="float">
            <text:p>46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formula="of:=IFERROR(MIN(MAX(ROUND(AVERAGE((MIN(([.$D168]^[.$L$2])/([.$T168]^[.$AC$2]);[.$AE$2]))*([.$J168]+[.$AF$2]);([.D168]/10));0)*5; [.$AI$2]); [.$AH$2]);0)" office:value-type="float" office:value="55" calcext:value-type="float">
            <text:p>55</text:p>
          </table:table-cell>
          <table:table-cell table:formula="of:=IFERROR(MIN(MAX(ROUND(AVERAGE((MIN(([.$D168]+[.$G168]+[.$H168])/3/[.$T168];[.$AE$2]))*([.$J168]+3)*[.$AG$2];([.I168]/50));0)*5; [.$AI$2]); [.$AH$2]);0)" office:value-type="float" office:value="45" calcext:value-type="float">
            <text:p>45</text:p>
          </table:table-cell>
          <table:table-cell table:formula="of:=IFERROR(MIN(MAX(ROUND(AVERAGE(((MIN(([.$H168]^2)/([.$T168]^[.$AC$2]);[.$AE$2]))*([.$J168]+3)*[.$AG$2]);([.H168]/10));0)*5; [.$AI$2]); [.$AH$2]);0)" office:value-type="float" office:value="45" calcext:value-type="float">
            <text:p>45</text:p>
          </table:table-cell>
          <table:table-cell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formula="of:=IFERROR(MIN(MAX(ROUND(AVERAGE((MIN(([.$F168]^[.$Q$2])/([.$T168]^[.$AC$2]);[.$AE$2]))*([.$J168]+[.$AF$2]);([.F168]/10));0)*5; [.$AI$2]); [.$AH$2]);0)" office:value-type="float" office:value="25" calcext:value-type="float">
            <text:p>25</text:p>
          </table:table-cell>
          <table:table-cell table:formula="of:=ROUND(AVERAGE([.AD168:.AJ168]);2)" office:value-type="float" office:value="43.57" calcext:value-type="float">
            <text:p>43.57</text:p>
          </table:table-cell>
          <table:table-cell table:formula="of:=ROUND(AVERAGE([.AM168:.AS16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$D169]+[.$G169]+[.$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70" calcext:value-type="float">
            <text:p>70</text:p>
          </table:table-cell>
          <table:table-cell table:formula="of:=IFERROR(ROUND(((MIN(([.$E169]^2)/([.$T169]^2);[.$R$2]))*([.$J169]+3)*[.$T$2]))*5;0)" office:value-type="float" office:value="50" calcext:value-type="float">
            <text:p>50</text:p>
          </table:table-cell>
          <table:table-cell table:formula="of:=IFERROR(ROUND(((MIN(([.$G169]^2)/([.$T169]^2);[.$R$2]))*([.$J169]+3)*[.$T$2]))*5;0)" office:value-type="float" office:value="30" calcext:value-type="float">
            <text:p>3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8" calcext:value-type="float">
            <text:p>48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formula="of:=IFERROR(MIN(MAX(ROUND(AVERAGE((MIN(([.$D169]+[.$G169]+[.$H169])/3/[.$T169];[.$AE$2]))*([.$J169]+3)*[.$AG$2];([.I169]/50));0)*5; [.$AI$2]); [.$AH$2]);0)" office:value-type="float" office:value="45" calcext:value-type="float">
            <text:p>45</text:p>
          </table:table-cell>
          <table:table-cell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formula="of:=IFERROR(MIN(MAX(ROUND(AVERAGE((MIN(([.$F169]^[.$Q$2])/([.$T169]^[.$AC$2]);[.$AE$2]))*([.$J169]+[.$AF$2]);([.F169]/10));0)*5; [.$AI$2]); [.$AH$2]);0)" office:value-type="float" office:value="15" calcext:value-type="float">
            <text:p>15</text:p>
          </table:table-cell>
          <table:table-cell table:formula="of:=ROUND(AVERAGE([.AD169:.AJ169]);2)" office:value-type="float" office:value="42.86" calcext:value-type="float">
            <text:p>42.86</text:p>
          </table:table-cell>
          <table:table-cell table:formula="of:=ROUND(AVERAGE([.AM169:.AS16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$D170]+[.$G170]+[.$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40" calcext:value-type="float">
            <text:p>40</text:p>
          </table:table-cell>
          <table:table-cell table:formula="of:=IFERROR(ROUND(((MIN(([.$E170]^2)/([.$T170]^2);[.$R$2]))*([.$J170]+3)*[.$T$2]))*5;0)" office:value-type="float" office:value="25" calcext:value-type="float">
            <text:p>25</text:p>
          </table:table-cell>
          <table:table-cell table:formula="of:=IFERROR(ROUND(((MIN(([.$G170]^2)/([.$T170]^2);[.$R$2]))*([.$J170]+3)*[.$T$2]))*5;0)" office:value-type="float" office:value="15" calcext:value-type="float">
            <text:p>15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9" calcext:value-type="float">
            <text:p>19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formula="of:=IFERROR(MIN(MAX(ROUND(AVERAGE((MIN(([.$D170]+[.$G170]+[.$H170])/3/[.$T170];[.$AE$2]))*([.$J170]+3)*[.$AG$2];([.I170]/50));0)*5; [.$AI$2]); [.$AH$2]);0)" office:value-type="float" office:value="15" calcext:value-type="float">
            <text:p>15</text:p>
          </table:table-cell>
          <table:table-cell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 table:formula="of:=ROUND(AVERAGE([.AM170:.AS170]);2)" office:value-type="float" office:value="17.86" calcext:value-type="float">
            <text:p>17.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$D171]+[.$G171]+[.$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35" calcext:value-type="float">
            <text:p>35</text:p>
          </table:table-cell>
          <table:table-cell table:formula="of:=IFERROR(ROUND(((MIN(([.$E171]^2)/([.$T171]^2);[.$R$2]))*([.$J171]+3)*[.$T$2]))*5;0)" office:value-type="float" office:value="35" calcext:value-type="float">
            <text:p>35</text:p>
          </table:table-cell>
          <table:table-cell table:formula="of:=IFERROR(ROUND(((MIN(([.$G171]^2)/([.$T171]^2);[.$R$2]))*([.$J171]+3)*[.$T$2]))*5;0)" office:value-type="float" office:value="55" calcext:value-type="float">
            <text:p>55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51" calcext:value-type="float">
            <text:p>51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formula="of:=IFERROR(MIN(MAX(ROUND(AVERAGE((MIN(([.$D171]+[.$G171]+[.$H171])/3/[.$T171];[.$AE$2]))*([.$J171]+3)*[.$AG$2];([.I171]/50));0)*5; [.$AI$2]); [.$AH$2]);0)" office:value-type="float" office:value="50" calcext:value-type="float">
            <text:p>50</text:p>
          </table:table-cell>
          <table:table-cell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 table:formula="of:=ROUND(AVERAGE([.AM171:.AS17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$D172]+[.$G172]+[.$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20" calcext:value-type="float">
            <text:p>20</text:p>
          </table:table-cell>
          <table:table-cell table:formula="of:=IFERROR(ROUND(((MIN(([.$E172]^2)/([.$T172]^2);[.$R$2]))*([.$J172]+3)*[.$T$2]))*5;0)" office:value-type="float" office:value="35" calcext:value-type="float">
            <text:p>35</text:p>
          </table:table-cell>
          <table:table-cell table:formula="of:=IFERROR(ROUND(((MIN(([.$G172]^2)/([.$T172]^2);[.$R$2]))*([.$J172]+3)*[.$T$2]))*5;0)" office:value-type="float" office:value="50" calcext:value-type="float">
            <text:p>50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51" calcext:value-type="float">
            <text:p>51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IFERROR(MIN(MAX((ROUND(AVERAGE((((MIN(([.$C172]^[.$AC$2])/([.$T172]^[.$AC$2]);[.$AE$2])))*[.$J172]*0.8)+([.$C172]/10);([.C172]/8));0)*5)+10; 30); 99); 0)" office:value-type="float" office:value="95" calcext:value-type="float">
            <text:p>95</text:p>
          </table:table-cell>
          <table:table-cell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formula="of:=IFERROR(MIN(MAX(ROUND(AVERAGE((MIN(([.$D172]+[.$G172]+[.$H172])/3/[.$T172];[.$AE$2]))*([.$J172]+3)*[.$AG$2];([.I172]/50));0)*5; [.$AI$2]); [.$AH$2]);0)" office:value-type="float" office:value="50" calcext:value-type="float">
            <text:p>50</text:p>
          </table:table-cell>
          <table:table-cell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formula="of:=IFERROR(MIN(MAX(ROUND(AVERAGE(((MIN(([.$E172]^[.$AC$2])/([.$T172]^[.$AC$2]);[.$AE$2]))*([.$J172]+3)*[.$AG$2]);([.E172]/10));0)*5; [.$AI$2]); [.$AH$2]);0)" office:value-type="float" office:value="40" calcext:value-type="float">
            <text:p>40</text:p>
          </table:table-cell>
          <table:table-cell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50" calcext:value-type="float">
            <text:p>50</text:p>
          </table:table-cell>
          <table:table-cell table:formula="of:=ROUND(AVERAGE([.AM172:.AS17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$D173]+[.$G173]+[.$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5" calcext:value-type="float">
            <text:p>25</text:p>
          </table:table-cell>
          <table:table-cell table:formula="of:=IFERROR(ROUND(((MIN(([.$E173]^2)/([.$T173]^2);[.$R$2]))*([.$J173]+3)*[.$T$2]))*5;0)" office:value-type="float" office:value="25" calcext:value-type="float">
            <text:p>25</text:p>
          </table:table-cell>
          <table:table-cell table:formula="of:=IFERROR(ROUND(((MIN(([.$G173]^2)/([.$T173]^2);[.$R$2]))*([.$J173]+3)*[.$T$2]))*5;0)" office:value-type="float" office:value="25" calcext:value-type="float">
            <text:p>25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9" calcext:value-type="float">
            <text:p>29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formula="of:=IFERROR(MIN(MAX(ROUND(AVERAGE((MIN(([.$D173]+[.$G173]+[.$H173])/3/[.$T173];[.$AE$2]))*([.$J173]+3)*[.$AG$2];([.I173]/50));0)*5; [.$AI$2]); [.$AH$2]);0)" office:value-type="float" office:value="30" calcext:value-type="float">
            <text:p>30</text:p>
          </table:table-cell>
          <table:table-cell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 table:formula="of:=ROUND(AVERAGE([.AM173:.AS1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$D174]+[.$G174]+[.$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30" calcext:value-type="float">
            <text:p>30</text:p>
          </table:table-cell>
          <table:table-cell table:formula="of:=IFERROR(ROUND(((MIN(([.$E174]^2)/([.$T174]^2);[.$R$2]))*([.$J174]+3)*[.$T$2]))*5;0)" office:value-type="float" office:value="25" calcext:value-type="float">
            <text:p>25</text:p>
          </table:table-cell>
          <table:table-cell table:formula="of:=IFERROR(ROUND(((MIN(([.$G174]^2)/([.$T174]^2);[.$R$2]))*([.$J174]+3)*[.$T$2]))*5;0)" office:value-type="float" office:value="40" calcext:value-type="float">
            <text:p>4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3" calcext:value-type="float">
            <text:p>33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formula="of:=IFERROR(MIN(MAX(ROUND(AVERAGE((MIN(([.$D174]^[.$L$2])/([.$T174]^[.$AC$2]);[.$AE$2]))*([.$J174]+[.$AF$2]);([.D174]/10));0)*5; [.$AI$2]); [.$AH$2]);0)" office:value-type="float" office:value="30" calcext:value-type="float">
            <text:p>30</text:p>
          </table:table-cell>
          <table:table-cell table:formula="of:=IFERROR(MIN(MAX(ROUND(AVERAGE((MIN(([.$D174]+[.$G174]+[.$H174])/3/[.$T174];[.$AE$2]))*([.$J174]+3)*[.$AG$2];([.I174]/50));0)*5; [.$AI$2]); [.$AH$2]);0)" office:value-type="float" office:value="35" calcext:value-type="float">
            <text:p>35</text:p>
          </table:table-cell>
          <table:table-cell table:formula="of:=IFERROR(MIN(MAX(ROUND(AVERAGE(((MIN(([.$H174]^2)/([.$T174]^[.$AC$2]);[.$AE$2]))*([.$J174]+3)*[.$AG$2]);([.H174]/10));0)*5; [.$AI$2]); [.$AH$2]);0)" office:value-type="float" office:value="30" calcext:value-type="float">
            <text:p>30</text:p>
          </table:table-cell>
          <table:table-cell table:formula="of:=IFERROR(MIN(MAX(ROUND(AVERAGE(((MIN(([.$E174]^[.$AC$2])/([.$T174]^[.$AC$2]);[.$AE$2]))*([.$J174]+3)*[.$AG$2]);([.E174]/10));0)*5; [.$AI$2]); [.$AH$2]);0)" office:value-type="float" office:value="30" calcext:value-type="float">
            <text:p>30</text:p>
          </table:table-cell>
          <table:table-cell table:formula="of:=IFERROR(MIN(MAX(ROUND(AVERAGE(((MIN(([.$G174]^[.$AC$2])/([.$T174]^[.$AC$2]);[.$AE$2]))*([.$J174]+3)*[.$AG$2]);([.G174]/10));0)*5; [.$AI$2]); [.$AH$2]);0)" office:value-type="float" office:value="35" calcext:value-type="float">
            <text:p>35</text:p>
          </table:table-cell>
          <table:table-cell table:formula="of:=IFERROR(MIN(MAX(ROUND(AVERAGE((MIN(([.$F174]^[.$Q$2])/([.$T174]^[.$AC$2]);[.$AE$2]))*([.$J174]+[.$AF$2]);([.F174]/10));0)*5; [.$AI$2]); [.$AH$2]);0)" office:value-type="float" office:value="25" calcext:value-type="float">
            <text:p>2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 table:formula="of:=ROUND(AVERAGE([.AM174:.AS174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$D175]+[.$G175]+[.$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25" calcext:value-type="float">
            <text:p>25</text:p>
          </table:table-cell>
          <table:table-cell table:formula="of:=IFERROR(ROUND(((MIN(([.$E175]^2)/([.$T175]^2);[.$R$2]))*([.$J175]+3)*[.$T$2]))*5;0)" office:value-type="float" office:value="20" calcext:value-type="float">
            <text:p>20</text:p>
          </table:table-cell>
          <table:table-cell table:formula="of:=IFERROR(ROUND(((MIN(([.$G175]^2)/([.$T175]^2);[.$R$2]))*([.$J175]+3)*[.$T$2]))*5;0)" office:value-type="float" office:value="50" calcext:value-type="float">
            <text:p>50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51" calcext:value-type="float">
            <text:p>51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IFERROR(MIN(MAX((ROUND(AVERAGE((((MIN(([.$C175]^[.$AC$2])/([.$T175]^[.$AC$2]);[.$AE$2])))*[.$J175]*0.8)+([.$C175]/10);([.C175]/8));0)*5)+10; 30); 99); 0)" office:value-type="float" office:value="95" calcext:value-type="float">
            <text:p>95</text:p>
          </table:table-cell>
          <table:table-cell table:formula="of:=IFERROR(MIN(MAX(ROUND(AVERAGE((MIN(([.$D175]^[.$L$2])/([.$T175]^[.$AC$2]);[.$AE$2]))*([.$J175]+[.$AF$2]);([.D175]/10));0)*5; [.$AI$2]); [.$AH$2]);0)" office:value-type="float" office:value="30" calcext:value-type="float">
            <text:p>30</text:p>
          </table:table-cell>
          <table:table-cell table:formula="of:=IFERROR(MIN(MAX(ROUND(AVERAGE((MIN(([.$D175]+[.$G175]+[.$H175])/3/[.$T175];[.$AE$2]))*([.$J175]+3)*[.$AG$2];([.I175]/50));0)*5; [.$AI$2]); [.$AH$2]);0)" office:value-type="float" office:value="50" calcext:value-type="float">
            <text:p>50</text:p>
          </table:table-cell>
          <table:table-cell table:formula="of:=IFERROR(MIN(MAX(ROUND(AVERAGE(((MIN(([.$H175]^2)/([.$T175]^[.$AC$2]);[.$AE$2]))*([.$J175]+3)*[.$AG$2]);([.H175]/10));0)*5; [.$AI$2]); [.$AH$2]);0)" office:value-type="float" office:value="30" calcext:value-type="float">
            <text:p>30</text:p>
          </table:table-cell>
          <table:table-cell table:formula="of:=IFERROR(MIN(MAX(ROUND(AVERAGE(((MIN(([.$E175]^[.$AC$2])/([.$T175]^[.$AC$2]);[.$AE$2]))*([.$J175]+3)*[.$AG$2]);([.E175]/10));0)*5; [.$AI$2]); [.$AH$2]);0)" office:value-type="float" office:value="25" calcext:value-type="float">
            <text:p>25</text:p>
          </table:table-cell>
          <table:table-cell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formula="of:=IFERROR(MIN(MAX(ROUND(AVERAGE((MIN(([.$F175]^[.$Q$2])/([.$T175]^[.$AC$2]);[.$AE$2]))*([.$J175]+[.$AF$2]);([.F175]/10));0)*5; [.$AI$2]); [.$AH$2]);0)" office:value-type="float" office:value="50" calcext:value-type="float">
            <text:p>50</text:p>
          </table:table-cell>
          <table:table-cell table:formula="of:=ROUND(AVERAGE([.AD175:.AJ175]);2)" office:value-type="float" office:value="47.14" calcext:value-type="float">
            <text:p>47.14</text:p>
          </table:table-cell>
          <table:table-cell table:formula="of:=ROUND(AVERAGE([.AM175:.AS17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$D176]+[.$G176]+[.$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90" calcext:value-type="float">
            <text:p>90</text:p>
          </table:table-cell>
          <table:table-cell table:formula="of:=IFERROR(ROUND(((MIN(([.$E176]^2)/([.$T176]^2);[.$R$2]))*([.$J176]+3)*[.$T$2]))*5;0)" office:value-type="float" office:value="20" calcext:value-type="float">
            <text:p>20</text:p>
          </table:table-cell>
          <table:table-cell table:formula="of:=IFERROR(ROUND(((MIN(([.$G176]^2)/([.$T176]^2);[.$R$2]))*([.$J176]+3)*[.$T$2]))*5;0)" office:value-type="float" office:value="50" calcext:value-type="float">
            <text:p>50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50" calcext:value-type="float">
            <text:p>50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IFERROR(MIN(MAX((ROUND(AVERAGE((((MIN(([.$C176]^[.$AC$2])/([.$T176]^[.$AC$2]);[.$AE$2])))*[.$J176]*0.8)+([.$C176]/10);([.C176]/8));0)*5)+10; 30); 99); 0)" office:value-type="float" office:value="55" calcext:value-type="float">
            <text:p>55</text:p>
          </table:table-cell>
          <table:table-cell table:formula="of:=IFERROR(MIN(MAX(ROUND(AVERAGE((MIN(([.$D176]^[.$L$2])/([.$T176]^[.$AC$2]);[.$AE$2]))*([.$J176]+[.$AF$2]);([.D176]/10));0)*5; [.$AI$2]); [.$AH$2]);0)" office:value-type="float" office:value="30" calcext:value-type="float">
            <text:p>30</text:p>
          </table:table-cell>
          <table:table-cell table:formula="of:=IFERROR(MIN(MAX(ROUND(AVERAGE((MIN(([.$D176]+[.$G176]+[.$H176])/3/[.$T176];[.$AE$2]))*([.$J176]+3)*[.$AG$2];([.I176]/50));0)*5; [.$AI$2]); [.$AH$2]);0)" office:value-type="float" office:value="50" calcext:value-type="float">
            <text:p>50</text:p>
          </table:table-cell>
          <table:table-cell table:formula="of:=IFERROR(MIN(MAX(ROUND(AVERAGE(((MIN(([.$H176]^2)/([.$T176]^[.$AC$2]);[.$AE$2]))*([.$J176]+3)*[.$AG$2]);([.H176]/10));0)*5; [.$AI$2]); [.$AH$2]);0)" office:value-type="float" office:value="55" calcext:value-type="float">
            <text:p>55</text:p>
          </table:table-cell>
          <table:table-cell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formula="of:=IFERROR(MIN(MAX(ROUND(AVERAGE((MIN(([.$F176]^[.$Q$2])/([.$T176]^[.$AC$2]);[.$AE$2]))*([.$J176]+[.$AF$2]);([.F176]/10));0)*5; [.$AI$2]); [.$AH$2]);0)" office:value-type="float" office:value="50" calcext:value-type="float">
            <text:p>50</text:p>
          </table:table-cell>
          <table:table-cell table:formula="of:=ROUND(AVERAGE([.AD176:.AJ176]);2)" office:value-type="float" office:value="45" calcext:value-type="float">
            <text:p>45</text:p>
          </table:table-cell>
          <table:table-cell table:formula="of:=ROUND(AVERAGE([.AM176:.AS17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$D177]+[.$G177]+[.$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25" calcext:value-type="float">
            <text:p>25</text:p>
          </table:table-cell>
          <table:table-cell table:formula="of:=IFERROR(ROUND(((MIN(([.$E177]^2)/([.$T177]^2);[.$R$2]))*([.$J177]+3)*[.$T$2]))*5;0)" office:value-type="float" office:value="20" calcext:value-type="float">
            <text:p>20</text:p>
          </table:table-cell>
          <table:table-cell table:formula="of:=IFERROR(ROUND(((MIN(([.$G177]^2)/([.$T177]^2);[.$R$2]))*([.$J177]+3)*[.$T$2]))*5;0)" office:value-type="float" office:value="65" calcext:value-type="float">
            <text:p>65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50" calcext:value-type="float">
            <text:p>50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IFERROR(MIN(MAX((ROUND(AVERAGE((((MIN(([.$C177]^[.$AC$2])/([.$T177]^[.$AC$2]);[.$AE$2])))*[.$J177]*0.8)+([.$C177]/10);([.C177]/8));0)*5)+10; 30); 99); 0)" office:value-type="float" office:value="55" calcext:value-type="float">
            <text:p>55</text:p>
          </table:table-cell>
          <table:table-cell table:formula="of:=IFERROR(MIN(MAX(ROUND(AVERAGE((MIN(([.$D177]^[.$L$2])/([.$T177]^[.$AC$2]);[.$AE$2]))*([.$J177]+[.$AF$2]);([.D177]/10));0)*5; [.$AI$2]); [.$AH$2]);0)" office:value-type="float" office:value="55" calcext:value-type="float">
            <text:p>55</text:p>
          </table:table-cell>
          <table:table-cell table:formula="of:=IFERROR(MIN(MAX(ROUND(AVERAGE((MIN(([.$D177]+[.$G177]+[.$H177])/3/[.$T177];[.$AE$2]))*([.$J177]+3)*[.$AG$2];([.I177]/50));0)*5; [.$AI$2]); [.$AH$2]);0)" office:value-type="float" office:value="50" calcext:value-type="float">
            <text:p>50</text:p>
          </table:table-cell>
          <table:table-cell table:formula="of:=IFERROR(MIN(MAX(ROUND(AVERAGE(((MIN(([.$H177]^2)/([.$T177]^[.$AC$2]);[.$AE$2]))*([.$J177]+3)*[.$AG$2]);([.H177]/10));0)*5; [.$AI$2]); [.$AH$2]);0)" office:value-type="float" office:value="30" calcext:value-type="float">
            <text:p>30</text:p>
          </table:table-cell>
          <table:table-cell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formula="of:=IFERROR(MIN(MAX(ROUND(AVERAGE(((MIN(([.$G177]^[.$AC$2])/([.$T177]^[.$AC$2]);[.$AE$2]))*([.$J177]+3)*[.$AG$2]);([.G177]/10));0)*5; [.$AI$2]); [.$AH$2]);0)" office:value-type="float" office:value="50" calcext:value-type="float">
            <text:p>50</text:p>
          </table:table-cell>
          <table:table-cell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5" calcext:value-type="float">
            <text:p>45</text:p>
          </table:table-cell>
          <table:table-cell table:formula="of:=ROUND(AVERAGE([.AM177:.AS177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$D178]+[.$G178]+[.$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5" calcext:value-type="float">
            <text:p>35</text:p>
          </table:table-cell>
          <table:table-cell table:formula="of:=IFERROR(ROUND(((MIN(([.$G178]^2)/([.$T178]^2);[.$R$2]))*([.$J178]+3)*[.$T$2]))*5;0)" office:value-type="float" office:value="45" calcext:value-type="float">
            <text:p>45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6" calcext:value-type="float">
            <text:p>36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formula="of:=IFERROR(MIN(MAX(ROUND(AVERAGE((MIN(([.$D178]^[.$L$2])/([.$T178]^[.$AC$2]);[.$AE$2]))*([.$J178]+[.$AF$2]);([.D178]/10));0)*5; [.$AI$2]); [.$AH$2]);0)" office:value-type="float" office:value="30" calcext:value-type="float">
            <text:p>30</text:p>
          </table:table-cell>
          <table:table-cell table:formula="of:=IFERROR(MIN(MAX(ROUND(AVERAGE((MIN(([.$D178]+[.$G178]+[.$H178])/3/[.$T178];[.$AE$2]))*([.$J178]+3)*[.$AG$2];([.I178]/50));0)*5; [.$AI$2]); [.$AH$2]);0)" office:value-type="float" office:value="40" calcext:value-type="float">
            <text:p>40</text:p>
          </table:table-cell>
          <table:table-cell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formula="of:=IFERROR(MIN(MAX(ROUND(AVERAGE(((MIN(([.$E178]^[.$AC$2])/([.$T178]^[.$AC$2]);[.$AE$2]))*([.$J178]+3)*[.$AG$2]);([.E178]/10));0)*5; [.$AI$2]); [.$AH$2]);0)" office:value-type="float" office:value="35" calcext:value-type="float">
            <text:p>35</text:p>
          </table:table-cell>
          <table:table-cell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14" calcext:value-type="float">
            <text:p>37.14</text:p>
          </table:table-cell>
          <table:table-cell table:formula="of:=ROUND(AVERAGE([.AM178:.AS17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$D179]+[.$G179]+[.$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70" calcext:value-type="float">
            <text:p>70</text:p>
          </table:table-cell>
          <table:table-cell table:formula="of:=IFERROR(ROUND(((MIN(([.$G179]^2)/([.$T179]^2);[.$R$2]))*([.$J179]+3)*[.$T$2]))*5;0)" office:value-type="float" office:value="25" calcext:value-type="float">
            <text:p>25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4" calcext:value-type="float">
            <text:p>34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IFERROR(MIN(MAX((ROUND(AVERAGE((((MIN(([.$C179]^[.$AC$2])/([.$T179]^[.$AC$2]);[.$AE$2])))*[.$J179]*0.8)+([.$C179]/10);([.C179]/8));0)*5)+10; 30); 99); 0)" office:value-type="float" office:value="35" calcext:value-type="float">
            <text:p>35</text:p>
          </table:table-cell>
          <table:table-cell table:formula="of:=IFERROR(MIN(MAX(ROUND(AVERAGE((MIN(([.$D179]^[.$L$2])/([.$T179]^[.$AC$2]);[.$AE$2]))*([.$J179]+[.$AF$2]);([.D179]/10));0)*5; [.$AI$2]); [.$AH$2]);0)" office:value-type="float" office:value="20" calcext:value-type="float">
            <text:p>20</text:p>
          </table:table-cell>
          <table:table-cell table:formula="of:=IFERROR(MIN(MAX(ROUND(AVERAGE((MIN(([.$D179]+[.$G179]+[.$H179])/3/[.$T179];[.$AE$2]))*([.$J179]+3)*[.$AG$2];([.I179]/50));0)*5; [.$AI$2]); [.$AH$2]);0)" office:value-type="float" office:value="30" calcext:value-type="float">
            <text:p>30</text:p>
          </table:table-cell>
          <table:table-cell table:formula="of:=IFERROR(MIN(MAX(ROUND(AVERAGE(((MIN(([.$H179]^2)/([.$T179]^[.$AC$2]);[.$AE$2]))*([.$J179]+3)*[.$AG$2]);([.H179]/10));0)*5; [.$AI$2]); [.$AH$2]);0)" office:value-type="float" office:value="15" calcext:value-type="float">
            <text:p>15</text:p>
          </table:table-cell>
          <table:table-cell table:formula="of:=IFERROR(MIN(MAX(ROUND(AVERAGE(((MIN(([.$E179]^[.$AC$2])/([.$T179]^[.$AC$2]);[.$AE$2]))*([.$J179]+3)*[.$AG$2]);([.E179]/10));0)*5; [.$AI$2]); [.$AH$2]);0)" office:value-type="float" office:value="45" calcext:value-type="float">
            <text:p>45</text:p>
          </table:table-cell>
          <table:table-cell table:formula="of:=IFERROR(MIN(MAX(ROUND(AVERAGE(((MIN(([.$G179]^[.$AC$2])/([.$T179]^[.$AC$2]);[.$AE$2]))*([.$J179]+3)*[.$AG$2]);([.G179]/10));0)*5; [.$AI$2]); [.$AH$2]);0)" office:value-type="float" office:value="30" calcext:value-type="float">
            <text:p>30</text:p>
          </table:table-cell>
          <table:table-cell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0.71" calcext:value-type="float">
            <text:p>30.71</text:p>
          </table:table-cell>
          <table:table-cell table:formula="of:=ROUND(AVERAGE([.AM179:.AS1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$D180]+[.$G180]+[.$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85" calcext:value-type="float">
            <text:p>85</text:p>
          </table:table-cell>
          <table:table-cell table:formula="of:=IFERROR(ROUND(((MIN(([.$G180]^2)/([.$T180]^2);[.$R$2]))*([.$J180]+3)*[.$T$2]))*5;0)" office:value-type="float" office:value="30" calcext:value-type="float">
            <text:p>3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4" calcext:value-type="float">
            <text:p>44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IFERROR(MIN(MAX((ROUND(AVERAGE((((MIN(([.$C180]^[.$AC$2])/([.$T180]^[.$AC$2]);[.$AE$2])))*[.$J180]*0.8)+([.$C180]/10);([.C180]/8));0)*5)+10; 30); 99); 0)" office:value-type="float" office:value="60" calcext:value-type="float">
            <text:p>60</text:p>
          </table:table-cell>
          <table:table-cell table:formula="of:=IFERROR(MIN(MAX(ROUND(AVERAGE((MIN(([.$D180]^[.$L$2])/([.$T180]^[.$AC$2]);[.$AE$2]))*([.$J180]+[.$AF$2]);([.D180]/10));0)*5; [.$AI$2]); [.$AH$2]);0)" office:value-type="float" office:value="25" calcext:value-type="float">
            <text:p>25</text:p>
          </table:table-cell>
          <table:table-cell table:formula="of:=IFERROR(MIN(MAX(ROUND(AVERAGE((MIN(([.$D180]+[.$G180]+[.$H180])/3/[.$T180];[.$AE$2]))*([.$J180]+3)*[.$AG$2];([.I180]/50));0)*5; [.$AI$2]); [.$AH$2]);0)" office:value-type="float" office:value="45" calcext:value-type="float">
            <text:p>45</text:p>
          </table:table-cell>
          <table:table-cell table:formula="of:=IFERROR(MIN(MAX(ROUND(AVERAGE(((MIN(([.$H180]^2)/([.$T180]^[.$AC$2]);[.$AE$2]))*([.$J180]+3)*[.$AG$2]);([.H180]/10));0)*5; [.$AI$2]); [.$AH$2]);0)" office:value-type="float" office:value="25" calcext:value-type="float">
            <text:p>25</text:p>
          </table:table-cell>
          <table:table-cell table:formula="of:=IFERROR(MIN(MAX(ROUND(AVERAGE(((MIN(([.$E180]^[.$AC$2])/([.$T180]^[.$AC$2]);[.$AE$2]))*([.$J180]+3)*[.$AG$2]);([.E180]/10));0)*5; [.$AI$2]); [.$AH$2]);0)" office:value-type="float" office:value="55" calcext:value-type="float">
            <text:p>55</text:p>
          </table:table-cell>
          <table:table-cell table:formula="of:=IFERROR(MIN(MAX(ROUND(AVERAGE(((MIN(([.$G180]^[.$AC$2])/([.$T180]^[.$AC$2]);[.$AE$2]))*([.$J180]+3)*[.$AG$2]);([.G180]/10));0)*5; [.$AI$2]); [.$AH$2]);0)" office:value-type="float" office:value="35" calcext:value-type="float">
            <text:p>35</text:p>
          </table:table-cell>
          <table:table-cell table:formula="of:=IFERROR(MIN(MAX(ROUND(AVERAGE((MIN(([.$F180]^[.$Q$2])/([.$T180]^[.$AC$2]);[.$AE$2]))*([.$J180]+[.$AF$2]);([.F180]/10));0)*5; [.$AI$2]); [.$AH$2]);0)" office:value-type="float" office:value="50" calcext:value-type="float">
            <text:p>50</text:p>
          </table:table-cell>
          <table:table-cell table:formula="of:=ROUND(AVERAGE([.AD180:.AJ180]);2)" office:value-type="float" office:value="42.14" calcext:value-type="float">
            <text:p>42.14</text:p>
          </table:table-cell>
          <table:table-cell table:formula="of:=ROUND(AVERAGE([.AM180:.AS1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$D181]+[.$G181]+[.$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5" calcext:value-type="float">
            <text:p>25</text:p>
          </table:table-cell>
          <table:table-cell table:formula="of:=IFERROR(ROUND(((MIN(([.$E181]^2)/([.$T181]^2);[.$R$2]))*([.$J181]+3)*[.$T$2]))*5;0)" office:value-type="float" office:value="70" calcext:value-type="float">
            <text:p>70</text:p>
          </table:table-cell>
          <table:table-cell table:formula="of:=IFERROR(ROUND(((MIN(([.$G181]^2)/([.$T181]^2);[.$R$2]))*([.$J181]+3)*[.$T$2]))*5;0)" office:value-type="float" office:value="20" calcext:value-type="float">
            <text:p>20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6" calcext:value-type="float">
            <text:p>36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IFERROR(MIN(MAX((ROUND(AVERAGE((((MIN(([.$C181]^[.$AC$2])/([.$T181]^[.$AC$2]);[.$AE$2])))*[.$J181]*0.8)+([.$C181]/10);([.C181]/8));0)*5)+10; 30); 99); 0)" office:value-type="float" office:value="30" calcext:value-type="float">
            <text:p>30</text:p>
          </table:table-cell>
          <table:table-cell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formula="of:=IFERROR(MIN(MAX(ROUND(AVERAGE((MIN(([.$D181]+[.$G181]+[.$H181])/3/[.$T181];[.$AE$2]))*([.$J181]+3)*[.$AG$2];([.I181]/50));0)*5; [.$AI$2]); [.$AH$2]);0)" office:value-type="float" office:value="35" calcext:value-type="float">
            <text:p>35</text:p>
          </table:table-cell>
          <table:table-cell table:formula="of:=IFERROR(MIN(MAX(ROUND(AVERAGE(((MIN(([.$H181]^2)/([.$T181]^[.$AC$2]);[.$AE$2]))*([.$J181]+3)*[.$AG$2]);([.H181]/10));0)*5; [.$AI$2]); [.$AH$2]);0)" office:value-type="float" office:value="30" calcext:value-type="float">
            <text:p>30</text:p>
          </table:table-cell>
          <table:table-cell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formula="of:=IFERROR(MIN(MAX(ROUND(AVERAGE((MIN(([.$F181]^[.$Q$2])/([.$T181]^[.$AC$2]);[.$AE$2]))*([.$J181]+[.$AF$2]);([.F181]/10));0)*5; [.$AI$2]); [.$AH$2]);0)" office:value-type="float" office:value="30" calcext:value-type="float">
            <text:p>30</text:p>
          </table:table-cell>
          <table:table-cell table:formula="of:=ROUND(AVERAGE([.AD181:.AJ181]);2)" office:value-type="float" office:value="32.14" calcext:value-type="float">
            <text:p>32.14</text:p>
          </table:table-cell>
          <table:table-cell table:formula="of:=ROUND(AVERAGE([.AM181:.AS18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$D182]+[.$G182]+[.$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35" calcext:value-type="float">
            <text:p>35</text:p>
          </table:table-cell>
          <table:table-cell table:formula="of:=IFERROR(ROUND(((MIN(([.$E182]^2)/([.$T182]^2);[.$R$2]))*([.$J182]+3)*[.$T$2]))*5;0)" office:value-type="float" office:value="60" calcext:value-type="float">
            <text:p>60</text:p>
          </table:table-cell>
          <table:table-cell table:formula="of:=IFERROR(ROUND(((MIN(([.$G182]^2)/([.$T182]^2);[.$R$2]))*([.$J182]+3)*[.$T$2]))*5;0)" office:value-type="float" office:value="30" calcext:value-type="float">
            <text:p>3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5" calcext:value-type="float">
            <text:p>45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IFERROR(MIN(MAX((ROUND(AVERAGE((((MIN(([.$C182]^[.$AC$2])/([.$T182]^[.$AC$2]);[.$AE$2])))*[.$J182]*0.8)+([.$C182]/10);([.C182]/8));0)*5)+10; 30); 99); 0)" office:value-type="float" office:value="50" calcext:value-type="float">
            <text:p>50</text:p>
          </table:table-cell>
          <table:table-cell table:formula="of:=IFERROR(MIN(MAX(ROUND(AVERAGE((MIN(([.$D182]^[.$L$2])/([.$T182]^[.$AC$2]);[.$AE$2]))*([.$J182]+[.$AF$2]);([.D182]/10));0)*5; [.$AI$2]); [.$AH$2]);0)" office:value-type="float" office:value="50" calcext:value-type="float">
            <text:p>50</text:p>
          </table:table-cell>
          <table:table-cell table:formula="of:=IFERROR(MIN(MAX(ROUND(AVERAGE((MIN(([.$D182]+[.$G182]+[.$H182])/3/[.$T182];[.$AE$2]))*([.$J182]+3)*[.$AG$2];([.I182]/50));0)*5; [.$AI$2]); [.$AH$2]);0)" office:value-type="float" office:value="45" calcext:value-type="float">
            <text:p>45</text:p>
          </table:table-cell>
          <table:table-cell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formula="of:=IFERROR(MIN(MAX(ROUND(AVERAGE(((MIN(([.$G182]^[.$AC$2])/([.$T182]^[.$AC$2]);[.$AE$2]))*([.$J182]+3)*[.$AG$2]);([.G182]/10));0)*5; [.$AI$2]); [.$AH$2]);0)" office:value-type="float" office:value="35" calcext:value-type="float">
            <text:p>35</text:p>
          </table:table-cell>
          <table:table-cell table:formula="of:=IFERROR(MIN(MAX(ROUND(AVERAGE((MIN(([.$F182]^[.$Q$2])/([.$T182]^[.$AC$2]);[.$AE$2]))*([.$J182]+[.$AF$2]);([.F182]/10));0)*5; [.$AI$2]); [.$AH$2]);0)" office:value-type="float" office:value="30" calcext:value-type="float">
            <text:p>30</text:p>
          </table:table-cell>
          <table:table-cell table:formula="of:=ROUND(AVERAGE([.AD182:.AJ182]);2)" office:value-type="float" office:value="42.86" calcext:value-type="float">
            <text:p>42.86</text:p>
          </table:table-cell>
          <table:table-cell table:formula="of:=ROUND(AVERAGE([.AM182:.AS18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$D183]+[.$G183]+[.$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90" calcext:value-type="float">
            <text:p>90</text:p>
          </table:table-cell>
          <table:table-cell table:formula="of:=IFERROR(ROUND(((MIN(([.$E183]^2)/([.$T183]^2);[.$R$2]))*([.$J183]+3)*[.$T$2]))*5;0)" office:value-type="float" office:value="25" calcext:value-type="float">
            <text:p>25</text:p>
          </table:table-cell>
          <table:table-cell table:formula="of:=IFERROR(ROUND(((MIN(([.$G183]^2)/([.$T183]^2);[.$R$2]))*([.$J183]+3)*[.$T$2]))*5;0)" office:value-type="float" office:value="30" calcext:value-type="float">
            <text:p>30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9" calcext:value-type="float">
            <text:p>49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formula="of:=IFERROR(MIN(MAX(ROUND(AVERAGE((MIN(([.$D183]+[.$G183]+[.$H183])/3/[.$T183];[.$AE$2]))*([.$J183]+3)*[.$AG$2];([.I183]/50));0)*5; [.$AI$2]); [.$AH$2]);0)" office:value-type="float" office:value="50" calcext:value-type="float">
            <text:p>50</text:p>
          </table:table-cell>
          <table:table-cell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formula="of:=IFERROR(MIN(MAX(ROUND(AVERAGE(((MIN(([.$E183]^[.$AC$2])/([.$T183]^[.$AC$2]);[.$AE$2]))*([.$J183]+3)*[.$AG$2]);([.E183]/10));0)*5; [.$AI$2]); [.$AH$2]);0)" office:value-type="float" office:value="30" calcext:value-type="float">
            <text:p>30</text:p>
          </table:table-cell>
          <table:table-cell table:formula="of:=IFERROR(MIN(MAX(ROUND(AVERAGE(((MIN(([.$G183]^[.$AC$2])/([.$T183]^[.$AC$2]);[.$AE$2]))*([.$J183]+3)*[.$AG$2]);([.G183]/10));0)*5; [.$AI$2]); [.$AH$2]);0)" office:value-type="float" office:value="40" calcext:value-type="float">
            <text:p>40</text:p>
          </table:table-cell>
          <table:table-cell table:formula="of:=IFERROR(MIN(MAX(ROUND(AVERAGE((MIN(([.$F183]^[.$Q$2])/([.$T183]^[.$AC$2]);[.$AE$2]))*([.$J183]+[.$AF$2]);([.F183]/10));0)*5; [.$AI$2]); [.$AH$2]);0)" office:value-type="float" office:value="25" calcext:value-type="float">
            <text:p>2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 table:formula="of:=ROUND(AVERAGE([.AM183:.AS18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$D184]+[.$G184]+[.$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20" calcext:value-type="float">
            <text:p>20</text:p>
          </table:table-cell>
          <table:table-cell table:formula="of:=IFERROR(ROUND(((MIN(([.$G184]^2)/([.$T184]^2);[.$R$2]))*([.$J184]+3)*[.$T$2]))*5;0)" office:value-type="float" office:value="65" calcext:value-type="float">
            <text:p>65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4" calcext:value-type="float">
            <text:p>54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IFERROR(MIN(MAX((ROUND(AVERAGE((((MIN(([.$C184]^[.$AC$2])/([.$T184]^[.$AC$2]);[.$AE$2])))*[.$J184]*0.8)+([.$C184]/10);([.C184]/8));0)*5)+10; 30); 99); 0)" office:value-type="float" office:value="99" calcext:value-type="float">
            <text:p>99</text:p>
          </table:table-cell>
          <table:table-cell table:formula="of:=IFERROR(MIN(MAX(ROUND(AVERAGE((MIN(([.$D184]^[.$L$2])/([.$T184]^[.$AC$2]);[.$AE$2]))*([.$J184]+[.$AF$2]);([.D184]/10));0)*5; [.$AI$2]); [.$AH$2]);0)" office:value-type="float" office:value="50" calcext:value-type="float">
            <text:p>50</text:p>
          </table:table-cell>
          <table:table-cell table:formula="of:=IFERROR(MIN(MAX(ROUND(AVERAGE((MIN(([.$D184]+[.$G184]+[.$H184])/3/[.$T184];[.$AE$2]))*([.$J184]+3)*[.$AG$2];([.I184]/50));0)*5; [.$AI$2]); [.$AH$2]);0)" office:value-type="float" office:value="50" calcext:value-type="float">
            <text:p>50</text:p>
          </table:table-cell>
          <table:table-cell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formula="of:=IFERROR(MIN(MAX(ROUND(AVERAGE(((MIN(([.$G184]^[.$AC$2])/([.$T184]^[.$AC$2]);[.$AE$2]))*([.$J184]+3)*[.$AG$2]);([.G184]/10));0)*5; [.$AI$2]); [.$AH$2]);0)" office:value-type="float" office:value="50" calcext:value-type="float">
            <text:p>50</text:p>
          </table:table-cell>
          <table:table-cell table:formula="of:=IFERROR(MIN(MAX(ROUND(AVERAGE((MIN(([.$F184]^[.$Q$2])/([.$T184]^[.$AC$2]);[.$AE$2]))*([.$J184]+[.$AF$2]);([.F184]/10));0)*5; [.$AI$2]); [.$AH$2]);0)" office:value-type="float" office:value="30" calcext:value-type="float">
            <text:p>30</text:p>
          </table:table-cell>
          <table:table-cell table:formula="of:=ROUND(AVERAGE([.AD184:.AJ184]);2)" office:value-type="float" office:value="45.57" calcext:value-type="float">
            <text:p>45.57</text:p>
          </table:table-cell>
          <table:table-cell table:formula="of:=ROUND(AVERAGE([.AM184:.AS184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$D185]+[.$G185]+[.$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5" calcext:value-type="float">
            <text:p>35</text:p>
          </table:table-cell>
          <table:table-cell table:formula="of:=IFERROR(ROUND(((MIN(([.$E185]^2)/([.$T185]^2);[.$R$2]))*([.$J185]+3)*[.$T$2]))*5;0)" office:value-type="float" office:value="50" calcext:value-type="float">
            <text:p>50</text:p>
          </table:table-cell>
          <table:table-cell table:formula="of:=IFERROR(ROUND(((MIN(([.$G185]^2)/([.$T185]^2);[.$R$2]))*([.$J185]+3)*[.$T$2]))*5;0)" office:value-type="float" office:value="80" calcext:value-type="float">
            <text:p>8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5" calcext:value-type="float">
            <text:p>55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formula="of:=IFERROR(MIN(MAX(ROUND(AVERAGE((MIN(([.$D185]+[.$G185]+[.$H185])/3/[.$T185];[.$AE$2]))*([.$J185]+3)*[.$AG$2];([.I185]/50));0)*5; [.$AI$2]); [.$AH$2]);0)" office:value-type="float" office:value="55" calcext:value-type="float">
            <text:p>55</text:p>
          </table:table-cell>
          <table:table-cell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 table:formula="of:=ROUND(AVERAGE([.AM185:.AS18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$D186]+[.$G186]+[.$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50" calcext:value-type="float">
            <text:p>50</text:p>
          </table:table-cell>
          <table:table-cell table:formula="of:=IFERROR(ROUND(((MIN(([.$E186]^2)/([.$T186]^2);[.$R$2]))*([.$J186]+3)*[.$T$2]))*5;0)" office:value-type="float" office:value="35" calcext:value-type="float">
            <text:p>35</text:p>
          </table:table-cell>
          <table:table-cell table:formula="of:=IFERROR(ROUND(((MIN(([.$G186]^2)/([.$T186]^2);[.$R$2]))*([.$J186]+3)*[.$T$2]))*5;0)" office:value-type="float" office:value="40" calcext:value-type="float">
            <text:p>4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53" calcext:value-type="float">
            <text:p>53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formula="of:=IFERROR(MIN(MAX(ROUND(AVERAGE((MIN(([.$D186]+[.$G186]+[.$H186])/3/[.$T186];[.$AE$2]))*([.$J186]+3)*[.$AG$2];([.I186]/50));0)*5; [.$AI$2]); [.$AH$2]);0)" office:value-type="float" office:value="55" calcext:value-type="float">
            <text:p>55</text:p>
          </table:table-cell>
          <table:table-cell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 table:formula="of:=ROUND(AVERAGE([.AM186:.AS186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$D187]+[.$G187]+[.$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40" calcext:value-type="float">
            <text:p>40</text:p>
          </table:table-cell>
          <table:table-cell table:formula="of:=IFERROR(ROUND(((MIN(([.$E187]^2)/([.$T187]^2);[.$R$2]))*([.$J187]+3)*[.$T$2]))*5;0)" office:value-type="float" office:value="40" calcext:value-type="float">
            <text:p>40</text:p>
          </table:table-cell>
          <table:table-cell table:formula="of:=IFERROR(ROUND(((MIN(([.$G187]^2)/([.$T187]^2);[.$R$2]))*([.$J187]+3)*[.$T$2]))*5;0)" office:value-type="float" office:value="35" calcext:value-type="float">
            <text:p>35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53" calcext:value-type="float">
            <text:p>53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formula="of:=IFERROR(MIN(MAX(ROUND(AVERAGE((MIN(([.$D187]+[.$G187]+[.$H187])/3/[.$T187];[.$AE$2]))*([.$J187]+3)*[.$AG$2];([.I187]/50));0)*5; [.$AI$2]); [.$AH$2]);0)" office:value-type="float" office:value="55" calcext:value-type="float">
            <text:p>55</text:p>
          </table:table-cell>
          <table:table-cell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 table:formula="of:=ROUND(AVERAGE([.AM187:.AS18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$D188]+[.$G188]+[.$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30" calcext:value-type="float">
            <text:p>30</text:p>
          </table:table-cell>
          <table:table-cell table:formula="of:=IFERROR(ROUND(((MIN(([.$E188]^2)/([.$T188]^2);[.$R$2]))*([.$J188]+3)*[.$T$2]))*5;0)" office:value-type="float" office:value="25" calcext:value-type="float">
            <text:p>25</text:p>
          </table:table-cell>
          <table:table-cell table:formula="of:=IFERROR(ROUND(((MIN(([.$G188]^2)/([.$T188]^2);[.$R$2]))*([.$J188]+3)*[.$T$2]))*5;0)" office:value-type="float" office:value="30" calcext:value-type="float">
            <text:p>3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31" calcext:value-type="float">
            <text:p>31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formula="of:=IFERROR(MIN(MAX(ROUND(AVERAGE((MIN(([.$D188]^[.$L$2])/([.$T188]^[.$AC$2]);[.$AE$2]))*([.$J188]+[.$AF$2]);([.D188]/10));0)*5; [.$AI$2]); [.$AH$2]);0)" office:value-type="float" office:value="30" calcext:value-type="float">
            <text:p>30</text:p>
          </table:table-cell>
          <table:table-cell table:formula="of:=IFERROR(MIN(MAX(ROUND(AVERAGE((MIN(([.$D188]+[.$G188]+[.$H188])/3/[.$T188];[.$AE$2]))*([.$J188]+3)*[.$AG$2];([.I188]/50));0)*5; [.$AI$2]); [.$AH$2]);0)" office:value-type="float" office:value="30" calcext:value-type="float">
            <text:p>30</text:p>
          </table:table-cell>
          <table:table-cell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formula="of:=IFERROR(MIN(MAX(ROUND(AVERAGE(((MIN(([.$G188]^[.$AC$2])/([.$T188]^[.$AC$2]);[.$AE$2]))*([.$J188]+3)*[.$AG$2]);([.G188]/10));0)*5; [.$AI$2]); [.$AH$2]);0)" office:value-type="float" office:value="30" calcext:value-type="float">
            <text:p>30</text:p>
          </table:table-cell>
          <table:table-cell table:formula="of:=IFERROR(MIN(MAX(ROUND(AVERAGE((MIN(([.$F188]^[.$Q$2])/([.$T188]^[.$AC$2]);[.$AE$2]))*([.$J188]+[.$AF$2]);([.F188]/10));0)*5; [.$AI$2]); [.$AH$2]);0)" office:value-type="float" office:value="30" calcext:value-type="float">
            <text:p>30</text:p>
          </table:table-cell>
          <table:table-cell table:formula="of:=ROUND(AVERAGE([.AD188:.AJ188]);2)" office:value-type="float" office:value="30.71" calcext:value-type="float">
            <text:p>30.71</text:p>
          </table:table-cell>
          <table:table-cell table:formula="of:=ROUND(AVERAGE([.AM188:.AS18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$D189]+[.$G189]+[.$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35" calcext:value-type="float">
            <text:p>35</text:p>
          </table:table-cell>
          <table:table-cell table:formula="of:=IFERROR(ROUND(((MIN(([.$E189]^2)/([.$T189]^2);[.$R$2]))*([.$J189]+3)*[.$T$2]))*5;0)" office:value-type="float" office:value="30" calcext:value-type="float">
            <text:p>30</text:p>
          </table:table-cell>
          <table:table-cell table:formula="of:=IFERROR(ROUND(((MIN(([.$G189]^2)/([.$T189]^2);[.$R$2]))*([.$J189]+3)*[.$T$2]))*5;0)" office:value-type="float" office:value="35" calcext:value-type="float">
            <text:p>3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9" calcext:value-type="float">
            <text:p>39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IFERROR(MIN(MAX((ROUND(AVERAGE((((MIN(([.$C189]^[.$AC$2])/([.$T189]^[.$AC$2]);[.$AE$2])))*[.$J189]*0.8)+([.$C189]/10);([.C189]/8));0)*5)+10; 30); 99); 0)" office:value-type="float" office:value="55" calcext:value-type="float">
            <text:p>55</text:p>
          </table:table-cell>
          <table:table-cell table:formula="of:=IFERROR(MIN(MAX(ROUND(AVERAGE((MIN(([.$D189]^[.$L$2])/([.$T189]^[.$AC$2]);[.$AE$2]))*([.$J189]+[.$AF$2]);([.D189]/10));0)*5; [.$AI$2]); [.$AH$2]);0)" office:value-type="float" office:value="40" calcext:value-type="float">
            <text:p>40</text:p>
          </table:table-cell>
          <table:table-cell table:formula="of:=IFERROR(MIN(MAX(ROUND(AVERAGE((MIN(([.$D189]+[.$G189]+[.$H189])/3/[.$T189];[.$AE$2]))*([.$J189]+3)*[.$AG$2];([.I189]/50));0)*5; [.$AI$2]); [.$AH$2]);0)" office:value-type="float" office:value="40" calcext:value-type="float">
            <text:p>40</text:p>
          </table:table-cell>
          <table:table-cell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formula="of:=IFERROR(MIN(MAX(ROUND(AVERAGE((MIN(([.$F189]^[.$Q$2])/([.$T189]^[.$AC$2]);[.$AE$2]))*([.$J189]+[.$AF$2]);([.F189]/10));0)*5; [.$AI$2]); [.$AH$2]);0)" office:value-type="float" office:value="35" calcext:value-type="float">
            <text:p>35</text:p>
          </table:table-cell>
          <table:table-cell table:formula="of:=ROUND(AVERAGE([.AD189:.AJ189]);2)" office:value-type="float" office:value="39.29" calcext:value-type="float">
            <text:p>39.29</text:p>
          </table:table-cell>
          <table:table-cell table:formula="of:=ROUND(AVERAGE([.AM189:.AS18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$D190]+[.$G190]+[.$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30" calcext:value-type="float">
            <text:p>30</text:p>
          </table:table-cell>
          <table:table-cell table:formula="of:=IFERROR(ROUND(((MIN(([.$E190]^2)/([.$T190]^2);[.$R$2]))*([.$J190]+3)*[.$T$2]))*5;0)" office:value-type="float" office:value="45" calcext:value-type="float">
            <text:p>45</text:p>
          </table:table-cell>
          <table:table-cell table:formula="of:=IFERROR(ROUND(((MIN(([.$G190]^2)/([.$T190]^2);[.$R$2]))*([.$J190]+3)*[.$T$2]))*5;0)" office:value-type="float" office:value="50" calcext:value-type="float">
            <text:p>5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7" calcext:value-type="float">
            <text:p>57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formula="of:=IFERROR(MIN(MAX(ROUND(AVERAGE((MIN(([.$D190]+[.$G190]+[.$H190])/3/[.$T190];[.$AE$2]))*([.$J190]+3)*[.$AG$2];([.I190]/50));0)*5; [.$AI$2]); [.$AH$2]);0)" office:value-type="float" office:value="60" calcext:value-type="float">
            <text:p>60</text:p>
          </table:table-cell>
          <table:table-cell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 table:formula="of:=ROUND(AVERAGE([.AM190:.AS19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$D191]+[.$G191]+[.$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80" calcext:value-type="float">
            <text:p>80</text:p>
          </table:table-cell>
          <table:table-cell table:formula="of:=IFERROR(ROUND(((MIN(([.$E191]^2)/([.$T191]^2);[.$R$2]))*([.$J191]+3)*[.$T$2]))*5;0)" office:value-type="float" office:value="40" calcext:value-type="float">
            <text:p>40</text:p>
          </table:table-cell>
          <table:table-cell table:formula="of:=IFERROR(ROUND(((MIN(([.$G191]^2)/([.$T191]^2);[.$R$2]))*([.$J191]+3)*[.$T$2]))*5;0)" office:value-type="float" office:value="40" calcext:value-type="float">
            <text:p>4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71" calcext:value-type="float">
            <text:p>71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formula="of:=IFERROR(MIN(MAX(ROUND(AVERAGE((MIN(([.$D191]+[.$G191]+[.$H191])/3/[.$T191];[.$AE$2]))*([.$J191]+3)*[.$AG$2];([.I191]/50));0)*5; [.$AI$2]); [.$AH$2]);0)" office:value-type="float" office:value="60" calcext:value-type="float">
            <text:p>60</text:p>
          </table:table-cell>
          <table:table-cell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 table:formula="of:=ROUND(AVERAGE([.AM191:.AS191]);2)" office:value-type="float" office:value="45.71" calcext:value-type="float">
            <text:p>45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$D192]+[.$G192]+[.$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50" calcext:value-type="float">
            <text:p>50</text:p>
          </table:table-cell>
          <table:table-cell table:formula="of:=IFERROR(ROUND(((MIN(([.$E192]^2)/([.$T192]^2);[.$R$2]))*([.$J192]+3)*[.$T$2]))*5;0)" office:value-type="float" office:value="50" calcext:value-type="float">
            <text:p>50</text:p>
          </table:table-cell>
          <table:table-cell table:formula="of:=IFERROR(ROUND(((MIN(([.$G192]^2)/([.$T192]^2);[.$R$2]))*([.$J192]+3)*[.$T$2]))*5;0)" office:value-type="float" office:value="50" calcext:value-type="float">
            <text:p>5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8" calcext:value-type="float">
            <text:p>58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formula="of:=IFERROR(MIN(MAX(ROUND(AVERAGE((MIN(([.$D192]+[.$G192]+[.$H192])/3/[.$T192];[.$AE$2]))*([.$J192]+3)*[.$AG$2];([.I192]/50));0)*5; [.$AI$2]); [.$AH$2]);0)" office:value-type="float" office:value="60" calcext:value-type="float">
            <text:p>60</text:p>
          </table:table-cell>
          <table:table-cell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 table:formula="of:=ROUND(AVERAGE([.AM192:.AS192]);2)" office:value-type="float" office:value="44.29" calcext:value-type="float">
            <text:p>44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formula="of:=IFERROR(MIN(MAX(ROUND(AVERAGE((MIN(([.$D193]+[.$G193]+[.$H193])/3/[.$T193];[.$AE$2]))*([.$J193]+3)*[.$AG$2];([.I193]/50));0)*5; [.$AI$2]); [.$AH$2]);0)" office:value-type="float" office:value="0" calcext:value-type="float">
            <text:p>0</text:p>
          </table:table-cell>
          <table:table-cell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 table:formula="of:=ROUND(AVERAGE([.AM193:.AS19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formula="of:=IFERROR(MIN(MAX(ROUND(AVERAGE((MIN(([.$D194]+[.$G194]+[.$H194])/3/[.$T194];[.$AE$2]))*([.$J194]+3)*[.$AG$2];([.I194]/50));0)*5; [.$AI$2]); [.$AH$2]);0)" office:value-type="float" office:value="0" calcext:value-type="float">
            <text:p>0</text:p>
          </table:table-cell>
          <table:table-cell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 table:formula="of:=ROUND(AVERAGE([.AM194:.AS19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formula="of:=IFERROR(MIN(MAX(ROUND(AVERAGE((MIN(([.$D195]+[.$G195]+[.$H195])/3/[.$T195];[.$AE$2]))*([.$J195]+3)*[.$AG$2];([.I195]/50));0)*5; [.$AI$2]); [.$AH$2]);0)" office:value-type="float" office:value="0" calcext:value-type="float">
            <text:p>0</text:p>
          </table:table-cell>
          <table:table-cell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 table:formula="of:=ROUND(AVERAGE([.AM195:.AS19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formula="of:=IFERROR(MIN(MAX(ROUND(AVERAGE((MIN(([.$D196]+[.$G196]+[.$H196])/3/[.$T196];[.$AE$2]))*([.$J196]+3)*[.$AG$2];([.I196]/50));0)*5; [.$AI$2]); [.$AH$2]);0)" office:value-type="float" office:value="0" calcext:value-type="float">
            <text:p>0</text:p>
          </table:table-cell>
          <table:table-cell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 table:formula="of:=ROUND(AVERAGE([.AM196:.AS19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formula="of:=IFERROR(MIN(MAX(ROUND(AVERAGE((MIN(([.$D197]+[.$G197]+[.$H197])/3/[.$T197];[.$AE$2]))*([.$J197]+3)*[.$AG$2];([.I197]/50));0)*5; [.$AI$2]); [.$AH$2]);0)" office:value-type="float" office:value="0" calcext:value-type="float">
            <text:p>0</text:p>
          </table:table-cell>
          <table:table-cell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 table:formula="of:=ROUND(AVERAGE([.AM197:.AS19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formula="of:=IFERROR(MIN(MAX(ROUND(AVERAGE((MIN(([.$D198]+[.$G198]+[.$H198])/3/[.$T198];[.$AE$2]))*([.$J198]+3)*[.$AG$2];([.I198]/50));0)*5; [.$AI$2]); [.$AH$2]);0)" office:value-type="float" office:value="0" calcext:value-type="float">
            <text:p>0</text:p>
          </table:table-cell>
          <table:table-cell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 table:formula="of:=ROUND(AVERAGE([.AM198:.AS19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formula="of:=IFERROR(MIN(MAX(ROUND(AVERAGE((MIN(([.$D199]+[.$G199]+[.$H199])/3/[.$T199];[.$AE$2]))*([.$J199]+3)*[.$AG$2];([.I199]/50));0)*5; [.$AI$2]); [.$AH$2]);0)" office:value-type="float" office:value="0" calcext:value-type="float">
            <text:p>0</text:p>
          </table:table-cell>
          <table:table-cell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 table:formula="of:=ROUND(AVERAGE([.AM199:.AS19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formula="of:=IFERROR(MIN(MAX(ROUND(AVERAGE((MIN(([.$D200]+[.$G200]+[.$H200])/3/[.$T200];[.$AE$2]))*([.$J200]+3)*[.$AG$2];([.I200]/50));0)*5; [.$AI$2]); [.$AH$2]);0)" office:value-type="float" office:value="0" calcext:value-type="float">
            <text:p>0</text:p>
          </table:table-cell>
          <table:table-cell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 table:formula="of:=ROUND(AVERAGE([.AM200:.AS2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formula="of:=IFERROR(MIN(MAX(ROUND(AVERAGE((MIN(([.$D201]+[.$G201]+[.$H201])/3/[.$T201];[.$AE$2]))*([.$J201]+3)*[.$AG$2];([.I201]/50));0)*5; [.$AI$2]); [.$AH$2]);0)" office:value-type="float" office:value="0" calcext:value-type="float">
            <text:p>0</text:p>
          </table:table-cell>
          <table:table-cell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 table:formula="of:=ROUND(AVERAGE([.AM201:.AS2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formula="of:=IFERROR(MIN(MAX(ROUND(AVERAGE((MIN(([.$D202]+[.$G202]+[.$H202])/3/[.$T202];[.$AE$2]))*([.$J202]+3)*[.$AG$2];([.I202]/50));0)*5; [.$AI$2]); [.$AH$2]);0)" office:value-type="float" office:value="0" calcext:value-type="float">
            <text:p>0</text:p>
          </table:table-cell>
          <table:table-cell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 table:formula="of:=ROUND(AVERAGE([.AM202:.AS2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formula="of:=IFERROR(MIN(MAX(ROUND(AVERAGE((MIN(([.$D203]+[.$G203]+[.$H203])/3/[.$T203];[.$AE$2]))*([.$J203]+3)*[.$AG$2];([.I203]/50));0)*5; [.$AI$2]); [.$AH$2]);0)" office:value-type="float" office:value="0" calcext:value-type="float">
            <text:p>0</text:p>
          </table:table-cell>
          <table:table-cell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 table:formula="of:=ROUND(AVERAGE([.AM203:.AS2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formula="of:=IFERROR(MIN(MAX(ROUND(AVERAGE((MIN(([.$D204]+[.$G204]+[.$H204])/3/[.$T204];[.$AE$2]))*([.$J204]+3)*[.$AG$2];([.I204]/50));0)*5; [.$AI$2]); [.$AH$2]);0)" office:value-type="float" office:value="0" calcext:value-type="float">
            <text:p>0</text:p>
          </table:table-cell>
          <table:table-cell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 table:formula="of:=ROUND(AVERAGE([.AM204:.AS2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formula="of:=IFERROR(MIN(MAX(ROUND(AVERAGE((MIN(([.$D205]+[.$G205]+[.$H205])/3/[.$T205];[.$AE$2]))*([.$J205]+3)*[.$AG$2];([.I205]/50));0)*5; [.$AI$2]); [.$AH$2]);0)" office:value-type="float" office:value="0" calcext:value-type="float">
            <text:p>0</text:p>
          </table:table-cell>
          <table:table-cell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 table:formula="of:=ROUND(AVERAGE([.AM205:.AS2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formula="of:=IFERROR(MIN(MAX(ROUND(AVERAGE((MIN(([.$D206]+[.$G206]+[.$H206])/3/[.$T206];[.$AE$2]))*([.$J206]+3)*[.$AG$2];([.I206]/50));0)*5; [.$AI$2]); [.$AH$2]);0)" office:value-type="float" office:value="0" calcext:value-type="float">
            <text:p>0</text:p>
          </table:table-cell>
          <table:table-cell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 table:formula="of:=ROUND(AVERAGE([.AM206:.AS2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formula="of:=IFERROR(MIN(MAX(ROUND(AVERAGE((MIN(([.$D207]+[.$G207]+[.$H207])/3/[.$T207];[.$AE$2]))*([.$J207]+3)*[.$AG$2];([.I207]/50));0)*5; [.$AI$2]); [.$AH$2]);0)" office:value-type="float" office:value="0" calcext:value-type="float">
            <text:p>0</text:p>
          </table:table-cell>
          <table:table-cell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 table:formula="of:=ROUND(AVERAGE([.AM207:.AS2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formula="of:=IFERROR(MIN(MAX(ROUND(AVERAGE((MIN(([.$D208]+[.$G208]+[.$H208])/3/[.$T208];[.$AE$2]))*([.$J208]+3)*[.$AG$2];([.I208]/50));0)*5; [.$AI$2]); [.$AH$2]);0)" office:value-type="float" office:value="0" calcext:value-type="float">
            <text:p>0</text:p>
          </table:table-cell>
          <table:table-cell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 table:formula="of:=ROUND(AVERAGE([.AM208:.AS2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formula="of:=IFERROR(MIN(MAX(ROUND(AVERAGE((MIN(([.$D209]+[.$G209]+[.$H209])/3/[.$T209];[.$AE$2]))*([.$J209]+3)*[.$AG$2];([.I209]/50));0)*5; [.$AI$2]); [.$AH$2]);0)" office:value-type="float" office:value="0" calcext:value-type="float">
            <text:p>0</text:p>
          </table:table-cell>
          <table:table-cell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 table:formula="of:=ROUND(AVERAGE([.AM209:.AS2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formula="of:=IFERROR(MIN(MAX(ROUND(AVERAGE((MIN(([.$D210]+[.$G210]+[.$H210])/3/[.$T210];[.$AE$2]))*([.$J210]+3)*[.$AG$2];([.I210]/50));0)*5; [.$AI$2]); [.$AH$2]);0)" office:value-type="float" office:value="0" calcext:value-type="float">
            <text:p>0</text:p>
          </table:table-cell>
          <table:table-cell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 table:formula="of:=ROUND(AVERAGE([.AM210:.AS2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formula="of:=IFERROR(MIN(MAX(ROUND(AVERAGE((MIN(([.$D211]+[.$G211]+[.$H211])/3/[.$T211];[.$AE$2]))*([.$J211]+3)*[.$AG$2];([.I211]/50));0)*5; [.$AI$2]); [.$AH$2]);0)" office:value-type="float" office:value="0" calcext:value-type="float">
            <text:p>0</text:p>
          </table:table-cell>
          <table:table-cell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 table:formula="of:=ROUND(AVERAGE([.AM211:.AS2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formula="of:=IFERROR(MIN(MAX(ROUND(AVERAGE((MIN(([.$D212]+[.$G212]+[.$H212])/3/[.$T212];[.$AE$2]))*([.$J212]+3)*[.$AG$2];([.I212]/50));0)*5; [.$AI$2]); [.$AH$2]);0)" office:value-type="float" office:value="0" calcext:value-type="float">
            <text:p>0</text:p>
          </table:table-cell>
          <table:table-cell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 table:formula="of:=ROUND(AVERAGE([.AM212:.AS2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formula="of:=IFERROR(MIN(MAX(ROUND(AVERAGE((MIN(([.$D213]+[.$G213]+[.$H213])/3/[.$T213];[.$AE$2]))*([.$J213]+3)*[.$AG$2];([.I213]/50));0)*5; [.$AI$2]); [.$AH$2]);0)" office:value-type="float" office:value="0" calcext:value-type="float">
            <text:p>0</text:p>
          </table:table-cell>
          <table:table-cell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 table:formula="of:=ROUND(AVERAGE([.AM213:.AS2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formula="of:=IFERROR(MIN(MAX(ROUND(AVERAGE((MIN(([.$D214]+[.$G214]+[.$H214])/3/[.$T214];[.$AE$2]))*([.$J214]+3)*[.$AG$2];([.I214]/50));0)*5; [.$AI$2]); [.$AH$2]);0)" office:value-type="float" office:value="0" calcext:value-type="float">
            <text:p>0</text:p>
          </table:table-cell>
          <table:table-cell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 table:formula="of:=ROUND(AVERAGE([.AM214:.AS2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formula="of:=IFERROR(MIN(MAX(ROUND(AVERAGE((MIN(([.$D215]+[.$G215]+[.$H215])/3/[.$T215];[.$AE$2]))*([.$J215]+3)*[.$AG$2];([.I215]/50));0)*5; [.$AI$2]); [.$AH$2]);0)" office:value-type="float" office:value="0" calcext:value-type="float">
            <text:p>0</text:p>
          </table:table-cell>
          <table:table-cell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 table:formula="of:=ROUND(AVERAGE([.AM215:.AS2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formula="of:=IFERROR(MIN(MAX(ROUND(AVERAGE((MIN(([.$D216]+[.$G216]+[.$H216])/3/[.$T216];[.$AE$2]))*([.$J216]+3)*[.$AG$2];([.I216]/50));0)*5; [.$AI$2]); [.$AH$2]);0)" office:value-type="float" office:value="0" calcext:value-type="float">
            <text:p>0</text:p>
          </table:table-cell>
          <table:table-cell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 table:formula="of:=ROUND(AVERAGE([.AM216:.AS2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formula="of:=IFERROR(MIN(MAX(ROUND(AVERAGE((MIN(([.$D217]+[.$G217]+[.$H217])/3/[.$T217];[.$AE$2]))*([.$J217]+3)*[.$AG$2];([.I217]/50));0)*5; [.$AI$2]); [.$AH$2]);0)" office:value-type="float" office:value="0" calcext:value-type="float">
            <text:p>0</text:p>
          </table:table-cell>
          <table:table-cell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 table:formula="of:=ROUND(AVERAGE([.AM217:.AS2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formula="of:=IFERROR(MIN(MAX(ROUND(AVERAGE((MIN(([.$D218]+[.$G218]+[.$H218])/3/[.$T218];[.$AE$2]))*([.$J218]+3)*[.$AG$2];([.I218]/50));0)*5; [.$AI$2]); [.$AH$2]);0)" office:value-type="float" office:value="0" calcext:value-type="float">
            <text:p>0</text:p>
          </table:table-cell>
          <table:table-cell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 table:formula="of:=ROUND(AVERAGE([.AM218:.AS2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formula="of:=IFERROR(MIN(MAX(ROUND(AVERAGE((MIN(([.$D219]+[.$G219]+[.$H219])/3/[.$T219];[.$AE$2]))*([.$J219]+3)*[.$AG$2];([.I219]/50));0)*5; [.$AI$2]); [.$AH$2]);0)" office:value-type="float" office:value="0" calcext:value-type="float">
            <text:p>0</text:p>
          </table:table-cell>
          <table:table-cell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 table:formula="of:=ROUND(AVERAGE([.AM219:.AS2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formula="of:=IFERROR(MIN(MAX(ROUND(AVERAGE((MIN(([.$D220]+[.$G220]+[.$H220])/3/[.$T220];[.$AE$2]))*([.$J220]+3)*[.$AG$2];([.I220]/50));0)*5; [.$AI$2]); [.$AH$2]);0)" office:value-type="float" office:value="0" calcext:value-type="float">
            <text:p>0</text:p>
          </table:table-cell>
          <table:table-cell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 table:formula="of:=ROUND(AVERAGE([.AM220:.AS2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formula="of:=IFERROR(MIN(MAX(ROUND(AVERAGE((MIN(([.$D221]+[.$G221]+[.$H221])/3/[.$T221];[.$AE$2]))*([.$J221]+3)*[.$AG$2];([.I221]/50));0)*5; [.$AI$2]); [.$AH$2]);0)" office:value-type="float" office:value="0" calcext:value-type="float">
            <text:p>0</text:p>
          </table:table-cell>
          <table:table-cell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 table:formula="of:=ROUND(AVERAGE([.AM221:.AS2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formula="of:=IFERROR(MIN(MAX(ROUND(AVERAGE((MIN(([.$D222]+[.$G222]+[.$H222])/3/[.$T222];[.$AE$2]))*([.$J222]+3)*[.$AG$2];([.I222]/50));0)*5; [.$AI$2]); [.$AH$2]);0)" office:value-type="float" office:value="0" calcext:value-type="float">
            <text:p>0</text:p>
          </table:table-cell>
          <table:table-cell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 table:formula="of:=ROUND(AVERAGE([.AM222:.AS2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formula="of:=IFERROR(MIN(MAX(ROUND(AVERAGE((MIN(([.$D223]+[.$G223]+[.$H223])/3/[.$T223];[.$AE$2]))*([.$J223]+3)*[.$AG$2];([.I223]/50));0)*5; [.$AI$2]); [.$AH$2]);0)" office:value-type="float" office:value="0" calcext:value-type="float">
            <text:p>0</text:p>
          </table:table-cell>
          <table:table-cell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 table:formula="of:=ROUND(AVERAGE([.AM223:.AS2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formula="of:=IFERROR(MIN(MAX(ROUND(AVERAGE((MIN(([.$D224]+[.$G224]+[.$H224])/3/[.$T224];[.$AE$2]))*([.$J224]+3)*[.$AG$2];([.I224]/50));0)*5; [.$AI$2]); [.$AH$2]);0)" office:value-type="float" office:value="0" calcext:value-type="float">
            <text:p>0</text:p>
          </table:table-cell>
          <table:table-cell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 table:formula="of:=ROUND(AVERAGE([.AM224:.AS2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formula="of:=IFERROR(MIN(MAX(ROUND(AVERAGE((MIN(([.$D225]+[.$G225]+[.$H225])/3/[.$T225];[.$AE$2]))*([.$J225]+3)*[.$AG$2];([.I225]/50));0)*5; [.$AI$2]); [.$AH$2]);0)" office:value-type="float" office:value="0" calcext:value-type="float">
            <text:p>0</text:p>
          </table:table-cell>
          <table:table-cell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 table:formula="of:=ROUND(AVERAGE([.AM225:.AS2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formula="of:=IFERROR(MIN(MAX(ROUND(AVERAGE((MIN(([.$D226]+[.$G226]+[.$H226])/3/[.$T226];[.$AE$2]))*([.$J226]+3)*[.$AG$2];([.I226]/50));0)*5; [.$AI$2]); [.$AH$2]);0)" office:value-type="float" office:value="0" calcext:value-type="float">
            <text:p>0</text:p>
          </table:table-cell>
          <table:table-cell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 table:formula="of:=ROUND(AVERAGE([.AM226:.AS2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formula="of:=IFERROR(MIN(MAX(ROUND(AVERAGE((MIN(([.$D227]+[.$G227]+[.$H227])/3/[.$T227];[.$AE$2]))*([.$J227]+3)*[.$AG$2];([.I227]/50));0)*5; [.$AI$2]); [.$AH$2]);0)" office:value-type="float" office:value="0" calcext:value-type="float">
            <text:p>0</text:p>
          </table:table-cell>
          <table:table-cell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 table:formula="of:=ROUND(AVERAGE([.AM227:.AS2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formula="of:=IFERROR(MIN(MAX(ROUND(AVERAGE((MIN(([.$D228]+[.$G228]+[.$H228])/3/[.$T228];[.$AE$2]))*([.$J228]+3)*[.$AG$2];([.I228]/50));0)*5; [.$AI$2]); [.$AH$2]);0)" office:value-type="float" office:value="0" calcext:value-type="float">
            <text:p>0</text:p>
          </table:table-cell>
          <table:table-cell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 table:formula="of:=ROUND(AVERAGE([.AM228:.AS2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formula="of:=IFERROR(MIN(MAX(ROUND(AVERAGE((MIN(([.$D229]+[.$G229]+[.$H229])/3/[.$T229];[.$AE$2]))*([.$J229]+3)*[.$AG$2];([.I229]/50));0)*5; [.$AI$2]); [.$AH$2]);0)" office:value-type="float" office:value="0" calcext:value-type="float">
            <text:p>0</text:p>
          </table:table-cell>
          <table:table-cell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 table:formula="of:=ROUND(AVERAGE([.AM229:.AS2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formula="of:=IFERROR(MIN(MAX(ROUND(AVERAGE((MIN(([.$D230]+[.$G230]+[.$H230])/3/[.$T230];[.$AE$2]))*([.$J230]+3)*[.$AG$2];([.I230]/50));0)*5; [.$AI$2]); [.$AH$2]);0)" office:value-type="float" office:value="0" calcext:value-type="float">
            <text:p>0</text:p>
          </table:table-cell>
          <table:table-cell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 table:formula="of:=ROUND(AVERAGE([.AM230:.AS23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formula="of:=IFERROR(MIN(MAX(ROUND(AVERAGE((MIN(([.$D231]+[.$G231]+[.$H231])/3/[.$T231];[.$AE$2]))*([.$J231]+3)*[.$AG$2];([.I231]/50));0)*5; [.$AI$2]); [.$AH$2]);0)" office:value-type="float" office:value="0" calcext:value-type="float">
            <text:p>0</text:p>
          </table:table-cell>
          <table:table-cell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 table:formula="of:=ROUND(AVERAGE([.AM231:.AS23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formula="of:=IFERROR(MIN(MAX(ROUND(AVERAGE((MIN(([.$D232]+[.$G232]+[.$H232])/3/[.$T232];[.$AE$2]))*([.$J232]+3)*[.$AG$2];([.I232]/50));0)*5; [.$AI$2]); [.$AH$2]);0)" office:value-type="float" office:value="0" calcext:value-type="float">
            <text:p>0</text:p>
          </table:table-cell>
          <table:table-cell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 table:formula="of:=ROUND(AVERAGE([.AM232:.AS23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formula="of:=IFERROR(MIN(MAX(ROUND(AVERAGE((MIN(([.$D233]+[.$G233]+[.$H233])/3/[.$T233];[.$AE$2]))*([.$J233]+3)*[.$AG$2];([.I233]/50));0)*5; [.$AI$2]); [.$AH$2]);0)" office:value-type="float" office:value="0" calcext:value-type="float">
            <text:p>0</text:p>
          </table:table-cell>
          <table:table-cell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 table:formula="of:=ROUND(AVERAGE([.AM233:.AS23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formula="of:=IFERROR(MIN(MAX(ROUND(AVERAGE((MIN(([.$D234]+[.$G234]+[.$H234])/3/[.$T234];[.$AE$2]))*([.$J234]+3)*[.$AG$2];([.I234]/50));0)*5; [.$AI$2]); [.$AH$2]);0)" office:value-type="float" office:value="0" calcext:value-type="float">
            <text:p>0</text:p>
          </table:table-cell>
          <table:table-cell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 table:formula="of:=ROUND(AVERAGE([.AM234:.AS23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formula="of:=IFERROR(MIN(MAX(ROUND(AVERAGE((MIN(([.$D235]+[.$G235]+[.$H235])/3/[.$T235];[.$AE$2]))*([.$J235]+3)*[.$AG$2];([.I235]/50));0)*5; [.$AI$2]); [.$AH$2]);0)" office:value-type="float" office:value="0" calcext:value-type="float">
            <text:p>0</text:p>
          </table:table-cell>
          <table:table-cell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 table:formula="of:=ROUND(AVERAGE([.AM235:.AS2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formula="of:=IFERROR(MIN(MAX(ROUND(AVERAGE((MIN(([.$D236]+[.$G236]+[.$H236])/3/[.$T236];[.$AE$2]))*([.$J236]+3)*[.$AG$2];([.I236]/50));0)*5; [.$AI$2]); [.$AH$2]);0)" office:value-type="float" office:value="0" calcext:value-type="float">
            <text:p>0</text:p>
          </table:table-cell>
          <table:table-cell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 table:formula="of:=ROUND(AVERAGE([.AM236:.AS23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formula="of:=IFERROR(MIN(MAX(ROUND(AVERAGE((MIN(([.$D237]+[.$G237]+[.$H237])/3/[.$T237];[.$AE$2]))*([.$J237]+3)*[.$AG$2];([.I237]/50));0)*5; [.$AI$2]); [.$AH$2]);0)" office:value-type="float" office:value="0" calcext:value-type="float">
            <text:p>0</text:p>
          </table:table-cell>
          <table:table-cell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 table:formula="of:=ROUND(AVERAGE([.AM237:.AS23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8]^[.$AC$2])/([.$T238]^[.$AC$2]);[.$AE$2])))*[.$J238]*0.8)+([.$C238]/10);([.C238]/10));0)*5)+10; 30); 80); 0)" office:value-type="float" office:value="0" calcext:value-type="float">
            <text:p>0</text:p>
          </table:table-cell>
          <table:table-cell table:formula="of:=IFERROR(MIN(MAX(ROUND(AVERAGE((MIN(([.$D238]^[.$L$2])/([.$T238]^[.$AC$2]);[.$AE$2]))*([.$J238]+[.$AF$2]);([.D238]/10));0)*5; [.$AI$2]); [.$AH$2]);0)" office:value-type="float" office:value="0" calcext:value-type="float">
            <text:p>0</text:p>
          </table:table-cell>
          <table:table-cell table:formula="of:=IFERROR(MIN(MAX(ROUND(AVERAGE((MIN(([.$D238]+[.$G238]+[.$H238])/3/[.$T238];[.$AE$2]))*([.$J238]+3)*[.$AG$2];([.I238]/50));0)*5; [.$AI$2]); [.$AH$2]);0)" office:value-type="float" office:value="0" calcext:value-type="float">
            <text:p>0</text:p>
          </table:table-cell>
          <table:table-cell table:formula="of:=IFERROR(MIN(MAX(ROUND(AVERAGE(((MIN(([.$H238]^2)/([.$T238]^[.$AC$2]);[.$AE$2]))*([.$J238]+3)*[.$AG$2]);([.H238]/10));0)*5; [.$AI$2]); [.$AH$2]);0)" office:value-type="float" office:value="0" calcext:value-type="float">
            <text:p>0</text:p>
          </table:table-cell>
          <table:table-cell table:formula="of:=IFERROR(MIN(MAX(ROUND(AVERAGE(((MIN(([.$E238]^[.$AC$2])/([.$T238]^[.$AC$2]);[.$AE$2]))*([.$J238]+3)*[.$AG$2]);([.E238]/10));0)*5; [.$AI$2]); [.$AH$2]);0)" office:value-type="float" office:value="0" calcext:value-type="float">
            <text:p>0</text:p>
          </table:table-cell>
          <table:table-cell table:formula="of:=IFERROR(MIN(MAX(ROUND(AVERAGE(((MIN(([.$G238]^[.$AC$2])/([.$T238]^[.$AC$2]);[.$AE$2]))*([.$J238]+3)*[.$AG$2]);([.G238]/10));0)*5; [.$AI$2]); [.$AH$2]);0)" office:value-type="float" office:value="0" calcext:value-type="float">
            <text:p>0</text:p>
          </table:table-cell>
          <table:table-cell table:formula="of:=IFERROR(MIN(MAX(ROUND(AVERAGE((MIN(([.$F238]^[.$Q$2])/([.$T238]^[.$AC$2]);[.$AE$2]))*([.$J238]+[.$AF$2]);([.F238]/10));0)*5; [.$AI$2]); [.$AH$2]);0)" office:value-type="float" office:value="0" calcext:value-type="float">
            <text:p>0</text:p>
          </table:table-cell>
          <table:table-cell table:formula="of:=ROUND(AVERAGE([.AD238:.AJ238]);2)" office:value-type="float" office:value="0" calcext:value-type="float">
            <text:p>0</text:p>
          </table:table-cell>
          <table:table-cell table:formula="of:=ROUND(AVERAGE([.AM238:.AS23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9]^[.$AC$2])/([.$T239]^[.$AC$2]);[.$AE$2])))*[.$J239]*0.8)+([.$C239]/10);([.C239]/10));0)*5)+10; 30); 80); 0)" office:value-type="float" office:value="0" calcext:value-type="float">
            <text:p>0</text:p>
          </table:table-cell>
          <table:table-cell table:formula="of:=IFERROR(MIN(MAX(ROUND(AVERAGE((MIN(([.$D239]^[.$L$2])/([.$T239]^[.$AC$2]);[.$AE$2]))*([.$J239]+[.$AF$2]);([.D239]/10));0)*5; [.$AI$2]); [.$AH$2]);0)" office:value-type="float" office:value="0" calcext:value-type="float">
            <text:p>0</text:p>
          </table:table-cell>
          <table:table-cell table:formula="of:=IFERROR(MIN(MAX(ROUND(AVERAGE((MIN(([.$D239]+[.$G239]+[.$H239])/3/[.$T239];[.$AE$2]))*([.$J239]+3)*[.$AG$2];([.I239]/50));0)*5; [.$AI$2]); [.$AH$2]);0)" office:value-type="float" office:value="0" calcext:value-type="float">
            <text:p>0</text:p>
          </table:table-cell>
          <table:table-cell table:formula="of:=IFERROR(MIN(MAX(ROUND(AVERAGE(((MIN(([.$H239]^2)/([.$T239]^[.$AC$2]);[.$AE$2]))*([.$J239]+3)*[.$AG$2]);([.H239]/10));0)*5; [.$AI$2]); [.$AH$2]);0)" office:value-type="float" office:value="0" calcext:value-type="float">
            <text:p>0</text:p>
          </table:table-cell>
          <table:table-cell table:formula="of:=IFERROR(MIN(MAX(ROUND(AVERAGE(((MIN(([.$E239]^[.$AC$2])/([.$T239]^[.$AC$2]);[.$AE$2]))*([.$J239]+3)*[.$AG$2]);([.E239]/10));0)*5; [.$AI$2]); [.$AH$2]);0)" office:value-type="float" office:value="0" calcext:value-type="float">
            <text:p>0</text:p>
          </table:table-cell>
          <table:table-cell table:formula="of:=IFERROR(MIN(MAX(ROUND(AVERAGE(((MIN(([.$G239]^[.$AC$2])/([.$T239]^[.$AC$2]);[.$AE$2]))*([.$J239]+3)*[.$AG$2]);([.G239]/10));0)*5; [.$AI$2]); [.$AH$2]);0)" office:value-type="float" office:value="0" calcext:value-type="float">
            <text:p>0</text:p>
          </table:table-cell>
          <table:table-cell table:formula="of:=IFERROR(MIN(MAX(ROUND(AVERAGE((MIN(([.$F239]^[.$Q$2])/([.$T239]^[.$AC$2]);[.$AE$2]))*([.$J239]+[.$AF$2]);([.F239]/10));0)*5; [.$AI$2]); [.$AH$2]);0)" office:value-type="float" office:value="0" calcext:value-type="float">
            <text:p>0</text:p>
          </table:table-cell>
          <table:table-cell table:formula="of:=ROUND(AVERAGE([.AD239:.AJ239]);2)" office:value-type="float" office:value="0" calcext:value-type="float">
            <text:p>0</text:p>
          </table:table-cell>
          <table:table-cell table:formula="of:=ROUND(AVERAGE([.AM239:.AS23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0]^[.$AC$2])/([.$T240]^[.$AC$2]);[.$AE$2])))*[.$J240]*0.8)+([.$C240]/10);([.C240]/10));0)*5)+10; 30); 80); 0)" office:value-type="float" office:value="0" calcext:value-type="float">
            <text:p>0</text:p>
          </table:table-cell>
          <table:table-cell table:formula="of:=IFERROR(MIN(MAX(ROUND(AVERAGE((MIN(([.$D240]^[.$L$2])/([.$T240]^[.$AC$2]);[.$AE$2]))*([.$J240]+[.$AF$2]);([.D240]/10));0)*5; [.$AI$2]); [.$AH$2]);0)" office:value-type="float" office:value="0" calcext:value-type="float">
            <text:p>0</text:p>
          </table:table-cell>
          <table:table-cell table:formula="of:=IFERROR(MIN(MAX(ROUND(AVERAGE((MIN(([.$D240]+[.$G240]+[.$H240])/3/[.$T240];[.$AE$2]))*([.$J240]+3)*[.$AG$2];([.I240]/50));0)*5; [.$AI$2]); [.$AH$2]);0)" office:value-type="float" office:value="0" calcext:value-type="float">
            <text:p>0</text:p>
          </table:table-cell>
          <table:table-cell table:formula="of:=IFERROR(MIN(MAX(ROUND(AVERAGE(((MIN(([.$H240]^2)/([.$T240]^[.$AC$2]);[.$AE$2]))*([.$J240]+3)*[.$AG$2]);([.H240]/10));0)*5; [.$AI$2]); [.$AH$2]);0)" office:value-type="float" office:value="0" calcext:value-type="float">
            <text:p>0</text:p>
          </table:table-cell>
          <table:table-cell table:formula="of:=IFERROR(MIN(MAX(ROUND(AVERAGE(((MIN(([.$E240]^[.$AC$2])/([.$T240]^[.$AC$2]);[.$AE$2]))*([.$J240]+3)*[.$AG$2]);([.E240]/10));0)*5; [.$AI$2]); [.$AH$2]);0)" office:value-type="float" office:value="0" calcext:value-type="float">
            <text:p>0</text:p>
          </table:table-cell>
          <table:table-cell table:formula="of:=IFERROR(MIN(MAX(ROUND(AVERAGE(((MIN(([.$G240]^[.$AC$2])/([.$T240]^[.$AC$2]);[.$AE$2]))*([.$J240]+3)*[.$AG$2]);([.G240]/10));0)*5; [.$AI$2]); [.$AH$2]);0)" office:value-type="float" office:value="0" calcext:value-type="float">
            <text:p>0</text:p>
          </table:table-cell>
          <table:table-cell table:formula="of:=IFERROR(MIN(MAX(ROUND(AVERAGE((MIN(([.$F240]^[.$Q$2])/([.$T240]^[.$AC$2]);[.$AE$2]))*([.$J240]+[.$AF$2]);([.F240]/10));0)*5; [.$AI$2]); [.$AH$2]);0)" office:value-type="float" office:value="0" calcext:value-type="float">
            <text:p>0</text:p>
          </table:table-cell>
          <table:table-cell table:formula="of:=ROUND(AVERAGE([.AD240:.AJ240]);2)" office:value-type="float" office:value="0" calcext:value-type="float">
            <text:p>0</text:p>
          </table:table-cell>
          <table:table-cell table:formula="of:=ROUND(AVERAGE([.AM240:.AS24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1]^[.$AC$2])/([.$T241]^[.$AC$2]);[.$AE$2])))*[.$J241]*0.8)+([.$C241]/10);([.C241]/10));0)*5)+10; 30); 80); 0)" office:value-type="float" office:value="0" calcext:value-type="float">
            <text:p>0</text:p>
          </table:table-cell>
          <table:table-cell table:formula="of:=IFERROR(MIN(MAX(ROUND(AVERAGE((MIN(([.$D241]^[.$L$2])/([.$T241]^[.$AC$2]);[.$AE$2]))*([.$J241]+[.$AF$2]);([.D241]/10));0)*5; [.$AI$2]); [.$AH$2]);0)" office:value-type="float" office:value="0" calcext:value-type="float">
            <text:p>0</text:p>
          </table:table-cell>
          <table:table-cell table:formula="of:=IFERROR(MIN(MAX(ROUND(AVERAGE((MIN(([.$D241]+[.$G241]+[.$H241])/3/[.$T241];[.$AE$2]))*([.$J241]+3)*[.$AG$2];([.I241]/50));0)*5; [.$AI$2]); [.$AH$2]);0)" office:value-type="float" office:value="0" calcext:value-type="float">
            <text:p>0</text:p>
          </table:table-cell>
          <table:table-cell table:formula="of:=IFERROR(MIN(MAX(ROUND(AVERAGE(((MIN(([.$H241]^2)/([.$T241]^[.$AC$2]);[.$AE$2]))*([.$J241]+3)*[.$AG$2]);([.H241]/10));0)*5; [.$AI$2]); [.$AH$2]);0)" office:value-type="float" office:value="0" calcext:value-type="float">
            <text:p>0</text:p>
          </table:table-cell>
          <table:table-cell table:formula="of:=IFERROR(MIN(MAX(ROUND(AVERAGE(((MIN(([.$E241]^[.$AC$2])/([.$T241]^[.$AC$2]);[.$AE$2]))*([.$J241]+3)*[.$AG$2]);([.E241]/10));0)*5; [.$AI$2]); [.$AH$2]);0)" office:value-type="float" office:value="0" calcext:value-type="float">
            <text:p>0</text:p>
          </table:table-cell>
          <table:table-cell table:formula="of:=IFERROR(MIN(MAX(ROUND(AVERAGE(((MIN(([.$G241]^[.$AC$2])/([.$T241]^[.$AC$2]);[.$AE$2]))*([.$J241]+3)*[.$AG$2]);([.G241]/10));0)*5; [.$AI$2]); [.$AH$2]);0)" office:value-type="float" office:value="0" calcext:value-type="float">
            <text:p>0</text:p>
          </table:table-cell>
          <table:table-cell table:formula="of:=IFERROR(MIN(MAX(ROUND(AVERAGE((MIN(([.$F241]^[.$Q$2])/([.$T241]^[.$AC$2]);[.$AE$2]))*([.$J241]+[.$AF$2]);([.F241]/10));0)*5; [.$AI$2]); [.$AH$2]);0)" office:value-type="float" office:value="0" calcext:value-type="float">
            <text:p>0</text:p>
          </table:table-cell>
          <table:table-cell table:formula="of:=ROUND(AVERAGE([.AD241:.AJ241]);2)" office:value-type="float" office:value="0" calcext:value-type="float">
            <text:p>0</text:p>
          </table:table-cell>
          <table:table-cell table:formula="of:=ROUND(AVERAGE([.AM241:.AS24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2]^[.$AC$2])/([.$T242]^[.$AC$2]);[.$AE$2])))*[.$J242]*0.8)+([.$C242]/10);([.C242]/10));0)*5)+10; 30); 80); 0)" office:value-type="float" office:value="0" calcext:value-type="float">
            <text:p>0</text:p>
          </table:table-cell>
          <table:table-cell table:formula="of:=IFERROR(MIN(MAX(ROUND(AVERAGE((MIN(([.$D242]^[.$L$2])/([.$T242]^[.$AC$2]);[.$AE$2]))*([.$J242]+[.$AF$2]);([.D242]/10));0)*5; [.$AI$2]); [.$AH$2]);0)" office:value-type="float" office:value="0" calcext:value-type="float">
            <text:p>0</text:p>
          </table:table-cell>
          <table:table-cell table:formula="of:=IFERROR(MIN(MAX(ROUND(AVERAGE((MIN(([.$D242]+[.$G242]+[.$H242])/3/[.$T242];[.$AE$2]))*([.$J242]+3)*[.$AG$2];([.I242]/50));0)*5; [.$AI$2]); [.$AH$2]);0)" office:value-type="float" office:value="0" calcext:value-type="float">
            <text:p>0</text:p>
          </table:table-cell>
          <table:table-cell table:formula="of:=IFERROR(MIN(MAX(ROUND(AVERAGE(((MIN(([.$H242]^2)/([.$T242]^[.$AC$2]);[.$AE$2]))*([.$J242]+3)*[.$AG$2]);([.H242]/10));0)*5; [.$AI$2]); [.$AH$2]);0)" office:value-type="float" office:value="0" calcext:value-type="float">
            <text:p>0</text:p>
          </table:table-cell>
          <table:table-cell table:formula="of:=IFERROR(MIN(MAX(ROUND(AVERAGE(((MIN(([.$E242]^[.$AC$2])/([.$T242]^[.$AC$2]);[.$AE$2]))*([.$J242]+3)*[.$AG$2]);([.E242]/10));0)*5; [.$AI$2]); [.$AH$2]);0)" office:value-type="float" office:value="0" calcext:value-type="float">
            <text:p>0</text:p>
          </table:table-cell>
          <table:table-cell table:formula="of:=IFERROR(MIN(MAX(ROUND(AVERAGE(((MIN(([.$G242]^[.$AC$2])/([.$T242]^[.$AC$2]);[.$AE$2]))*([.$J242]+3)*[.$AG$2]);([.G242]/10));0)*5; [.$AI$2]); [.$AH$2]);0)" office:value-type="float" office:value="0" calcext:value-type="float">
            <text:p>0</text:p>
          </table:table-cell>
          <table:table-cell table:formula="of:=IFERROR(MIN(MAX(ROUND(AVERAGE((MIN(([.$F242]^[.$Q$2])/([.$T242]^[.$AC$2]);[.$AE$2]))*([.$J242]+[.$AF$2]);([.F242]/10));0)*5; [.$AI$2]); [.$AH$2]);0)" office:value-type="float" office:value="0" calcext:value-type="float">
            <text:p>0</text:p>
          </table:table-cell>
          <table:table-cell table:formula="of:=ROUND(AVERAGE([.AD242:.AJ242]);2)" office:value-type="float" office:value="0" calcext:value-type="float">
            <text:p>0</text:p>
          </table:table-cell>
          <table:table-cell table:formula="of:=ROUND(AVERAGE([.AM242:.AS24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3]^[.$AC$2])/([.$T243]^[.$AC$2]);[.$AE$2])))*[.$J243]*0.8)+([.$C243]/10);([.C243]/10));0)*5)+10; 30); 80); 0)" office:value-type="float" office:value="0" calcext:value-type="float">
            <text:p>0</text:p>
          </table:table-cell>
          <table:table-cell table:formula="of:=IFERROR(MIN(MAX(ROUND(AVERAGE((MIN(([.$D243]^[.$L$2])/([.$T243]^[.$AC$2]);[.$AE$2]))*([.$J243]+[.$AF$2]);([.D243]/10));0)*5; [.$AI$2]); [.$AH$2]);0)" office:value-type="float" office:value="0" calcext:value-type="float">
            <text:p>0</text:p>
          </table:table-cell>
          <table:table-cell table:formula="of:=IFERROR(MIN(MAX(ROUND(AVERAGE((MIN(([.$D243]+[.$G243]+[.$H243])/3/[.$T243];[.$AE$2]))*([.$J243]+3)*[.$AG$2];([.I243]/50));0)*5; [.$AI$2]); [.$AH$2]);0)" office:value-type="float" office:value="0" calcext:value-type="float">
            <text:p>0</text:p>
          </table:table-cell>
          <table:table-cell table:formula="of:=IFERROR(MIN(MAX(ROUND(AVERAGE(((MIN(([.$H243]^2)/([.$T243]^[.$AC$2]);[.$AE$2]))*([.$J243]+3)*[.$AG$2]);([.H243]/10));0)*5; [.$AI$2]); [.$AH$2]);0)" office:value-type="float" office:value="0" calcext:value-type="float">
            <text:p>0</text:p>
          </table:table-cell>
          <table:table-cell table:formula="of:=IFERROR(MIN(MAX(ROUND(AVERAGE(((MIN(([.$E243]^[.$AC$2])/([.$T243]^[.$AC$2]);[.$AE$2]))*([.$J243]+3)*[.$AG$2]);([.E243]/10));0)*5; [.$AI$2]); [.$AH$2]);0)" office:value-type="float" office:value="0" calcext:value-type="float">
            <text:p>0</text:p>
          </table:table-cell>
          <table:table-cell table:formula="of:=IFERROR(MIN(MAX(ROUND(AVERAGE(((MIN(([.$G243]^[.$AC$2])/([.$T243]^[.$AC$2]);[.$AE$2]))*([.$J243]+3)*[.$AG$2]);([.G243]/10));0)*5; [.$AI$2]); [.$AH$2]);0)" office:value-type="float" office:value="0" calcext:value-type="float">
            <text:p>0</text:p>
          </table:table-cell>
          <table:table-cell table:formula="of:=IFERROR(MIN(MAX(ROUND(AVERAGE((MIN(([.$F243]^[.$Q$2])/([.$T243]^[.$AC$2]);[.$AE$2]))*([.$J243]+[.$AF$2]);([.F243]/10));0)*5; [.$AI$2]); [.$AH$2]);0)" office:value-type="float" office:value="0" calcext:value-type="float">
            <text:p>0</text:p>
          </table:table-cell>
          <table:table-cell table:formula="of:=ROUND(AVERAGE([.AD243:.AJ243]);2)" office:value-type="float" office:value="0" calcext:value-type="float">
            <text:p>0</text:p>
          </table:table-cell>
          <table:table-cell table:formula="of:=ROUND(AVERAGE([.AM243:.AS24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4]^[.$AC$2])/([.$T244]^[.$AC$2]);[.$AE$2])))*[.$J244]*0.8)+([.$C244]/10);([.C244]/10));0)*5)+10; 30); 80); 0)" office:value-type="float" office:value="0" calcext:value-type="float">
            <text:p>0</text:p>
          </table:table-cell>
          <table:table-cell table:formula="of:=IFERROR(MIN(MAX(ROUND(AVERAGE((MIN(([.$D244]^[.$L$2])/([.$T244]^[.$AC$2]);[.$AE$2]))*([.$J244]+[.$AF$2]);([.D244]/10));0)*5; [.$AI$2]); [.$AH$2]);0)" office:value-type="float" office:value="0" calcext:value-type="float">
            <text:p>0</text:p>
          </table:table-cell>
          <table:table-cell table:formula="of:=IFERROR(MIN(MAX(ROUND(AVERAGE((MIN(([.$D244]+[.$G244]+[.$H244])/3/[.$T244];[.$AE$2]))*([.$J244]+3)*[.$AG$2];([.I244]/50));0)*5; [.$AI$2]); [.$AH$2]);0)" office:value-type="float" office:value="0" calcext:value-type="float">
            <text:p>0</text:p>
          </table:table-cell>
          <table:table-cell table:formula="of:=IFERROR(MIN(MAX(ROUND(AVERAGE(((MIN(([.$H244]^2)/([.$T244]^[.$AC$2]);[.$AE$2]))*([.$J244]+3)*[.$AG$2]);([.H244]/10));0)*5; [.$AI$2]); [.$AH$2]);0)" office:value-type="float" office:value="0" calcext:value-type="float">
            <text:p>0</text:p>
          </table:table-cell>
          <table:table-cell table:formula="of:=IFERROR(MIN(MAX(ROUND(AVERAGE(((MIN(([.$E244]^[.$AC$2])/([.$T244]^[.$AC$2]);[.$AE$2]))*([.$J244]+3)*[.$AG$2]);([.E244]/10));0)*5; [.$AI$2]); [.$AH$2]);0)" office:value-type="float" office:value="0" calcext:value-type="float">
            <text:p>0</text:p>
          </table:table-cell>
          <table:table-cell table:formula="of:=IFERROR(MIN(MAX(ROUND(AVERAGE(((MIN(([.$G244]^[.$AC$2])/([.$T244]^[.$AC$2]);[.$AE$2]))*([.$J244]+3)*[.$AG$2]);([.G244]/10));0)*5; [.$AI$2]); [.$AH$2]);0)" office:value-type="float" office:value="0" calcext:value-type="float">
            <text:p>0</text:p>
          </table:table-cell>
          <table:table-cell table:formula="of:=IFERROR(MIN(MAX(ROUND(AVERAGE((MIN(([.$F244]^[.$Q$2])/([.$T244]^[.$AC$2]);[.$AE$2]))*([.$J244]+[.$AF$2]);([.F244]/10));0)*5; [.$AI$2]); [.$AH$2]);0)" office:value-type="float" office:value="0" calcext:value-type="float">
            <text:p>0</text:p>
          </table:table-cell>
          <table:table-cell table:formula="of:=ROUND(AVERAGE([.AD244:.AJ244]);2)" office:value-type="float" office:value="0" calcext:value-type="float">
            <text:p>0</text:p>
          </table:table-cell>
          <table:table-cell table:formula="of:=ROUND(AVERAGE([.AM244:.AS24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 table:formula="of:=ROUND(AVERAGE([.AM245:.AS24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 table:formula="of:=ROUND(AVERAGE([.AM246:.AS24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 table:formula="of:=ROUND(AVERAGE([.AM247:.AS24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 table:formula="of:=ROUND(AVERAGE([.AM248:.AS24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 table:formula="of:=ROUND(AVERAGE([.AM249:.AS2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 table:formula="of:=ROUND(AVERAGE([.AM250:.AS25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 table:formula="of:=ROUND(AVERAGE([.AM251:.AS25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 table:formula="of:=ROUND(AVERAGE([.AM252:.AS25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 table:formula="of:=ROUND(AVERAGE([.AM253:.AS25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 table:formula="of:=ROUND(AVERAGE([.AM254:.AS2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 table:formula="of:=ROUND(AVERAGE([.AM255:.AS25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 table:formula="of:=ROUND(AVERAGE([.AM256:.AS25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00-00-00</text:date>, <text:time style:data-style-name="N2" text:time-value="12:46:13.5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08-12T12:54:57.739000000</dc:date>
    <meta:editing-duration>PT4H41M55S</meta:editing-duration>
    <meta:editing-cycles>65</meta:editing-cycles>
    <meta:generator>LibreOffice/7.2.5.2$Windows_X86_64 LibreOffice_project/499f9727c189e6ef3471021d6132d4c694f357e5</meta:generator>
    <meta:document-statistic meta:table-count="1" meta:cell-count="9794" meta:object-count="0"/>
  </office:meta>
</office:document-meta>
</file>